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scadia Code" svg:font-family="'Cascadia Code'" style:font-family-generic="modern" style:font-pitch="fixed"/>
    <style:font-face style:name="DejaVu Sans" svg:font-family="'DejaVu Sans'" style:font-family-generic="system" style:font-pitch="variable"/>
    <style:font-face style:name="Iosevka Slab" svg:font-family="'Iosevka Slab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Roboto Mono" svg:font-family="'Roboto Mono'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0.5693in"/>
    </style:style>
    <style:style style:name="co3" style:family="table-column">
      <style:table-column-properties fo:break-before="auto" style:column-width="1.9335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3535in"/>
    </style:style>
    <style:style style:name="co6" style:family="table-column">
      <style:table-column-properties fo:break-before="auto" style:column-width="0.6508in"/>
    </style:style>
    <style:style style:name="co7" style:family="table-column">
      <style:table-column-properties fo:break-before="auto" style:column-width="0.7839in"/>
    </style:style>
    <style:style style:name="co8" style:family="table-column">
      <style:table-column-properties fo:break-before="auto" style:column-width="0.9744in"/>
    </style:style>
    <style:style style:name="co9" style:family="table-column">
      <style:table-column-properties fo:break-before="auto" style:column-width="0.4138in"/>
    </style:style>
    <style:style style:name="co10" style:family="table-column">
      <style:table-column-properties fo:break-before="auto" style:column-width="1.7366in"/>
    </style:style>
    <style:style style:name="co11" style:family="table-column">
      <style:table-column-properties fo:break-before="auto" style:column-width="0.6874in"/>
    </style:style>
    <style:style style:name="co12" style:family="table-column">
      <style:table-column-properties fo:break-before="auto" style:column-width="4.9563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961in"/>
    </style:style>
    <style:style style:name="co15" style:family="table-column">
      <style:table-column-properties fo:break-before="auto" style:column-width="3.0028in"/>
    </style:style>
    <style:style style:name="co16" style:family="table-column">
      <style:table-column-properties fo:break-before="auto" style:column-width="0.2508in"/>
    </style:style>
    <style:style style:name="co17" style:family="table-column">
      <style:table-column-properties fo:break-before="auto" style:column-width="0.2701in"/>
    </style:style>
    <style:style style:name="co18" style:family="table-column">
      <style:table-column-properties fo:break-before="auto" style:column-width="0.4283in"/>
    </style:style>
    <style:style style:name="co19" style:family="table-column">
      <style:table-column-properties fo:break-before="auto" style:column-width="0.4244in"/>
    </style:style>
    <style:style style:name="co20" style:family="table-column">
      <style:table-column-properties fo:break-before="auto" style:column-width="0.4362in"/>
    </style:style>
    <style:style style:name="co21" style:family="table-column">
      <style:table-column-properties fo:break-before="auto" style:column-width="2.2709in"/>
    </style:style>
    <style:style style:name="co22" style:family="table-column">
      <style:table-column-properties fo:break-before="auto" style:column-width="0.5327in"/>
    </style:style>
    <style:style style:name="co23" style:family="table-column">
      <style:table-column-properties fo:break-before="auto" style:column-width="0.7252in"/>
    </style:style>
    <style:style style:name="co24" style:family="table-column">
      <style:table-column-properties fo:break-before="auto" style:column-width="0.6728in"/>
    </style:style>
    <style:style style:name="co25" style:family="table-column">
      <style:table-column-properties fo:break-before="auto" style:column-width="0.6654in"/>
    </style:style>
    <style:style style:name="co26" style:family="table-column">
      <style:table-column-properties fo:break-before="auto" style:column-width="0.7098in"/>
    </style:style>
    <style:style style:name="co27" style:family="table-column">
      <style:table-column-properties fo:break-before="auto" style:column-width="0.5209in"/>
    </style:style>
    <style:style style:name="co28" style:family="table-column">
      <style:table-column-properties fo:break-before="auto" style:column-width="0.65in"/>
    </style:style>
    <style:style style:name="co29" style:family="table-column">
      <style:table-column-properties fo:break-before="auto" style:column-width="1.0354in"/>
    </style:style>
    <style:style style:name="co30" style:family="table-column">
      <style:table-column-properties fo:break-before="auto" style:column-width="1.7382in"/>
    </style:style>
    <style:style style:name="co31" style:family="table-column">
      <style:table-column-properties fo:break-before="auto" style:column-width="2.8846in"/>
    </style:style>
    <style:style style:name="co32" style:family="table-column">
      <style:table-column-properties fo:break-before="auto" style:column-width="0.3327in"/>
    </style:style>
    <style:style style:name="co33" style:family="table-column">
      <style:table-column-properties fo:break-before="auto" style:column-width="0.3102in"/>
    </style:style>
    <style:style style:name="co34" style:family="table-column">
      <style:table-column-properties fo:break-before="auto" style:column-width="0.2736in"/>
    </style:style>
    <style:style style:name="co35" style:family="table-column">
      <style:table-column-properties fo:break-before="auto" style:column-width="0.2217in"/>
    </style:style>
    <style:style style:name="co36" style:family="table-column">
      <style:table-column-properties fo:break-before="auto" style:column-width="0.3in"/>
    </style:style>
    <style:style style:name="co37" style:family="table-column">
      <style:table-column-properties fo:break-before="auto" style:column-width="0.3402in"/>
    </style:style>
    <style:style style:name="co38" style:family="table-column">
      <style:table-column-properties fo:break-before="auto" style:column-width="2.9957in"/>
    </style:style>
    <style:style style:name="co39" style:family="table-column">
      <style:table-column-properties fo:break-before="auto" style:column-width="2.1752in"/>
    </style:style>
    <style:style style:name="co40" style:family="table-column">
      <style:table-column-properties fo:break-before="auto" style:column-width="0.5307in"/>
    </style:style>
    <style:style style:name="co41" style:family="table-column">
      <style:table-column-properties fo:break-before="auto" style:column-width="0.7335in"/>
    </style:style>
    <style:style style:name="co42" style:family="table-column">
      <style:table-column-properties fo:break-before="auto" style:column-width="0.428in"/>
    </style:style>
    <style:style style:name="co43" style:family="table-column">
      <style:table-column-properties fo:break-before="auto" style:column-width="0.8484in"/>
    </style:style>
    <style:style style:name="co44" style:family="table-column">
      <style:table-column-properties fo:break-before="auto" style:column-width="2.189in"/>
    </style:style>
    <style:style style:name="co45" style:family="table-column">
      <style:table-column-properties fo:break-before="auto" style:column-width="0.8728in"/>
    </style:style>
    <style:style style:name="co46" style:family="table-column">
      <style:table-column-properties fo:break-before="auto" style:column-width="0.6075in"/>
    </style:style>
    <style:style style:name="co47" style:family="table-column">
      <style:table-column-properties fo:break-before="auto" style:column-width="0.3839in"/>
    </style:style>
    <style:style style:name="co48" style:family="table-column">
      <style:table-column-properties fo:break-before="auto" style:column-width="0.8417in"/>
    </style:style>
    <style:style style:name="co49" style:family="table-column">
      <style:table-column-properties fo:break-before="auto" style:column-width="1.9528in"/>
    </style:style>
    <style:style style:name="co50" style:family="table-column">
      <style:table-column-properties fo:break-before="auto" style:column-width="1.7819in"/>
    </style:style>
    <style:style style:name="co51" style:family="table-column">
      <style:table-column-properties fo:break-before="auto" style:column-width="3.0272in"/>
    </style:style>
    <style:style style:name="co52" style:family="table-column">
      <style:table-column-properties fo:break-before="auto" style:column-width="0.5854in"/>
    </style:style>
    <style:style style:name="co53" style:family="table-column">
      <style:table-column-properties fo:break-before="auto" style:column-width="0.6181in"/>
    </style:style>
    <style:style style:name="co54" style:family="table-column">
      <style:table-column-properties fo:break-before="auto" style:column-width="0.9028in"/>
    </style:style>
    <style:style style:name="co55" style:family="table-column">
      <style:table-column-properties fo:break-before="auto" style:column-width="1.0575in"/>
    </style:style>
    <style:style style:name="ro1" style:family="table-row">
      <style:table-row-properties style:row-height="0.2965in" fo:break-before="auto" style:use-optimal-row-height="false"/>
    </style:style>
    <style:style style:name="ro2" style:family="table-row">
      <style:table-row-properties style:row-height="0.66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6189in" fo:break-before="auto" style:use-optimal-row-height="false"/>
    </style:style>
    <style:style style:name="ro6" style:family="table-row">
      <style:table-row-properties style:row-height="0.2339in" fo:break-before="auto" style:use-optimal-row-height="false"/>
    </style:style>
    <style:style style:name="ro7" style:family="table-row">
      <style:table-row-properties style:row-height="0.5689in" fo:break-before="auto" style:use-optimal-row-height="true"/>
    </style:style>
    <style:style style:name="ro8" style:family="table-row">
      <style:table-row-properties style:row-height="0.3799in" fo:break-before="auto" style:use-optimal-row-height="true"/>
    </style:style>
    <style:style style:name="ro9" style:family="table-row">
      <style:table-row-properties style:row-height="0.2008in" fo:break-before="auto" style:use-optimal-row-height="true"/>
    </style:style>
    <style:style style:name="ro10" style:family="table-row">
      <style:table-row-properties style:row-height="0.1972in" fo:break-before="auto" style:use-optimal-row-height="true"/>
    </style:style>
    <style:style style:name="ro11" style:family="table-row">
      <style:table-row-properties style:row-height="0.178in" fo:break-before="auto" style:use-optimal-row-height="false"/>
    </style:style>
    <style:style style:name="ro12" style:family="table-row">
      <style:table-row-properties style:row-height="0.5626in" fo:break-before="auto" style:use-optimal-row-height="true"/>
    </style:style>
    <style:style style:name="ro13" style:family="table-row">
      <style:table-row-properties style:row-height="0.2929in" fo:break-before="auto" style:use-optimal-row-height="false"/>
    </style:style>
    <style:style style:name="ro14" style:family="table-row">
      <style:table-row-properties style:row-height="0.1839in" fo:break-before="auto" style:use-optimal-row-height="true"/>
    </style:style>
    <style:style style:name="ro15" style:family="table-row">
      <style:table-row-properties style:row-height="1.2319in" fo:break-before="auto" style:use-optimal-row-height="false"/>
    </style:style>
    <style:style style:name="ro16" style:family="table-row">
      <style:table-row-properties style:row-height="0.2091in" fo:break-before="auto" style:use-optimal-row-height="false"/>
    </style:style>
    <style:style style:name="ro17" style:family="table-row">
      <style:table-row-properties style:row-height="0.6102in" fo:break-before="auto" style:use-optimal-row-height="false"/>
    </style:style>
    <style:style style:name="ta1" style:family="table" style:master-page-name="PageStyle_5f_Registers">
      <style:table-properties table:display="true" style:writing-mode="lr-tb"/>
    </style:style>
    <style:style style:name="ta2" style:family="table" style:master-page-name="PageStyle_5f_Opcodes">
      <style:table-properties table:display="true" style:writing-mode="lr-tb"/>
    </style:style>
    <style:style style:name="ta3" style:family="table" style:master-page-name="PageStyle_5f_ALU_20_Opcodes">
      <style:table-properties table:display="true" style:writing-mode="lr-tb"/>
    </style:style>
    <style:style style:name="ta4" style:family="table" style:master-page-name="Default">
      <style:table-properties table:display="false" style:writing-mode="lr-tb"/>
    </style:style>
    <style:style style:name="ta5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boolean-style style:name="N99">
      <number:boolean/>
    </number:boolean-style>
    <style:style style:name="ce1" style:family="table-cell" style:parent-style-name="Heading_20_1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b2b2b2" style:text-align-source="fix" style:repeat-content="false" fo:border="non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9" style:family="table-cell" style:parent-style-name="Heading_20_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34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Heading_20_1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Heading_20_1">
      <style:table-cell-properties style:text-align-source="fix" style:repeat-content="fals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yes&quot;" style:apply-style-name="Good" style:base-cell-address="Registers.D3"/>
      <style:map style:condition="cell-content()=&quot;no&quot;" style:apply-style-name="Footnote" style:base-cell-address="Registers.D3"/>
    </style:style>
    <style:style style:name="ce189" style:family="table-cell" style:parent-style-name="Default">
      <style:map style:condition="cell-content()=&quot;yes&quot;" style:apply-style-name="Good" style:base-cell-address="Registers.D3"/>
      <style:map style:condition="cell-content()=&quot;no&quot;" style:apply-style-name="Footnote" style:base-cell-address="Registers.D3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map style:condition="cell-content()=&quot;yes&quot;" style:apply-style-name="Good" style:base-cell-address="Registers.D3"/>
      <style:map style:condition="cell-content()=&quot;no&quot;" style:apply-style-name="Footnote" style:base-cell-address="Registers.D3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ffffff"/>
      <style:map style:condition="cell-content()=&quot;yes&quot;" style:apply-style-name="Good" style:base-cell-address="Registers.D3"/>
      <style:map style:condition="cell-content()=&quot;no&quot;" style:apply-style-name="Footnote" style:base-cell-address="Registers.D3"/>
    </style:style>
    <style:style style:name="ce2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map style:condition="cell-content()=&quot;yes&quot;" style:apply-style-name="Good" style:base-cell-address="Registers.D3"/>
      <style:map style:condition="cell-content()=&quot;no&quot;" style:apply-style-name="Footnote" style:base-cell-address="Registers.D3"/>
    </style:style>
    <style:style style:name="ce25" style:family="table-cell" style:parent-style-name="Heading_20_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90" style:family="table-cell" style:parent-style-name="Default">
      <style:table-cell-properties fo:border="none"/>
    </style:style>
    <style:style style:name="ce92" style:family="table-cell" style:parent-style-name="Default">
      <style:table-cell-properties fo:background-color="transparent"/>
    </style:style>
    <style:style style:name="ce32" style:family="table-cell" style:parent-style-name="Heading_20_2">
      <style:table-cell-properties style:text-align-source="fix" style:repeat-content="false" style:vertical-align="middle"/>
      <style:paragraph-properties fo:text-align="center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99" style:family="table-cell" style:parent-style-name="Default">
      <style:table-cell-properties fo:background-color="#ffd7d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102" style:family="table-cell" style:parent-style-name="Default">
      <style:table-cell-properties fo:background-color="#dde8cb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103" style:family="table-cell" style:parent-style-name="Default">
      <style:table-cell-properties fo:background-color="#ffd7d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104" style:family="table-cell" style:parent-style-name="Default">
      <style:table-cell-properties fo:background-color="#ffe994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105" style:family="table-cell" style:parent-style-name="Default">
      <style:table-cell-properties fo:background-color="#dee6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106" style:family="table-cell" style:parent-style-name="Default">
      <style:table-cell-properties fo:background-color="#ffe99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107" style:family="table-cell" style:parent-style-name="Default">
      <style:table-cell-properties fo:background-color="#e0c2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108" style:family="table-cell" style:parent-style-name="Default">
      <style:table-cell-properties fo:background-color="#dddddd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43" style:family="table-cell" style:parent-style-name="Default">
      <style:table-cell-properties fo:background-color="#f6f9d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45" style:family="table-cell" style:parent-style-name="Default">
      <style:table-cell-properties fo:background-color="#ffa6a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46" style:family="table-cell" style:parent-style-name="Default">
      <style:table-cell-properties fo:background-color="#ffdbb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47" style:family="table-cell" style:parent-style-name="Default">
      <style:table-cell-properties fo:background-color="#f7d1d5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48" style:family="table-cell" style:parent-style-name="Default">
      <style:table-cell-properties fo:background-color="#ffa6a6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50" style:family="table-cell" style:parent-style-name="Default">
      <style:table-cell-properties fo:background-color="#bf819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51" style:family="table-cell" style:parent-style-name="Default">
      <style:text-properties style:use-window-font-color="true" style:font-name="Cascadia Code" fo:font-size="10pt" style:font-size-asian="10pt" style:font-size-complex="10pt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Cascadia Cod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italic" fo:text-shadow="none" style:text-underline-style="none" fo:font-weight="normal" style:font-size-asian="10pt" style:font-style-asian="italic" style:font-weight-asian="normal" style:font-name-complex="Roboto Mono" style:font-size-complex="10pt" style:font-style-complex="italic" style:font-weight-complex="normal"/>
    </style:style>
    <style:style style:name="ce5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italic" fo:text-shadow="none" style:text-underline-style="none" fo:font-weight="normal" style:font-size-asian="10pt" style:font-style-asian="italic" style:font-weight-asian="normal" style:font-name-complex="Roboto Mono" style:font-size-complex="10pt" style:font-style-complex="italic" style:font-weight-complex="normal"/>
    </style:style>
    <style:style style:name="ce55" style:family="table-cell" style:parent-style-name="Default">
      <style:text-properties style:use-window-font-color="true"/>
    </style:style>
    <style:style style:name="ce1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italic" fo:text-shadow="none" style:text-underline-style="none" fo:font-weight="normal" style:font-size-asian="10pt" style:font-style-asian="italic" style:font-weight-asian="normal" style:font-name-complex="Roboto Mono" style:font-size-complex="10pt" style:font-style-complex="italic" style:font-weight-complex="normal"/>
    </style:style>
    <style:style style:name="ce58" style:family="table-cell" style:parent-style-name="Default">
      <style:table-cell-properties fo:background-color="#ff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italic" fo:text-shadow="none" style:text-underline-style="none" fo:font-weight="normal" style:font-size-asian="10pt" style:font-style-asian="italic" style:font-weight-asian="normal" style:font-name-complex="Roboto Mono" style:font-size-complex="10pt" style:font-style-complex="italic" style:font-weight-complex="normal"/>
    </style:style>
    <style:style style:name="ce59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style:use-window-font-color="true" style:font-name="Cascadia Cod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0" style:family="table-cell" style:parent-style-name="Default">
      <style:table-cell-properties fo:background-color="#f7d1d5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italic" fo:text-shadow="none" style:text-underline-style="none" fo:font-weight="normal" style:font-size-asian="10pt" style:font-style-asian="italic" style:font-weight-asian="normal" style:font-name-complex="Roboto Mono" style:font-size-complex="10pt" style:font-style-complex="italic" style:font-weight-complex="normal"/>
    </style:style>
    <style:style style:name="ce61" style:family="table-cell" style:parent-style-name="Default">
      <style:table-cell-properties fo:background-color="#ffa6a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italic" fo:text-shadow="none" style:text-underline-style="none" fo:font-weight="normal" style:font-size-asian="10pt" style:font-style-asian="italic" style:font-weight-asian="normal" style:font-name-complex="Roboto Mono" style:font-size-complex="10pt" style:font-style-complex="italic" style:font-weight-complex="normal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63" style:family="table-cell" style:parent-style-name="Default">
      <style:table-cell-properties fo:background-color="#bf819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italic" fo:text-shadow="none" style:text-underline-style="none" fo:font-weight="normal" style:font-size-asian="10pt" style:font-style-asian="italic" style:font-weight-asian="normal" style:font-name-complex="Roboto Mono" style:font-size-complex="10pt" style:font-style-complex="italic" style:font-weight-complex="normal"/>
    </style:style>
    <style:style style:name="ce64" style:family="table-cell" style:parent-style-name="_28_PREFIX_29_">
      <style:table-cell-properties fo:border-bottom="none" fo:border-left="0.74pt solid #000000" fo:border-right="none" fo:border-top="0.74pt solid #000000"/>
      <style:text-properties style:use-window-font-color="true" style:font-name="Cascadia Code" fo:font-size="10pt" style:font-size-asian="10pt" style:font-size-complex="10pt"/>
    </style:style>
    <style:style style:name="ce72" style:family="table-cell" style:parent-style-name="_28_PREFIX_29_">
      <style:table-cell-properties fo:border-bottom="none" fo:border-left="0.74pt solid #000000" fo:border-right="none" fo:border-top="none"/>
      <style:text-properties style:use-window-font-color="true" style:font-name="Cascadia Code" fo:font-size="10pt" style:font-size-asian="10pt" style:font-size-complex="10pt"/>
    </style:style>
    <style:style style:name="ce73" style:family="table-cell" style:parent-style-name="Default" style:data-style-name="N100">
      <style:table-cell-properties fo:border-bottom="none" fo:background-color="#c9daf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80" style:family="table-cell" style:parent-style-name="Default" style:data-style-name="N100">
      <style:table-cell-properties fo:border-bottom="none" fo:background-color="#c9daf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89" style:family="table-cell" style:parent-style-name="_28_PREFIX_29_">
      <style:table-cell-properties fo:border="none"/>
      <style:text-properties style:use-window-font-color="true" style:font-name="Cascadia Code" fo:font-size="10pt" style:font-size-asian="10pt" style:font-size-complex="10pt"/>
    </style:style>
    <style:style style:name="ce91" style:family="table-cell" style:parent-style-name="Default" style:data-style-name="N100">
      <style:table-cell-properties fo:background-color="#c9daf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fo:background-color="#c9daf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96" style:family="table-cell" style:parent-style-name="_28_PREFIX_29_">
      <style:table-cell-properties fo:border="none"/>
      <style:text-properties style:use-window-font-color="true" style:font-name="Cascadia Code" fo:font-size="10pt" style:font-size-asian="10pt" style:font-size-complex="10pt"/>
    </style:style>
    <style:style style:name="ce97" style:family="table-cell" style:parent-style-name="_28_OP_29_">
      <style:table-cell-properties fo:border-bottom="none" fo:border-left="none" fo:border-right="none" fo:border-top="0.74pt solid #000000"/>
      <style:text-properties style:use-window-font-color="true" style:font-name="Cascadia Code" fo:font-size="10pt" style:font-size-asian="10pt" style:font-size-complex="10pt"/>
    </style:style>
    <style:style style:name="ce100" style:family="table-cell" style:parent-style-name="Default" style:data-style-name="N100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10" style:family="table-cell" style:parent-style-name="Default" style:data-style-name="N100">
      <style:table-cell-properties fo:border-bottom="0.74pt solid #000000" fo:background-color="#c9daf8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15" style:family="table-cell" style:parent-style-name="Default" style:data-style-name="N100">
      <style:table-cell-properties fo:border-bottom="none" fo:background-color="#c9daf8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32" style:family="table-cell" style:parent-style-name="Default" style:data-style-name="N100">
      <style:table-cell-properties fo:border-bottom="0.74pt solid #000000" fo:background-color="#c9daf8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33" style:family="table-cell" style:parent-style-name="Default" style:data-style-name="N100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36" style:family="table-cell" style:parent-style-name="Default" style:data-style-name="N100">
      <style:table-cell-properties fo:border-bottom="0.74pt solid #000000" fo:background-color="#c9daf8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37" style:family="table-cell" style:parent-style-name="_28_OP_29_">
      <style:table-cell-properties fo:border="none"/>
      <style:text-properties style:use-window-font-color="true" style:font-name="Cascadia Code" fo:font-size="10pt" style:font-size-asian="10pt" style:font-size-complex="10pt"/>
    </style:style>
    <style:style style:name="ce138" style:family="table-cell" style:parent-style-name="Default" style:data-style-name="N100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39" style:family="table-cell" style:parent-style-name="Default" style:data-style-name="N100">
      <style:table-cell-properties fo:border-bottom="none" fo:background-color="#c9daf8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41" style:family="table-cell" style:parent-style-name="Default" style:data-style-name="N100">
      <style:table-cell-properties fo:border-bottom="0.74pt solid #000000" fo:background-color="#c9daf8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49" style:family="table-cell" style:parent-style-name="Default" style:data-style-name="N100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50" style:family="table-cell" style:parent-style-name="Default" style:data-style-name="N100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53" style:family="table-cell" style:parent-style-name="Default" style:data-style-name="N100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56" style:family="table-cell" style:parent-style-name="Default" style:data-style-name="N100">
      <style:table-cell-properties fo:border-bottom="0.74pt solid #000000" fo:background-color="#c9daf8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57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58" style:family="table-cell" style:parent-style-name="Default" style:data-style-name="N100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59" style:family="table-cell" style:parent-style-name="_28_OP_29_">
      <style:table-cell-properties fo:background-color="transparent" fo:border="none"/>
      <style:text-properties style:use-window-font-color="true" style:font-name="Cascadia Code" fo:font-size="10pt" style:font-size-asian="10pt" style:font-size-complex="10pt"/>
    </style:style>
    <style:style style:name="ce160" style:family="table-cell" style:parent-style-name="Default" style:data-style-name="N100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82" style:family="table-cell" style:parent-style-name="Default" style:data-style-name="N100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84" style:family="table-cell" style:parent-style-name="_28_I_29_">
      <style:table-cell-properties fo:border-bottom="none" fo:border-left="none" fo:border-right="none" fo:border-top="0.74pt solid #000000"/>
      <style:text-properties style:use-window-font-color="true" style:font-name="Cascadia Code" fo:font-size="10pt" style:font-size-asian="10pt" style:font-size-complex="10pt"/>
    </style:style>
    <style:style style:name="ce188" style:family="table-cell" style:parent-style-name="Default" style:data-style-name="N100">
      <style:table-cell-properties fo:background-color="#d9d2e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90" style:family="table-cell" style:parent-style-name="Default" style:data-style-name="N100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  <style:map style:condition="cell-content()=&quot;*&quot;" style:apply-style-name="_28__2a__29_" style:base-cell-address="Formats.C2"/>
    </style:style>
    <style:style style:name="ce192" style:family="table-cell" style:parent-style-name="Default" style:data-style-name="N100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  <style:map style:condition="cell-content()=&quot;*&quot;" style:apply-style-name="_28__2a__29_" style:base-cell-address="Formats.C2"/>
    </style:style>
    <style:style style:name="ce193" style:family="table-cell" style:parent-style-name="Default" style:data-style-name="N100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  <style:map style:condition="cell-content()=&quot;*&quot;" style:apply-style-name="_28__2a__29_" style:base-cell-address="Formats.C2"/>
    </style:style>
    <style:style style:name="ce194" style:family="table-cell" style:parent-style-name="Default" style:data-style-name="N100">
      <style:table-cell-properties fo:border-bottom="0.74pt solid #000000" fo:background-color="#c9daf8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  <style:map style:condition="cell-content()=&quot;*&quot;" style:apply-style-name="_28__2a__29_" style:base-cell-address="Formats.C2"/>
    </style:style>
    <style:style style:name="ce195" style:family="table-cell" style:parent-style-name="_28_I_29_">
      <style:table-cell-properties fo:border="none"/>
      <style:text-properties style:use-window-font-color="true" style:font-name="Cascadia Code" fo:font-size="10pt" style:font-size-asian="10pt" style:font-size-complex="10pt"/>
    </style:style>
    <style:style style:name="ce200" style:family="table-cell" style:parent-style-name="Default" style:data-style-name="N100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  <style:map style:condition="cell-content()=&quot;*&quot;" style:apply-style-name="_28__2a__29_" style:base-cell-address="Formats.C2"/>
    </style:style>
    <style:style style:name="ce20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202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203" style:family="table-cell" style:parent-style-name="Default" style:data-style-name="N100">
      <style:table-cell-properties fo:border-bottom="none" fo:background-color="#d9d2e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204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  <style:map style:condition="cell-content()=&quot;*&quot;" style:apply-style-name="_28__2a__29_" style:base-cell-address="Formats.C2"/>
    </style:style>
    <style:style style:name="ce205" style:family="table-cell" style:parent-style-name="_28_I_29_">
      <style:table-cell-properties fo:background-color="transparent" fo:border="none"/>
      <style:text-properties style:use-window-font-color="true" style:font-name="Cascadia Code" fo:font-size="10pt" style:font-size-asian="10pt" style:font-size-complex="10pt"/>
    </style:style>
    <style:style style:name="ce206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  <style:map style:condition="cell-content()=&quot;*&quot;" style:apply-style-name="_28__2a__29_" style:base-cell-address="Formats.C2"/>
    </style:style>
    <style:style style:name="ce207" style:family="table-cell" style:parent-style-name="Default" style:data-style-name="N100">
      <style:table-cell-properties fo:background-color="#d9d2e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208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209" style:family="table-cell" style:parent-style-name="Default" style:data-style-name="N100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210" style:family="table-cell" style:parent-style-name="Default" style:data-style-name="N100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  <style:map style:condition="cell-content()=&quot;*&quot;" style:apply-style-name="_28__2a__29_" style:base-cell-address="Formats.C2"/>
    </style:style>
    <style:style style:name="ce211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  <style:map style:condition="cell-content()=&quot;*&quot;" style:apply-style-name="_28__2a__29_" style:base-cell-address="Formats.C2"/>
    </style:style>
    <style:style style:name="ce212" style:family="table-cell" style:parent-style-name="Default" style:data-style-name="N100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  <style:map style:condition="cell-content()=&quot;*&quot;" style:apply-style-name="_28__2a__29_" style:base-cell-address="Formats.C2"/>
    </style:style>
    <style:style style:name="ce213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  <style:map style:condition="cell-content()=&quot;*&quot;" style:apply-style-name="_28__2a__29_" style:base-cell-address="Formats.C2"/>
    </style:style>
    <style:style style:name="ce214" style:family="table-cell" style:parent-style-name="Default" style:data-style-name="N100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  <style:map style:condition="cell-content()=&quot;*&quot;" style:apply-style-name="_28__2a__29_" style:base-cell-address="Formats.C2"/>
    </style:style>
    <style:style style:name="ce215" style:family="table-cell" style:parent-style-name="Default" style:data-style-name="N100">
      <style:table-cell-properties fo:background-color="#f4cc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216" style:family="table-cell" style:parent-style-name="Default" style:data-style-name="N100">
      <style:table-cell-properties fo:background-color="#f4cc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  <style:map style:condition="cell-content()=&quot;*&quot;" style:apply-style-name="_28__2a__29_" style:base-cell-address="Formats.C2"/>
    </style:style>
    <style:style style:name="ce217" style:family="table-cell" style:parent-style-name="Default" style:data-style-name="N100">
      <style:table-cell-properties fo:background-color="#f4cc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  <style:map style:condition="cell-content()=&quot;*&quot;" style:apply-style-name="_28__2a__29_" style:base-cell-address="Formats.C2"/>
    </style:style>
    <style:style style:name="ce21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font-name="Cascadia Code" fo:font-size="10pt" fo:font-weight="bold" style:font-size-asian="10pt" style:font-weight-asian="bold" style:font-size-complex="10pt" style:font-weight-complex="bold"/>
    </style:style>
    <style:style style:name="ce14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font-name="Cascadia Cod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221" style:family="table-cell" style:parent-style-name="Default" style:data-style-name="N100">
      <style:table-cell-properties fo:border-bottom="none" fo:background-color="#ffdbb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font-name="Cascadia Code" fo:font-size="10pt" style:font-size-asian="10pt" style:font-size-complex="10pt"/>
    </style:style>
    <style:style style:name="ce223" style:family="table-cell" style:parent-style-name="_28_PREFIX_29_">
      <style:text-properties style:use-window-font-color="true"/>
    </style:style>
    <style:style style:name="ce224" style:family="table-cell" style:parent-style-name="_28_OP_29_">
      <style:text-properties style:use-window-font-color="true"/>
    </style:style>
    <style:style style:name="ce225" style:family="table-cell" style:parent-style-name="_28_I_29_">
      <style:text-properties style:use-window-font-color="true"/>
    </style:style>
    <style:style style:name="ce226" style:family="table-cell" style:parent-style-name="_28_R_29_">
      <style:text-properties style:use-window-font-color="true"/>
    </style:style>
    <style:style style:name="ce227" style:family="table-cell" style:parent-style-name="_28_A_29_">
      <style:text-properties style:use-window-font-color="true"/>
    </style:style>
    <style:style style:name="ce228" style:family="table-cell" style:parent-style-name="Default" style:data-style-name="N100">
      <style:table-cell-properties fo:background-color="#ffdb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229" style:family="table-cell" style:parent-style-name="_28_R_29_">
      <style:table-cell-properties fo:border-bottom="none" fo:border-left="none" fo:border-right="none" fo:border-top="0.74pt solid #000000"/>
      <style:text-properties style:use-window-font-color="true" style:font-name="Cascadia Code" fo:font-size="10pt" style:font-size-asian="10pt" style:font-size-complex="10pt"/>
    </style:style>
    <style:style style:name="ce230" style:family="table-cell" style:parent-style-name="Default" style:data-style-name="N100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Cascadia Code" fo:font-size="10pt" style:font-size-asian="10pt" style:font-size-complex="10pt"/>
    </style:style>
    <style:style style:name="ce233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4" style:family="table-cell" style:parent-style-name="Default" style:data-style-name="N100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  <style:map style:condition="cell-content()=&quot;*&quot;" style:apply-style-name="_28__2a__29_" style:base-cell-address="Formats.C2"/>
    </style:style>
    <style:style style:name="ce235" style:family="table-cell" style:parent-style-name="Default" style:data-style-name="N100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  <style:map style:condition="cell-content()=&quot;*&quot;" style:apply-style-name="_28__2a__29_" style:base-cell-address="Formats.C2"/>
    </style:style>
    <style:style style:name="ce236" style:family="table-cell" style:parent-style-name="_28_R_29_">
      <style:table-cell-properties fo:border="none"/>
      <style:text-properties style:use-window-font-color="true" style:font-name="Cascadia Code" fo:font-size="10pt" style:font-size-asian="10pt" style:font-size-complex="10pt"/>
    </style:style>
    <style:style style:name="ce237" style:family="table-cell" style:parent-style-name="_28_R_29_">
      <style:table-cell-properties fo:background-color="transparent" fo:border="none"/>
      <style:text-properties style:use-window-font-color="true" style:font-name="Cascadia Code" fo:font-size="10pt" style:font-size-asian="10pt" style:font-size-complex="10pt"/>
    </style:style>
    <style:style style:name="ce238" style:family="table-cell" style:parent-style-name="Default" style:data-style-name="N100">
      <style:table-cell-properties fo:border-bottom="none" fo:background-color="#f4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style:rotation-align="none"/>
      <style:paragraph-properties fo:text-align="end" fo:margin-left="0in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0" style:family="table-cell" style:parent-style-name="Default">
      <style:table-cell-properties style:text-align-source="fix" style:repeat-content="false" style:rotation-align="none"/>
      <style:paragraph-properties fo:text-align="end" fo:margin-left="0in"/>
      <style:text-properties style:use-window-font-color="true" style:text-outline="false" style:text-line-through-style="none" style:text-line-through-type="none" style:font-name="Cascadia Code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41" style:family="table-cell" style:parent-style-name="Default" style:data-style-name="N100">
      <style:table-cell-properties fo:border-bottom="none" fo:background-color="#f4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242" style:family="table-cell" style:parent-style-name="Default" style:data-style-name="N100">
      <style:table-cell-properties fo:border-bottom="none" fo:background-color="#f4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243" style:family="table-cell" style:parent-style-name="Default" style:data-style-name="N100">
      <style:table-cell-properties fo:border-bottom="none" fo:background-color="#f4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  <style:map style:condition="cell-content()=&quot;*&quot;" style:apply-style-name="_28__2a__29_" style:base-cell-address="Formats.C2"/>
    </style:style>
    <style:style style:name="ce244" style:family="table-cell" style:parent-style-name="Default" style:data-style-name="N100">
      <style:table-cell-properties fo:border-bottom="none" fo:background-color="#f4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  <style:map style:condition="cell-content()=&quot;*&quot;" style:apply-style-name="_28__2a__29_" style:base-cell-address="Formats.C2"/>
    </style:style>
    <style:style style:name="ce245" style:family="table-cell" style:parent-style-name="Footnote">
      <style:table-cell-properties fo:border="none"/>
    </style:style>
    <style:style style:name="ce246" style:family="table-cell" style:parent-style-name="Footnote">
      <style:text-properties fo:font-style="italic" fo:font-weight="normal" style:font-style-asian="italic" style:font-weight-asian="normal" style:font-style-complex="italic" style:font-weight-complex="normal"/>
    </style:style>
    <style:style style:name="ce2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Cascadia Code" fo:font-size="10pt" fo:font-weight="bold" style:font-size-asian="10pt" style:font-weight-asian="bold" style:font-size-complex="10pt" style:font-weight-complex="bold"/>
    </style:style>
    <style:style style:name="ce24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249" style:family="table-cell" style:parent-style-name="Default">
      <style:text-properties style:use-window-font-color="true" style:font-name="Cascadia Code"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86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253" style:family="table-cell" style:parent-style-name="Default">
      <style:table-cell-properties fo:border="none"/>
      <style:text-properties style:use-window-font-color="true" style:font-name="Cascadia Code" fo:font-size="10pt" style:font-size-asian="10pt" style:font-size-complex="10pt"/>
    </style:style>
    <style:style style:name="ce2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font-name="Cascadia Code" fo:font-size="10pt" style:font-size-asian="10pt" style:font-size-complex="10pt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Cascadia Code" fo:font-size="10pt" style:font-size-asian="10pt" style:font-size-complex="10pt"/>
    </style:style>
    <style:style style:name="ce25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style:font-name="Cascadia Code" fo:font-size="10pt" style:font-size-asian="10pt" style:font-size-complex="10pt"/>
    </style:style>
    <style:style style:name="ce257" style:family="table-cell" style:parent-style-name="Heading_20_1"/>
    <style:style style:name="ce164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MOD(FLOOR([.A3] / 8); 2) = 0)" style:apply-style-name="Accent_20_2" style:base-cell-address="Instructions_8RegsV3.A3"/>
    </style:style>
    <style:style style:name="ce165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is-true-formula(MOD(FLOOR([.A3] / 8); 2) = 0)" style:apply-style-name="Accent_20_2" style:base-cell-address="Instructions_8RegsV3.A3"/>
    </style:style>
    <style:style style:name="ce260" style:family="table-cell" style:parent-style-name="Heading_20_1">
      <style:text-properties fo:font-size="6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261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ROW([.B3]) - 3 &lt; COM.MICROSOFT.XLOOKUP([.B$1];Formats8RegsV3_Names; Formats8RegsV3_NumOps;0))" style:apply-style-name="Accent_20_3" style:base-cell-address="Instructions_8RegsV3.B3"/>
    </style:style>
    <style:style style:name="ce262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is-true-formula(ROW([.B3]) - 3 &lt; COM.MICROSOFT.XLOOKUP([.B$1];Formats8RegsV3_Names; Formats8RegsV3_NumOps;0))" style:apply-style-name="Accent_20_3" style:base-cell-address="Instructions_8RegsV3.B3"/>
    </style:style>
    <style:style style:name="ce2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map style:condition="is-true-formula(ROW([.B3]) - 3 &lt; COM.MICROSOFT.XLOOKUP([.B$1];Formats8RegsV3_Names; Formats8RegsV3_NumOps;0))" style:apply-style-name="Accent_20_3" style:base-cell-address="Instructions_8RegsV3.B3"/>
    </style:style>
    <style:style style:name="ce264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map style:condition="is-true-formula(ROW([.B3]) - 3 &lt; COM.MICROSOFT.XLOOKUP([.B$1];Formats8RegsV3_Names; Formats8RegsV3_NumOps;0))" style:apply-style-name="Accent_20_3" style:base-cell-address="Instructions_8RegsV3.B3"/>
    </style:style>
    <style:style style:name="ce265" style:family="table-cell" style:parent-style-name="Default" style:data-style-name="N99">
      <style:table-cell-properties style:text-align-source="fix" style:repeat-content="false" fo:border="none"/>
      <style:paragraph-properties fo:text-align="center" fo:margin-left="0in"/>
      <style:map style:condition="is-true-formula(ROW([.B3]) - 3 &lt; COM.MICROSOFT.XLOOKUP([.B$1];Formats8RegsV3_Names; Formats8RegsV3_NumOps;0))" style:apply-style-name="Accent_20_3" style:base-cell-address="Instructions_8RegsV3.B3"/>
    </style:style>
    <style:style style:name="ce266" style:family="table-cell" style:parent-style-name="Default">
      <style:map style:condition="is-true-formula(ROW([.B3]) - 3 &lt; COM.MICROSOFT.XLOOKUP([.B$1];Formats8RegsV3_Names; Formats8RegsV3_NumOps;0))" style:apply-style-name="Accent_20_3" style:base-cell-address="Instructions_8RegsV3.B3"/>
    </style:style>
    <style:style style:name="ce267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map style:condition="is-true-formula(ROW([.B3]) - 3 &lt; COM.MICROSOFT.XLOOKUP([.B$1];Formats8RegsV3_Names; Formats8RegsV3_NumOps;0))" style:apply-style-name="Accent_20_3" style:base-cell-address="Instructions_8RegsV3.B3"/>
    </style:style>
    <style:style style:name="ce19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map style:condition="is-true-formula(ROW([.B3]) - 3 &lt; COM.MICROSOFT.XLOOKUP([.B$1];Formats8RegsV3_Names; Formats8RegsV3_NumOps;0))" style:apply-style-name="Accent_20_3" style:base-cell-address="Instructions_8RegsV3.B3"/>
    </style:style>
    <style:style style:name="ce269" style:family="table-cell" style:parent-style-name="Default">
      <style:table-cell-properties fo:border="none"/>
      <style:map style:condition="is-true-formula(ROW([.B3]) - 3 &lt; COM.MICROSOFT.XLOOKUP([.B$1];Formats8RegsV3_Names; Formats8RegsV3_NumOps;0))" style:apply-style-name="Accent_20_3" style:base-cell-address="Instructions_8RegsV3.B3"/>
    </style:style>
    <style:style style:name="ce19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71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0" style:apply-style-name="Accent_20_2" style:base-cell-address="'SPARC Branch Instrs'.D2"/>
    </style:style>
    <style:style style:name="ce272" style:family="table-cell" style:parent-style-name="Heading_20_1"/>
    <style:style style:name="ce273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MOD(FLOOR([.A3] / 8); 2) = 0)" style:apply-style-name="Accent_20_2" style:base-cell-address="Instructions_2.A3"/>
    </style:style>
    <style:style style:name="ce274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is-true-formula(MOD(FLOOR([.A3] / 8); 2) = 0)" style:apply-style-name="Accent_20_2" style:base-cell-address="Instructions_2.A3"/>
    </style:style>
    <style:style style:name="ce275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ROW([.B3]) - 3 &lt; COM.MICROSOFT.XLOOKUP([.B$1];Formats16RegsFormatId;Formats16RegsNumOps;0))" style:apply-style-name="Accent_20_3" style:base-cell-address="Instructions_2.B3"/>
    </style:style>
    <style:style style:name="ce276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is-true-formula(ROW([.B3]) - 3 &lt; COM.MICROSOFT.XLOOKUP([.B$1];Formats16RegsFormatId;Formats16RegsNumOps;0))" style:apply-style-name="Accent_20_3" style:base-cell-address="Instructions_2.B3"/>
    </style:style>
    <style:style style:name="ce167" style:family="table-cell" style:parent-style-name="Default" style:data-style-name="N0">
      <style:table-cell-properties style:text-align-source="fix" style:repeat-content="false"/>
      <style:paragraph-properties fo:text-align="center" fo:margin-left="0in"/>
      <style:map style:condition="is-true-formula(ROW([.B3]) - 3 &lt; COM.MICROSOFT.XLOOKUP([.B$1];Formats16RegsFormatId;Formats16RegsNumOps;0))" style:apply-style-name="Accent_20_3" style:base-cell-address="Instructions_2.B3"/>
    </style:style>
    <style:style style:name="ce168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map style:condition="is-true-formula(ROW([.B3]) - 3 &lt; COM.MICROSOFT.XLOOKUP([.B$1];Formats16RegsFormatId;Formats16RegsNumOps;0))" style:apply-style-name="Accent_20_3" style:base-cell-address="Instructions_2.B3"/>
    </style:style>
    <style:style style:name="ce279" style:family="table-cell" style:parent-style-name="Default" style:data-style-name="N99">
      <style:table-cell-properties style:text-align-source="fix" style:repeat-content="false" fo:border="none"/>
      <style:paragraph-properties fo:text-align="center" fo:margin-left="0in"/>
      <style:map style:condition="is-true-formula(ROW([.B3]) - 3 &lt; COM.MICROSOFT.XLOOKUP([.B$1];Formats16RegsFormatId;Formats16RegsNumOps;0))" style:apply-style-name="Accent_20_3" style:base-cell-address="Instructions_2.B3"/>
    </style:style>
    <style:style style:name="ce170" style:family="table-cell" style:parent-style-name="Default">
      <style:map style:condition="is-true-formula(ROW([.B3]) - 3 &lt; COM.MICROSOFT.XLOOKUP([.B$1];Formats16RegsFormatId;Formats16RegsNumOps;0))" style:apply-style-name="Accent_20_3" style:base-cell-address="Instructions_2.B3"/>
    </style:style>
    <style:style style:name="ce281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is-true-formula(ROW([.B3]) - 3 &lt; COM.MICROSOFT.XLOOKUP([.B$1];Formats16RegsFormatId;Formats16RegsNumOps;0))" style:apply-style-name="Accent_20_3" style:base-cell-address="Instructions_2.B3"/>
    </style:style>
    <style:style style:name="ce282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ROW([.B3]) - 3 &lt; COM.MICROSOFT.XLOOKUP([.B$1];Formats16RegsFormatId;Formats16RegsNumOps;0))" style:apply-style-name="Accent_20_3" style:base-cell-address="Instructions_2.B3"/>
    </style:style>
    <style:style style:name="ce28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map style:condition="is-true-formula(ROW([.B3]) - 3 &lt; COM.MICROSOFT.XLOOKUP([.B$1];Formats16RegsFormatId;Formats16RegsNumOps;0))" style:apply-style-name="Accent_20_3" style:base-cell-address="Instructions_2.B3"/>
    </style:style>
    <style:style style:name="ce28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map style:condition="is-true-formula(ROW([.B3]) - 3 &lt; COM.MICROSOFT.XLOOKUP([.B$1];Formats16RegsFormatId;Formats16RegsNumOps;0))" style:apply-style-name="Accent_20_3" style:base-cell-address="Instructions_2.B3"/>
    </style:style>
    <style:style style:name="ce17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map style:condition="is-true-formula(ROW([.B3]) - 3 &lt; COM.MICROSOFT.XLOOKUP([.B$1];Formats16RegsFormatId;Formats16RegsNumOps;0))" style:apply-style-name="Accent_20_3" style:base-cell-address="Instructions_2.B3"/>
    </style:style>
    <style:style style:name="ce17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map style:condition="is-true-formula(ROW([.B3]) - 3 &lt; COM.MICROSOFT.XLOOKUP([.B$1];Formats16RegsFormatId;Formats16RegsNumOps;0))" style:apply-style-name="Accent_20_3" style:base-cell-address="Instructions_2.B3"/>
    </style:style>
    <style:style style:name="ce287" style:family="table-cell" style:parent-style-name="Default">
      <style:map style:condition="is-true-formula(ROW([.B3]) - 3 &lt; COM.MICROSOFT.XLOOKUP([.B$1];Formats16RegsFormatId;Formats16RegsNumOps;0))" style:apply-style-name="Accent_20_3" style:base-cell-address="Instructions_2.B3"/>
    </style:style>
    <style:style style:name="ce288" style:family="table-cell" style:parent-style-name="Default">
      <style:table-cell-properties fo:border="none"/>
      <style:map style:condition="is-true-formula(ROW([.B3]) - 3 &lt; COM.MICROSOFT.XLOOKUP([.B$1];Formats16RegsFormatId;Formats16RegsNumOps;0))" style:apply-style-name="Accent_20_3" style:base-cell-address="Instructions_2.B3"/>
    </style:style>
    <style:style style:name="ce289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ROW([.B3]) - 3 &lt; COM.MICROSOFT.XLOOKUP([.B$1];Formats16RegsFormatId;Formats16RegsNumOps;0))" style:apply-style-name="Accent_20_3" style:base-cell-address="Instructions_2.B3"/>
    </style:style>
    <style:style style:name="ce290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is-true-formula(ROW([.B3]) - 3 &lt; COM.MICROSOFT.XLOOKUP([.B$1];Formats16RegsFormatId;Formats16RegsNumOps;0))" style:apply-style-name="Accent_20_3" style:base-cell-address="Instructions_2.B3"/>
    </style:style>
    <style:style style:name="ce291" style:family="table-cell" style:parent-style-name="Default">
      <style:map style:condition="is-true-formula(ROW([.B3]) - 3 &lt; COM.MICROSOFT.XLOOKUP([.B$1];Formats16RegsFormatId;Formats16RegsNumOps;0))" style:apply-style-name="Accent_20_3" style:base-cell-address="Instructions_2.B3"/>
    </style:style>
    <style:style style:name="ce292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map style:condition="is-true-formula(ROW([.B3]) - 3 &lt; COM.MICROSOFT.XLOOKUP([.B$1];Formats16RegsFormatId;Formats16RegsNumOps;0))" style:apply-style-name="Accent_20_3" style:base-cell-address="Instructions_2.B3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is-true-formula(ROW([.B3]) - 3 &lt; COM.MICROSOFT.XLOOKUP([.B$1];Formats16RegsFormatId;Formats16RegsNumOps;0))" style:apply-style-name="Accent_20_3" style:base-cell-address="Instructions_2.B3"/>
    </style:style>
    <style:style style:name="ce185" style:family="table-cell" style:parent-style-name="Heading_20_1">
      <style:table-cell-properties style:text-align-source="fix" style:repeat-content="false" fo:wrap-option="wrap" fo:border="0.74pt solid #ffffff" style:rotation-angle="90"/>
      <style:paragraph-properties fo:text-align="center" fo:margin-left="0in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.$H2]=&quot;1&quot;)" style:apply-style-name="Good" style:base-cell-address="Addressing_Modes.A2"/>
      <style:map style:condition="is-true-formula([.$H2]=&quot;0&quot;)" style:apply-style-name="Bad" style:base-cell-address="Addressing_Modes.A2"/>
    </style:style>
    <style:style style:name="ce187" style:family="table-cell" style:parent-style-name="Heading_20_1">
      <style:table-cell-properties style:text-align-source="fix" style:repeat-content="false" fo:wrap-option="wrap"/>
      <style:paragraph-properties fo:text-align="center" fo:margin-left="0in"/>
    </style:style>
    <style:style style:name="ce297" style:family="table-cell" style:parent-style-name="Default">
      <style:map style:condition="is-true-formula([.$H2]=&quot;1&quot;)" style:apply-style-name="Good" style:base-cell-address="Addressing_Modes.A2"/>
      <style:map style:condition="is-true-formula([.$H2]=&quot;0&quot;)" style:apply-style-name="Bad" style:base-cell-address="Addressing_Modes.A2"/>
    </style:style>
    <style:style style:name="ce191" style:family="table-cell" style:parent-style-name="Heading_20_1" style:data-style-name="N100">
      <style:table-cell-properties style:text-align-source="fix" style:repeat-content="false" fo:wrap-option="wrap" fo:border="0.74pt solid #ffffff" style:rotation-angle="90"/>
      <style:paragraph-properties fo:text-align="center" fo:margin-left="0in"/>
    </style:style>
    <style:style style:name="ce29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map style:condition="is-true-formula([.$H2]=&quot;1&quot;)" style:apply-style-name="Good" style:base-cell-address="Addressing_Modes.A2"/>
      <style:map style:condition="is-true-formula([.$H2]=&quot;0&quot;)" style:apply-style-name="Bad" style:base-cell-address="Addressing_Modes.A2"/>
    </style:style>
    <style:style style:name="ce198" style:family="table-cell" style:parent-style-name="Heading_20_1">
      <style:table-cell-properties fo:wrap-option="wrap"/>
    </style:style>
    <style:style style:name="ce199" style:family="table-cell" style:parent-style-name="Default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MOD(FLOOR([.A2] / 8); 2) = 0)" style:apply-style-name="Accent_20_2" style:base-cell-address="Instructions.A2"/>
    </style:style>
    <style:style style:name="ce16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map style:condition="is-true-formula(MOD(FLOOR([.A2] / 8); 2) = 0)" style:apply-style-name="Accent_20_2" style:base-cell-address="Instructions.A2"/>
    </style:style>
    <style:style style:name="ce304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ROW([.B2]) - 2 &lt; POWER(2; VLOOKUP([.B$1]; [.$O$2:.$R$13]; 4; 0)))" style:apply-style-name="Accent_20_3" style:base-cell-address="Instructions.B2"/>
    </style:style>
    <style:style style:name="ce305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is-true-formula(ROW([.B2]) - 2 &lt; POWER(2; VLOOKUP([.B$1]; [.$O$2:.$R$13]; 4; 0)))" style:apply-style-name="Accent_20_3" style:base-cell-address="Instructions.B2"/>
    </style:style>
    <style:style style:name="ce16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map style:condition="is-true-formula(ROW([.B2]) - 2 &lt; POWER(2; VLOOKUP([.B$1]; [.$O$2:.$R$13]; 4; 0)))" style:apply-style-name="Accent_20_3" style:base-cell-address="Instructions.B2"/>
    </style:style>
    <style:style style:name="ce307" style:family="table-cell" style:parent-style-name="Default" style:data-style-name="N0">
      <style:table-cell-properties style:text-align-source="fix" style:repeat-content="false"/>
      <style:paragraph-properties fo:text-align="center" fo:margin-left="0in"/>
      <style:map style:condition="is-true-formula(ROW([.B2]) - 2 &lt; POWER(2; VLOOKUP([.B$1]; [.$O$2:.$R$13]; 4; 0)))" style:apply-style-name="Accent_20_3" style:base-cell-address="Instructions.B2"/>
    </style:style>
    <style:style style:name="ce308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map style:condition="is-true-formula(ROW([.B2]) - 2 &lt; POWER(2; VLOOKUP([.B$1]; [.$O$2:.$R$13]; 4; 0)))" style:apply-style-name="Accent_20_3" style:base-cell-address="Instructions.B2"/>
    </style:style>
    <style:style style:name="ce169" style:family="table-cell" style:parent-style-name="Default" style:data-style-name="N99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map style:condition="is-true-formula(ROW([.B2]) - 2 &lt; POWER(2; VLOOKUP([.B$1]; [.$O$2:.$R$13]; 4; 0)))" style:apply-style-name="Accent_20_3" style:base-cell-address="Instructions.B2"/>
    </style:style>
    <style:style style:name="ce310" style:family="table-cell" style:parent-style-name="Default">
      <style:map style:condition="is-true-formula(ROW([.B2]) - 2 &lt; POWER(2; VLOOKUP([.B$1]; [.$O$2:.$R$13]; 4; 0)))" style:apply-style-name="Accent_20_3" style:base-cell-address="Instructions.B2"/>
    </style:style>
    <style:style style:name="ce31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map style:condition="is-true-formula(ROW([.B2]) - 2 &lt; POWER(2; VLOOKUP([.B$1]; [.$O$2:.$R$13]; 4; 0)))" style:apply-style-name="Accent_20_3" style:base-cell-address="Instructions.B2"/>
    </style:style>
    <style:style style:name="ce31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map style:condition="is-true-formula(ROW([.B2]) - 2 &lt; POWER(2; VLOOKUP([.B$1]; [.$O$2:.$R$13]; 4; 0)))" style:apply-style-name="Accent_20_3" style:base-cell-address="Instructions.B2"/>
    </style:style>
    <style:style style:name="ce173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map style:condition="is-true-formula(ROW([.B2]) - 2 &lt; POWER(2; VLOOKUP([.B$1]; [.$O$2:.$R$13]; 4; 0)))" style:apply-style-name="Accent_20_3" style:base-cell-address="Instructions.B2"/>
    </style:style>
    <style:style style:name="ce7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152" style:family="table-cell" style:parent-style-name="Heading_20_1" style:data-style-name="N0"/>
    <style:style style:name="ce161" style:family="table-cell" style:parent-style-name="Default" style:data-style-name="N0"/>
    <style:style style:name="ce176" style:family="table-cell" style:parent-style-name="Default" style:data-style-name="N0">
      <style:table-cell-properties fo:border="none"/>
    </style:style>
    <style:style style:name="ce17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19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gr1" style:family="graphic" style:parent-style-name="Default">
      <style:graphic-properties draw:stroke="solid" svg:stroke-width="0.1in" svg:stroke-color="#eeeeee" draw:marker-start-width="0.2299in" draw:marker-end-width="0.2299in" draw:fill="solid" draw:fill-color="#eeeeee" draw:auto-grow-width="true" fo:min-height="2.6799in" fo:padding-top="0.0402in" fo:padding-bottom="0.0402in" fo:padding-left="0.0402in" fo:padding-right="0.0402in" draw:shadow="visible" draw:shadow-offset-x="0.0402in" draw:shadow-offset-y="0.0402in" draw:shadow-color="#808080" draw:shadow-opacity="50%" loext:shadow-blur="0.139in" loext:decorative="false"/>
      <style:paragraph-properties style:writing-mode="lr-tb"/>
      <style:text-properties style:font-name="Cascadia Code" fo:font-weight="bold" style:font-weight-asian="bold" style:font-weight-complex="bold"/>
    </style:style>
    <style:style style:name="gr2" style:family="graphic" style:parent-style-name="Note">
      <style:graphic-properties fo:min-height="0.9335in" loext:decorative="false"/>
      <style:paragraph-properties style:writing-mode="lr-tb"/>
    </style:style>
    <style:style style:name="gr3" style:family="graphic" style:parent-style-name="Note">
      <style:graphic-properties fo:min-height="1.089in" loext:decorative="false"/>
      <style:paragraph-properties style:writing-mode="lr-tb"/>
    </style:style>
    <style:style style:name="gr4" style:family="graphic" style:parent-style-name="Note">
      <style:graphic-properties fo:min-height="0.778in" loext:decorative="false"/>
      <style:paragraph-properties style:writing-mode="lr-tb"/>
    </style:style>
    <style:style style:name="gr5" style:family="graphic" style:parent-style-name="Note">
      <style:graphic-properties fo:min-height="0.6295in" loext:decorative="false"/>
      <style:paragraph-properties style:writing-mode="lr-tb"/>
    </style:style>
    <style:style style:name="gr6" style:family="graphic" style:parent-style-name="Note">
      <style:graphic-properties fo:min-height="1.4in" loext:decorative="false"/>
      <style:paragraph-properties style:writing-mode="lr-tb"/>
    </style:style>
    <style:style style:name="gr7" style:family="graphic" style:parent-style-name="Note">
      <style:graphic-properties fo:min-height="1.2445in" loext:decorative="false"/>
      <style:paragraph-properties style:writing-mode="lr-tb"/>
    </style:style>
    <style:style style:name="gr8" style:family="graphic" style:parent-style-name="Note">
      <style:graphic-properties fo:min-height="1.8665in" loext:decorative="false"/>
      <style:paragraph-properties style:writing-mode="lr-tb"/>
    </style:style>
    <style:style style:name="gr9" style:family="graphic" style:parent-style-name="Note">
      <style:graphic-properties fo:min-height="1.5555in" loext:decorative="false"/>
      <style:paragraph-properties style:writing-mode="lr-tb"/>
    </style:style>
    <style:style style:name="gr10" style:family="graphic" style:parent-style-name="Note">
      <style:graphic-properties fo:min-height="1.2917in" loext:decorative="false"/>
      <style:paragraph-properties style:writing-mode="lr-tb" fo:text-align="center" style:text-autospace="none" style:line-break="normal"/>
      <style:text-properties fo:hyphenate="false"/>
    </style:style>
    <style:style style:name="gr11" style:family="graphic" style:parent-style-name="Default">
      <style:graphic-properties draw:stroke="none" svg:stroke-color="#000000" draw:fill="hatch" draw:fill-color="#ffffff" draw:fill-hatch-name="Red_20_45_20_Degrees" fo:min-height="3.7528in" loext:decorative="false"/>
      <style:paragraph-properties style:writing-mode="lr-tb" fo:text-align="center"/>
      <style:text-properties style:font-name="Cascadia Code" fo:font-weight="normal" style:font-weight-asian="normal" style:font-weight-complex="normal"/>
    </style:style>
    <style:style style:name="P1" style:family="paragraph">
      <loext:graphic-properties draw:fill="solid" draw:fill-color="#eeeeee"/>
      <style:text-properties style:font-name="Cascadia Code" fo:font-weight="bold" style:font-weight-asian="bold" style:font-weight-complex="bold"/>
    </style:style>
    <style:style style:name="P2" style:family="paragraph">
      <style:paragraph-properties fo:text-align="center" style:text-autospace="none" style:line-break="normal" style:writing-mode="page"/>
      <style:text-properties fo:hyphenate="false"/>
    </style:style>
    <style:style style:name="P3" style:family="paragraph">
      <style:paragraph-properties fo:text-align="center" style:text-autospace="none" style:line-break="normal"/>
      <style:text-properties fo:hyphenate="false"/>
    </style:style>
    <style:style style:name="P4" style:family="paragraph">
      <style:paragraph-properties fo:text-align="center"/>
      <style:text-properties style:font-name="Cascadia Code" fo:font-weight="normal" style:font-weight-asian="normal" style:font-weight-complex="normal"/>
    </style:style>
    <style:style style:name="P5" style:family="paragraph">
      <loext:graphic-properties draw:fill="hatch" draw:fill-color="#ffffff" draw:fill-hatch-name="Red_20_45_20_Degrees"/>
      <style:paragraph-properties fo:text-align="center"/>
      <style:text-properties style:font-name="Cascadia Code" fo:font-weight="normal" style:font-weight-asian="normal" style:font-weight-complex="normal"/>
    </style:style>
    <style:style style:name="T1" style:family="text">
      <style:text-properties fo:color="#808080" loext:opacity="100%" style:font-name="Cascadia Code" fo:font-size="11pt" fo:font-weight="normal" style:font-size-asian="11pt" style:font-weight-asian="normal" style:font-size-complex="11pt" style:font-weight-complex="normal"/>
    </style:style>
    <style:style style:name="T2" style:family="text">
      <style:text-properties style:font-name="Cascadia Code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Cascadia Code" fo:font-weight="bold" style:font-weight-asian="bold" style:font-weight-complex="bold"/>
    </style:style>
    <style:style style:name="T4" style:family="text">
      <style:text-properties style:font-name="Cascadia Code" fo:font-weight="normal" style:font-weight-asian="normal" style:font-weight-complex="normal"/>
    </style:style>
    <style:style style:name="T5" style:family="text">
      <style:text-properties fo:color="#808080" loext:opacity="100%" style:font-name="Cascadia Code" fo:font-weight="normal" style:font-weight-asian="normal" style:font-weight-complex="normal"/>
    </style:style>
    <style:style style:name="T6" style:family="text">
      <style:text-properties fo:color="#000000" loext:opacity="100%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Roboto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Cascadia Code" fo:font-size="224.300003051758pt" fo:font-weight="normal" style:font-size-asian="224.300003051758pt" style:font-weight-asian="normal" style:font-size-complex="224.300003051758pt" style:font-weight-complex="normal"/>
    </style:style>
    <style:style style:name="T8" style:family="text">
      <style:text-properties style:font-name="Liberation Sans" fo:font-size="10pt" style:font-name-asian="Microsoft YaHei" style:font-size-asian="10pt" style:font-name-complex="Arial1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isters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4"/>
        <table:table-column table:style-name="co3" table:default-cell-style-name="ce71"/>
        <table:table-column table:style-name="co4" table:default-cell-style-name="ce71"/>
        <table:table-column table:style-name="co5" table:default-cell-style-name="ce71"/>
        <table:table-column table:style-name="co6" table:default-cell-style-name="ce71"/>
        <table:table-column table:style-name="co7" table:default-cell-style-name="ce71"/>
        <table:table-column table:style-name="co8" table:default-cell-style-name="Default"/>
        <table:table-column table:style-name="co9" table:default-cell-style-name="ce81"/>
        <table:table-column table:style-name="co10" table:default-cell-style-name="ce71"/>
        <table:table-column table:style-name="co11" table:default-cell-style-name="ce71"/>
        <table:table-column table:style-name="co12" table:default-cell-style-name="Default"/>
        <table:table-column table:style-name="co8" table:number-columns-repeated="1015" table:default-cell-style-name="Default"/>
        <table:table-column table:style-name="co13" table:number-columns-repeated="1535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General Purpose Registers</text:p>
          </table:table-cell>
          <table:covered-table-cell table:style-name="ce9"/>
          <table:covered-table-cell table:number-columns-repeated="5" table:style-name="ce15"/>
          <table:table-cell/>
          <table:table-cell table:style-name="ce25" office:value-type="string" calcext:value-type="string" table:number-columns-spanned="4" table:number-rows-spanned="1">
            <text:p>Special Registers</text:p>
          </table:table-cell>
          <table:covered-table-cell table:number-columns-repeated="2" table:style-name="ce15"/>
          <table:covered-table-cell table:style-name="Heading_20_1"/>
          <table:table-cell table:style-name="Heading_20_1" table:number-columns-repeated="16372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style-name="ce9" office:value-type="string" calcext:value-type="string">
            <text:p>Name</text:p>
          </table:table-cell>
          <table:table-cell table:style-name="ce65" office:value-type="string" calcext:value-type="string">
            <text:p>Description</text:p>
          </table:table-cell>
          <table:table-cell table:style-name="ce65" office:value-type="string" calcext:value-type="string">
            <text:p>temp?</text:p>
          </table:table-cell>
          <table:table-cell table:style-name="ce65" office:value-type="string" calcext:value-type="string">
            <text:p>arg?</text:p>
          </table:table-cell>
          <table:table-cell table:style-name="ce65" office:value-type="string" calcext:value-type="string">
            <text:p>address special-register?</text:p>
          </table:table-cell>
          <table:table-cell table:style-name="ce65" office:value-type="string" calcext:value-type="string">
            <text:p>preserved accross subr. calls?</text:p>
          </table:table-cell>
          <table:table-cell/>
          <table:table-cell table:style-name="ce25" office:value-type="string" calcext:value-type="string">
            <text:p>Abbr.</text:p>
          </table:table-cell>
          <table:table-cell table:style-name="ce65" office:value-type="string" calcext:value-type="string">
            <text:p>Name</text:p>
          </table:table-cell>
          <table:table-cell table:style-name="ce65" office:value-type="string" calcext:value-type="string">
            <text:p>Initial Value</text:p>
          </table:table-cell>
          <table:table-cell table:style-name="Heading_20_1" office:value-type="string" calcext:value-type="string">
            <text:p>Description</text:p>
          </table:table-cell>
          <table:table-cell table:style-name="Heading_20_1" office:value-type="string" calcext:value-type="string">
            <text:p>Needs saving during interrupt?</text:p>
          </table:table-cell>
          <table:table-cell table:style-name="Heading_20_1" table:number-columns-repeated="16371"/>
        </table:table-row>
        <table:table-row table:style-name="ro3">
          <table:table-cell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$sp</text:p>
          </table:table-cell>
          <table:table-cell table:style-name="ce70" office:value-type="string" calcext:value-type="string">
            <text:p>stack pointer</text:p>
          </table:table-cell>
          <table:table-cell table:number-columns-repeated="2" table:style-name="ce84" office:value-type="string" calcext:value-type="string">
            <text:p>no</text:p>
          </table:table-cell>
          <table:table-cell table:style-name="ce84" office:value-type="string" calcext:value-type="string">
            <text:p>yes</text:p>
          </table:table-cell>
          <table:table-cell table:style-name="ce22" office:value-type="string" calcext:value-type="string">
            <text:p>yes</text:p>
          </table:table-cell>
          <table:table-cell/>
          <table:table-cell office:value-type="string" calcext:value-type="string">
            <text:p>$RA</text:p>
          </table:table-cell>
          <table:table-cell office:value-type="string" calcext:value-type="string">
            <text:p>return address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Holds return address after `call`, and for `ret`</text:p>
          </table:table-cell>
          <table:table-cell office:value-type="string" calcext:value-type="string">
            <text:p>yes</text:p>
          </table:table-cell>
          <table:table-cell table:number-columns-repeated="1637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$w</text:p>
          </table:table-cell>
          <table:table-cell table:style-name="ce83" office:value-type="string" calcext:value-type="string">
            <text:p>temp / arg4 / address</text:p>
          </table:table-cell>
          <table:table-cell table:number-columns-repeated="3" table:style-name="ce84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/>
          <table:table-cell table:style-name="ce76" office:value-type="string" calcext:value-type="string">
            <text:p>$HI</text:p>
          </table:table-cell>
          <table:table-cell table:style-name="ce93" office:value-type="string" calcext:value-type="string">
            <text:p>upper word for mult.</text:p>
          </table:table-cell>
          <table:table-cell table:style-name="ce93"/>
          <table:table-cell table:style-name="ce90"/>
          <table:table-cell table:style-name="ce90" office:value-type="string" calcext:value-type="string">
            <text:p>yes</text:p>
          </table:table-cell>
          <table:table-cell table:style-name="ce90" table:number-columns-repeated="16371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$x</text:p>
          </table:table-cell>
          <table:table-cell table:style-name="ce70" office:value-type="string" calcext:value-type="string">
            <text:p>temp / arg1</text:p>
          </table:table-cell>
          <table:table-cell table:number-columns-repeated="2" table:style-name="ce84" office:value-type="string" calcext:value-type="string">
            <text:p>yes</text:p>
          </table:table-cell>
          <table:table-cell table:style-name="ce84" office:value-type="string" calcext:value-type="string">
            <text:p>no</text:p>
          </table:table-cell>
          <table:table-cell table:style-name="ce22" office:value-type="string" calcext:value-type="string">
            <text:p>no</text:p>
          </table:table-cell>
          <table:table-cell/>
          <table:table-cell office:value-type="string" calcext:value-type="string">
            <text:p>$GP</text:p>
          </table:table-cell>
          <table:table-cell office:value-type="string" calcext:value-type="string">
            <text:p>global pointer</text:p>
          </table:table-cell>
          <table:table-cell/>
          <table:table-cell office:value-type="string" calcext:value-type="string">
            <text:p>Points to the region of memory reserved for global variables</text:p>
          </table:table-cell>
          <table:table-cell office:value-type="string" calcext:value-type="string">
            <text:p>yes</text:p>
          </table:table-cell>
          <table:table-cell table:number-columns-repeated="16371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2" office:value-type="string" calcext:value-type="string">
            <text:p>$y</text:p>
          </table:table-cell>
          <table:table-cell table:style-name="ce83" office:value-type="string" calcext:value-type="string">
            <text:p>temp / arg2</text:p>
          </table:table-cell>
          <table:table-cell table:number-columns-repeated="2" table:style-name="ce84" office:value-type="string" calcext:value-type="string">
            <text:p>yes</text:p>
          </table:table-cell>
          <table:table-cell table:style-name="ce84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/>
          <table:table-cell table:style-name="ce76" office:value-type="string" calcext:value-type="string">
            <text:p>$CC</text:p>
          </table:table-cell>
          <table:table-cell table:style-name="ce93" office:value-type="string" calcext:value-type="string">
            <text:p>condition codes</text:p>
          </table:table-cell>
          <table:table-cell table:style-name="ce93"/>
          <table:table-cell table:style-name="ce90" office:value-type="string" calcext:value-type="string">
            <text:p>Holds condition codes (overflow, carry, etc.)</text:p>
          </table:table-cell>
          <table:table-cell table:style-name="ce90" office:value-type="string" calcext:value-type="string">
            <text:p>yes</text:p>
          </table:table-cell>
          <table:table-cell table:style-name="ce90" table:number-columns-repeated="16371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$z</text:p>
          </table:table-cell>
          <table:table-cell table:style-name="ce70" office:value-type="string" calcext:value-type="string">
            <text:p>temp / arg3</text:p>
          </table:table-cell>
          <table:table-cell table:number-columns-repeated="2" table:style-name="ce84" office:value-type="string" calcext:value-type="string">
            <text:p>yes</text:p>
          </table:table-cell>
          <table:table-cell table:style-name="ce84" office:value-type="string" calcext:value-type="string">
            <text:p>no</text:p>
          </table:table-cell>
          <table:table-cell table:style-name="ce22" office:value-type="string" calcext:value-type="string">
            <text:p>no</text:p>
          </table:table-cell>
          <table:table-cell/>
          <table:table-cell office:value-type="string" calcext:value-type="string">
            <text:p>$TS</text:p>
          </table:table-cell>
          <table:table-cell office:value-type="string" calcext:value-type="string">
            <text:p>test stack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A bit-array which functions as a stack of boolean values</text:p>
          </table:table-cell>
          <table:table-cell table:style-name="ce92" office:value-type="string" calcext:value-type="string">
            <text:p>yes</text:p>
          </table:table-cell>
          <table:table-cell table:style-name="ce92" table:number-columns-repeated="16371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$a</text:p>
          </table:table-cell>
          <table:table-cell office:value-type="string" calcext:value-type="string">
            <text:p>saved 1</text:p>
          </table:table-cell>
          <table:table-cell table:number-columns-repeated="3" table:style-name="ce84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/>
          <table:table-cell table:style-name="ce74" office:value-type="string" calcext:value-type="string">
            <text:p>$PC</text:p>
          </table:table-cell>
          <table:table-cell table:style-name="ce70" office:value-type="string" calcext:value-type="string">
            <text:p>program counter</text:p>
          </table:table-cell>
          <table:table-cell table:style-name="ce70"/>
          <table:table-cell table:style-name="ce92"/>
          <table:table-cell table:style-name="ce92" office:value-type="string" calcext:value-type="string">
            <text:p>yes</text:p>
          </table:table-cell>
          <table:table-cell table:style-name="ce92" table:number-columns-repeated="16371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$b</text:p>
          </table:table-cell>
          <table:table-cell office:value-type="string" calcext:value-type="string">
            <text:p>saved 2</text:p>
          </table:table-cell>
          <table:table-cell table:number-columns-repeated="3" table:style-name="ce84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/>
          <table:table-cell table:style-name="ce74" office:value-type="string" calcext:value-type="string">
            <text:p>$KR</text:p>
          </table:table-cell>
          <table:table-cell table:style-name="ce70" office:value-type="string" calcext:value-type="string">
            <text:p>kernel return address</text:p>
          </table:table-cell>
          <table:table-cell table:style-name="ce70"/>
          <table:table-cell table:style-name="ce92" office:value-type="string" calcext:value-type="string">
            <text:p>On interrupt, $PC is stored in $KR before jumping to the ISR</text:p>
          </table:table-cell>
          <table:table-cell table:style-name="ce92" office:value-type="string" calcext:value-type="string">
            <text:p>-</text:p>
          </table:table-cell>
          <table:table-cell table:style-name="ce92" table:number-columns-repeated="16371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saved 3</text:p>
          </table:table-cell>
          <table:table-cell table:number-columns-repeated="3" table:style-name="ce84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number-columns-repeated="2"/>
          <table:table-cell table:style-name="ce70" table:number-columns-repeated="2"/>
          <table:table-cell table:style-name="ce92" table:number-columns-repeated="1016"/>
          <table:table-cell table:number-columns-repeated="15357"/>
        </table:table-row>
        <table:table-row table:style-name="ro4">
          <table:table-cell table:number-columns-repeated="2"/>
          <table:table-cell table:style-name="Default"/>
          <table:table-cell table:style-name="ce189" table:number-columns-repeated="4"/>
          <table:table-cell table:number-columns-repeated="16377"/>
        </table:table-row>
        <table:table-row table:style-name="ro5">
          <table:table-cell table:style-name="ce1" office:value-type="string" calcext:value-type="string">
            <text:p>#</text:p>
          </table:table-cell>
          <table:table-cell table:style-name="ce9" office:value-type="string" calcext:value-type="string">
            <text:p>Name</text:p>
          </table:table-cell>
          <table:table-cell table:style-name="ce65" office:value-type="string" calcext:value-type="string">
            <text:p>Description</text:p>
          </table:table-cell>
          <table:table-cell table:style-name="ce65" office:value-type="string" calcext:value-type="string">
            <text:p>temp?</text:p>
          </table:table-cell>
          <table:table-cell table:style-name="ce65" office:value-type="string" calcext:value-type="string">
            <text:p>arg?</text:p>
          </table:table-cell>
          <table:table-cell table:style-name="ce65" office:value-type="string" calcext:value-type="string">
            <text:p>address special-register?</text:p>
          </table:table-cell>
          <table:table-cell table:style-name="ce65" office:value-type="string" calcext:value-type="string">
            <text:p>preserved accross subr. calls?</text:p>
          </table:table-cell>
          <table:table-cell table:number-columns-repeated="1637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constant zero register</text:p>
          </table:table-cell>
          <table:table-cell table:number-columns-repeated="3" table:style-name="ce84" office:value-type="string" calcext:value-type="string">
            <text:p>no</text:p>
          </table:table-cell>
          <table:table-cell table:style-name="ce84" office:value-type="string" calcext:value-type="string">
            <text:p>yes</text:p>
          </table:table-cell>
          <table:table-cell table:number-columns-repeated="1637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rg 0</text:p>
          </table:table-cell>
          <table:table-cell table:number-columns-repeated="2" table:style-name="ce84" office:value-type="string" calcext:value-type="string">
            <text:p>yes</text:p>
          </table:table-cell>
          <table:table-cell table:number-columns-repeated="2" table:style-name="ce84" office:value-type="string" calcext:value-type="string">
            <text:p>no</text:p>
          </table:table-cell>
          <table:table-cell table:number-columns-repeated="16377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rg 1</text:p>
          </table:table-cell>
          <table:table-cell table:number-columns-repeated="2" table:style-name="ce84" office:value-type="string" calcext:value-type="string">
            <text:p>yes</text:p>
          </table:table-cell>
          <table:table-cell table:number-columns-repeated="2" table:style-name="ce84" office:value-type="string" calcext:value-type="string">
            <text:p>no</text:p>
          </table:table-cell>
          <table:table-cell table:number-columns-repeated="16377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rg 2</text:p>
          </table:table-cell>
          <table:table-cell table:number-columns-repeated="2" table:style-name="ce84" office:value-type="string" calcext:value-type="string">
            <text:p>yes</text:p>
          </table:table-cell>
          <table:table-cell table:number-columns-repeated="2" table:style-name="ce84" office:value-type="string" calcext:value-type="string">
            <text:p>no</text:p>
          </table:table-cell>
          <table:table-cell table:number-columns-repeated="16377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saved 0</text:p>
          </table:table-cell>
          <table:table-cell table:number-columns-repeated="3" table:style-name="ce84" office:value-type="string" calcext:value-type="string">
            <text:p>no</text:p>
          </table:table-cell>
          <table:table-cell table:style-name="ce84" office:value-type="string" calcext:value-type="string">
            <text:p>yes</text:p>
          </table:table-cell>
          <table:table-cell table:number-columns-repeated="16377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aved 1</text:p>
          </table:table-cell>
          <table:table-cell table:number-columns-repeated="3" table:style-name="ce84" office:value-type="string" calcext:value-type="string">
            <text:p>no</text:p>
          </table:table-cell>
          <table:table-cell table:style-name="ce84" office:value-type="string" calcext:value-type="string">
            <text:p>yes</text:p>
          </table:table-cell>
          <table:table-cell table:number-columns-repeated="16377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k0</text:p>
          </table:table-cell>
          <table:table-cell office:value-type="string" calcext:value-type="string">
            <text:p>kernel register 0</text:p>
          </table:table-cell>
          <table:table-cell table:number-columns-repeated="4" table:style-name="ce84" office:value-type="string" calcext:value-type="string">
            <text:p>no</text:p>
          </table:table-cell>
          <table:table-cell table:number-columns-repeated="16377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ernel register 1</text:p>
          </table:table-cell>
          <table:table-cell table:number-columns-repeated="4" table:style-name="ce84" office:value-type="string" calcext:value-type="string">
            <text:p>no</text:p>
          </table:table-cell>
          <table:table-cell table:number-columns-repeated="16377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mp a</text:p>
          </table:table-cell>
          <table:table-cell table:style-name="ce84" office:value-type="string" calcext:value-type="string">
            <text:p>yes</text:p>
          </table:table-cell>
          <table:table-cell table:number-columns-repeated="3" table:style-name="ce84" office:value-type="string" calcext:value-type="string">
            <text:p>no</text:p>
          </table:table-cell>
          <table:table-cell table:number-columns-repeated="16377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emp b</text:p>
          </table:table-cell>
          <table:table-cell table:style-name="ce84" office:value-type="string" calcext:value-type="string">
            <text:p>yes</text:p>
          </table:table-cell>
          <table:table-cell table:number-columns-repeated="3" table:style-name="ce84" office:value-type="string" calcext:value-type="string">
            <text:p>no</text:p>
          </table:table-cell>
          <table:table-cell table:number-columns-repeated="16377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p c</text:p>
          </table:table-cell>
          <table:table-cell table:style-name="ce84" office:value-type="string" calcext:value-type="string">
            <text:p>yes</text:p>
          </table:table-cell>
          <table:table-cell table:number-columns-repeated="3" table:style-name="ce84" office:value-type="string" calcext:value-type="string">
            <text:p>no</text:p>
          </table:table-cell>
          <table:table-cell table:number-columns-repeated="16377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mp d</text:p>
          </table:table-cell>
          <table:table-cell table:style-name="ce84" office:value-type="string" calcext:value-type="string">
            <text:p>yes</text:p>
          </table:table-cell>
          <table:table-cell table:number-columns-repeated="3" table:style-name="ce84" office:value-type="string" calcext:value-type="string">
            <text:p>no</text:p>
          </table:table-cell>
          <table:table-cell table:number-columns-repeated="16377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emp x</text:p>
          </table:table-cell>
          <table:table-cell table:style-name="ce84" office:value-type="string" calcext:value-type="string">
            <text:p>yes</text:p>
          </table:table-cell>
          <table:table-cell table:number-columns-repeated="3" table:style-name="ce84" office:value-type="string" calcext:value-type="string">
            <text:p>no</text:p>
          </table:table-cell>
          <table:table-cell/>
          <table:table-cell table:style-name="ce71"/>
          <table:table-cell table:style-name="ce84" table:number-columns-repeated="4"/>
          <table:table-cell table:number-columns-repeated="16371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emp y</text:p>
          </table:table-cell>
          <table:table-cell table:style-name="ce84" office:value-type="string" calcext:value-type="string">
            <text:p>yes</text:p>
          </table:table-cell>
          <table:table-cell table:number-columns-repeated="3" table:style-name="ce84" office:value-type="string" calcext:value-type="string">
            <text:p>no</text:p>
          </table:table-cell>
          <table:table-cell/>
          <table:table-cell table:style-name="ce71"/>
          <table:table-cell table:style-name="ce84" table:number-columns-repeated="4"/>
          <table:table-cell table:number-columns-repeated="16371"/>
        </table:table-row>
        <table:table-row table:style-name="ro6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mory address register</text:p>
          </table:table-cell>
          <table:table-cell table:style-name="ce84" office:value-type="string" calcext:value-type="string">
            <text:p>yes</text:p>
          </table:table-cell>
          <table:table-cell table:style-name="ce84" office:value-type="string" calcext:value-type="string">
            <text:p>no</text:p>
          </table:table-cell>
          <table:table-cell table:style-name="ce84" office:value-type="string" calcext:value-type="string">
            <text:p>yes</text:p>
          </table:table-cell>
          <table:table-cell table:style-name="ce84" office:value-type="string" calcext:value-type="string">
            <text:p>no</text:p>
          </table:table-cell>
          <table:table-cell table:number-columns-repeated="16377"/>
        </table:table-row>
        <table:table-row table:style-name="ro6"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tack pointer</text:p>
          </table:table-cell>
          <table:table-cell table:number-columns-repeated="2" table:style-name="ce84" office:value-type="string" calcext:value-type="string">
            <text:p>no</text:p>
          </table:table-cell>
          <table:table-cell table:number-columns-repeated="2" table:style-name="ce84" office:value-type="string" calcext:value-type="string">
            <text:p>yes</text:p>
          </table:table-cell>
          <table:table-cell table:number-columns-repeated="16377"/>
        </table:table-row>
        <table:table-row table:style-name="ro3">
          <table:table-cell table:number-columns-repeated="3"/>
          <table:table-cell table:style-name="ce84" table:number-columns-repeated="4"/>
          <table:table-cell table:number-columns-repeated="16377"/>
        </table:table-row>
        <table:table-row table:style-name="ro7">
          <table:table-cell table:style-name="ce1" office:value-type="string" calcext:value-type="string">
            <text:p>#</text:p>
          </table:table-cell>
          <table:table-cell table:style-name="ce9" office:value-type="string" calcext:value-type="string">
            <text:p>Name</text:p>
          </table:table-cell>
          <table:table-cell table:style-name="ce65" office:value-type="string" calcext:value-type="string">
            <text:p>Description</text:p>
          </table:table-cell>
          <table:table-cell table:style-name="ce65" office:value-type="string" calcext:value-type="string">
            <text:p>temp?</text:p>
          </table:table-cell>
          <table:table-cell table:style-name="ce65" office:value-type="string" calcext:value-type="string">
            <text:p>arg?</text:p>
          </table:table-cell>
          <table:table-cell table:style-name="ce65" office:value-type="string" calcext:value-type="string">
            <text:p>address special-register?</text:p>
          </table:table-cell>
          <table:table-cell table:style-name="ce65" office:value-type="string" calcext:value-type="string">
            <text:p>preserved accross subr. calls?</text:p>
          </table:table-cell>
          <table:table-cell table:number-columns-repeated="16377"/>
        </table:table-row>
        <table:table-row table:style-name="ro3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sp</text:p>
          </table:table-cell>
          <table:table-cell table:style-name="ce70" office:value-type="string" calcext:value-type="string">
            <text:p>stack pointer</text:p>
          </table:table-cell>
          <table:table-cell table:number-columns-repeated="2" table:style-name="ce84" office:value-type="string" calcext:value-type="string">
            <text:p>no</text:p>
          </table:table-cell>
          <table:table-cell table:style-name="ce84" office:value-type="string" calcext:value-type="string">
            <text:p>yes</text:p>
          </table:table-cell>
          <table:table-cell table:style-name="ce22" office:value-type="string" calcext:value-type="string">
            <text:p>yes</text:p>
          </table:table-cell>
          <table:table-cell/>
          <table:table-cell table:style-name="Default" table:number-columns-repeated="3"/>
          <table:table-cell table:number-columns-repeated="1637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x</text:p>
          </table:table-cell>
          <table:table-cell table:style-name="ce83" office:value-type="string" calcext:value-type="string">
            <text:p>temp / arg1 / address</text:p>
          </table:table-cell>
          <table:table-cell table:number-columns-repeated="3" table:style-name="ce84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/>
          <table:table-cell table:style-name="Default" table:number-columns-repeated="3"/>
          <table:table-cell table:number-columns-repeated="2"/>
          <table:table-cell table:style-name="ce71" table:number-columns-repeated="2"/>
          <table:table-cell table:number-columns-repeated="16369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83" office:value-type="string" calcext:value-type="string">
            <text:p>temp / arg2 / address</text:p>
          </table:table-cell>
          <table:table-cell table:number-columns-repeated="3" table:style-name="ce84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/>
          <table:table-cell table:style-name="Default" table:number-columns-repeated="3"/>
          <table:table-cell table:number-columns-repeated="2"/>
          <table:table-cell table:style-name="ce71" table:number-columns-repeated="2"/>
          <table:table-cell table:number-columns-repeated="16369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table:style-name="ce70" office:value-type="string" calcext:value-type="string">
            <text:p>temp / arg3 / address</text:p>
          </table:table-cell>
          <table:table-cell table:number-columns-repeated="3" table:style-name="ce84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/>
          <table:table-cell table:style-name="Default" table:number-columns-repeated="3"/>
          <table:table-cell table:number-columns-repeated="2"/>
          <table:table-cell table:style-name="ce71" table:number-columns-repeated="2"/>
          <table:table-cell table:number-columns-repeated="16369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w</text:p>
          </table:table-cell>
          <table:table-cell table:style-name="ce83" office:value-type="string" calcext:value-type="string">
            <text:p>temp / arg4</text:p>
          </table:table-cell>
          <table:table-cell table:number-columns-repeated="2" table:style-name="ce84" office:value-type="string" calcext:value-type="string">
            <text:p>yes</text:p>
          </table:table-cell>
          <table:table-cell table:style-name="ce84" office:value-type="string" calcext:value-type="string">
            <text:p>no</text:p>
          </table:table-cell>
          <table:table-cell table:style-name="ce22" office:value-type="string" calcext:value-type="string">
            <text:p>no</text:p>
          </table:table-cell>
          <table:table-cell/>
          <table:table-cell table:style-name="Default" table:number-columns-repeated="3"/>
          <table:table-cell table:number-columns-repeated="2"/>
          <table:table-cell table:style-name="ce71" table:number-columns-repeated="2"/>
          <table:table-cell table:number-columns-repeated="16369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11" office:value-type="string" calcext:value-type="string">
            <text:p>v</text:p>
          </table:table-cell>
          <table:table-cell office:value-type="string" calcext:value-type="string">
            <text:p>temp / retval</text:p>
          </table:table-cell>
          <table:table-cell table:number-columns-repeated="3" table:style-name="ce84" office:value-type="string" calcext:value-type="string">
            <text:p>no</text:p>
          </table:table-cell>
          <table:table-cell table:style-name="ce22" office:value-type="string" calcext:value-type="string">
            <text:p>no</text:p>
          </table:table-cell>
          <table:table-cell/>
          <table:table-cell table:style-name="Default" table:number-columns-repeated="3"/>
          <table:table-cell table:number-columns-repeated="2"/>
          <table:table-cell table:style-name="ce71" table:number-columns-repeated="2"/>
          <table:table-cell table:number-columns-repeated="16369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10" office:value-type="string" calcext:value-type="string">
            <text:p>a</text:p>
          </table:table-cell>
          <table:table-cell office:value-type="string" calcext:value-type="string">
            <text:p>saved 1</text:p>
          </table:table-cell>
          <table:table-cell table:number-columns-repeated="3" table:style-name="ce84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/>
          <table:table-cell table:style-name="Default" table:number-columns-repeated="3"/>
          <table:table-cell table:number-columns-repeated="2"/>
          <table:table-cell table:style-name="ce84" table:number-columns-repeated="2"/>
          <table:table-cell table:style-name="ce22"/>
          <table:table-cell table:number-columns-repeated="16368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b</text:p>
          </table:table-cell>
          <table:table-cell office:value-type="string" calcext:value-type="string">
            <text:p>saved 2</text:p>
          </table:table-cell>
          <table:table-cell table:number-columns-repeated="3" table:style-name="ce84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/>
          <table:table-cell table:style-name="Default" table:number-columns-repeated="3"/>
          <table:table-cell table:number-columns-repeated="2"/>
          <table:table-cell table:style-name="ce84" table:number-columns-repeated="2"/>
          <table:table-cell table:style-name="ce22"/>
          <table:table-cell table:number-columns-repeated="16368"/>
        </table:table-row>
        <table:table-row table:style-name="ro3">
          <table:table-cell table:number-columns-repeated="3"/>
          <table:table-cell table:style-name="ce84" table:number-columns-repeated="4"/>
          <table:table-cell/>
          <table:table-cell table:style-name="Default" table:number-columns-repeated="3"/>
          <table:table-cell table:number-columns-repeated="16373"/>
        </table:table-row>
        <table:table-row table:style-name="ro3" table:number-rows-repeated="3">
          <table:table-cell/>
          <table:table-cell table:style-name="Default" table:number-columns-repeated="6"/>
          <table:table-cell/>
          <table:table-cell table:style-name="Default" table:number-columns-repeated="3"/>
          <table:table-cell table:number-columns-repeated="16373"/>
        </table:table-row>
        <table:table-row table:style-name="ro3" table:number-rows-repeated="6">
          <table:table-cell/>
          <table:table-cell table:style-name="Default" table:number-columns-repeated="6"/>
          <table:table-cell table:number-columns-repeated="16377"/>
        </table:table-row>
        <table:table-row table:style-name="ro3" table:number-rows-repeated="52">
          <table:table-cell table:number-columns-repeated="3"/>
          <table:table-cell table:style-name="ce84" table:number-columns-repeated="4"/>
          <table:table-cell table:number-columns-repeated="16377"/>
        </table:table-row>
        <table:table-row table:style-name="ro3" table:number-rows-repeated="901">
          <table:table-cell table:number-columns-repeated="16384"/>
        </table:table-row>
        <table:table-row table:style-name="ro4" table:number-rows-repeated="1047574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Registers.J25:Registers.M26 Registers.D3:Registers.G11 Registers.D13:Registers.G29 Registers.D49:Registers.G100 Registers.N37:Registers.P38 Registers.D31:Registers.G39">
            <calcext:condition calcext:apply-style-name="Good" calcext:value="=&quot;yes&quot;" calcext:base-cell-address="Registers.D3"/>
            <calcext:condition calcext:apply-style-name="Footnote" calcext:value="=&quot;no&quot;" calcext:base-cell-address="Registers.D3"/>
          </calcext:conditional-format>
        </calcext:conditional-formats>
      </table:table>
      <table:table table:name="Formats" table:style-name="ta2">
        <office:forms form:automatic-focus="false" form:apply-design-mode="false"/>
        <table:table-column table:style-name="co14" table:default-cell-style-name="ce51"/>
        <table:table-column table:style-name="co15" table:default-cell-style-name="ce51"/>
        <table:table-column table:style-name="co16" table:number-columns-repeated="15" table:default-cell-style-name="ce51"/>
        <table:table-column table:style-name="co17" table:default-cell-style-name="ce51"/>
        <table:table-column table:style-name="co18" table:default-cell-style-name="Footnote"/>
        <table:table-column table:style-name="co19" table:default-cell-style-name="ce249"/>
        <table:table-column table:style-name="co20" table:default-cell-style-name="Footnote"/>
        <table:table-column table:style-name="co21" table:default-cell-style-name="ce51"/>
        <table:table-column table:style-name="co8" table:default-cell-style-name="ce51"/>
        <table:table-column table:style-name="co22" table:default-cell-style-name="ce232"/>
        <table:table-column table:style-name="co23" table:default-cell-style-name="ce51"/>
        <table:table-column table:style-name="co24" table:default-cell-style-name="ce51"/>
        <table:table-column table:style-name="co25" table:default-cell-style-name="ce51"/>
        <table:table-column table:style-name="co26" table:default-cell-style-name="ce51"/>
        <table:table-column table:style-name="co8" table:number-columns-repeated="988" table:default-cell-style-name="ce51"/>
        <table:table-column table:style-name="co13" table:number-columns-repeated="15368" table:default-cell-style-name="ce51"/>
        <table:table-row table:style-name="ro8">
          <table:table-cell table:style-name="Heading_20_1" office:value-type="string" calcext:value-type="string">
            <text:p>Instr. Format</text:p>
          </table:table-cell>
          <table:table-cell table:style-name="Heading_20_1" office:value-type="string" calcext:value-type="string">
            <text:p>Format Description</text:p>
          </table:table-cell>
          <table:table-cell table:style-name="Heading_20_1" office:value-type="float" office:value="15" calcext:value-type="float">
            <text:p>15</text:p>
          </table:table-cell>
          <table:table-cell table:style-name="Heading_20_1" office:value-type="float" office:value="14" calcext:value-type="float">
            <text:p>14</text:p>
          </table:table-cell>
          <table:table-cell table:style-name="Heading_20_1" office:value-type="float" office:value="13" calcext:value-type="float">
            <text:p>13</text:p>
          </table:table-cell>
          <table:table-cell table:style-name="Heading_20_1" office:value-type="float" office:value="12" calcext:value-type="float">
            <text:p>12</text:p>
          </table:table-cell>
          <table:table-cell table:style-name="Heading_20_1" office:value-type="float" office:value="11" calcext:value-type="float">
            <text:p>11</text:p>
          </table:table-cell>
          <table:table-cell table:style-name="Heading_20_1" office:value-type="float" office:value="10" calcext:value-type="float">
            <text:p>10</text:p>
          </table:table-cell>
          <table:table-cell table:style-name="Heading_20_1" office:value-type="float" office:value="9" calcext:value-type="float">
            <text:p>9</text:p>
          </table:table-cell>
          <table:table-cell table:style-name="Heading_20_1" office:value-type="float" office:value="8" calcext:value-type="float">
            <text:p>8</text:p>
          </table:table-cell>
          <table:table-cell table:style-name="Heading_20_1" office:value-type="float" office:value="7" calcext:value-type="float">
            <text:p>7</text:p>
          </table:table-cell>
          <table:table-cell table:style-name="Heading_20_1" office:value-type="float" office:value="6" calcext:value-type="float">
            <text:p>6</text:p>
          </table:table-cell>
          <table:table-cell table:style-name="Heading_20_1" office:value-type="float" office:value="5" calcext:value-type="float">
            <text:p>5</text:p>
          </table:table-cell>
          <table:table-cell table:style-name="Heading_20_1" office:value-type="float" office:value="4" calcext:value-type="float">
            <text:p>4</text:p>
          </table:table-cell>
          <table:table-cell table:style-name="Heading_20_1" office:value-type="float" office:value="3" calcext:value-type="float">
            <text:p>3</text:p>
          </table:table-cell>
          <table:table-cell table:style-name="Heading_20_1" office:value-type="float" office:value="2" calcext:value-type="float">
            <text:p>2</text:p>
          </table:table-cell>
          <table:table-cell table:style-name="Heading_20_1" office:value-type="float" office:value="1" calcext:value-type="float">
            <text:p>1</text:p>
          </table:table-cell>
          <table:table-cell table:style-name="Heading_20_1" office:value-type="float" office:value="0" calcext:value-type="float">
            <text:p>0</text:p>
          </table:table-cell>
          <table:table-cell table:style-name="Heading_20_1" office:value-type="string" calcext:value-type="string">
            <text:p>Op Bits</text:p>
          </table:table-cell>
          <table:table-cell table:style-name="Heading_20_1" office:value-type="string" calcext:value-type="string">
            <text:p>#Ops</text:p>
          </table:table-cell>
          <table:table-cell table:style-name="Heading_20_1" office:value-type="string" calcext:value-type="string">
            <text:p>Imm. Bits</text:p>
          </table:table-cell>
          <table:table-cell table:style-name="Heading_20_1" office:value-type="string" calcext:value-type="string">
            <text:p>Imm. Range</text:p>
          </table:table-cell>
          <table:table-cell table:style-name="Heading_20_1" office:value-type="string" calcext:value-type="string">
            <text:p>Prefix</text:p>
          </table:table-cell>
          <table:table-cell table:style-name="Heading_20_1" table:number-columns-repeated="16361"/>
        </table:table-row>
        <table:table-row table:style-name="ro9">
          <table:table-cell table:style-name="ce32" office:value-type="string" calcext:value-type="string" table:number-columns-spanned="18" table:number-rows-spanned="1">
            <text:p>Formats8RegsV1</text:p>
          </table:table-cell>
          <table:covered-table-cell table:number-columns-repeated="17" table:style-name="Heading_20_2"/>
          <table:table-cell table:style-name="Heading_20_2" table:number-columns-repeated="16366"/>
        </table:table-row>
        <table:table-row table:style-name="ro9">
          <table:table-cell table:style-name="ce98" office:value-type="string" calcext:value-type="string">
            <text:p>RAI</text:p>
          </table:table-cell>
          <table:table-cell table:style-name="ce112" office:value-type="string" calcext:value-type="string">
            <text:p>Register-address-immediate</text:p>
          </table:table-cell>
          <table:table-cell table:style-name="ce64" office:value-type="float" office:value="1" calcext:value-type="float">
            <text:p>1</text:p>
          </table:table-cell>
          <table:table-cell table:style-name="ce97" office:value-type="string" calcext:value-type="string">
            <text:p>Op</text:p>
          </table:table-cell>
          <table:table-cell table:style-name="ce138" office:value-type="string" calcext:value-type="string">
            <text:p>Op</text:p>
          </table:table-cell>
          <table:table-cell table:style-name="ce184" office:value-type="string" calcext:value-type="string">
            <text:p>I</text:p>
          </table:table-cell>
          <table:table-cell table:number-columns-repeated="8" table:style-name="ce203" office:value-type="string" calcext:value-type="string">
            <text:p>I</text:p>
          </table:table-cell>
          <table:table-cell table:style-name="ce221" office:value-type="string" calcext:value-type="string">
            <text:p>A</text:p>
          </table:table-cell>
          <table:table-cell table:style-name="ce229" office:value-type="string" calcext:value-type="string">
            <text:p>R</text:p>
          </table:table-cell>
          <table:table-cell table:style-name="ce238" office:value-type="string" calcext:value-type="string">
            <text:p>R</text:p>
          </table:table-cell>
          <table:table-cell table:style-name="ce241" office:value-type="string" calcext:value-type="string">
            <text:p>R</text:p>
          </table:table-cell>
          <table:table-cell table:formula="of:=COUNTIF([.B3:.R3];&quot;Op&quot;)" office:value-type="float" office:value="2" calcext:value-type="float">
            <text:p>2</text:p>
          </table:table-cell>
          <table:table-cell table:style-name="ce98" table:formula="of:=POWER(2;[.S3])" office:value-type="float" office:value="4" calcext:value-type="float">
            <text:p>4</text:p>
          </table:table-cell>
          <table:table-cell table:formula="of:=COUNTIF([.B3:.R3]; &quot;I&quot;)" office:value-type="float" office:value="9" calcext:value-type="float">
            <text:p>9</text:p>
          </table:table-cell>
          <table:table-cell table:style-name="ce178" table:formula="of:=IF(([.U3]&gt;0);-POWER(2;[.U3]-1)&amp;&quot;..=&quot;&amp;(POWER(2;[.U3]-1)-1); &quot;-&quot;)" office:value-type="string" office:string-value="-256..=255" calcext:value-type="string">
            <text:p>-256..=255</text:p>
          </table:table-cell>
          <table:table-cell table:formula="of:=ORG.LIBREOFFICE.REGEX(COM.MICROSOFT.CONCAT([.C3:.R3]); &quot;[^01]&quot;; &quot;&quot;; &quot;g&quot;)" office:value-type="string" office:string-value="1" calcext:value-type="string">
            <text:p>1</text:p>
          </table:table-cell>
          <table:table-cell table:style-name="ce55"/>
          <table:table-cell table:number-columns-repeated="16360"/>
        </table:table-row>
        <table:table-row table:style-name="ro9">
          <table:table-cell table:style-name="ce98" office:value-type="string" calcext:value-type="string">
            <text:p>S</text:p>
          </table:table-cell>
          <table:table-cell table:style-name="ce112" office:value-type="string" calcext:value-type="string">
            <text:p>Subroutine Call</text:p>
          </table:table-cell>
          <table:table-cell table:style-name="ce72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string" calcext:value-type="string">
            <text:p>1</text:p>
          </table:table-cell>
          <table:table-cell table:number-columns-repeated="13" table:style-name="ce188" office:value-type="string" calcext:value-type="string">
            <text:p>I</text:p>
          </table:table-cell>
          <table:table-cell table:formula="of:=COUNTIF([.B4:.R4];&quot;Op&quot;)" office:value-type="float" office:value="0" calcext:value-type="float">
            <text:p>0</text:p>
          </table:table-cell>
          <table:table-cell table:style-name="ce98" table:formula="of:=POWER(2;[.S4])" office:value-type="float" office:value="1" calcext:value-type="float">
            <text:p>1</text:p>
          </table:table-cell>
          <table:table-cell table:formula="of:=COUNTIF([.B4:.R4]; &quot;I&quot;)" office:value-type="float" office:value="13" calcext:value-type="float">
            <text:p>13</text:p>
          </table:table-cell>
          <table:table-cell table:style-name="ce178" table:formula="of:=&quot;0..=&quot;&amp;(POWER(2;[.U4])-2) &amp; &quot; (align &quot;&amp; POWER(2;16-[.U4]) &amp; &quot;u8, &quot; &amp; POWER(2;16-[.U4]-1) &amp;&quot;u16)&quot;" office:value-type="string" office:string-value="0..=8190 (align 8u8, 4u16)" calcext:value-type="string">
            <text:p>0..=8190 (align 8u8, 4u16)</text:p>
          </table:table-cell>
          <table:table-cell table:formula="of:=ORG.LIBREOFFICE.REGEX(COM.MICROSOFT.CONCAT([.C4:.R4]); &quot;[^01]&quot;; &quot;&quot;; &quot;g&quot;)" office:value-type="string" office:string-value="011" calcext:value-type="string">
            <text:p>011</text:p>
          </table:table-cell>
          <table:table-cell table:style-name="ce55"/>
          <table:table-cell table:number-columns-repeated="16360"/>
        </table:table-row>
        <table:table-row table:style-name="ro9">
          <table:table-cell table:style-name="ce99" office:value-type="string" calcext:value-type="string">
            <text:p>RI1</text:p>
          </table:table-cell>
          <table:table-cell table:style-name="ce112" office:value-type="string" calcext:value-type="string">
            <text:p>Register-immediate 1</text:p>
          </table:table-cell>
          <table:table-cell table:style-name="ce72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string" calcext:value-type="string">
            <text:p>0</text:p>
          </table:table-cell>
          <table:table-cell table:number-columns-repeated="2" table:style-name="ce157" office:value-type="string" calcext:value-type="string">
            <text:p>Op</text:p>
          </table:table-cell>
          <table:table-cell table:number-columns-repeated="8" table:style-name="ce188" office:value-type="string" calcext:value-type="string">
            <text:p>I</text:p>
          </table:table-cell>
          <table:table-cell table:number-columns-repeated="2" table:style-name="ce230" office:value-type="string" calcext:value-type="string">
            <text:p>R</text:p>
          </table:table-cell>
          <table:table-cell table:style-name="ce242" office:value-type="string" calcext:value-type="string">
            <text:p>R</text:p>
          </table:table-cell>
          <table:table-cell table:formula="of:=COUNTIF([.B5:.R5];&quot;Op&quot;)" office:value-type="float" office:value="2" calcext:value-type="float">
            <text:p>2</text:p>
          </table:table-cell>
          <table:table-cell table:style-name="ce98" table:formula="of:=POWER(2;[.S5])" office:value-type="float" office:value="4" calcext:value-type="float">
            <text:p>4</text:p>
          </table:table-cell>
          <table:table-cell table:formula="of:=COUNTIF([.B5:.R5]; &quot;I&quot;)" office:value-type="float" office:value="8" calcext:value-type="float">
            <text:p>8</text:p>
          </table:table-cell>
          <table:table-cell table:style-name="ce178" table:formula="of:=&quot;0..=&quot;&amp;(POWER(2;[.U5])-1)&amp;&quot; / &quot;&amp;-POWER(2;[.U5]-1)&amp;&quot;..=&quot;&amp;(POWER(2;[.U5]-1)-1)" office:value-type="string" office:string-value="0..=255 / -128..=127" calcext:value-type="string">
            <text:p>0..=255 / -128..=127</text:p>
          </table:table-cell>
          <table:table-cell table:formula="of:=ORG.LIBREOFFICE.REGEX(COM.MICROSOFT.CONCAT([.C5:.R5]); &quot;[^01]&quot;; &quot;&quot;; &quot;g&quot;)" office:value-type="string" office:string-value="010" calcext:value-type="string">
            <text:p>010</text:p>
          </table:table-cell>
          <table:table-cell table:style-name="ce55"/>
          <table:table-cell table:number-columns-repeated="16360"/>
        </table:table-row>
        <table:table-row table:style-name="ro9">
          <table:table-cell table:style-name="ce102" office:value-type="string" calcext:value-type="string">
            <text:p>B</text:p>
          </table:table-cell>
          <table:table-cell table:style-name="ce112" office:value-type="string" calcext:value-type="string">
            <text:p>Branch</text:p>
          </table:table-cell>
          <table:table-cell table:style-name="ce72" office:value-type="string" calcext:value-type="string">
            <text:p>0</text:p>
          </table:table-cell>
          <table:table-cell table:style-name="ce100" office:value-type="string" calcext:value-type="string">
            <text:p>0</text:p>
          </table:table-cell>
          <table:table-cell table:style-name="ce100" office:value-type="string" calcext:value-type="string">
            <text:p>1</text:p>
          </table:table-cell>
          <table:table-cell table:number-columns-repeated="2" table:style-name="ce157" office:value-type="string" calcext:value-type="string">
            <text:p>Op</text:p>
          </table:table-cell>
          <table:table-cell table:number-columns-repeated="11" table:style-name="ce157" office:value-type="string" calcext:value-type="string">
            <text:p>I</text:p>
          </table:table-cell>
          <table:table-cell table:formula="of:=COUNTIF([.B6:.R6];&quot;Op&quot;)" office:value-type="float" office:value="2" calcext:value-type="float">
            <text:p>2</text:p>
          </table:table-cell>
          <table:table-cell table:style-name="ce98" table:formula="of:=POWER(2;[.S6])" office:value-type="float" office:value="4" calcext:value-type="float">
            <text:p>4</text:p>
          </table:table-cell>
          <table:table-cell table:formula="of:=COUNTIF([.B6:.R6]; &quot;I&quot;)" office:value-type="float" office:value="11" calcext:value-type="float">
            <text:p>11</text:p>
          </table:table-cell>
          <table:table-cell table:style-name="ce178" table:formula="of:=IF(([.U6]&gt;0);-POWER(2;[.U6]-1)&amp;&quot;..=&quot;&amp;(POWER(2;[.U6]-1)-1); &quot;-&quot;)" office:value-type="string" office:string-value="-1024..=1023" calcext:value-type="string">
            <text:p>-1024..=1023</text:p>
          </table:table-cell>
          <table:table-cell table:formula="of:=ORG.LIBREOFFICE.REGEX(COM.MICROSOFT.CONCAT([.C6:.R6]); &quot;[^01]&quot;; &quot;&quot;; &quot;g&quot;)" office:value-type="string" office:string-value="001" calcext:value-type="string">
            <text:p>001</text:p>
          </table:table-cell>
          <table:table-cell table:style-name="ce55"/>
          <table:table-cell table:number-columns-repeated="16360"/>
        </table:table-row>
        <table:table-row table:style-name="ro9">
          <table:table-cell table:style-name="ce103" office:value-type="string" calcext:value-type="string">
            <text:p>RI2</text:p>
          </table:table-cell>
          <table:table-cell table:style-name="ce112" office:value-type="string" calcext:value-type="string">
            <text:p>Register-immediate 2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string" calcext:value-type="string">
            <text:p>1</text:p>
          </table:table-cell>
          <table:table-cell table:style-name="ce101" office:value-type="string" calcext:value-type="string">
            <text:p>Op</text:p>
          </table:table-cell>
          <table:table-cell table:number-columns-repeated="3" table:style-name="ce157" office:value-type="string" calcext:value-type="string">
            <text:p>Op</text:p>
          </table:table-cell>
          <table:table-cell table:style-name="ce208" office:value-type="string" calcext:value-type="string">
            <text:p>Op</text:p>
          </table:table-cell>
          <table:table-cell table:number-columns-repeated="4" table:style-name="ce188" office:value-type="string" calcext:value-type="string">
            <text:p>I</text:p>
          </table:table-cell>
          <table:table-cell table:number-columns-repeated="2" table:style-name="ce230" office:value-type="string" calcext:value-type="string">
            <text:p>R</text:p>
          </table:table-cell>
          <table:table-cell table:style-name="ce242" office:value-type="string" calcext:value-type="string">
            <text:p>R</text:p>
          </table:table-cell>
          <table:table-cell table:formula="of:=COUNTIF([.B7:.R7];&quot;Op&quot;)" office:value-type="float" office:value="5" calcext:value-type="float">
            <text:p>5</text:p>
          </table:table-cell>
          <table:table-cell table:style-name="ce98" table:formula="of:=POWER(2;[.S7])" office:value-type="float" office:value="32" calcext:value-type="float">
            <text:p>32</text:p>
          </table:table-cell>
          <table:table-cell table:formula="of:=COUNTIF([.B7:.R7]; &quot;I&quot;)" office:value-type="float" office:value="4" calcext:value-type="float">
            <text:p>4</text:p>
          </table:table-cell>
          <table:table-cell table:style-name="ce178" table:formula="of:=&quot;0..=&quot;&amp;(POWER(2;[.U7])-1)&amp;&quot; / &quot;&amp;-POWER(2;[.U7]-1)&amp;&quot;..=&quot;&amp;(POWER(2;[.U7]-1)-1)" office:value-type="string" office:string-value="0..=15 / -8..=7" calcext:value-type="string">
            <text:p>0..=15 / -8..=7</text:p>
          </table:table-cell>
          <table:table-cell table:formula="of:=ORG.LIBREOFFICE.REGEX(COM.MICROSOFT.CONCAT([.C7:.R7]); &quot;[^01]&quot;; &quot;&quot;; &quot;g&quot;)" office:value-type="string" office:string-value="0001" calcext:value-type="string">
            <text:p>0001</text:p>
          </table:table-cell>
          <table:table-cell table:style-name="ce55"/>
          <table:table-cell table:number-columns-repeated="16360"/>
        </table:table-row>
        <table:table-row table:style-name="ro9">
          <table:table-cell table:style-name="ce104" office:value-type="string" calcext:value-type="string">
            <text:p>RR1</text:p>
          </table:table-cell>
          <table:table-cell table:style-name="ce113" office:value-type="string" calcext:value-type="string">
            <text:p>Register-register 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101" office:value-type="float" office:value="0" calcext:value-type="float">
            <text:p>0</text:p>
          </table:table-cell>
          <table:table-cell table:style-name="ce101" office:value-type="string" calcext:value-type="string">
            <text:p>1</text:p>
          </table:table-cell>
          <table:table-cell table:style-name="ce101" office:value-type="string" calcext:value-type="string">
            <text:p>Op</text:p>
          </table:table-cell>
          <table:table-cell table:number-columns-repeated="4" table:style-name="ce157" office:value-type="string" calcext:value-type="string">
            <text:p>Op</text:p>
          </table:table-cell>
          <table:table-cell table:number-columns-repeated="3" table:style-name="ce215" office:value-type="string" calcext:value-type="string">
            <text:p>Rb</text:p>
          </table:table-cell>
          <table:table-cell table:number-columns-repeated="2" table:style-name="ce230" office:value-type="string" calcext:value-type="string">
            <text:p>Ra</text:p>
          </table:table-cell>
          <table:table-cell table:style-name="ce242" office:value-type="string" calcext:value-type="string">
            <text:p>Ra</text:p>
          </table:table-cell>
          <table:table-cell table:formula="of:=COUNTIF([.B8:.R8];&quot;Op&quot;)" office:value-type="float" office:value="5" calcext:value-type="float">
            <text:p>5</text:p>
          </table:table-cell>
          <table:table-cell table:style-name="ce98" table:formula="of:=POWER(2;[.S8])" office:value-type="float" office:value="32" calcext:value-type="float">
            <text:p>32</text:p>
          </table:table-cell>
          <table:table-cell table:formula="of:=COUNTIF([.B8:.R8]; &quot;I&quot;)" office:value-type="float" office:value="0" calcext:value-type="float">
            <text:p>0</text:p>
          </table:table-cell>
          <table:table-cell table:style-name="ce178" table:formula="of:=IF(([.U8]&gt;0);-POWER(2;[.U8]-1)&amp;&quot;..=&quot;&amp;(POWER(2;[.U8]-1)-1); &quot;-&quot;)" office:value-type="string" office:string-value="-" calcext:value-type="string">
            <text:p>-</text:p>
          </table:table-cell>
          <table:table-cell table:formula="of:=ORG.LIBREOFFICE.REGEX(COM.MICROSOFT.CONCAT([.C8:.R8]); &quot;[^01]&quot;; &quot;&quot;; &quot;g&quot;)" office:value-type="string" office:string-value="00001" calcext:value-type="string">
            <text:p>00001</text:p>
          </table:table-cell>
          <table:table-cell table:number-columns-repeated="16361"/>
        </table:table-row>
        <table:table-row table:style-name="ro9">
          <table:table-cell table:style-name="ce105" office:value-type="string" calcext:value-type="string">
            <text:p>RRA</text:p>
          </table:table-cell>
          <table:table-cell table:style-name="ce113" office:value-type="string" calcext:value-type="string">
            <text:p>Register-register-address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4" table:style-name="ce100" office:value-type="float" office:value="0" calcext:value-type="float">
            <text:p>0</text:p>
          </table:table-cell>
          <table:table-cell table:style-name="ce100" office:value-type="string" calcext:value-type="string">
            <text:p>1</text:p>
          </table:table-cell>
          <table:table-cell table:number-columns-repeated="3" table:style-name="ce100" office:value-type="string" calcext:value-type="string">
            <text:p>Op</text:p>
          </table:table-cell>
          <table:table-cell table:style-name="ce100" office:value-type="string" calcext:value-type="string">
            <text:p>A</text:p>
          </table:table-cell>
          <table:table-cell table:number-columns-repeated="3" table:style-name="ce215" office:value-type="string" calcext:value-type="string">
            <text:p>Rb</text:p>
          </table:table-cell>
          <table:table-cell table:number-columns-repeated="2" table:style-name="ce230" office:value-type="string" calcext:value-type="string">
            <text:p>Ra</text:p>
          </table:table-cell>
          <table:table-cell table:style-name="ce242" office:value-type="string" calcext:value-type="string">
            <text:p>Ra</text:p>
          </table:table-cell>
          <table:table-cell table:formula="of:=COUNTIF([.B9:.R9];&quot;Op&quot;)" office:value-type="float" office:value="3" calcext:value-type="float">
            <text:p>3</text:p>
          </table:table-cell>
          <table:table-cell table:style-name="ce98" table:formula="of:=POWER(2;[.S9])" office:value-type="float" office:value="8" calcext:value-type="float">
            <text:p>8</text:p>
          </table:table-cell>
          <table:table-cell table:formula="of:=COUNTIF([.B9:.R9]; &quot;I&quot;)" office:value-type="float" office:value="0" calcext:value-type="float">
            <text:p>0</text:p>
          </table:table-cell>
          <table:table-cell table:style-name="ce178" table:formula="of:=IF(([.U9]&gt;0);-POWER(2;[.U9]-1)&amp;&quot;..=&quot;&amp;(POWER(2;[.U9]-1)-1); &quot;-&quot;)" office:value-type="string" office:string-value="-" calcext:value-type="string">
            <text:p>-</text:p>
          </table:table-cell>
          <table:table-cell table:formula="of:=ORG.LIBREOFFICE.REGEX(COM.MICROSOFT.CONCAT([.C9:.R9]); &quot;[^01]&quot;; &quot;&quot;; &quot;g&quot;)" office:value-type="string" office:string-value="000001" calcext:value-type="string">
            <text:p>000001</text:p>
          </table:table-cell>
          <table:table-cell table:number-columns-repeated="16361"/>
        </table:table-row>
        <table:table-row table:style-name="ro9">
          <table:table-cell table:style-name="ce106" office:value-type="string" calcext:value-type="string">
            <text:p>RR2</text:p>
          </table:table-cell>
          <table:table-cell table:style-name="ce113" office:value-type="string" calcext:value-type="string">
            <text:p>Register-register 2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5" table:style-name="ce101" office:value-type="float" office:value="0" calcext:value-type="float">
            <text:p>0</text:p>
          </table:table-cell>
          <table:table-cell table:style-name="ce101" office:value-type="string" calcext:value-type="string">
            <text:p>1</text:p>
          </table:table-cell>
          <table:table-cell table:style-name="ce101" office:value-type="string" calcext:value-type="string">
            <text:p>Op</text:p>
          </table:table-cell>
          <table:table-cell table:number-columns-repeated="2" table:style-name="ce157" office:value-type="string" calcext:value-type="string">
            <text:p>Op</text:p>
          </table:table-cell>
          <table:table-cell table:number-columns-repeated="3" table:style-name="ce215" office:value-type="string" calcext:value-type="string">
            <text:p>Rb</text:p>
          </table:table-cell>
          <table:table-cell table:number-columns-repeated="2" table:style-name="ce230" office:value-type="string" calcext:value-type="string">
            <text:p>Ra</text:p>
          </table:table-cell>
          <table:table-cell table:style-name="ce242" office:value-type="string" calcext:value-type="string">
            <text:p>Ra</text:p>
          </table:table-cell>
          <table:table-cell table:formula="of:=COUNTIF([.B10:.R10];&quot;Op&quot;)" office:value-type="float" office:value="3" calcext:value-type="float">
            <text:p>3</text:p>
          </table:table-cell>
          <table:table-cell table:style-name="ce98" table:formula="of:=POWER(2;[.S10])" office:value-type="float" office:value="8" calcext:value-type="float">
            <text:p>8</text:p>
          </table:table-cell>
          <table:table-cell table:formula="of:=COUNTIF([.B10:.R10]; &quot;I&quot;)" office:value-type="float" office:value="0" calcext:value-type="float">
            <text:p>0</text:p>
          </table:table-cell>
          <table:table-cell table:style-name="ce178" table:formula="of:=IF([.U10] &gt; 0; &quot;0..=&quot;&amp;(POWER(2;[.U10])-1)&amp;&quot; / &quot;&amp;-POWER(2;[.U10]-1)&amp;&quot;..=&quot;&amp;(POWER(2;[.U10]-1)-1); &quot;-&quot;)" office:value-type="string" office:string-value="-" calcext:value-type="string">
            <text:p>-</text:p>
          </table:table-cell>
          <table:table-cell table:formula="of:=ORG.LIBREOFFICE.REGEX(COM.MICROSOFT.CONCAT([.C10:.R10]); &quot;[^01]&quot;; &quot;&quot;; &quot;g&quot;)" office:value-type="string" office:string-value="0000001" calcext:value-type="string">
            <text:p>0000001</text:p>
          </table:table-cell>
          <table:table-cell table:number-columns-repeated="16361"/>
        </table:table-row>
        <table:table-row table:style-name="ro9">
          <table:table-cell table:style-name="ce107" office:value-type="string" calcext:value-type="string">
            <text:p>R1</text:p>
          </table:table-cell>
          <table:table-cell table:style-name="ce113" office:value-type="string" calcext:value-type="string">
            <text:p>Register 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5" table:style-name="ce101" office:value-type="float" office:value="0" calcext:value-type="float">
            <text:p>0</text:p>
          </table:table-cell>
          <table:table-cell table:style-name="ce101" office:value-type="string" calcext:value-type="string">
            <text:p>0</text:p>
          </table:table-cell>
          <table:table-cell table:style-name="ce101" office:value-type="string" calcext:value-type="string">
            <text:p>1</text:p>
          </table:table-cell>
          <table:table-cell table:number-columns-repeated="5" table:style-name="ce157" office:value-type="string" calcext:value-type="string">
            <text:p>Op</text:p>
          </table:table-cell>
          <table:table-cell table:number-columns-repeated="2" table:style-name="ce230" office:value-type="string" calcext:value-type="string">
            <text:p>R</text:p>
          </table:table-cell>
          <table:table-cell table:style-name="ce242" office:value-type="string" calcext:value-type="string">
            <text:p>R</text:p>
          </table:table-cell>
          <table:table-cell table:formula="of:=COUNTIF([.B11:.R11];&quot;Op&quot;)" office:value-type="float" office:value="5" calcext:value-type="float">
            <text:p>5</text:p>
          </table:table-cell>
          <table:table-cell table:style-name="ce98" table:formula="of:=POWER(2;[.S11])" office:value-type="float" office:value="32" calcext:value-type="float">
            <text:p>32</text:p>
          </table:table-cell>
          <table:table-cell table:formula="of:=COUNTIF([.B11:.R11]; &quot;I&quot;)" office:value-type="float" office:value="0" calcext:value-type="float">
            <text:p>0</text:p>
          </table:table-cell>
          <table:table-cell table:style-name="ce178" table:formula="of:=IF([.U11] &gt; 0; &quot;0..=&quot;&amp;(POWER(2;[.U11])-1)&amp;&quot; / &quot;&amp;-POWER(2;[.U11]-1)&amp;&quot;..=&quot;&amp;(POWER(2;[.U11]-1)-1); &quot;-&quot;)" office:value-type="string" office:string-value="-" calcext:value-type="string">
            <text:p>-</text:p>
          </table:table-cell>
          <table:table-cell table:formula="of:=ORG.LIBREOFFICE.REGEX(COM.MICROSOFT.CONCAT([.C11:.R11]); &quot;[^01]&quot;; &quot;&quot;; &quot;g&quot;)" office:value-type="string" office:string-value="00000001" calcext:value-type="string">
            <text:p>00000001</text:p>
          </table:table-cell>
          <table:table-cell table:number-columns-repeated="16361"/>
        </table:table-row>
        <table:table-row table:style-name="ro9">
          <table:table-cell table:style-name="ce107" office:value-type="string" calcext:value-type="string">
            <text:p>R2</text:p>
          </table:table-cell>
          <table:table-cell table:style-name="ce113" office:value-type="string" calcext:value-type="string">
            <text:p>Register 2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5" table:style-name="ce101" office:value-type="float" office:value="0" calcext:value-type="float">
            <text:p>0</text:p>
          </table:table-cell>
          <table:table-cell table:number-columns-repeated="2" table:style-name="ce101" office:value-type="string" calcext:value-type="string">
            <text:p>0</text:p>
          </table:table-cell>
          <table:table-cell table:style-name="ce157" office:value-type="string" calcext:value-type="string">
            <text:p>1</text:p>
          </table:table-cell>
          <table:table-cell table:number-columns-repeated="4" table:style-name="ce157" office:value-type="string" calcext:value-type="string">
            <text:p>Op</text:p>
          </table:table-cell>
          <table:table-cell table:number-columns-repeated="2" table:style-name="ce230" office:value-type="string" calcext:value-type="string">
            <text:p>R</text:p>
          </table:table-cell>
          <table:table-cell table:style-name="ce242" office:value-type="string" calcext:value-type="string">
            <text:p>R</text:p>
          </table:table-cell>
          <table:table-cell table:formula="of:=COUNTIF([.B12:.R12];&quot;Op&quot;)" office:value-type="float" office:value="4" calcext:value-type="float">
            <text:p>4</text:p>
          </table:table-cell>
          <table:table-cell table:style-name="ce98" table:formula="of:=POWER(2;[.S12])" office:value-type="float" office:value="16" calcext:value-type="float">
            <text:p>16</text:p>
          </table:table-cell>
          <table:table-cell table:formula="of:=COUNTIF([.B12:.R12]; &quot;I&quot;)" office:value-type="float" office:value="0" calcext:value-type="float">
            <text:p>0</text:p>
          </table:table-cell>
          <table:table-cell table:style-name="ce178" table:formula="of:=IF([.U12] &gt; 0; &quot;0..=&quot;&amp;(POWER(2;[.U12])-1)&amp;&quot; / &quot;&amp;-POWER(2;[.U12]-1)&amp;&quot;..=&quot;&amp;(POWER(2;[.U12]-1)-1); &quot;-&quot;)" office:value-type="string" office:string-value="-" calcext:value-type="string">
            <text:p>-</text:p>
          </table:table-cell>
          <table:table-cell table:formula="of:=ORG.LIBREOFFICE.REGEX(COM.MICROSOFT.CONCAT([.C12:.R12]); &quot;[^01]&quot;; &quot;&quot;; &quot;g&quot;)" office:value-type="string" office:string-value="000000001" calcext:value-type="string">
            <text:p>000000001</text:p>
          </table:table-cell>
          <table:table-cell table:number-columns-repeated="16361"/>
        </table:table-row>
        <table:table-row table:style-name="ro9">
          <table:table-cell table:style-name="ce107" office:value-type="string" calcext:value-type="string">
            <text:p>I</text:p>
          </table:table-cell>
          <table:table-cell table:style-name="ce113" office:value-type="string" calcext:value-type="string">
            <text:p>Immediate</text:p>
          </table:table-cell>
          <table:table-cell table:style-name="ce73" office:value-type="string" calcext:value-type="string">
            <text:p>0</text:p>
          </table:table-cell>
          <table:table-cell table:number-columns-repeated="7" table:style-name="ce101" office:value-type="string" calcext:value-type="string">
            <text:p>0</text:p>
          </table:table-cell>
          <table:table-cell table:style-name="ce157" office:value-type="string" calcext:value-type="string">
            <text:p>0</text:p>
          </table:table-cell>
          <table:table-cell table:style-name="ce157" office:value-type="string" calcext:value-type="string">
            <text:p>1</text:p>
          </table:table-cell>
          <table:table-cell table:number-columns-repeated="3" table:style-name="ce157" office:value-type="string" calcext:value-type="string">
            <text:p>Op</text:p>
          </table:table-cell>
          <table:table-cell table:number-columns-repeated="2" table:style-name="ce230" office:value-type="string" calcext:value-type="string">
            <text:p>I</text:p>
          </table:table-cell>
          <table:table-cell table:style-name="ce242" office:value-type="string" calcext:value-type="string">
            <text:p>I</text:p>
          </table:table-cell>
          <table:table-cell table:formula="of:=COUNTIF([.B13:.R13];&quot;Op&quot;)" office:value-type="float" office:value="3" calcext:value-type="float">
            <text:p>3</text:p>
          </table:table-cell>
          <table:table-cell table:style-name="ce98" table:formula="of:=POWER(2;[.S13])" office:value-type="float" office:value="8" calcext:value-type="float">
            <text:p>8</text:p>
          </table:table-cell>
          <table:table-cell table:formula="of:=COUNTIF([.B13:.R13]; &quot;I&quot;)" office:value-type="float" office:value="3" calcext:value-type="float">
            <text:p>3</text:p>
          </table:table-cell>
          <table:table-cell table:style-name="ce178" table:formula="of:=IF([.U13] &gt; 0; &quot;0..=&quot;&amp;(POWER(2;[.U13])-1)&amp;&quot; / &quot;&amp;-POWER(2;[.U13]-1)&amp;&quot;..=&quot;&amp;(POWER(2;[.U13]-1)-1); &quot;-&quot;)" office:value-type="string" office:string-value="0..=7 / -4..=3" calcext:value-type="string">
            <text:p>0..=7 / -4..=3</text:p>
          </table:table-cell>
          <table:table-cell table:formula="of:=ORG.LIBREOFFICE.REGEX(COM.MICROSOFT.CONCAT([.C13:.R13]); &quot;[^01]&quot;; &quot;&quot;; &quot;g&quot;)" office:value-type="string" office:string-value="0000000001" calcext:value-type="string">
            <text:p>0000000001</text:p>
          </table:table-cell>
          <table:table-cell table:number-columns-repeated="16361"/>
        </table:table-row>
        <table:table-row table:style-name="ro9">
          <table:table-cell table:style-name="ce108" office:value-type="string" calcext:value-type="string">
            <text:p>O</text:p>
          </table:table-cell>
          <table:table-cell table:style-name="ce54" office:value-type="string" calcext:value-type="string">
            <text:p>Opcode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6" table:style-name="ce110" office:value-type="float" office:value="0" calcext:value-type="float">
            <text:p>0</text:p>
          </table:table-cell>
          <table:table-cell table:style-name="ce110" office:value-type="string" calcext:value-type="string">
            <text:p>0</text:p>
          </table:table-cell>
          <table:table-cell table:number-columns-repeated="2" table:style-name="ce209" office:value-type="string" calcext:value-type="string">
            <text:p>0</text:p>
          </table:table-cell>
          <table:table-cell table:number-columns-repeated="6" table:style-name="ce209" office:value-type="string" calcext:value-type="string">
            <text:p>Op</text:p>
          </table:table-cell>
          <table:table-cell table:formula="of:=COUNTIF([.B14:.R14];&quot;Op&quot;)" office:value-type="float" office:value="6" calcext:value-type="float">
            <text:p>6</text:p>
          </table:table-cell>
          <table:table-cell table:style-name="ce98" table:formula="of:=POWER(2;[.S14])" office:value-type="float" office:value="64" calcext:value-type="float">
            <text:p>64</text:p>
          </table:table-cell>
          <table:table-cell table:formula="of:=COUNTIF([.B14:.R14]; &quot;I&quot;)" office:value-type="float" office:value="0" calcext:value-type="float">
            <text:p>0</text:p>
          </table:table-cell>
          <table:table-cell table:style-name="ce178" table:formula="of:=IF([.U14] &gt; 0; &quot;0..=&quot;&amp;(POWER(2;[.U14])-1)&amp;&quot; / &quot;&amp;-POWER(2;[.U14]-1)&amp;&quot;..=&quot;&amp;(POWER(2;[.U14]-1)-1); &quot;-&quot;)" office:value-type="string" office:string-value="-" calcext:value-type="string">
            <text:p>-</text:p>
          </table:table-cell>
          <table:table-cell table:formula="of:=ORG.LIBREOFFICE.REGEX(COM.MICROSOFT.CONCAT([.C14:.R14]); &quot;[^01]&quot;; &quot;&quot;; &quot;g&quot;)" office:value-type="string" office:string-value="0000000000" calcext:value-type="string">
            <text:p>0000000000</text:p>
          </table:table-cell>
          <table:table-cell table:number-columns-repeated="16361"/>
        </table:table-row>
        <table:table-row table:style-name="ro3">
          <table:table-cell table:style-name="ce109"/>
          <table:table-cell table:style-name="ce55"/>
          <table:table-cell table:number-columns-repeated="17"/>
          <table:table-cell table:style-name="ce98"/>
          <table:table-cell/>
          <table:table-cell table:style-name="ce186"/>
          <table:table-cell table:number-columns-repeated="16362"/>
        </table:table-row>
        <table:table-row table:style-name="ro3">
          <table:table-cell table:style-name="ce109"/>
          <table:table-cell table:style-name="ce116"/>
          <table:table-cell table:number-columns-repeated="11"/>
          <table:table-cell table:style-name="ce218" office:value-type="string" calcext:value-type="string" table:number-columns-spanned="6" table:number-rows-spanned="1">
            <text:p>Instr. Space Size:</text:p>
          </table:table-cell>
          <table:covered-table-cell table:number-columns-repeated="2" table:style-name="ce218"/>
          <table:covered-table-cell table:number-columns-repeated="2" table:style-name="ce174"/>
          <table:covered-table-cell/>
          <table:table-cell table:style-name="ce247" table:formula="of:=SUM([.T2:.T14]) &amp; &quot; instrs&quot;" office:value-type="string" office:string-value="213 instrs" calcext:value-type="string" table:number-columns-spanned="2" table:number-rows-spanned="1">
            <text:p>213 instrs</text:p>
          </table:table-cell>
          <table:covered-table-cell/>
          <table:table-cell table:number-columns-repeated="16363"/>
        </table:table-row>
        <table:table-row table:style-name="ro3">
          <table:table-cell table:style-name="ce109" table:number-columns-repeated="2"/>
          <table:table-cell table:number-columns-repeated="11"/>
          <table:table-cell table:style-name="ce218" office:value-type="string" calcext:value-type="string" table:number-columns-spanned="6" table:number-rows-spanned="1">
            <text:p># Instr. Formats:</text:p>
          </table:table-cell>
          <table:covered-table-cell table:number-columns-repeated="4" table:style-name="ce143"/>
          <table:covered-table-cell/>
          <table:table-cell table:style-name="ce98" table:formula="of:=COUNTA([.A2:.A14]) &amp; &quot; formats&quot;" office:value-type="string" office:string-value="13 formats" calcext:value-type="string" table:number-columns-spanned="2" table:number-rows-spanned="1">
            <text:p>13 formats</text:p>
          </table:table-cell>
          <table:covered-table-cell/>
          <table:table-cell table:number-columns-repeated="16363"/>
        </table:table-row>
        <table:table-row table:style-name="ro3">
          <table:table-cell table:style-name="ce109" table:number-columns-repeated="2"/>
          <table:table-cell table:number-columns-repeated="17"/>
          <table:table-cell table:style-name="ce98"/>
          <table:table-cell table:number-columns-repeated="16364"/>
        </table:table-row>
        <table:table-row table:style-name="ro10">
          <table:table-cell table:style-name="ce109"/>
          <table:table-cell table:style-name="ce55"/>
          <table:table-cell table:number-columns-repeated="12"/>
          <table:table-cell table:style-name="Heading_20_1" office:value-type="string" calcext:value-type="string" table:number-columns-spanned="7" table:number-rows-spanned="1">
            <text:p>Legend</text:p>
          </table:table-cell>
          <table:covered-table-cell table:number-columns-repeated="3" table:style-name="ce55"/>
          <table:covered-table-cell/>
          <table:covered-table-cell table:style-name="ce98"/>
          <table:covered-table-cell/>
          <table:table-cell table:number-columns-repeated="16363"/>
        </table:table-row>
        <table:table-row table:style-name="ro9">
          <table:table-cell table:style-name="ce109"/>
          <table:table-cell table:style-name="ce55"/>
          <table:table-cell table:number-columns-repeated="11"/>
          <table:table-cell table:style-name="ce55"/>
          <table:table-cell table:style-name="ce223" office:value-type="string" calcext:value-type="string">
            <text:p>0,1</text:p>
          </table:table-cell>
          <table:table-cell table:style-name="ce231" office:value-type="string" calcext:value-type="string" table:number-columns-spanned="6" table:number-rows-spanned="1">
            <text:p>Literal 0 or 1</text:p>
          </table:table-cell>
          <table:covered-table-cell table:number-columns-repeated="2" table:style-name="ce231"/>
          <table:covered-table-cell/>
          <table:covered-table-cell table:style-name="ce98"/>
          <table:covered-table-cell/>
          <table:table-cell table:number-columns-repeated="16363"/>
        </table:table-row>
        <table:table-row table:style-name="ro9">
          <table:table-cell table:style-name="ce109"/>
          <table:table-cell table:style-name="ce55"/>
          <table:table-cell table:number-columns-repeated="12"/>
          <table:table-cell table:style-name="ce224" office:value-type="string" calcext:value-type="string">
            <text:p>Op</text:p>
          </table:table-cell>
          <table:table-cell table:style-name="ce232" office:value-type="string" calcext:value-type="string" table:number-columns-spanned="6" table:number-rows-spanned="1">
            <text:p>Bit in Instr. Opcode</text:p>
          </table:table-cell>
          <table:covered-table-cell table:number-columns-repeated="2" table:style-name="ce232"/>
          <table:covered-table-cell/>
          <table:covered-table-cell table:style-name="ce98"/>
          <table:covered-table-cell/>
          <table:table-cell table:number-columns-repeated="16363"/>
        </table:table-row>
        <table:table-row table:style-name="ro9">
          <table:table-cell table:style-name="ce109"/>
          <table:table-cell table:style-name="ce55"/>
          <table:table-cell table:number-columns-repeated="12"/>
          <table:table-cell table:style-name="ce225" office:value-type="string" calcext:value-type="string">
            <text:p>I</text:p>
          </table:table-cell>
          <table:table-cell table:style-name="ce232" office:value-type="string" calcext:value-type="string" table:number-columns-spanned="6" table:number-rows-spanned="1">
            <text:p>Bit in Immediate Value</text:p>
          </table:table-cell>
          <table:covered-table-cell table:number-columns-repeated="2" table:style-name="ce232"/>
          <table:covered-table-cell/>
          <table:covered-table-cell table:style-name="ce98"/>
          <table:covered-table-cell/>
          <table:table-cell table:number-columns-repeated="16363"/>
        </table:table-row>
        <table:table-row table:style-name="ro9">
          <table:table-cell table:style-name="ce109"/>
          <table:table-cell table:style-name="ce55"/>
          <table:table-cell table:number-columns-repeated="12"/>
          <table:table-cell table:style-name="ce226" office:value-type="string" calcext:value-type="string">
            <text:p>R</text:p>
          </table:table-cell>
          <table:table-cell table:style-name="ce232" office:value-type="string" calcext:value-type="string" table:number-columns-spanned="6" table:number-rows-spanned="1">
            <text:p>Bit in Register ID</text:p>
          </table:table-cell>
          <table:covered-table-cell table:number-columns-repeated="2" table:style-name="ce232"/>
          <table:covered-table-cell/>
          <table:covered-table-cell table:style-name="ce98"/>
          <table:covered-table-cell/>
          <table:table-cell table:number-columns-repeated="16363"/>
        </table:table-row>
        <table:table-row table:style-name="ro9">
          <table:table-cell table:style-name="ce109"/>
          <table:table-cell table:style-name="ce55"/>
          <table:table-cell table:number-columns-repeated="11"/>
          <table:table-cell table:style-name="ce140"/>
          <table:table-cell table:style-name="ce227" office:value-type="string" calcext:value-type="string">
            <text:p>A</text:p>
          </table:table-cell>
          <table:table-cell table:style-name="ce233" office:value-type="string" calcext:value-type="string" table:number-columns-spanned="6" table:number-rows-spanned="1">
            <text:p>Address Register ID</text:p>
          </table:table-cell>
          <table:covered-table-cell table:number-columns-repeated="2" table:style-name="ce233"/>
          <table:covered-table-cell/>
          <table:covered-table-cell table:style-name="ce98"/>
          <table:covered-table-cell/>
          <table:table-cell table:number-columns-repeated="16363"/>
        </table:table-row>
        <table:table-row table:style-name="ro3" table:number-rows-repeated="2">
          <table:table-cell table:style-name="ce109"/>
          <table:table-cell table:style-name="ce55"/>
          <table:table-cell table:number-columns-repeated="17"/>
          <table:table-cell table:style-name="ce98"/>
          <table:table-cell table:number-columns-repeated="16364"/>
        </table:table-row>
        <table:table-row table:style-name="ro9">
          <table:table-cell table:style-name="Heading_20_2" office:value-type="string" calcext:value-type="string" table:number-columns-spanned="18" table:number-rows-spanned="1">
            <text:p>Formats8RegsV2</text:p>
          </table:table-cell>
          <table:covered-table-cell table:style-name="ce109"/>
          <table:covered-table-cell table:number-columns-repeated="16"/>
          <table:table-cell/>
          <table:table-cell table:style-name="ce98"/>
          <table:table-cell table:number-columns-repeated="16364"/>
        </table:table-row>
        <table:table-row table:style-name="ro9">
          <table:table-cell table:style-name="ce98" office:value-type="string" calcext:value-type="string">
            <text:p>LSD</text:p>
          </table:table-cell>
          <table:table-cell table:style-name="ce112" office:value-type="string" calcext:value-type="string">
            <text:p>Load-store with Displacement</text:p>
          </table:table-cell>
          <table:table-cell table:style-name="ce64" office:value-type="float" office:value="1" calcext:value-type="float">
            <text:p>1</text:p>
          </table:table-cell>
          <table:table-cell table:style-name="ce97" office:value-type="string" calcext:value-type="string">
            <text:p>Op</text:p>
          </table:table-cell>
          <table:table-cell table:style-name="ce138" office:value-type="string" calcext:value-type="string">
            <text:p>Op</text:p>
          </table:table-cell>
          <table:table-cell table:style-name="ce184" office:value-type="string" calcext:value-type="string">
            <text:p>I</text:p>
          </table:table-cell>
          <table:table-cell table:number-columns-repeated="8" table:style-name="ce203" office:value-type="string" calcext:value-type="string">
            <text:p>I</text:p>
          </table:table-cell>
          <table:table-cell table:style-name="ce221" office:value-type="string" calcext:value-type="string">
            <text:p>A</text:p>
          </table:table-cell>
          <table:table-cell table:style-name="ce229" office:value-type="string" calcext:value-type="string">
            <text:p>R</text:p>
          </table:table-cell>
          <table:table-cell table:style-name="ce238" office:value-type="string" calcext:value-type="string">
            <text:p>R</text:p>
          </table:table-cell>
          <table:table-cell table:style-name="ce241" office:value-type="string" calcext:value-type="string">
            <text:p>R</text:p>
          </table:table-cell>
          <table:table-cell table:formula="of:=COUNTIF([.B28:.R28];&quot;Op&quot;)" office:value-type="float" office:value="2" calcext:value-type="float">
            <text:p>2</text:p>
          </table:table-cell>
          <table:table-cell table:style-name="ce98" table:formula="of:=POWER(2;[.S28])" office:value-type="float" office:value="4" calcext:value-type="float">
            <text:p>4</text:p>
          </table:table-cell>
          <table:table-cell table:formula="of:=COUNTIF([.B28:.R28]; &quot;I&quot;)" office:value-type="float" office:value="9" calcext:value-type="float">
            <text:p>9</text:p>
          </table:table-cell>
          <table:table-cell table:style-name="ce178" table:formula="of:=IF(([.U28]&gt;0);-POWER(2;[.U28]-1)&amp;&quot;..=&quot;&amp;(POWER(2;[.U28]-1)-1); &quot;-&quot;)" office:value-type="string" office:string-value="-256..=255" calcext:value-type="string">
            <text:p>-256..=255</text:p>
          </table:table-cell>
          <table:table-cell table:formula="of:=ORG.LIBREOFFICE.REGEX(COM.MICROSOFT.CONCAT([.C28:.R28]); &quot;(A=[01])|[^01]&quot;; &quot;&quot;; &quot;g&quot;)" office:value-type="string" office:string-value="1" calcext:value-type="string">
            <text:p>1</text:p>
          </table:table-cell>
          <table:table-cell table:number-columns-repeated="16361"/>
        </table:table-row>
        <table:table-row table:style-name="ro9">
          <table:table-cell table:style-name="ce98" office:value-type="string" calcext:value-type="string">
            <text:p>SUBR</text:p>
          </table:table-cell>
          <table:table-cell table:style-name="ce112" office:value-type="string" calcext:value-type="string">
            <text:p>Subroutine Call</text:p>
          </table:table-cell>
          <table:table-cell table:style-name="ce72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39" office:value-type="string" calcext:value-type="string">
            <text:p>1</text:p>
          </table:table-cell>
          <table:table-cell table:number-columns-repeated="13" table:style-name="ce188" office:value-type="string" calcext:value-type="string">
            <text:p>I</text:p>
          </table:table-cell>
          <table:table-cell table:formula="of:=COUNTIF([.B29:.R29];&quot;Op&quot;)" office:value-type="float" office:value="0" calcext:value-type="float">
            <text:p>0</text:p>
          </table:table-cell>
          <table:table-cell table:style-name="ce98" table:formula="of:=POWER(2;[.S29])" office:value-type="float" office:value="1" calcext:value-type="float">
            <text:p>1</text:p>
          </table:table-cell>
          <table:table-cell table:formula="of:=COUNTIF([.B29:.R29]; &quot;I&quot;)" office:value-type="float" office:value="13" calcext:value-type="float">
            <text:p>13</text:p>
          </table:table-cell>
          <table:table-cell table:style-name="ce178" table:formula="of:=&quot;0..=&quot;&amp;(POWER(2;[.U29])-2) &amp; &quot; (align &quot;&amp; POWER(2;16-[.U29]) &amp; &quot;u8, &quot; &amp; POWER(2;16-[.U29]-1) &amp;&quot;u16)&quot;" office:value-type="string" office:string-value="0..=8190 (align 8u8, 4u16)" calcext:value-type="string">
            <text:p>0..=8190 (align 8u8, 4u16)</text:p>
          </table:table-cell>
          <table:table-cell table:formula="of:=ORG.LIBREOFFICE.REGEX(COM.MICROSOFT.CONCAT([.C29:.R29]); &quot;(A=[01])|[^01]&quot;; &quot;&quot;; &quot;g&quot;)" office:value-type="string" office:string-value="011" calcext:value-type="string">
            <text:p>011</text:p>
          </table:table-cell>
          <table:table-cell table:number-columns-repeated="16361"/>
        </table:table-row>
        <table:table-row table:style-name="ro9">
          <table:table-cell table:style-name="ce99" office:value-type="string" calcext:value-type="string">
            <text:p>B</text:p>
          </table:table-cell>
          <table:table-cell table:style-name="ce112" office:value-type="string" calcext:value-type="string">
            <text:p>Branch</text:p>
          </table:table-cell>
          <table:table-cell table:style-name="ce7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41" office:value-type="string" calcext:value-type="string">
            <text:p>0</text:p>
          </table:table-cell>
          <table:table-cell table:number-columns-repeated="2" table:style-name="ce157" office:value-type="string" calcext:value-type="string">
            <text:p>Op</text:p>
          </table:table-cell>
          <table:table-cell table:number-columns-repeated="8" table:style-name="ce188" office:value-type="string" calcext:value-type="string">
            <text:p>I</text:p>
          </table:table-cell>
          <table:table-cell table:number-columns-repeated="2" table:style-name="ce230" office:value-type="string" calcext:value-type="string">
            <text:p>I</text:p>
          </table:table-cell>
          <table:table-cell table:style-name="ce242" office:value-type="string" calcext:value-type="string">
            <text:p>I</text:p>
          </table:table-cell>
          <table:table-cell table:formula="of:=COUNTIF([.B30:.R30];&quot;Op&quot;)" office:value-type="float" office:value="2" calcext:value-type="float">
            <text:p>2</text:p>
          </table:table-cell>
          <table:table-cell table:style-name="ce98" table:formula="of:=POWER(2;[.S30])" office:value-type="float" office:value="4" calcext:value-type="float">
            <text:p>4</text:p>
          </table:table-cell>
          <table:table-cell table:formula="of:=COUNTIF([.B30:.R30]; &quot;I&quot;)" office:value-type="float" office:value="11" calcext:value-type="float">
            <text:p>11</text:p>
          </table:table-cell>
          <table:table-cell table:style-name="ce178" table:formula="of:=IF(([.U30]&gt;0);-POWER(2;[.U30]-1)&amp;&quot;..=&quot;&amp;(POWER(2;[.U30]-1)-1); &quot;-&quot;)" office:value-type="string" office:string-value="-1024..=1023" calcext:value-type="string">
            <text:p>-1024..=1023</text:p>
          </table:table-cell>
          <table:table-cell table:formula="of:=ORG.LIBREOFFICE.REGEX(COM.MICROSOFT.CONCAT([.C30:.R30]); &quot;(A=[01])|[^01]&quot;; &quot;&quot;; &quot;g&quot;)" office:value-type="string" office:string-value="010" calcext:value-type="string">
            <text:p>010</text:p>
          </table:table-cell>
          <table:table-cell table:number-columns-repeated="16361"/>
        </table:table-row>
        <table:table-row table:style-name="ro9">
          <table:table-cell table:style-name="ce102" office:value-type="string" calcext:value-type="string">
            <text:p>LI</text:p>
          </table:table-cell>
          <table:table-cell table:style-name="ce112" office:value-type="string" calcext:value-type="string">
            <text:p>Load Immediate</text:p>
          </table:table-cell>
          <table:table-cell table:style-name="ce72" office:value-type="string" calcext:value-type="string">
            <text:p>0</text:p>
          </table:table-cell>
          <table:table-cell table:style-name="ce100" office:value-type="string" calcext:value-type="string">
            <text:p>0</text:p>
          </table:table-cell>
          <table:table-cell table:style-name="ce100" office:value-type="string" calcext:value-type="string">
            <text:p>1</text:p>
          </table:table-cell>
          <table:table-cell table:number-columns-repeated="2" table:style-name="ce157" office:value-type="string" calcext:value-type="string">
            <text:p>Op</text:p>
          </table:table-cell>
          <table:table-cell table:number-columns-repeated="8" table:style-name="ce157" office:value-type="string" calcext:value-type="string">
            <text:p>I</text:p>
          </table:table-cell>
          <table:table-cell table:number-columns-repeated="2" table:style-name="ce230" office:value-type="string" calcext:value-type="string">
            <text:p>R</text:p>
          </table:table-cell>
          <table:table-cell table:style-name="ce242" office:value-type="string" calcext:value-type="string">
            <text:p>R</text:p>
          </table:table-cell>
          <table:table-cell table:formula="of:=COUNTIF([.B31:.R31];&quot;Op&quot;)" office:value-type="float" office:value="2" calcext:value-type="float">
            <text:p>2</text:p>
          </table:table-cell>
          <table:table-cell table:style-name="ce98" table:formula="of:=POWER(2;[.S31])" office:value-type="float" office:value="4" calcext:value-type="float">
            <text:p>4</text:p>
          </table:table-cell>
          <table:table-cell table:formula="of:=COUNTIF([.B31:.R31]; &quot;I&quot;)" office:value-type="float" office:value="8" calcext:value-type="float">
            <text:p>8</text:p>
          </table:table-cell>
          <table:table-cell table:style-name="ce178" table:formula="of:=IF([.U31] &gt; 0; &quot;0..=&quot;&amp;(POWER(2;[.U31])-1)&amp;&quot; / &quot;&amp;-POWER(2;[.U31]-1)&amp;&quot;..=&quot;&amp;(POWER(2;[.U31]-1)-1); &quot;-&quot;)" office:value-type="string" office:string-value="0..=255 / -128..=127" calcext:value-type="string">
            <text:p>0..=255 / -128..=127</text:p>
          </table:table-cell>
          <table:table-cell table:formula="of:=ORG.LIBREOFFICE.REGEX(COM.MICROSOFT.CONCAT([.C31:.R31]); &quot;(A=[01])|[^01]&quot;; &quot;&quot;; &quot;g&quot;)" office:value-type="string" office:string-value="001" calcext:value-type="string">
            <text:p>001</text:p>
          </table:table-cell>
          <table:table-cell table:number-columns-repeated="16361"/>
        </table:table-row>
        <table:table-row table:style-name="ro9">
          <table:table-cell table:style-name="ce104" office:value-type="string" calcext:value-type="string">
            <text:p>LSI</text:p>
          </table:table-cell>
          <table:table-cell table:style-name="ce113" office:value-type="string" calcext:value-type="string">
            <text:p>Load-store with Index</text:p>
          </table:table-cell>
          <table:table-cell table:style-name="ce73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2" table:style-name="ce190" office:value-type="string" calcext:value-type="string">
            <text:p>1</text:p>
          </table:table-cell>
          <table:table-cell table:style-name="ce190" office:value-type="string" calcext:value-type="string">
            <text:p>Op</text:p>
          </table:table-cell>
          <table:table-cell table:number-columns-repeated="3" table:style-name="ce204" office:value-type="string" calcext:value-type="string">
            <text:p>Op</text:p>
          </table:table-cell>
          <table:table-cell table:style-name="ce204" office:value-type="string" calcext:value-type="string">
            <text:p>A</text:p>
          </table:table-cell>
          <table:table-cell table:number-columns-repeated="3" table:style-name="ce216" office:value-type="string" calcext:value-type="string">
            <text:p>Rb</text:p>
          </table:table-cell>
          <table:table-cell table:number-columns-repeated="2" table:style-name="ce234" office:value-type="string" calcext:value-type="string">
            <text:p>Ra</text:p>
          </table:table-cell>
          <table:table-cell table:style-name="ce243" office:value-type="string" calcext:value-type="string">
            <text:p>Ra</text:p>
          </table:table-cell>
          <table:table-cell table:formula="of:=COUNTIF([.B32:.R32];&quot;Op&quot;)" office:value-type="float" office:value="4" calcext:value-type="float">
            <text:p>4</text:p>
          </table:table-cell>
          <table:table-cell table:style-name="ce98" table:formula="of:=POWER(2;[.S32])" office:value-type="float" office:value="16" calcext:value-type="float">
            <text:p>16</text:p>
          </table:table-cell>
          <table:table-cell table:formula="of:=COUNTIF([.B32:.R32]; &quot;I&quot;)" office:value-type="float" office:value="0" calcext:value-type="float">
            <text:p>0</text:p>
          </table:table-cell>
          <table:table-cell table:style-name="ce178" table:formula="of:=IF(([.U32]&gt;0);-POWER(2;[.U32]-1)&amp;&quot;..=&quot;&amp;(POWER(2;[.U32]-1)-1); &quot;-&quot;)" office:value-type="string" office:string-value="-" calcext:value-type="string">
            <text:p>-</text:p>
          </table:table-cell>
          <table:table-cell table:formula="of:=ORG.LIBREOFFICE.REGEX(COM.MICROSOFT.CONCAT([.C32:.R32]); &quot;(A=[01])|[^01]&quot;; &quot;&quot;; &quot;g&quot;)" office:value-type="string" office:string-value="00011" calcext:value-type="string">
            <text:p>00011</text:p>
          </table:table-cell>
          <table:table-cell table:number-columns-repeated="16361"/>
        </table:table-row>
        <table:table-row table:style-name="ro9">
          <table:table-cell table:style-name="ce105" office:value-type="string" calcext:value-type="string">
            <text:p>RR</text:p>
          </table:table-cell>
          <table:table-cell table:style-name="ce113" office:value-type="string" calcext:value-type="string">
            <text:p>Register-register</text:p>
          </table:table-cell>
          <table:table-cell table:style-name="ce80"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style-name="ce192" office:value-type="string" calcext:value-type="string">
            <text:p>1</text:p>
          </table:table-cell>
          <table:table-cell table:style-name="ce192" office:value-type="string" calcext:value-type="string">
            <text:p>0</text:p>
          </table:table-cell>
          <table:table-cell table:number-columns-repeated="5" table:style-name="ce192" office:value-type="string" calcext:value-type="string">
            <text:p>Op</text:p>
          </table:table-cell>
          <table:table-cell table:number-columns-repeated="3" table:style-name="ce217" office:value-type="string" calcext:value-type="string">
            <text:p>Rb</text:p>
          </table:table-cell>
          <table:table-cell table:number-columns-repeated="2" table:style-name="ce235" office:value-type="string" calcext:value-type="string">
            <text:p>Ra</text:p>
          </table:table-cell>
          <table:table-cell table:style-name="ce244" office:value-type="string" calcext:value-type="string">
            <text:p>Ra</text:p>
          </table:table-cell>
          <table:table-cell table:formula="of:=COUNTIF([.B33:.R33];&quot;Op&quot;)" office:value-type="float" office:value="5" calcext:value-type="float">
            <text:p>5</text:p>
          </table:table-cell>
          <table:table-cell table:style-name="ce98" table:formula="of:=POWER(2;[.S33])" office:value-type="float" office:value="32" calcext:value-type="float">
            <text:p>32</text:p>
          </table:table-cell>
          <table:table-cell table:formula="of:=COUNTIF([.B33:.R33]; &quot;I&quot;)" office:value-type="float" office:value="0" calcext:value-type="float">
            <text:p>0</text:p>
          </table:table-cell>
          <table:table-cell table:style-name="ce178" table:formula="of:=IF(([.U33]&gt;0);-POWER(2;[.U33]-1)&amp;&quot;..=&quot;&amp;(POWER(2;[.U33]-1)-1); &quot;-&quot;)" office:value-type="string" office:string-value="-" calcext:value-type="string">
            <text:p>-</text:p>
          </table:table-cell>
          <table:table-cell table:formula="of:=ORG.LIBREOFFICE.REGEX(COM.MICROSOFT.CONCAT([.C33:.R33]); &quot;(A=[01])|[^01]&quot;; &quot;&quot;; &quot;g&quot;)" office:value-type="string" office:string-value="00010" calcext:value-type="string">
            <text:p>00010</text:p>
          </table:table-cell>
          <table:table-cell table:style-name="ce254"/>
          <table:table-cell table:number-columns-repeated="16360"/>
        </table:table-row>
        <table:table-row table:style-name="ro9">
          <table:table-cell table:style-name="ce107" office:value-type="string" calcext:value-type="string">
            <text:p>RI1</text:p>
          </table:table-cell>
          <table:table-cell table:style-name="ce113" office:value-type="string" calcext:value-type="string">
            <text:p>Register-immediate 1</text:p>
          </table:table-cell>
          <table:table-cell table:style-name="ce80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string" calcext:value-type="string">
            <text:p>1</text:p>
          </table:table-cell>
          <table:table-cell table:number-columns-repeated="3" table:style-name="ce193" office:value-type="string" calcext:value-type="string">
            <text:p>Op</text:p>
          </table:table-cell>
          <table:table-cell table:style-name="ce206" office:value-type="string" calcext:value-type="string">
            <text:p>Op</text:p>
          </table:table-cell>
          <table:table-cell table:number-columns-repeated="4" table:style-name="ce206" office:value-type="string" calcext:value-type="string">
            <text:p>I</text:p>
          </table:table-cell>
          <table:table-cell table:number-columns-repeated="2" table:style-name="ce235" office:value-type="string" calcext:value-type="string">
            <text:p>R</text:p>
          </table:table-cell>
          <table:table-cell table:style-name="ce244" office:value-type="string" calcext:value-type="string">
            <text:p>R</text:p>
          </table:table-cell>
          <table:table-cell table:formula="of:=COUNTIF([.B34:.R34];&quot;Op&quot;)" office:value-type="float" office:value="4" calcext:value-type="float">
            <text:p>4</text:p>
          </table:table-cell>
          <table:table-cell table:style-name="ce98" table:formula="of:=POWER(2;[.S34])" office:value-type="float" office:value="16" calcext:value-type="float">
            <text:p>16</text:p>
          </table:table-cell>
          <table:table-cell table:formula="of:=COUNTIF([.B34:.R34]; &quot;I&quot;)" office:value-type="float" office:value="4" calcext:value-type="float">
            <text:p>4</text:p>
          </table:table-cell>
          <table:table-cell table:style-name="ce178" table:formula="of:=IF([.U34] &gt; 0; &quot;0..=&quot;&amp;(POWER(2;[.U34])-1)&amp;&quot; / &quot;&amp;-POWER(2;[.U34]-1)&amp;&quot;..=&quot;&amp;(POWER(2;[.U34]-1)-1); &quot;-&quot;)" office:value-type="string" office:string-value="0..=15 / -8..=7" calcext:value-type="string">
            <text:p>0..=15 / -8..=7</text:p>
          </table:table-cell>
          <table:table-cell table:formula="of:=ORG.LIBREOFFICE.REGEX(COM.MICROSOFT.CONCAT([.C34:.R34]); &quot;(A=[01])|[^01]&quot;; &quot;&quot;; &quot;g&quot;)" office:value-type="string" office:string-value="00001" calcext:value-type="string">
            <text:p>00001</text:p>
          </table:table-cell>
          <table:table-cell table:style-name="ce254" table:formula="of:=SUM([.T34:.T37])" office:value-type="float" office:value="30" calcext:value-type="float" table:number-columns-spanned="1" table:number-rows-spanned="4">
            <text:p>30</text:p>
          </table:table-cell>
          <table:table-cell table:number-columns-repeated="16360"/>
        </table:table-row>
        <table:table-row table:style-name="ro9">
          <table:table-cell table:style-name="ce43" office:value-type="string" calcext:value-type="string">
            <text:p>RI2</text:p>
          </table:table-cell>
          <table:table-cell table:style-name="ce113" office:value-type="string" calcext:value-type="string">
            <text:p>Register-immediate 2</text:p>
          </table:table-cell>
          <table:table-cell table:style-name="ce80" office:value-type="string" calcext:value-type="string">
            <text:p>0</text:p>
          </table:table-cell>
          <table:table-cell table:style-name="ce135" office:value-type="string" calcext:value-type="string">
            <text:p>0</text:p>
          </table:table-cell>
          <table:table-cell table:style-name="ce153" office:value-type="string" calcext:value-type="string">
            <text:p>0</text:p>
          </table:table-cell>
          <table:table-cell table:number-columns-repeated="2" table:style-name="ce193" office:value-type="string" calcext:value-type="string">
            <text:p>0</text:p>
          </table:table-cell>
          <table:table-cell table:style-name="ce193" office:value-type="string" calcext:value-type="string">
            <text:p>1</text:p>
          </table:table-cell>
          <table:table-cell table:number-columns-repeated="2" table:style-name="ce193" office:value-type="string" calcext:value-type="string">
            <text:p>Op</text:p>
          </table:table-cell>
          <table:table-cell table:style-name="ce206" office:value-type="string" calcext:value-type="string">
            <text:p>Op</text:p>
          </table:table-cell>
          <table:table-cell table:number-columns-repeated="4" table:style-name="ce206" office:value-type="string" calcext:value-type="string">
            <text:p>I</text:p>
          </table:table-cell>
          <table:table-cell table:number-columns-repeated="2" table:style-name="ce235" office:value-type="string" calcext:value-type="string">
            <text:p>R</text:p>
          </table:table-cell>
          <table:table-cell table:style-name="ce244" office:value-type="string" calcext:value-type="string">
            <text:p>R</text:p>
          </table:table-cell>
          <table:table-cell table:formula="of:=COUNTIF([.B35:.R35];&quot;Op&quot;)" office:value-type="float" office:value="3" calcext:value-type="float">
            <text:p>3</text:p>
          </table:table-cell>
          <table:table-cell table:style-name="ce98" table:formula="of:=POWER(2;[.S35])" office:value-type="float" office:value="8" calcext:value-type="float">
            <text:p>8</text:p>
          </table:table-cell>
          <table:table-cell table:formula="of:=COUNTIF([.B35:.R35]; &quot;I&quot;)" office:value-type="float" office:value="4" calcext:value-type="float">
            <text:p>4</text:p>
          </table:table-cell>
          <table:table-cell table:style-name="ce178" table:formula="of:=IF([.U35] &gt; 0; &quot;0..=&quot;&amp;(POWER(2;[.U35])-1)&amp;&quot; / &quot;&amp;-POWER(2;[.U35]-1)&amp;&quot;..=&quot;&amp;(POWER(2;[.U35]-1)-1); &quot;-&quot;)" office:value-type="string" office:string-value="0..=15 / -8..=7" calcext:value-type="string">
            <text:p>0..=15 / -8..=7</text:p>
          </table:table-cell>
          <table:table-cell table:formula="of:=ORG.LIBREOFFICE.REGEX(COM.MICROSOFT.CONCAT([.C35:.R35]); &quot;(A=[01])|[^01]&quot;; &quot;&quot;; &quot;g&quot;)" office:value-type="string" office:string-value="000001" calcext:value-type="string">
            <text:p>000001</text:p>
          </table:table-cell>
          <table:covered-table-cell table:style-name="ce254"/>
          <table:table-cell table:number-columns-repeated="16360"/>
        </table:table-row>
        <table:table-row table:style-name="ro9">
          <table:table-cell table:style-name="ce43" office:value-type="string" calcext:value-type="string">
            <text:p>RI3</text:p>
          </table:table-cell>
          <table:table-cell table:style-name="ce113" office:value-type="string" calcext:value-type="string">
            <text:p>Register-immediate 3</text:p>
          </table:table-cell>
          <table:table-cell table:style-name="ce80" office:value-type="string" calcext:value-type="string">
            <text:p>0</text:p>
          </table:table-cell>
          <table:table-cell table:style-name="ce135" office:value-type="string" calcext:value-type="string">
            <text:p>0</text:p>
          </table:table-cell>
          <table:table-cell table:style-name="ce153" office:value-type="string" calcext:value-type="string">
            <text:p>0</text:p>
          </table:table-cell>
          <table:table-cell table:number-columns-repeated="3" table:style-name="ce193" office:value-type="string" calcext:value-type="string">
            <text:p>0</text:p>
          </table:table-cell>
          <table:table-cell table:style-name="ce193" office:value-type="string" calcext:value-type="string">
            <text:p>1</text:p>
          </table:table-cell>
          <table:table-cell table:style-name="ce193" office:value-type="string" calcext:value-type="string">
            <text:p>Op</text:p>
          </table:table-cell>
          <table:table-cell table:style-name="ce206" office:value-type="string" calcext:value-type="string">
            <text:p>Op</text:p>
          </table:table-cell>
          <table:table-cell table:number-columns-repeated="4" table:style-name="ce206" office:value-type="string" calcext:value-type="string">
            <text:p>I</text:p>
          </table:table-cell>
          <table:table-cell table:number-columns-repeated="2" table:style-name="ce235" office:value-type="string" calcext:value-type="string">
            <text:p>R</text:p>
          </table:table-cell>
          <table:table-cell table:style-name="ce244" office:value-type="string" calcext:value-type="string">
            <text:p>R</text:p>
          </table:table-cell>
          <table:table-cell table:formula="of:=COUNTIF([.B36:.R36];&quot;Op&quot;)" office:value-type="float" office:value="2" calcext:value-type="float">
            <text:p>2</text:p>
          </table:table-cell>
          <table:table-cell table:style-name="ce98" table:formula="of:=POWER(2;[.S36])" office:value-type="float" office:value="4" calcext:value-type="float">
            <text:p>4</text:p>
          </table:table-cell>
          <table:table-cell table:formula="of:=COUNTIF([.B36:.R36]; &quot;I&quot;)" office:value-type="float" office:value="4" calcext:value-type="float">
            <text:p>4</text:p>
          </table:table-cell>
          <table:table-cell table:style-name="ce178" table:formula="of:=IF([.U36] &gt; 0; &quot;0..=&quot;&amp;(POWER(2;[.U36])-1)&amp;&quot; / &quot;&amp;-POWER(2;[.U36]-1)&amp;&quot;..=&quot;&amp;(POWER(2;[.U36]-1)-1); &quot;-&quot;)" office:value-type="string" office:string-value="0..=15 / -8..=7" calcext:value-type="string">
            <text:p>0..=15 / -8..=7</text:p>
          </table:table-cell>
          <table:table-cell table:formula="of:=ORG.LIBREOFFICE.REGEX(COM.MICROSOFT.CONCAT([.C36:.R36]); &quot;(A=[01])|[^01]&quot;; &quot;&quot;; &quot;g&quot;)" office:value-type="string" office:string-value="0000001" calcext:value-type="string">
            <text:p>0000001</text:p>
          </table:table-cell>
          <table:covered-table-cell/>
          <table:table-cell table:number-columns-repeated="16360"/>
        </table:table-row>
        <table:table-row table:style-name="ro9">
          <table:table-cell table:style-name="ce43" office:value-type="string" calcext:value-type="string">
            <text:p>RI4</text:p>
          </table:table-cell>
          <table:table-cell table:style-name="ce113" office:value-type="string" calcext:value-type="string">
            <text:p>Register-immediate 4</text:p>
          </table:table-cell>
          <table:table-cell table:style-name="ce73" office:value-type="string" calcext:value-type="string">
            <text:p>0</text:p>
          </table:table-cell>
          <table:table-cell table:style-name="ce101" office:value-type="string" calcext:value-type="string">
            <text:p>0</text:p>
          </table:table-cell>
          <table:table-cell table:style-name="ce149" office:value-type="string" calcext:value-type="string">
            <text:p>0</text:p>
          </table:table-cell>
          <table:table-cell table:number-columns-repeated="3" table:style-name="ce190" office:value-type="string" calcext:value-type="string">
            <text:p>0</text:p>
          </table:table-cell>
          <table:table-cell table:style-name="ce193" office:value-type="string" calcext:value-type="string">
            <text:p>0</text:p>
          </table:table-cell>
          <table:table-cell table:style-name="ce193" office:value-type="string" calcext:value-type="string">
            <text:p>1</text:p>
          </table:table-cell>
          <table:table-cell table:style-name="ce206" office:value-type="string" calcext:value-type="string">
            <text:p>Op</text:p>
          </table:table-cell>
          <table:table-cell table:number-columns-repeated="4" table:style-name="ce204" office:value-type="string" calcext:value-type="string">
            <text:p>I</text:p>
          </table:table-cell>
          <table:table-cell table:number-columns-repeated="2" table:style-name="ce234" office:value-type="string" calcext:value-type="string">
            <text:p>R</text:p>
          </table:table-cell>
          <table:table-cell table:style-name="ce243" office:value-type="string" calcext:value-type="string">
            <text:p>R</text:p>
          </table:table-cell>
          <table:table-cell table:formula="of:=COUNTIF([.B37:.R37];&quot;Op&quot;)" office:value-type="float" office:value="1" calcext:value-type="float">
            <text:p>1</text:p>
          </table:table-cell>
          <table:table-cell table:style-name="ce98" table:formula="of:=POWER(2;[.S37])" office:value-type="float" office:value="2" calcext:value-type="float">
            <text:p>2</text:p>
          </table:table-cell>
          <table:table-cell table:formula="of:=COUNTIF([.B37:.R37]; &quot;I&quot;)" office:value-type="float" office:value="4" calcext:value-type="float">
            <text:p>4</text:p>
          </table:table-cell>
          <table:table-cell table:style-name="ce178" table:formula="of:=IF([.U37] &gt; 0; &quot;0..=&quot;&amp;(POWER(2;[.U37])-1)&amp;&quot; / &quot;&amp;-POWER(2;[.U37]-1)&amp;&quot;..=&quot;&amp;(POWER(2;[.U37]-1)-1); &quot;-&quot;)" office:value-type="string" office:string-value="0..=15 / -8..=7" calcext:value-type="string">
            <text:p>0..=15 / -8..=7</text:p>
          </table:table-cell>
          <table:table-cell table:formula="of:=ORG.LIBREOFFICE.REGEX(COM.MICROSOFT.CONCAT([.C37:.R37]); &quot;(A=[01])|[^01]&quot;; &quot;&quot;; &quot;g&quot;)" office:value-type="string" office:string-value="00000001" calcext:value-type="string">
            <text:p>00000001</text:p>
          </table:table-cell>
          <table:covered-table-cell/>
          <table:table-cell table:number-columns-repeated="16360"/>
        </table:table-row>
        <table:table-row table:style-name="ro9">
          <table:table-cell table:style-name="ce43" office:value-type="string" calcext:value-type="string">
            <text:p>I1</text:p>
          </table:table-cell>
          <table:table-cell table:style-name="ce113" office:value-type="string" calcext:value-type="string">
            <text:p>Immediate 1</text:p>
          </table:table-cell>
          <table:table-cell table:style-name="ce80" office:value-type="string" calcext:value-type="string">
            <text:p>0</text:p>
          </table:table-cell>
          <table:table-cell table:style-name="ce135" office:value-type="string" calcext:value-type="string">
            <text:p>0</text:p>
          </table:table-cell>
          <table:table-cell table:style-name="ce153" office:value-type="string" calcext:value-type="string">
            <text:p>0</text:p>
          </table:table-cell>
          <table:table-cell table:number-columns-repeated="5" table:style-name="ce193" office:value-type="string" calcext:value-type="string">
            <text:p>0</text:p>
          </table:table-cell>
          <table:table-cell table:style-name="ce206" office:value-type="string" calcext:value-type="string">
            <text:p>1</text:p>
          </table:table-cell>
          <table:table-cell table:number-columns-repeated="3" table:style-name="ce206" office:value-type="string" calcext:value-type="string">
            <text:p>Op</text:p>
          </table:table-cell>
          <table:table-cell table:style-name="ce206" office:value-type="string" calcext:value-type="string">
            <text:p>I</text:p>
          </table:table-cell>
          <table:table-cell table:number-columns-repeated="2" table:style-name="ce235" office:value-type="string" calcext:value-type="string">
            <text:p>I</text:p>
          </table:table-cell>
          <table:table-cell table:style-name="ce244" office:value-type="string" calcext:value-type="string">
            <text:p>I</text:p>
          </table:table-cell>
          <table:table-cell table:formula="of:=COUNTIF([.B38:.R38];&quot;Op&quot;)" office:value-type="float" office:value="3" calcext:value-type="float">
            <text:p>3</text:p>
          </table:table-cell>
          <table:table-cell table:style-name="ce98" table:formula="of:=POWER(2;[.S38])" office:value-type="float" office:value="8" calcext:value-type="float">
            <text:p>8</text:p>
          </table:table-cell>
          <table:table-cell table:formula="of:=COUNTIF([.B38:.R38]; &quot;I&quot;)" office:value-type="float" office:value="4" calcext:value-type="float">
            <text:p>4</text:p>
          </table:table-cell>
          <table:table-cell table:style-name="ce178" table:formula="of:=IF([.U38] &gt; 0; &quot;0..=&quot;&amp;(POWER(2;[.U38])-1)&amp;&quot; / &quot;&amp;-POWER(2;[.U38]-1)&amp;&quot;..=&quot;&amp;(POWER(2;[.U38]-1)-1); &quot;-&quot;)" office:value-type="string" office:string-value="0..=15 / -8..=7" calcext:value-type="string">
            <text:p>0..=15 / -8..=7</text:p>
          </table:table-cell>
          <table:table-cell table:formula="of:=ORG.LIBREOFFICE.REGEX(COM.MICROSOFT.CONCAT([.C38:.R38]); &quot;(A=[01])|[^01]&quot;; &quot;&quot;; &quot;g&quot;)" office:value-type="string" office:string-value="000000001" calcext:value-type="string">
            <text:p>000000001</text:p>
          </table:table-cell>
          <table:table-cell table:style-name="ce254" table:formula="of:=SUM([.T38:.T41])" office:value-type="float" office:value="15" calcext:value-type="float" table:number-columns-spanned="1" table:number-rows-spanned="4">
            <text:p>15</text:p>
          </table:table-cell>
          <table:table-cell table:number-columns-repeated="16360"/>
        </table:table-row>
        <table:table-row table:style-name="ro9">
          <table:table-cell table:style-name="ce43" office:value-type="string" calcext:value-type="string">
            <text:p>I2</text:p>
          </table:table-cell>
          <table:table-cell table:style-name="ce113" office:value-type="string" calcext:value-type="string">
            <text:p>Immediate 2</text:p>
          </table:table-cell>
          <table:table-cell table:style-name="ce80" office:value-type="string" calcext:value-type="string">
            <text:p>0</text:p>
          </table:table-cell>
          <table:table-cell table:style-name="ce135" office:value-type="string" calcext:value-type="string">
            <text:p>0</text:p>
          </table:table-cell>
          <table:table-cell table:style-name="ce153" office:value-type="string" calcext:value-type="string">
            <text:p>0</text:p>
          </table:table-cell>
          <table:table-cell table:number-columns-repeated="5" table:style-name="ce193" office:value-type="string" calcext:value-type="string">
            <text:p>0</text:p>
          </table:table-cell>
          <table:table-cell table:style-name="ce206" office:value-type="string" calcext:value-type="string">
            <text:p>0</text:p>
          </table:table-cell>
          <table:table-cell table:style-name="ce206" office:value-type="string" calcext:value-type="string">
            <text:p>1</text:p>
          </table:table-cell>
          <table:table-cell table:number-columns-repeated="2" table:style-name="ce206" office:value-type="string" calcext:value-type="string">
            <text:p>Op</text:p>
          </table:table-cell>
          <table:table-cell table:style-name="ce206" office:value-type="string" calcext:value-type="string">
            <text:p>I</text:p>
          </table:table-cell>
          <table:table-cell table:number-columns-repeated="2" table:style-name="ce235" office:value-type="string" calcext:value-type="string">
            <text:p>I</text:p>
          </table:table-cell>
          <table:table-cell table:style-name="ce244" office:value-type="string" calcext:value-type="string">
            <text:p>I</text:p>
          </table:table-cell>
          <table:table-cell table:formula="of:=COUNTIF([.B39:.R39];&quot;Op&quot;)" office:value-type="float" office:value="2" calcext:value-type="float">
            <text:p>2</text:p>
          </table:table-cell>
          <table:table-cell table:style-name="ce98" table:formula="of:=POWER(2;[.S39])" office:value-type="float" office:value="4" calcext:value-type="float">
            <text:p>4</text:p>
          </table:table-cell>
          <table:table-cell table:formula="of:=COUNTIF([.B39:.R39]; &quot;I&quot;)" office:value-type="float" office:value="4" calcext:value-type="float">
            <text:p>4</text:p>
          </table:table-cell>
          <table:table-cell table:style-name="ce178" table:formula="of:=IF([.U39] &gt; 0; &quot;0..=&quot;&amp;(POWER(2;[.U39])-1)&amp;&quot; / &quot;&amp;-POWER(2;[.U39]-1)&amp;&quot;..=&quot;&amp;(POWER(2;[.U39]-1)-1); &quot;-&quot;)" office:value-type="string" office:string-value="0..=15 / -8..=7" calcext:value-type="string">
            <text:p>0..=15 / -8..=7</text:p>
          </table:table-cell>
          <table:table-cell table:formula="of:=ORG.LIBREOFFICE.REGEX(COM.MICROSOFT.CONCAT([.C39:.R39]); &quot;(A=[01])|[^01]&quot;; &quot;&quot;; &quot;g&quot;)" office:value-type="string" office:string-value="0000000001" calcext:value-type="string">
            <text:p>0000000001</text:p>
          </table:table-cell>
          <table:covered-table-cell/>
          <table:table-cell table:number-columns-repeated="16360"/>
        </table:table-row>
        <table:table-row table:style-name="ro9">
          <table:table-cell table:style-name="ce43" office:value-type="string" calcext:value-type="string">
            <text:p>I3</text:p>
          </table:table-cell>
          <table:table-cell table:style-name="ce113" office:value-type="string" calcext:value-type="string">
            <text:p>Immediate 3</text:p>
          </table:table-cell>
          <table:table-cell table:style-name="ce73" office:value-type="string" calcext:value-type="string">
            <text:p>0</text:p>
          </table:table-cell>
          <table:table-cell table:style-name="ce101" office:value-type="string" calcext:value-type="string">
            <text:p>0</text:p>
          </table:table-cell>
          <table:table-cell table:style-name="ce149" office:value-type="string" calcext:value-type="string">
            <text:p>0</text:p>
          </table:table-cell>
          <table:table-cell table:number-columns-repeated="3" table:style-name="ce190" office:value-type="string" calcext:value-type="string">
            <text:p>0</text:p>
          </table:table-cell>
          <table:table-cell table:style-name="ce73" office:value-type="string" calcext:value-type="string">
            <text:p>0</text:p>
          </table:table-cell>
          <table:table-cell table:style-name="ce101" office:value-type="string" calcext:value-type="string">
            <text:p>0</text:p>
          </table:table-cell>
          <table:table-cell table:style-name="ce149" office:value-type="string" calcext:value-type="string">
            <text:p>0</text:p>
          </table:table-cell>
          <table:table-cell table:style-name="ce206" office:value-type="string" calcext:value-type="string">
            <text:p>0</text:p>
          </table:table-cell>
          <table:table-cell table:style-name="ce206" office:value-type="string" calcext:value-type="string">
            <text:p>1</text:p>
          </table:table-cell>
          <table:table-cell table:style-name="ce206" office:value-type="string" calcext:value-type="string">
            <text:p>Op</text:p>
          </table:table-cell>
          <table:table-cell table:style-name="ce206" office:value-type="string" calcext:value-type="string">
            <text:p>I</text:p>
          </table:table-cell>
          <table:table-cell table:number-columns-repeated="2" table:style-name="ce235" office:value-type="string" calcext:value-type="string">
            <text:p>I</text:p>
          </table:table-cell>
          <table:table-cell table:style-name="ce244" office:value-type="string" calcext:value-type="string">
            <text:p>I</text:p>
          </table:table-cell>
          <table:table-cell table:formula="of:=COUNTIF([.B40:.R40];&quot;Op&quot;)" office:value-type="float" office:value="1" calcext:value-type="float">
            <text:p>1</text:p>
          </table:table-cell>
          <table:table-cell table:style-name="ce98" table:formula="of:=POWER(2;[.S40])" office:value-type="float" office:value="2" calcext:value-type="float">
            <text:p>2</text:p>
          </table:table-cell>
          <table:table-cell table:formula="of:=COUNTIF([.B40:.R40]; &quot;I&quot;)" office:value-type="float" office:value="4" calcext:value-type="float">
            <text:p>4</text:p>
          </table:table-cell>
          <table:table-cell table:style-name="ce178" table:formula="of:=IF([.U40] &gt; 0; &quot;0..=&quot;&amp;(POWER(2;[.U40])-1)&amp;&quot; / &quot;&amp;-POWER(2;[.U40]-1)&amp;&quot;..=&quot;&amp;(POWER(2;[.U40]-1)-1); &quot;-&quot;)" office:value-type="string" office:string-value="0..=15 / -8..=7" calcext:value-type="string">
            <text:p>0..=15 / -8..=7</text:p>
          </table:table-cell>
          <table:table-cell table:formula="of:=ORG.LIBREOFFICE.REGEX(COM.MICROSOFT.CONCAT([.C40:.R40]); &quot;(A=[01])|[^01]&quot;; &quot;&quot;; &quot;g&quot;)" office:value-type="string" office:string-value="00000000001" calcext:value-type="string">
            <text:p>00000000001</text:p>
          </table:table-cell>
          <table:covered-table-cell/>
          <table:table-cell table:number-columns-repeated="16360"/>
        </table:table-row>
        <table:table-row table:style-name="ro9">
          <table:table-cell table:style-name="ce43" office:value-type="string" calcext:value-type="string">
            <text:p>I4</text:p>
          </table:table-cell>
          <table:table-cell table:style-name="ce113" office:value-type="string" calcext:value-type="string">
            <text:p>Immediate 4</text:p>
          </table:table-cell>
          <table:table-cell table:style-name="ce73" office:value-type="string" calcext:value-type="string">
            <text:p>0</text:p>
          </table:table-cell>
          <table:table-cell table:style-name="ce101" office:value-type="string" calcext:value-type="string">
            <text:p>0</text:p>
          </table:table-cell>
          <table:table-cell table:style-name="ce149" office:value-type="string" calcext:value-type="string">
            <text:p>0</text:p>
          </table:table-cell>
          <table:table-cell table:number-columns-repeated="3" table:style-name="ce190" office:value-type="string" calcext:value-type="string">
            <text:p>0</text:p>
          </table:table-cell>
          <table:table-cell table:style-name="ce73" office:value-type="string" calcext:value-type="string">
            <text:p>0</text:p>
          </table:table-cell>
          <table:table-cell table:style-name="ce101" office:value-type="string" calcext:value-type="string">
            <text:p>0</text:p>
          </table:table-cell>
          <table:table-cell table:style-name="ce149" office:value-type="string" calcext:value-type="string">
            <text:p>0</text:p>
          </table:table-cell>
          <table:table-cell table:style-name="ce204" office:value-type="string" calcext:value-type="string">
            <text:p>0</text:p>
          </table:table-cell>
          <table:table-cell table:style-name="ce206" office:value-type="string" calcext:value-type="string">
            <text:p>0</text:p>
          </table:table-cell>
          <table:table-cell table:style-name="ce206" office:value-type="string" calcext:value-type="string">
            <text:p>1</text:p>
          </table:table-cell>
          <table:table-cell table:style-name="ce206" office:value-type="string" calcext:value-type="string">
            <text:p>I</text:p>
          </table:table-cell>
          <table:table-cell table:number-columns-repeated="2" table:style-name="ce235" office:value-type="string" calcext:value-type="string">
            <text:p>I</text:p>
          </table:table-cell>
          <table:table-cell table:style-name="ce244" office:value-type="string" calcext:value-type="string">
            <text:p>I</text:p>
          </table:table-cell>
          <table:table-cell table:formula="of:=COUNTIF([.B41:.R41];&quot;Op&quot;)" office:value-type="float" office:value="0" calcext:value-type="float">
            <text:p>0</text:p>
          </table:table-cell>
          <table:table-cell table:style-name="ce98" table:formula="of:=POWER(2;[.S41])" office:value-type="float" office:value="1" calcext:value-type="float">
            <text:p>1</text:p>
          </table:table-cell>
          <table:table-cell table:formula="of:=COUNTIF([.B41:.R41]; &quot;I&quot;)" office:value-type="float" office:value="4" calcext:value-type="float">
            <text:p>4</text:p>
          </table:table-cell>
          <table:table-cell table:style-name="ce178" table:formula="of:=IF([.U41] &gt; 0; &quot;0..=&quot;&amp;(POWER(2;[.U41])-1)&amp;&quot; / &quot;&amp;-POWER(2;[.U41]-1)&amp;&quot;..=&quot;&amp;(POWER(2;[.U41]-1)-1); &quot;-&quot;)" office:value-type="string" office:string-value="0..=15 / -8..=7" calcext:value-type="string">
            <text:p>0..=15 / -8..=7</text:p>
          </table:table-cell>
          <table:table-cell table:formula="of:=ORG.LIBREOFFICE.REGEX(COM.MICROSOFT.CONCAT([.C41:.R41]); &quot;(A=[01])|[^01]&quot;; &quot;&quot;; &quot;g&quot;)" office:value-type="string" office:string-value="000000000001" calcext:value-type="string">
            <text:p>000000000001</text:p>
          </table:table-cell>
          <table:covered-table-cell/>
          <table:table-cell table:number-columns-repeated="16360"/>
        </table:table-row>
        <table:table-row table:style-name="ro9">
          <table:table-cell table:style-name="ce108" office:value-type="string" calcext:value-type="string">
            <text:p>O</text:p>
          </table:table-cell>
          <table:table-cell table:style-name="ce57" office:value-type="string" calcext:value-type="string">
            <text:p>Opcode</text:p>
          </table:table-cell>
          <table:table-cell table:style-name="ce85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number-columns-repeated="4" table:style-name="ce194" office:value-type="float" office:value="0" calcext:value-type="float">
            <text:p>0</text:p>
          </table:table-cell>
          <table:table-cell table:style-name="ce194" office:value-type="string" calcext:value-type="string">
            <text:p>0</text:p>
          </table:table-cell>
          <table:table-cell table:number-columns-repeated="4" table:style-name="ce210" office:value-type="string" calcext:value-type="string">
            <text:p>0</text:p>
          </table:table-cell>
          <table:table-cell table:number-columns-repeated="4" table:style-name="ce210" office:value-type="string" calcext:value-type="string">
            <text:p>Op</text:p>
          </table:table-cell>
          <table:table-cell table:formula="of:=COUNTIF([.B42:.R42];&quot;Op&quot;)" office:value-type="float" office:value="4" calcext:value-type="float">
            <text:p>4</text:p>
          </table:table-cell>
          <table:table-cell table:style-name="ce98" table:formula="of:=POWER(2;[.S42])" office:value-type="float" office:value="16" calcext:value-type="float">
            <text:p>16</text:p>
          </table:table-cell>
          <table:table-cell table:formula="of:=COUNTIF([.B42:.R42]; &quot;I&quot;)" office:value-type="float" office:value="0" calcext:value-type="float">
            <text:p>0</text:p>
          </table:table-cell>
          <table:table-cell table:style-name="ce178" table:formula="of:=IF([.U42] &gt; 0; &quot;0..=&quot;&amp;(POWER(2;[.U42])-1)&amp;&quot; / &quot;&amp;-POWER(2;[.U42]-1)&amp;&quot;..=&quot;&amp;(POWER(2;[.U42]-1)-1); &quot;-&quot;)" office:value-type="string" office:string-value="-" calcext:value-type="string">
            <text:p>-</text:p>
          </table:table-cell>
          <table:table-cell table:formula="of:=ORG.LIBREOFFICE.REGEX(COM.MICROSOFT.CONCAT([.C42:.R42]); &quot;(A=[01])|[^01]&quot;; &quot;&quot;; &quot;g&quot;)" office:value-type="string" office:string-value="000000000000" calcext:value-type="string">
            <text:p>000000000000</text:p>
          </table:table-cell>
          <table:table-cell table:number-columns-repeated="16361"/>
        </table:table-row>
        <table:table-row table:style-name="ro3" table:number-rows-repeated="2">
          <table:table-cell table:style-name="ce109" table:number-columns-repeated="2"/>
          <table:table-cell table:number-columns-repeated="17"/>
          <table:table-cell table:style-name="ce98"/>
          <table:table-cell table:number-columns-repeated="16364"/>
        </table:table-row>
        <table:table-row table:style-name="ro3">
          <table:table-cell table:style-name="ce109" table:number-columns-repeated="2"/>
          <table:table-cell table:number-columns-repeated="11"/>
          <table:table-cell table:style-name="ce218" office:value-type="string" calcext:value-type="string" table:number-columns-spanned="6" table:number-rows-spanned="1">
            <text:p># Instr. Formats:</text:p>
          </table:table-cell>
          <table:covered-table-cell table:number-columns-repeated="4" table:style-name="ce143"/>
          <table:covered-table-cell/>
          <table:table-cell table:style-name="ce98" table:formula="of:=COUNTA([.A28:.A42]) &amp; &quot; formats&quot;" office:value-type="string" office:string-value="15 formats" calcext:value-type="string" table:number-columns-spanned="2" table:number-rows-spanned="1">
            <text:p>15 formats</text:p>
          </table:table-cell>
          <table:covered-table-cell/>
          <table:table-cell table:number-columns-repeated="16363"/>
        </table:table-row>
        <table:table-row table:style-name="ro3" table:number-rows-repeated="2">
          <table:table-cell table:style-name="ce109" table:number-columns-repeated="2"/>
          <table:table-cell table:number-columns-repeated="17"/>
          <table:table-cell table:style-name="ce98"/>
          <table:table-cell table:number-columns-repeated="16364"/>
        </table:table-row>
        <table:table-row table:style-name="ro9">
          <table:table-cell table:style-name="Heading_20_2" office:value-type="string" calcext:value-type="string" table:number-columns-spanned="18" table:number-rows-spanned="1">
            <text:p>Formats16RegsV1</text:p>
          </table:table-cell>
          <table:covered-table-cell table:style-name="ce109"/>
          <table:covered-table-cell table:number-columns-repeated="16"/>
          <table:table-cell/>
          <table:table-cell table:style-name="ce98"/>
          <table:table-cell table:number-columns-repeated="16364"/>
        </table:table-row>
        <table:table-row table:style-name="ro9">
          <table:table-cell table:style-name="ce44" office:value-type="string" calcext:value-type="string">
            <text:p>LSD</text:p>
          </table:table-cell>
          <table:table-cell table:style-name="ce112" office:value-type="string" calcext:value-type="string">
            <text:p>Load-store with Displacement</text:p>
          </table:table-cell>
          <table:table-cell table:style-name="ce89" office:value-type="string" calcext:value-type="string">
            <text:p>0</text:p>
          </table:table-cell>
          <table:table-cell table:style-name="ce137" office:value-type="string" calcext:value-type="string">
            <text:p>Op</text:p>
          </table:table-cell>
          <table:table-cell table:style-name="ce157" office:value-type="string" calcext:value-type="string">
            <text:p>Op</text:p>
          </table:table-cell>
          <table:table-cell table:style-name="ce195" office:value-type="string" calcext:value-type="string">
            <text:p>A</text:p>
          </table:table-cell>
          <table:table-cell table:number-columns-repeated="8" table:style-name="ce188" office:value-type="string" calcext:value-type="string">
            <text:p>I</text:p>
          </table:table-cell>
          <table:table-cell table:style-name="ce228" office:value-type="string" calcext:value-type="string">
            <text:p>R</text:p>
          </table:table-cell>
          <table:table-cell table:style-name="ce236" office:value-type="string" calcext:value-type="string">
            <text:p>R</text:p>
          </table:table-cell>
          <table:table-cell table:number-columns-repeated="2" table:style-name="ce230" office:value-type="string" calcext:value-type="string">
            <text:p>R</text:p>
          </table:table-cell>
          <table:table-cell table:formula="of:=COUNTIF([.B49:.R49];&quot;Op&quot;)" office:value-type="float" office:value="2" calcext:value-type="float">
            <text:p>2</text:p>
          </table:table-cell>
          <table:table-cell table:style-name="ce98" table:formula="of:=POWER(2;[.S49])" office:value-type="float" office:value="4" calcext:value-type="float">
            <text:p>4</text:p>
          </table:table-cell>
          <table:table-cell table:formula="of:=COUNTIF([.B49:.R49]; &quot;I&quot;)" office:value-type="float" office:value="8" calcext:value-type="float">
            <text:p>8</text:p>
          </table:table-cell>
          <table:table-cell table:style-name="ce178" table:formula="of:=IF(([.U49]&gt;0);-POWER(2;[.U49]-1)&amp;&quot;..=&quot;&amp;(POWER(2;[.U49]-1)-1); &quot;-&quot;)" office:value-type="string" office:string-value="-128..=127" calcext:value-type="string">
            <text:p>-128..=127</text:p>
          </table:table-cell>
          <table:table-cell table:formula="of:=ORG.LIBREOFFICE.REGEX(COM.MICROSOFT.CONCAT([.C49:.R49]); &quot;(A=[01])|[^01]&quot;; &quot;&quot;; &quot;g&quot;)" office:value-type="string" office:string-value="0" calcext:value-type="string">
            <text:p>0</text:p>
          </table:table-cell>
          <table:table-cell/>
          <table:table-cell table:style-name="Footnote" table:formula="of:=ORG.LIBREOFFICE.REGEX([.A49];&quot;[0-9]$&quot;;&quot;&quot;;&quot;g&quot;)" office:value-type="string" office:string-value="LSD" calcext:value-type="string">
            <text:p>LSD</text:p>
          </table:table-cell>
          <table:table-cell table:number-columns-repeated="16359"/>
        </table:table-row>
        <table:table-row table:style-name="ro9">
          <table:table-cell table:style-name="ce44" office:value-type="string" calcext:value-type="string">
            <text:p>SUBR</text:p>
          </table:table-cell>
          <table:table-cell table:style-name="ce112" office:value-type="string" calcext:value-type="string">
            <text:p>Subroutine Call</text:p>
          </table:table-cell>
          <table:table-cell table:style-name="ce89" office:value-type="string" calcext:value-type="string">
            <text:p>1</text:p>
          </table:table-cell>
          <table:table-cell table:number-columns-repeated="2" table:style-name="ce101" office:value-type="string" calcext:value-type="string">
            <text:p>0</text:p>
          </table:table-cell>
          <table:table-cell table:number-columns-repeated="13" table:style-name="ce188" office:value-type="string" calcext:value-type="string">
            <text:p>I</text:p>
          </table:table-cell>
          <table:table-cell table:formula="of:=COUNTIF([.B50:.R50];&quot;Op&quot;)" office:value-type="float" office:value="0" calcext:value-type="float">
            <text:p>0</text:p>
          </table:table-cell>
          <table:table-cell table:style-name="ce98" table:formula="of:=POWER(2;[.S50])" office:value-type="float" office:value="1" calcext:value-type="float">
            <text:p>1</text:p>
          </table:table-cell>
          <table:table-cell table:formula="of:=COUNTIF([.B50:.R50]; &quot;I&quot;)" office:value-type="float" office:value="13" calcext:value-type="float">
            <text:p>13</text:p>
          </table:table-cell>
          <table:table-cell table:style-name="ce178" table:formula="of:=&quot;0..=&quot;&amp;(POWER(2;[.U50])-2) &amp; &quot; (align &quot;&amp; POWER(2;16-[.U50]) &amp; &quot;u8, &quot; &amp; POWER(2;16-[.U50]-1) &amp;&quot;u16)&quot;" office:value-type="string" office:string-value="0..=8190 (align 8u8, 4u16)" calcext:value-type="string">
            <text:p>0..=8190 (align 8u8, 4u16)</text:p>
          </table:table-cell>
          <table:table-cell table:formula="of:=ORG.LIBREOFFICE.REGEX(COM.MICROSOFT.CONCAT([.C50:.R50]); &quot;(A=[01])|[^01]&quot;; &quot;&quot;; &quot;g&quot;)" office:value-type="string" office:string-value="100" calcext:value-type="string">
            <text:p>100</text:p>
          </table:table-cell>
          <table:table-cell/>
          <table:table-cell table:style-name="Footnote" table:formula="of:=ORG.LIBREOFFICE.REGEX([.A50];&quot;[0-9]$&quot;;&quot;&quot;;&quot;g&quot;)" office:value-type="string" office:string-value="SUBR" calcext:value-type="string">
            <text:p>SUBR</text:p>
          </table:table-cell>
          <table:table-cell table:number-columns-repeated="16359"/>
        </table:table-row>
        <table:table-row table:style-name="ro9">
          <table:table-cell table:style-name="ce44" office:value-type="string" calcext:value-type="string">
            <text:p>LI</text:p>
          </table:table-cell>
          <table:table-cell table:style-name="ce112" office:value-type="string" calcext:value-type="string">
            <text:p>Load Immediate</text:p>
          </table:table-cell>
          <table:table-cell table:style-name="ce89" office:value-type="string" calcext:value-type="string">
            <text:p>1</text:p>
          </table:table-cell>
          <table:table-cell table:style-name="ce101" office:value-type="string" calcext:value-type="string">
            <text:p>0</text:p>
          </table:table-cell>
          <table:table-cell table:style-name="ce101" office:value-type="string" calcext:value-type="string">
            <text:p>1</text:p>
          </table:table-cell>
          <table:table-cell table:style-name="ce157" office:value-type="string" calcext:value-type="string">
            <text:p>Op</text:p>
          </table:table-cell>
          <table:table-cell table:number-columns-repeated="8" table:style-name="ce188" office:value-type="string" calcext:value-type="string">
            <text:p>I</text:p>
          </table:table-cell>
          <table:table-cell table:style-name="ce228" office:value-type="string" calcext:value-type="string">
            <text:p>R</text:p>
          </table:table-cell>
          <table:table-cell table:style-name="ce236" office:value-type="string" calcext:value-type="string">
            <text:p>R</text:p>
          </table:table-cell>
          <table:table-cell table:number-columns-repeated="2" table:style-name="ce230" office:value-type="string" calcext:value-type="string">
            <text:p>R</text:p>
          </table:table-cell>
          <table:table-cell table:formula="of:=COUNTIF([.B51:.R51];&quot;Op&quot;)" office:value-type="float" office:value="1" calcext:value-type="float">
            <text:p>1</text:p>
          </table:table-cell>
          <table:table-cell table:style-name="ce98" table:formula="of:=POWER(2;[.S51])" office:value-type="float" office:value="2" calcext:value-type="float">
            <text:p>2</text:p>
          </table:table-cell>
          <table:table-cell table:formula="of:=COUNTIF([.B51:.R51]; &quot;I&quot;)" office:value-type="float" office:value="8" calcext:value-type="float">
            <text:p>8</text:p>
          </table:table-cell>
          <table:table-cell table:style-name="ce252" table:formula="of:=IF([.U51] &gt; 0; &quot;0..=&quot;&amp;(POWER(2;[.U51])-1)&amp;&quot; / &quot;&amp;-POWER(2;[.U51]-1)&amp;&quot;..=&quot;&amp;(POWER(2;[.U51]-1)-1); &quot;-&quot;)" office:value-type="string" office:string-value="0..=255 / -128..=127" calcext:value-type="string">
            <text:p>0..=255 / -128..=127</text:p>
          </table:table-cell>
          <table:table-cell table:formula="of:=ORG.LIBREOFFICE.REGEX(COM.MICROSOFT.CONCAT([.C51:.R51]); &quot;(A=[01])|[^01]&quot;; &quot;&quot;; &quot;g&quot;)" office:value-type="string" office:string-value="101" calcext:value-type="string">
            <text:p>101</text:p>
          </table:table-cell>
          <table:table-cell/>
          <table:table-cell table:style-name="Footnote" table:formula="of:=ORG.LIBREOFFICE.REGEX([.A51];&quot;[0-9]$&quot;;&quot;&quot;;&quot;g&quot;)" office:value-type="string" office:string-value="LI" calcext:value-type="string">
            <text:p>LI</text:p>
          </table:table-cell>
          <table:table-cell table:number-columns-repeated="16359"/>
        </table:table-row>
        <table:table-row table:style-name="ro9">
          <table:table-cell table:style-name="ce44" office:value-type="string" calcext:value-type="string">
            <text:p>B</text:p>
          </table:table-cell>
          <table:table-cell table:style-name="ce112" office:value-type="string" calcext:value-type="string">
            <text:p>Branch</text:p>
          </table:table-cell>
          <table:table-cell table:style-name="ce91" office:value-type="string" calcext:value-type="string">
            <text:p>1</text:p>
          </table:table-cell>
          <table:table-cell table:style-name="ce101" office:value-type="string" calcext:value-type="string">
            <text:p>1</text:p>
          </table:table-cell>
          <table:table-cell table:style-name="ce149" office:value-type="string" calcext:value-type="string">
            <text:p>0</text:p>
          </table:table-cell>
          <table:table-cell table:style-name="ce190" office:value-type="string" calcext:value-type="string">
            <text:p>1</text:p>
          </table:table-cell>
          <table:table-cell table:style-name="ce190" office:value-type="string" calcext:value-type="string">
            <text:p>Op</text:p>
          </table:table-cell>
          <table:table-cell table:number-columns-repeated="11" table:style-name="ce157" office:value-type="string" calcext:value-type="string">
            <text:p>I</text:p>
          </table:table-cell>
          <table:table-cell table:formula="of:=COUNTIF([.B52:.R52];&quot;Op&quot;)" office:value-type="float" office:value="1" calcext:value-type="float">
            <text:p>1</text:p>
          </table:table-cell>
          <table:table-cell table:style-name="ce98" table:formula="of:=POWER(2;[.S52])" office:value-type="float" office:value="2" calcext:value-type="float">
            <text:p>2</text:p>
          </table:table-cell>
          <table:table-cell table:formula="of:=COUNTIF([.B52:.R52]; &quot;I&quot;)" office:value-type="float" office:value="11" calcext:value-type="float">
            <text:p>11</text:p>
          </table:table-cell>
          <table:table-cell table:style-name="ce178" table:formula="of:=IF(([.U52]&gt;0);-POWER(2;[.U52]-1)&amp;&quot;..=&quot;&amp;(POWER(2;[.U52]-1)-1); &quot;-&quot;)" office:value-type="string" office:string-value="-1024..=1023" calcext:value-type="string">
            <text:p>-1024..=1023</text:p>
          </table:table-cell>
          <table:table-cell table:formula="of:=ORG.LIBREOFFICE.REGEX(COM.MICROSOFT.CONCAT([.C52:.R52]); &quot;(A=[01])|[^01]&quot;; &quot;&quot;; &quot;g&quot;)" office:value-type="string" office:string-value="1101" calcext:value-type="string">
            <text:p>1101</text:p>
          </table:table-cell>
          <table:table-cell/>
          <table:table-cell table:style-name="Footnote" table:formula="of:=ORG.LIBREOFFICE.REGEX([.A52];&quot;[0-9]$&quot;;&quot;&quot;;&quot;g&quot;)" office:value-type="string" office:string-value="B" calcext:value-type="string">
            <text:p>B</text:p>
          </table:table-cell>
          <table:table-cell table:number-columns-repeated="16359"/>
        </table:table-row>
        <table:table-row table:style-name="ro9">
          <table:table-cell table:style-name="ce45" office:value-type="string" calcext:value-type="string">
            <text:p>RR</text:p>
          </table:table-cell>
          <table:table-cell table:style-name="ce58" office:value-type="string" calcext:value-type="string">
            <text:p>Register-register</text:p>
          </table:table-cell>
          <table:table-cell table:style-name="ce89" office:value-type="string" calcext:value-type="string">
            <text:p>1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0</text:p>
          </table:table-cell>
          <table:table-cell table:style-name="ce157" office:value-type="string" calcext:value-type="string">
            <text:p>0</text:p>
          </table:table-cell>
          <table:table-cell table:style-name="ce157" office:value-type="string" calcext:value-type="string">
            <text:p>Op</text:p>
          </table:table-cell>
          <table:table-cell table:number-columns-repeated="3" table:style-name="ce188" office:value-type="string" calcext:value-type="string">
            <text:p>Op</text:p>
          </table:table-cell>
          <table:table-cell table:number-columns-repeated="2" table:style-name="ce204" office:value-type="string" calcext:value-type="string">
            <text:p>Rb</text:p>
          </table:table-cell>
          <table:table-cell table:number-columns-repeated="2" table:style-name="ce216" office:value-type="string" calcext:value-type="string">
            <text:p>Rb</text:p>
          </table:table-cell>
          <table:table-cell table:style-name="ce216" office:value-type="string" calcext:value-type="string">
            <text:p>Ra</text:p>
          </table:table-cell>
          <table:table-cell table:number-columns-repeated="3" table:style-name="ce234" office:value-type="string" calcext:value-type="string">
            <text:p>Ra</text:p>
          </table:table-cell>
          <table:table-cell table:formula="of:=COUNTIF([.B53:.R53];&quot;Op&quot;)" office:value-type="float" office:value="4" calcext:value-type="float">
            <text:p>4</text:p>
          </table:table-cell>
          <table:table-cell table:style-name="ce98" table:formula="of:=POWER(2;[.S53])" office:value-type="float" office:value="16" calcext:value-type="float">
            <text:p>16</text:p>
          </table:table-cell>
          <table:table-cell table:formula="of:=COUNTIF([.B53:.R53]; &quot;I&quot;)" office:value-type="float" office:value="0" calcext:value-type="float">
            <text:p>0</text:p>
          </table:table-cell>
          <table:table-cell table:style-name="ce178" table:formula="of:=IF([.U53] &gt; 0; &quot;0..=&quot;&amp;(POWER(2;[.U53])-1)&amp;&quot; / &quot;&amp;-POWER(2;[.U53]-1)&amp;&quot;..=&quot;&amp;(POWER(2;[.U53]-1)-1); &quot;-&quot;)" office:value-type="string" office:string-value="-" calcext:value-type="string">
            <text:p>-</text:p>
          </table:table-cell>
          <table:table-cell table:formula="of:=ORG.LIBREOFFICE.REGEX(COM.MICROSOFT.CONCAT([.C53:.R53]); &quot;(A=[01])|[^01]&quot;; &quot;&quot;; &quot;g&quot;)" office:value-type="string" office:string-value="1100" calcext:value-type="string">
            <text:p>1100</text:p>
          </table:table-cell>
          <table:table-cell/>
          <table:table-cell table:style-name="Footnote" table:formula="of:=ORG.LIBREOFFICE.REGEX([.A53];&quot;[0-9]$&quot;;&quot;&quot;;&quot;g&quot;)" office:value-type="string" office:string-value="RR" calcext:value-type="string">
            <text:p>RR</text:p>
          </table:table-cell>
          <table:table-cell table:number-columns-repeated="16359"/>
        </table:table-row>
        <table:table-row table:style-name="ro9">
          <table:table-cell table:style-name="ce46" office:value-type="string" calcext:value-type="string">
            <text:p>LSX</text:p>
          </table:table-cell>
          <table:table-cell table:style-name="ce59" office:value-type="string" calcext:value-type="string">
            <text:p>Load-store with Index</text:p>
          </table:table-cell>
          <table:table-cell table:style-name="ce91" office:value-type="string" calcext:value-type="string">
            <text:p>1</text:p>
          </table:table-cell>
          <table:table-cell table:style-name="ce100" office:value-type="string" calcext:value-type="string">
            <text:p>1</text:p>
          </table:table-cell>
          <table:table-cell table:style-name="ce158" office:value-type="string" calcext:value-type="string">
            <text:p>1</text:p>
          </table:table-cell>
          <table:table-cell table:style-name="ce200" office:value-type="string" calcext:value-type="string">
            <text:p>0</text:p>
          </table:table-cell>
          <table:table-cell table:style-name="ce204" office:value-type="string" calcext:value-type="string">
            <text:p>Op</text:p>
          </table:table-cell>
          <table:table-cell table:number-columns-repeated="2" table:style-name="ce200" office:value-type="string" calcext:value-type="string">
            <text:p>Op</text:p>
          </table:table-cell>
          <table:table-cell table:style-name="ce200" office:value-type="string" calcext:value-type="string">
            <text:p>A</text:p>
          </table:table-cell>
          <table:table-cell table:number-columns-repeated="2" table:style-name="ce200" office:value-type="string" calcext:value-type="string">
            <text:p>Rb</text:p>
          </table:table-cell>
          <table:table-cell table:number-columns-repeated="2" table:style-name="ce216" office:value-type="string" calcext:value-type="string">
            <text:p>Rb</text:p>
          </table:table-cell>
          <table:table-cell table:style-name="ce216" office:value-type="string" calcext:value-type="string">
            <text:p>Ra</text:p>
          </table:table-cell>
          <table:table-cell table:number-columns-repeated="3" table:style-name="ce234" office:value-type="string" calcext:value-type="string">
            <text:p>Ra</text:p>
          </table:table-cell>
          <table:table-cell table:formula="of:=COUNTIF([.B54:.R54];&quot;Op&quot;)" office:value-type="float" office:value="3" calcext:value-type="float">
            <text:p>3</text:p>
          </table:table-cell>
          <table:table-cell table:style-name="ce98" table:formula="of:=POWER(2;[.S54])" office:value-type="float" office:value="8" calcext:value-type="float">
            <text:p>8</text:p>
          </table:table-cell>
          <table:table-cell table:formula="of:=COUNTIF([.B54:.R54]; &quot;I&quot;)" office:value-type="float" office:value="0" calcext:value-type="float">
            <text:p>0</text:p>
          </table:table-cell>
          <table:table-cell table:style-name="ce178" table:formula="of:=IF(([.U54]&gt;0);-POWER(2;[.U54]-1)&amp;&quot;..=&quot;&amp;(POWER(2;[.U54]-1)-1); &quot;-&quot;)" office:value-type="string" office:string-value="-" calcext:value-type="string">
            <text:p>-</text:p>
          </table:table-cell>
          <table:table-cell table:formula="of:=ORG.LIBREOFFICE.REGEX(COM.MICROSOFT.CONCAT([.C54:.R54]); &quot;(A=[01])|[^01]&quot;; &quot;&quot;; &quot;g&quot;)" office:value-type="string" office:string-value="1110" calcext:value-type="string">
            <text:p>1110</text:p>
          </table:table-cell>
          <table:table-cell table:style-name="ce254"/>
          <table:table-cell table:style-name="Footnote" table:formula="of:=ORG.LIBREOFFICE.REGEX([.A54];&quot;[0-9]$&quot;;&quot;&quot;;&quot;g&quot;)" office:value-type="string" office:string-value="LSX" calcext:value-type="string">
            <text:p>LSX</text:p>
          </table:table-cell>
          <table:table-cell table:number-columns-repeated="16359"/>
        </table:table-row>
        <table:table-row table:style-name="ro9">
          <table:table-cell table:style-name="ce47" office:value-type="string" calcext:value-type="string">
            <text:p>RI1</text:p>
          </table:table-cell>
          <table:table-cell table:style-name="ce60" office:value-type="string" calcext:value-type="string">
            <text:p>Register-immediate 1</text:p>
          </table:table-cell>
          <table:table-cell table:style-name="ce91" office:value-type="string" calcext:value-type="string">
            <text:p>1</text:p>
          </table:table-cell>
          <table:table-cell table:style-name="ce101" office:value-type="string" calcext:value-type="string">
            <text:p>1</text:p>
          </table:table-cell>
          <table:table-cell table:style-name="ce149" office:value-type="string" calcext:value-type="string">
            <text:p>1</text:p>
          </table:table-cell>
          <table:table-cell table:style-name="ce190" office:value-type="string" calcext:value-type="string">
            <text:p>1</text:p>
          </table:table-cell>
          <table:table-cell table:style-name="ce190" office:value-type="string" calcext:value-type="string">
            <text:p>0</text:p>
          </table:table-cell>
          <table:table-cell table:style-name="ce204" office:value-type="string" calcext:value-type="string">
            <text:p>Op</text:p>
          </table:table-cell>
          <table:table-cell table:number-columns-repeated="2" table:style-name="ce190" office:value-type="string" calcext:value-type="string">
            <text:p>Op</text:p>
          </table:table-cell>
          <table:table-cell table:style-name="ce211" office:value-type="string" calcext:value-type="string">
            <text:p>I</text:p>
          </table:table-cell>
          <table:table-cell table:number-columns-repeated="3" table:style-name="ce204" office:value-type="string" calcext:value-type="string">
            <text:p>I</text:p>
          </table:table-cell>
          <table:table-cell table:style-name="ce204" office:value-type="string" calcext:value-type="string">
            <text:p>R</text:p>
          </table:table-cell>
          <table:table-cell table:number-columns-repeated="3" table:style-name="ce234" office:value-type="string" calcext:value-type="string">
            <text:p>R</text:p>
          </table:table-cell>
          <table:table-cell table:style-name="ce245" table:formula="of:=COUNTIF([.B55:.R55];&quot;Op&quot;)" office:value-type="float" office:value="3" calcext:value-type="float">
            <text:p>3</text:p>
          </table:table-cell>
          <table:table-cell table:style-name="ce248" table:formula="of:=POWER(2;[.S55])" office:value-type="float" office:value="8" calcext:value-type="float">
            <text:p>8</text:p>
          </table:table-cell>
          <table:table-cell table:style-name="ce245" table:formula="of:=COUNTIF([.B55:.R55]; &quot;I&quot;)" office:value-type="float" office:value="4" calcext:value-type="float">
            <text:p>4</text:p>
          </table:table-cell>
          <table:table-cell table:style-name="ce252" table:formula="of:=IF([.U55] &gt; 0; &quot;0..=&quot;&amp;(POWER(2;[.U55])-1)&amp;&quot; / &quot;&amp;-POWER(2;[.U55]-1)&amp;&quot;..=&quot;&amp;(POWER(2;[.U55]-1)-1); &quot;-&quot;)" office:value-type="string" office:string-value="0..=15 / -8..=7" calcext:value-type="string">
            <text:p>0..=15 / -8..=7</text:p>
          </table:table-cell>
          <table:table-cell table:style-name="ce253" table:formula="of:=ORG.LIBREOFFICE.REGEX(COM.MICROSOFT.CONCAT([.C55:.R55]); &quot;(A=[01])|[^01]&quot;; &quot;&quot;; &quot;g&quot;)" office:value-type="string" office:string-value="11110" calcext:value-type="string">
            <text:p>11110</text:p>
          </table:table-cell>
          <table:table-cell table:style-name="ce255" table:formula="of:=SUM([.T55:.T57])" office:value-type="float" office:value="14" calcext:value-type="float" table:number-columns-spanned="1" table:number-rows-spanned="3">
            <text:p>14</text:p>
          </table:table-cell>
          <table:table-cell table:style-name="Footnote" table:formula="of:=ORG.LIBREOFFICE.REGEX([.A55];&quot;[0-9]$&quot;;&quot;&quot;;&quot;g&quot;)" office:value-type="string" office:string-value="RI" calcext:value-type="string">
            <text:p>RI</text:p>
          </table:table-cell>
          <table:table-cell table:number-columns-repeated="16359"/>
        </table:table-row>
        <table:table-row table:style-name="ro9">
          <table:table-cell table:style-name="ce47" office:value-type="string" calcext:value-type="string">
            <text:p>RI2</text:p>
          </table:table-cell>
          <table:table-cell table:style-name="ce60" office:value-type="string" calcext:value-type="string">
            <text:p>Register-immediate 2</text:p>
          </table:table-cell>
          <table:table-cell table:style-name="ce91" office:value-type="string" calcext:value-type="string">
            <text:p>1</text:p>
          </table:table-cell>
          <table:table-cell table:style-name="ce101" office:value-type="string" calcext:value-type="string">
            <text:p>1</text:p>
          </table:table-cell>
          <table:table-cell table:style-name="ce149" office:value-type="string" calcext:value-type="string">
            <text:p>1</text:p>
          </table:table-cell>
          <table:table-cell table:number-columns-repeated="2" table:style-name="ce190" office:value-type="string" calcext:value-type="string">
            <text:p>1</text:p>
          </table:table-cell>
          <table:table-cell table:style-name="ce190" office:value-type="string" calcext:value-type="string">
            <text:p>0</text:p>
          </table:table-cell>
          <table:table-cell table:style-name="ce204" office:value-type="string" calcext:value-type="string">
            <text:p>Op</text:p>
          </table:table-cell>
          <table:table-cell table:style-name="ce190" office:value-type="string" calcext:value-type="string">
            <text:p>Op</text:p>
          </table:table-cell>
          <table:table-cell table:style-name="ce211" office:value-type="string" calcext:value-type="string">
            <text:p>I</text:p>
          </table:table-cell>
          <table:table-cell table:number-columns-repeated="3" table:style-name="ce204" office:value-type="string" calcext:value-type="string">
            <text:p>I</text:p>
          </table:table-cell>
          <table:table-cell table:style-name="ce204" office:value-type="string" calcext:value-type="string">
            <text:p>R</text:p>
          </table:table-cell>
          <table:table-cell table:number-columns-repeated="3" table:style-name="ce234" office:value-type="string" calcext:value-type="string">
            <text:p>R</text:p>
          </table:table-cell>
          <table:table-cell table:style-name="ce245" table:formula="of:=COUNTIF([.B56:.R56];&quot;Op&quot;)" office:value-type="float" office:value="2" calcext:value-type="float">
            <text:p>2</text:p>
          </table:table-cell>
          <table:table-cell table:style-name="ce98" table:formula="of:=POWER(2;[.S56])" office:value-type="float" office:value="4" calcext:value-type="float">
            <text:p>4</text:p>
          </table:table-cell>
          <table:table-cell table:formula="of:=COUNTIF([.B56:.R56]; &quot;I&quot;)" office:value-type="float" office:value="4" calcext:value-type="float">
            <text:p>4</text:p>
          </table:table-cell>
          <table:table-cell table:style-name="ce178" table:formula="of:=IF([.U56] &gt; 0; &quot;0..=&quot;&amp;(POWER(2;[.U56])-1)&amp;&quot; / &quot;&amp;-POWER(2;[.U56]-1)&amp;&quot;..=&quot;&amp;(POWER(2;[.U56]-1)-1); &quot;-&quot;)" office:value-type="string" office:string-value="0..=15 / -8..=7" calcext:value-type="string">
            <text:p>0..=15 / -8..=7</text:p>
          </table:table-cell>
          <table:table-cell table:formula="of:=ORG.LIBREOFFICE.REGEX(COM.MICROSOFT.CONCAT([.C56:.R56]); &quot;(A=[01])|[^01]&quot;; &quot;&quot;; &quot;g&quot;)" office:value-type="string" office:string-value="111110" calcext:value-type="string">
            <text:p>111110</text:p>
          </table:table-cell>
          <table:covered-table-cell table:style-name="ce255"/>
          <table:table-cell table:style-name="Footnote" table:formula="of:=ORG.LIBREOFFICE.REGEX([.A56];&quot;[0-9]$&quot;;&quot;&quot;;&quot;g&quot;)" office:value-type="string" office:string-value="RI" calcext:value-type="string">
            <text:p>RI</text:p>
          </table:table-cell>
          <table:table-cell table:number-columns-repeated="16359"/>
        </table:table-row>
        <table:table-row table:style-name="ro9">
          <table:table-cell table:style-name="ce47" office:value-type="string" calcext:value-type="string">
            <text:p>RI3</text:p>
          </table:table-cell>
          <table:table-cell table:style-name="ce60" office:value-type="string" calcext:value-type="string">
            <text:p>Register-immediate 3</text:p>
          </table:table-cell>
          <table:table-cell table:style-name="ce91" office:value-type="string" calcext:value-type="string">
            <text:p>1</text:p>
          </table:table-cell>
          <table:table-cell table:style-name="ce101" office:value-type="string" calcext:value-type="string">
            <text:p>1</text:p>
          </table:table-cell>
          <table:table-cell table:style-name="ce149" office:value-type="string" calcext:value-type="string">
            <text:p>1</text:p>
          </table:table-cell>
          <table:table-cell table:number-columns-repeated="3" table:style-name="ce190" office:value-type="string" calcext:value-type="string">
            <text:p>1</text:p>
          </table:table-cell>
          <table:table-cell table:style-name="ce190" office:value-type="string" calcext:value-type="string">
            <text:p>0</text:p>
          </table:table-cell>
          <table:table-cell table:style-name="ce204" office:value-type="string" calcext:value-type="string">
            <text:p>Op</text:p>
          </table:table-cell>
          <table:table-cell table:style-name="ce211" office:value-type="string" calcext:value-type="string">
            <text:p>I</text:p>
          </table:table-cell>
          <table:table-cell table:number-columns-repeated="3" table:style-name="ce204" office:value-type="string" calcext:value-type="string">
            <text:p>I</text:p>
          </table:table-cell>
          <table:table-cell table:style-name="ce204" office:value-type="string" calcext:value-type="string">
            <text:p>R</text:p>
          </table:table-cell>
          <table:table-cell table:number-columns-repeated="3" table:style-name="ce234" office:value-type="string" calcext:value-type="string">
            <text:p>R</text:p>
          </table:table-cell>
          <table:table-cell table:style-name="ce245" table:formula="of:=COUNTIF([.B57:.R57];&quot;Op&quot;)" office:value-type="float" office:value="1" calcext:value-type="float">
            <text:p>1</text:p>
          </table:table-cell>
          <table:table-cell table:style-name="ce248" table:formula="of:=POWER(2;[.S57])" office:value-type="float" office:value="2" calcext:value-type="float">
            <text:p>2</text:p>
          </table:table-cell>
          <table:table-cell table:style-name="ce245" table:formula="of:=COUNTIF([.B57:.R57]; &quot;I&quot;)" office:value-type="float" office:value="4" calcext:value-type="float">
            <text:p>4</text:p>
          </table:table-cell>
          <table:table-cell table:style-name="ce252" table:formula="of:=IF([.U57] &gt; 0; &quot;0..=&quot;&amp;(POWER(2;[.U57])-1)&amp;&quot; / &quot;&amp;-POWER(2;[.U57]-1)&amp;&quot;..=&quot;&amp;(POWER(2;[.U57]-1)-1); &quot;-&quot;)" office:value-type="string" office:string-value="0..=15 / -8..=7" calcext:value-type="string">
            <text:p>0..=15 / -8..=7</text:p>
          </table:table-cell>
          <table:table-cell table:style-name="ce253" table:formula="of:=ORG.LIBREOFFICE.REGEX(COM.MICROSOFT.CONCAT([.C57:.R57]); &quot;(A=[01])|[^01]&quot;; &quot;&quot;; &quot;g&quot;)" office:value-type="string" office:string-value="1111110" calcext:value-type="string">
            <text:p>1111110</text:p>
          </table:table-cell>
          <table:covered-table-cell table:style-name="ce256"/>
          <table:table-cell table:style-name="Footnote" table:formula="of:=ORG.LIBREOFFICE.REGEX([.A57];&quot;[0-9]$&quot;;&quot;&quot;;&quot;g&quot;)" office:value-type="string" office:string-value="RI" calcext:value-type="string">
            <text:p>RI</text:p>
          </table:table-cell>
          <table:table-cell table:number-columns-repeated="16359"/>
        </table:table-row>
        <table:table-row table:style-name="ro9">
          <table:table-cell table:style-name="ce48" office:value-type="string" calcext:value-type="string">
            <text:p>R1</text:p>
          </table:table-cell>
          <table:table-cell table:style-name="ce61" office:value-type="string" calcext:value-type="string">
            <text:p>Register 1</text:p>
          </table:table-cell>
          <table:table-cell table:style-name="ce91" office:value-type="string" calcext:value-type="string">
            <text:p>1</text:p>
          </table:table-cell>
          <table:table-cell table:style-name="ce101" office:value-type="string" calcext:value-type="string">
            <text:p>1</text:p>
          </table:table-cell>
          <table:table-cell table:style-name="ce149" office:value-type="string" calcext:value-type="string">
            <text:p>1</text:p>
          </table:table-cell>
          <table:table-cell table:number-columns-repeated="4" table:style-name="ce190" office:value-type="string" calcext:value-type="string">
            <text:p>1</text:p>
          </table:table-cell>
          <table:table-cell table:style-name="ce190" office:value-type="string" calcext:value-type="string">
            <text:p>0</text:p>
          </table:table-cell>
          <table:table-cell table:style-name="ce211" office:value-type="string" calcext:value-type="string">
            <text:p>Op</text:p>
          </table:table-cell>
          <table:table-cell table:number-columns-repeated="3" table:style-name="ce204" office:value-type="string" calcext:value-type="string">
            <text:p>Op</text:p>
          </table:table-cell>
          <table:table-cell table:style-name="ce204" office:value-type="string" calcext:value-type="string">
            <text:p>R</text:p>
          </table:table-cell>
          <table:table-cell table:number-columns-repeated="3" table:style-name="ce234" office:value-type="string" calcext:value-type="string">
            <text:p>R</text:p>
          </table:table-cell>
          <table:table-cell table:style-name="ce245" table:formula="of:=COUNTIF([.B58:.R58];&quot;Op&quot;)" office:value-type="float" office:value="4" calcext:value-type="float">
            <text:p>4</text:p>
          </table:table-cell>
          <table:table-cell table:style-name="ce248" table:formula="of:=POWER(2;[.S58])" office:value-type="float" office:value="16" calcext:value-type="float">
            <text:p>16</text:p>
          </table:table-cell>
          <table:table-cell table:style-name="ce245" table:formula="of:=COUNTIF([.B58:.R58]; &quot;I&quot;)" office:value-type="float" office:value="0" calcext:value-type="float">
            <text:p>0</text:p>
          </table:table-cell>
          <table:table-cell table:style-name="ce252" table:formula="of:=IF([.U58] &gt; 0; &quot;0..=&quot;&amp;(POWER(2;[.U58])-1)&amp;&quot; / &quot;&amp;-POWER(2;[.U58]-1)&amp;&quot;..=&quot;&amp;(POWER(2;[.U58]-1)-1); &quot;-&quot;)" office:value-type="string" office:string-value="-" calcext:value-type="string">
            <text:p>-</text:p>
          </table:table-cell>
          <table:table-cell table:style-name="ce253" table:formula="of:=ORG.LIBREOFFICE.REGEX(COM.MICROSOFT.CONCAT([.C58:.R58]); &quot;(A=[01])|[^01]&quot;; &quot;&quot;; &quot;g&quot;)" office:value-type="string" office:string-value="11111110" calcext:value-type="string">
            <text:p>11111110</text:p>
          </table:table-cell>
          <table:table-cell table:style-name="ce255" table:formula="of:=SUM([.T58:.T61])" office:value-type="float" office:value="30" calcext:value-type="float" table:number-columns-spanned="1" table:number-rows-spanned="4">
            <text:p>30</text:p>
          </table:table-cell>
          <table:table-cell table:style-name="Footnote" table:formula="of:=ORG.LIBREOFFICE.REGEX([.A58];&quot;[0-9]$&quot;;&quot;&quot;;&quot;g&quot;)" office:value-type="string" office:string-value="R" calcext:value-type="string">
            <text:p>R</text:p>
          </table:table-cell>
          <table:table-cell table:number-columns-repeated="16359"/>
        </table:table-row>
        <table:table-row table:style-name="ro9">
          <table:table-cell table:style-name="ce48" office:value-type="string" calcext:value-type="string">
            <text:p>R2</text:p>
          </table:table-cell>
          <table:table-cell table:style-name="ce61" office:value-type="string" calcext:value-type="string">
            <text:p>Register 2</text:p>
          </table:table-cell>
          <table:table-cell table:style-name="ce91" office:value-type="string" calcext:value-type="string">
            <text:p>1</text:p>
          </table:table-cell>
          <table:table-cell table:style-name="ce101" office:value-type="string" calcext:value-type="string">
            <text:p>1</text:p>
          </table:table-cell>
          <table:table-cell table:style-name="ce149" office:value-type="string" calcext:value-type="string">
            <text:p>1</text:p>
          </table:table-cell>
          <table:table-cell table:number-columns-repeated="5" table:style-name="ce190" office:value-type="string" calcext:value-type="string">
            <text:p>1</text:p>
          </table:table-cell>
          <table:table-cell table:style-name="ce211" office:value-type="string" calcext:value-type="string">
            <text:p>0</text:p>
          </table:table-cell>
          <table:table-cell table:number-columns-repeated="3" table:style-name="ce204" office:value-type="string" calcext:value-type="string">
            <text:p>Op</text:p>
          </table:table-cell>
          <table:table-cell table:number-columns-repeated="4" table:style-name="ce204" office:value-type="string" calcext:value-type="string">
            <text:p>R</text:p>
          </table:table-cell>
          <table:table-cell table:style-name="ce245" table:formula="of:=COUNTIF([.B59:.R59];&quot;Op&quot;)" office:value-type="float" office:value="3" calcext:value-type="float">
            <text:p>3</text:p>
          </table:table-cell>
          <table:table-cell table:style-name="ce248" table:formula="of:=POWER(2;[.S59])" office:value-type="float" office:value="8" calcext:value-type="float">
            <text:p>8</text:p>
          </table:table-cell>
          <table:table-cell table:style-name="ce245" table:formula="of:=COUNTIF([.B59:.R59]; &quot;I&quot;)" office:value-type="float" office:value="0" calcext:value-type="float">
            <text:p>0</text:p>
          </table:table-cell>
          <table:table-cell table:style-name="ce252" table:formula="of:=IF([.U59] &gt; 0; &quot;0..=&quot;&amp;(POWER(2;[.U59])-1)&amp;&quot; / &quot;&amp;-POWER(2;[.U59]-1)&amp;&quot;..=&quot;&amp;(POWER(2;[.U59]-1)-1); &quot;-&quot;)" office:value-type="string" office:string-value="-" calcext:value-type="string">
            <text:p>-</text:p>
          </table:table-cell>
          <table:table-cell table:style-name="ce253" table:formula="of:=ORG.LIBREOFFICE.REGEX(COM.MICROSOFT.CONCAT([.C59:.R59]); &quot;(A=[01])|[^01]&quot;; &quot;&quot;; &quot;g&quot;)" office:value-type="string" office:string-value="111111110" calcext:value-type="string">
            <text:p>111111110</text:p>
          </table:table-cell>
          <table:covered-table-cell table:style-name="Default"/>
          <table:table-cell table:style-name="Footnote" table:formula="of:=ORG.LIBREOFFICE.REGEX([.A59];&quot;[0-9]$&quot;;&quot;&quot;;&quot;g&quot;)" office:value-type="string" office:string-value="R" calcext:value-type="string">
            <text:p>R</text:p>
          </table:table-cell>
          <table:table-cell table:number-columns-repeated="16359"/>
        </table:table-row>
        <table:table-row table:style-name="ro9">
          <table:table-cell table:style-name="ce48" office:value-type="string" calcext:value-type="string">
            <text:p>R3</text:p>
          </table:table-cell>
          <table:table-cell table:style-name="ce61" office:value-type="string" calcext:value-type="string">
            <text:p>Register 3</text:p>
          </table:table-cell>
          <table:table-cell table:style-name="ce91" office:value-type="string" calcext:value-type="string">
            <text:p>1</text:p>
          </table:table-cell>
          <table:table-cell table:style-name="ce101" office:value-type="string" calcext:value-type="string">
            <text:p>1</text:p>
          </table:table-cell>
          <table:table-cell table:style-name="ce149" office:value-type="string" calcext:value-type="string">
            <text:p>1</text:p>
          </table:table-cell>
          <table:table-cell table:number-columns-repeated="5" table:style-name="ce190" office:value-type="string" calcext:value-type="string">
            <text:p>1</text:p>
          </table:table-cell>
          <table:table-cell table:style-name="ce211" office:value-type="string" calcext:value-type="string">
            <text:p>1</text:p>
          </table:table-cell>
          <table:table-cell table:style-name="ce204" office:value-type="string" calcext:value-type="string">
            <text:p>0</text:p>
          </table:table-cell>
          <table:table-cell table:number-columns-repeated="2" table:style-name="ce204" office:value-type="string" calcext:value-type="string">
            <text:p>Op</text:p>
          </table:table-cell>
          <table:table-cell table:number-columns-repeated="4" table:style-name="ce204" office:value-type="string" calcext:value-type="string">
            <text:p>R</text:p>
          </table:table-cell>
          <table:table-cell table:style-name="ce245" table:formula="of:=COUNTIF([.B60:.R60];&quot;Op&quot;)" office:value-type="float" office:value="2" calcext:value-type="float">
            <text:p>2</text:p>
          </table:table-cell>
          <table:table-cell table:style-name="ce248" table:formula="of:=POWER(2;[.S60])" office:value-type="float" office:value="4" calcext:value-type="float">
            <text:p>4</text:p>
          </table:table-cell>
          <table:table-cell table:style-name="ce245" table:formula="of:=COUNTIF([.B60:.R60]; &quot;I&quot;)" office:value-type="float" office:value="0" calcext:value-type="float">
            <text:p>0</text:p>
          </table:table-cell>
          <table:table-cell table:style-name="ce252" table:formula="of:=IF([.U60] &gt; 0; &quot;0..=&quot;&amp;(POWER(2;[.U60])-1)&amp;&quot; / &quot;&amp;-POWER(2;[.U60]-1)&amp;&quot;..=&quot;&amp;(POWER(2;[.U60]-1)-1); &quot;-&quot;)" office:value-type="string" office:string-value="-" calcext:value-type="string">
            <text:p>-</text:p>
          </table:table-cell>
          <table:table-cell table:style-name="ce253" table:formula="of:=ORG.LIBREOFFICE.REGEX(COM.MICROSOFT.CONCAT([.C60:.R60]); &quot;(A=[01])|[^01]&quot;; &quot;&quot;; &quot;g&quot;)" office:value-type="string" office:string-value="1111111110" calcext:value-type="string">
            <text:p>1111111110</text:p>
          </table:table-cell>
          <table:covered-table-cell table:style-name="ce255"/>
          <table:table-cell table:style-name="Footnote" table:formula="of:=ORG.LIBREOFFICE.REGEX([.A60];&quot;[0-9]$&quot;;&quot;&quot;;&quot;g&quot;)" office:value-type="string" office:string-value="R" calcext:value-type="string">
            <text:p>R</text:p>
          </table:table-cell>
          <table:table-cell table:number-columns-repeated="16359"/>
        </table:table-row>
        <table:table-row table:style-name="ro9">
          <table:table-cell table:style-name="ce48" office:value-type="string" calcext:value-type="string">
            <text:p>R4</text:p>
          </table:table-cell>
          <table:table-cell table:style-name="ce61" office:value-type="string" calcext:value-type="string">
            <text:p>Register 4</text:p>
          </table:table-cell>
          <table:table-cell table:style-name="ce91" office:value-type="string" calcext:value-type="string">
            <text:p>1</text:p>
          </table:table-cell>
          <table:table-cell table:style-name="ce101" office:value-type="string" calcext:value-type="string">
            <text:p>1</text:p>
          </table:table-cell>
          <table:table-cell table:style-name="ce149" office:value-type="string" calcext:value-type="string">
            <text:p>1</text:p>
          </table:table-cell>
          <table:table-cell table:number-columns-repeated="3" table:style-name="ce190" office:value-type="string" calcext:value-type="string">
            <text:p>1</text:p>
          </table:table-cell>
          <table:table-cell table:style-name="ce91" office:value-type="string" calcext:value-type="string">
            <text:p>1</text:p>
          </table:table-cell>
          <table:table-cell table:style-name="ce101" office:value-type="string" calcext:value-type="string">
            <text:p>1</text:p>
          </table:table-cell>
          <table:table-cell table:style-name="ce212" office:value-type="string" calcext:value-type="string">
            <text:p>1</text:p>
          </table:table-cell>
          <table:table-cell table:style-name="ce204" office:value-type="string" calcext:value-type="string">
            <text:p>1</text:p>
          </table:table-cell>
          <table:table-cell table:style-name="ce204" office:value-type="string" calcext:value-type="string">
            <text:p>0</text:p>
          </table:table-cell>
          <table:table-cell table:style-name="ce204" office:value-type="string" calcext:value-type="string">
            <text:p>Op</text:p>
          </table:table-cell>
          <table:table-cell table:number-columns-repeated="4" table:style-name="ce204" office:value-type="string" calcext:value-type="string">
            <text:p>R</text:p>
          </table:table-cell>
          <table:table-cell table:style-name="ce245" table:formula="of:=COUNTIF([.B61:.R61];&quot;Op&quot;)" office:value-type="float" office:value="1" calcext:value-type="float">
            <text:p>1</text:p>
          </table:table-cell>
          <table:table-cell table:style-name="ce248" table:formula="of:=POWER(2;[.S61])" office:value-type="float" office:value="2" calcext:value-type="float">
            <text:p>2</text:p>
          </table:table-cell>
          <table:table-cell table:style-name="ce245" table:formula="of:=COUNTIF([.B61:.R61]; &quot;I&quot;)" office:value-type="float" office:value="0" calcext:value-type="float">
            <text:p>0</text:p>
          </table:table-cell>
          <table:table-cell table:style-name="ce252" table:formula="of:=IF([.U61] &gt; 0; &quot;0..=&quot;&amp;(POWER(2;[.U61])-1)&amp;&quot; / &quot;&amp;-POWER(2;[.U61]-1)&amp;&quot;..=&quot;&amp;(POWER(2;[.U61]-1)-1); &quot;-&quot;)" office:value-type="string" office:string-value="-" calcext:value-type="string">
            <text:p>-</text:p>
          </table:table-cell>
          <table:table-cell table:style-name="ce253" table:formula="of:=ORG.LIBREOFFICE.REGEX(COM.MICROSOFT.CONCAT([.C61:.R61]); &quot;(A=[01])|[^01]&quot;; &quot;&quot;; &quot;g&quot;)" office:value-type="string" office:string-value="11111111110" calcext:value-type="string">
            <text:p>11111111110</text:p>
          </table:table-cell>
          <table:covered-table-cell table:style-name="ce256"/>
          <table:table-cell table:style-name="Footnote" table:formula="of:=ORG.LIBREOFFICE.REGEX([.A61];&quot;[0-9]$&quot;;&quot;&quot;;&quot;g&quot;)" office:value-type="string" office:string-value="R" calcext:value-type="string">
            <text:p>R</text:p>
          </table:table-cell>
          <table:table-cell table:number-columns-repeated="16359"/>
        </table:table-row>
        <table:table-row table:style-name="ro9">
          <table:table-cell table:style-name="ce49" office:value-type="string" calcext:value-type="string">
            <text:p>O</text:p>
          </table:table-cell>
          <table:table-cell table:style-name="ce62" office:value-type="string" calcext:value-type="string">
            <text:p>Opcode</text:p>
          </table:table-cell>
          <table:table-cell table:style-name="ce91" office:value-type="string" calcext:value-type="string">
            <text:p>1</text:p>
          </table:table-cell>
          <table:table-cell table:style-name="ce101" office:value-type="string" calcext:value-type="string">
            <text:p>1</text:p>
          </table:table-cell>
          <table:table-cell table:style-name="ce149" office:value-type="string" calcext:value-type="string">
            <text:p>1</text:p>
          </table:table-cell>
          <table:table-cell table:number-columns-repeated="3" table:style-name="ce190" office:value-type="string" calcext:value-type="string">
            <text:p>1</text:p>
          </table:table-cell>
          <table:table-cell table:style-name="ce91" office:value-type="string" calcext:value-type="string">
            <text:p>1</text:p>
          </table:table-cell>
          <table:table-cell table:style-name="ce101" office:value-type="string" calcext:value-type="string">
            <text:p>1</text:p>
          </table:table-cell>
          <table:table-cell table:style-name="ce212" office:value-type="string" calcext:value-type="string">
            <text:p>1</text:p>
          </table:table-cell>
          <table:table-cell table:number-columns-repeated="2" table:style-name="ce204" office:value-type="string" calcext:value-type="string">
            <text:p>1</text:p>
          </table:table-cell>
          <table:table-cell table:number-columns-repeated="2" table:style-name="ce204" office:value-type="string" calcext:value-type="string">
            <text:p>Op</text:p>
          </table:table-cell>
          <table:table-cell table:number-columns-repeated="3" table:style-name="ce234" office:value-type="string" calcext:value-type="string">
            <text:p>Op</text:p>
          </table:table-cell>
          <table:table-cell table:style-name="ce245" table:formula="of:=COUNTIF([.B62:.R62];&quot;Op&quot;)" office:value-type="float" office:value="5" calcext:value-type="float">
            <text:p>5</text:p>
          </table:table-cell>
          <table:table-cell table:style-name="ce248" table:formula="of:=POWER(2;[.S62])" office:value-type="float" office:value="32" calcext:value-type="float">
            <text:p>32</text:p>
          </table:table-cell>
          <table:table-cell table:style-name="ce245" table:formula="of:=COUNTIF([.B62:.R62]; &quot;I&quot;)" office:value-type="float" office:value="0" calcext:value-type="float">
            <text:p>0</text:p>
          </table:table-cell>
          <table:table-cell table:style-name="ce252" table:formula="of:=IF([.U62] &gt; 0; &quot;0..=&quot;&amp;(POWER(2;[.U62])-1)&amp;&quot; / &quot;&amp;-POWER(2;[.U62]-1)&amp;&quot;..=&quot;&amp;(POWER(2;[.U62]-1)-1); &quot;-&quot;)" office:value-type="string" office:string-value="-" calcext:value-type="string">
            <text:p>-</text:p>
          </table:table-cell>
          <table:table-cell table:style-name="ce253" table:formula="of:=ORG.LIBREOFFICE.REGEX(COM.MICROSOFT.CONCAT([.C62:.R62]); &quot;(A=[01])|[^01]&quot;; &quot;&quot;; &quot;g&quot;)" office:value-type="string" office:string-value="11111111111" calcext:value-type="string">
            <text:p>11111111111</text:p>
          </table:table-cell>
          <table:table-cell table:style-name="ce256"/>
          <table:table-cell table:style-name="Footnote" table:formula="of:=ORG.LIBREOFFICE.REGEX([.A62];&quot;[0-9]$&quot;;&quot;&quot;;&quot;g&quot;)" office:value-type="string" office:string-value="O" calcext:value-type="string">
            <text:p>O</text:p>
          </table:table-cell>
          <table:table-cell table:number-columns-repeated="16359"/>
        </table:table-row>
        <table:table-row table:style-name="ro3">
          <table:table-cell table:style-name="ce109" table:number-columns-repeated="2"/>
          <table:table-cell table:number-columns-repeated="17"/>
          <table:table-cell table:style-name="ce98"/>
          <table:table-cell table:number-columns-repeated="16364"/>
        </table:table-row>
        <table:table-row table:style-name="ro3">
          <table:table-cell table:style-name="ce109" table:number-columns-repeated="2"/>
          <table:table-cell table:number-columns-repeated="11"/>
          <table:table-cell table:style-name="ce220" office:value-type="string" calcext:value-type="string" table:number-columns-spanned="6" table:number-rows-spanned="1">
            <text:p>Instr. Space Size:</text:p>
          </table:table-cell>
          <table:covered-table-cell table:number-columns-repeated="2" table:style-name="ce220"/>
          <table:covered-table-cell table:number-columns-repeated="2" table:style-name="ce240"/>
          <table:covered-table-cell table:style-name="ce246"/>
          <table:table-cell table:style-name="ce247" table:formula="of:=SUM([.T49:.T62]) &amp; &quot; instrs&quot;" office:value-type="string" office:string-value="109 instrs" calcext:value-type="string" table:number-columns-spanned="2" table:number-rows-spanned="1">
            <text:p>109 instrs</text:p>
          </table:table-cell>
          <table:covered-table-cell/>
          <table:table-cell table:number-columns-repeated="16363"/>
        </table:table-row>
        <table:table-row table:style-name="ro3">
          <table:table-cell table:style-name="ce109" table:number-columns-repeated="2"/>
          <table:table-cell table:number-columns-repeated="11"/>
          <table:table-cell table:style-name="ce220" office:value-type="string" calcext:value-type="string" table:number-columns-spanned="6" table:number-rows-spanned="1">
            <text:p># Instr. Formats:</text:p>
          </table:table-cell>
          <table:covered-table-cell table:number-columns-repeated="4" table:style-name="ce220"/>
          <table:covered-table-cell table:style-name="ce246"/>
          <table:table-cell table:style-name="ce98" table:formula="of:=COUNTA([.A49:.A62]) &amp; &quot; formats&quot;" office:value-type="string" office:string-value="14 formats" calcext:value-type="string" table:number-columns-spanned="2" table:number-rows-spanned="1">
            <text:p>14 formats</text:p>
          </table:table-cell>
          <table:covered-table-cell/>
          <table:table-cell table:number-columns-repeated="16363"/>
        </table:table-row>
        <table:table-row table:style-name="ro3">
          <table:table-cell table:style-name="ce109" table:number-columns-repeated="2"/>
          <table:table-cell table:number-columns-repeated="11"/>
          <table:table-cell table:style-name="ce220" office:value-type="string" calcext:value-type="string" table:number-columns-spanned="6" table:number-rows-spanned="1">
            <text:p># Unique Formats:</text:p>
          </table:table-cell>
          <table:covered-table-cell table:number-columns-repeated="4" table:style-name="ce220"/>
          <table:covered-table-cell table:style-name="ce246"/>
          <table:table-cell table:style-name="ce98" table:formula="of:=ROWS(COM.MICROSOFT.UNIQUE([.Y49:.Y62])) &amp; &quot; formats&quot;" office:value-type="string" office:string-value="9 formats" calcext:value-type="string" table:number-columns-spanned="2" table:number-rows-spanned="1">
            <text:p>9 formats</text:p>
          </table:table-cell>
          <table:covered-table-cell/>
          <table:table-cell table:number-columns-repeated="16363"/>
        </table:table-row>
        <table:table-row table:style-name="ro3">
          <table:table-cell table:style-name="ce109" table:number-columns-repeated="2"/>
          <table:table-cell table:number-columns-repeated="5"/>
          <table:table-cell table:style-name="Default"/>
          <table:table-cell table:number-columns-repeated="11"/>
          <table:table-cell table:style-name="ce98"/>
          <table:table-cell table:number-columns-repeated="16364"/>
        </table:table-row>
        <table:table-row table:style-name="ro9">
          <table:table-cell table:style-name="Heading_20_2" office:value-type="string" calcext:value-type="string" table:number-columns-spanned="18" table:number-rows-spanned="1">
            <text:p>Formats8RegsV3</text:p>
          </table:table-cell>
          <table:covered-table-cell table:style-name="ce109"/>
          <table:covered-table-cell table:number-columns-repeated="16"/>
          <table:table-cell/>
          <table:table-cell table:style-name="ce98"/>
          <table:table-cell table:number-columns-repeated="16364"/>
        </table:table-row>
        <table:table-row table:style-name="ro9">
          <table:table-cell table:style-name="ce109" office:value-type="string" calcext:value-type="string">
            <text:p>EXT</text:p>
          </table:table-cell>
          <table:table-cell table:style-name="ce112" office:value-type="string" calcext:value-type="string">
            <text:p>Reserved for Extension</text:p>
          </table:table-cell>
          <table:table-cell table:number-columns-repeated="2" table:style-name="ce89" office:value-type="string" calcext:value-type="string">
            <text:p>1</text:p>
          </table:table-cell>
          <table:table-cell table:style-name="ce159" office:value-type="string" calcext:value-type="string">
            <text:p>*</text:p>
          </table:table-cell>
          <table:table-cell table:style-name="ce201" office:value-type="string" calcext:value-type="string">
            <text:p>*</text:p>
          </table:table-cell>
          <table:table-cell table:style-name="ce205" office:value-type="string" calcext:value-type="string">
            <text:p>*</text:p>
          </table:table-cell>
          <table:table-cell table:number-columns-repeated="8" table:style-name="ce201" office:value-type="string" calcext:value-type="string">
            <text:p>*</text:p>
          </table:table-cell>
          <table:table-cell table:style-name="ce237" office:value-type="string" calcext:value-type="string">
            <text:p>*</text:p>
          </table:table-cell>
          <table:table-cell table:number-columns-repeated="2" table:style-name="ce201" office:value-type="string" calcext:value-type="string">
            <text:p>*</text:p>
          </table:table-cell>
          <table:table-cell table:formula="of:=COUNTIF([.B69:.R69];&quot;Op&quot;)" office:value-type="float" office:value="0" calcext:value-type="float">
            <text:p>0</text:p>
          </table:table-cell>
          <table:table-cell table:style-name="ce98" table:formula="of:=POWER(2;[.S69])" office:value-type="float" office:value="1" calcext:value-type="float">
            <text:p>1</text:p>
          </table:table-cell>
          <table:table-cell table:formula="of:=COUNTIF([.B69:.R69]; &quot;I&quot;)" office:value-type="float" office:value="0" calcext:value-type="float">
            <text:p>0</text:p>
          </table:table-cell>
          <table:table-cell table:style-name="ce178" table:formula="of:=IF(([.U69]&gt;0);-POWER(2;[.U69]-1)&amp;&quot;..=&quot;&amp;(POWER(2;[.U69]-1)-1); &quot;-&quot;)" office:value-type="string" office:string-value="-" calcext:value-type="string">
            <text:p>-</text:p>
          </table:table-cell>
          <table:table-cell table:formula="of:=ORG.LIBREOFFICE.REGEX(COM.MICROSOFT.CONCAT([.C69:.R69]); &quot;(A=[01])|[^01]&quot;; &quot;&quot;; &quot;g&quot;)" office:value-type="string" office:string-value="11" calcext:value-type="string">
            <text:p>11</text:p>
          </table:table-cell>
          <table:table-cell/>
          <table:table-cell table:style-name="Footnote" table:formula="of:=ORG.LIBREOFFICE.REGEX([.A69];&quot;[0-9]$&quot;;&quot;&quot;;&quot;g&quot;)" office:value-type="string" office:string-value="EXT" calcext:value-type="string">
            <text:p>EXT</text:p>
          </table:table-cell>
          <table:table-cell table:number-columns-repeated="16359"/>
        </table:table-row>
        <table:table-row table:style-name="ro9">
          <table:table-cell table:style-name="ce44" office:value-type="string" calcext:value-type="string">
            <text:p>LSD</text:p>
          </table:table-cell>
          <table:table-cell table:style-name="ce112" office:value-type="string" calcext:value-type="string">
            <text:p>Load-store with Displacement</text:p>
          </table:table-cell>
          <table:table-cell table:style-name="ce89" office:value-type="string" calcext:value-type="string">
            <text:p>1</text:p>
          </table:table-cell>
          <table:table-cell table:style-name="ce89" office:value-type="string" calcext:value-type="string">
            <text:p>0</text:p>
          </table:table-cell>
          <table:table-cell table:style-name="ce137" office:value-type="string" calcext:value-type="string">
            <text:p>Op</text:p>
          </table:table-cell>
          <table:table-cell table:style-name="ce157" office:value-type="string" calcext:value-type="string">
            <text:p>Op</text:p>
          </table:table-cell>
          <table:table-cell table:style-name="ce195" office:value-type="string" calcext:value-type="string">
            <text:p>A</text:p>
          </table:table-cell>
          <table:table-cell table:style-name="ce188" office:value-type="string" calcext:value-type="string">
            <text:p>A</text:p>
          </table:table-cell>
          <table:table-cell table:number-columns-repeated="6" table:style-name="ce188" office:value-type="string" calcext:value-type="string">
            <text:p>I</text:p>
          </table:table-cell>
          <table:table-cell table:style-name="ce228" office:value-type="string" calcext:value-type="string">
            <text:p>I</text:p>
          </table:table-cell>
          <table:table-cell table:style-name="ce236" office:value-type="string" calcext:value-type="string">
            <text:p>R</text:p>
          </table:table-cell>
          <table:table-cell table:number-columns-repeated="2" table:style-name="ce230" office:value-type="string" calcext:value-type="string">
            <text:p>R</text:p>
          </table:table-cell>
          <table:table-cell table:formula="of:=COUNTIF([.B70:.R70];&quot;Op&quot;)" office:value-type="float" office:value="2" calcext:value-type="float">
            <text:p>2</text:p>
          </table:table-cell>
          <table:table-cell table:style-name="ce98" table:formula="of:=POWER(2;[.S70])" office:value-type="float" office:value="4" calcext:value-type="float">
            <text:p>4</text:p>
          </table:table-cell>
          <table:table-cell table:formula="of:=COUNTIF([.B70:.R70]; &quot;I&quot;)" office:value-type="float" office:value="7" calcext:value-type="float">
            <text:p>7</text:p>
          </table:table-cell>
          <table:table-cell table:style-name="ce178" table:formula="of:=IF(([.U70]&gt;0);-POWER(2;[.U70]-1)&amp;&quot;..=&quot;&amp;(POWER(2;[.U70]-1)-1); &quot;-&quot;)" office:value-type="string" office:string-value="-64..=63" calcext:value-type="string">
            <text:p>-64..=63</text:p>
          </table:table-cell>
          <table:table-cell table:formula="of:=ORG.LIBREOFFICE.REGEX(COM.MICROSOFT.CONCAT([.C70:.R70]); &quot;(A=[01])|[^01]&quot;; &quot;&quot;; &quot;g&quot;)" office:value-type="string" office:string-value="10" calcext:value-type="string">
            <text:p>10</text:p>
          </table:table-cell>
          <table:table-cell/>
          <table:table-cell table:style-name="Footnote" table:formula="of:=ORG.LIBREOFFICE.REGEX([.A70];&quot;[0-9]$&quot;;&quot;&quot;;&quot;g&quot;)" office:value-type="string" office:string-value="LSD" calcext:value-type="string">
            <text:p>LSD</text:p>
          </table:table-cell>
          <table:table-cell table:number-columns-repeated="16359"/>
        </table:table-row>
        <table:table-row table:style-name="ro9">
          <table:table-cell table:style-name="ce44" office:value-type="string" calcext:value-type="string">
            <text:p>SUBR</text:p>
          </table:table-cell>
          <table:table-cell table:style-name="ce112" office:value-type="string" calcext:value-type="string">
            <text:p>Subroutine Call</text:p>
          </table:table-cell>
          <table:table-cell table:style-name="ce89" office:value-type="string" calcext:value-type="string">
            <text:p>0</text:p>
          </table:table-cell>
          <table:table-cell table:number-columns-repeated="2" table:style-name="ce101" office:value-type="string" calcext:value-type="string">
            <text:p>1</text:p>
          </table:table-cell>
          <table:table-cell table:style-name="ce101" office:value-type="string" calcext:value-type="string">
            <text:p>I</text:p>
          </table:table-cell>
          <table:table-cell table:number-columns-repeated="12" table:style-name="ce188" office:value-type="string" calcext:value-type="string">
            <text:p>I</text:p>
          </table:table-cell>
          <table:table-cell table:formula="of:=COUNTIF([.B71:.R71];&quot;Op&quot;)" office:value-type="float" office:value="0" calcext:value-type="float">
            <text:p>0</text:p>
          </table:table-cell>
          <table:table-cell table:style-name="ce98" table:formula="of:=POWER(2;[.S71])" office:value-type="float" office:value="1" calcext:value-type="float">
            <text:p>1</text:p>
          </table:table-cell>
          <table:table-cell table:formula="of:=COUNTIF([.B71:.R71]; &quot;I&quot;)" office:value-type="float" office:value="13" calcext:value-type="float">
            <text:p>13</text:p>
          </table:table-cell>
          <table:table-cell table:style-name="ce178" table:formula="of:=&quot;0..=&quot;&amp;(POWER(2;[.U71])-2) &amp; &quot; (align &quot;&amp; POWER(2;16-[.U71]) &amp; &quot;u8, &quot; &amp; POWER(2;16-[.U71]-1) &amp;&quot;u16)&quot;" office:value-type="string" office:string-value="0..=8190 (align 8u8, 4u16)" calcext:value-type="string">
            <text:p>0..=8190 (align 8u8, 4u16)</text:p>
          </table:table-cell>
          <table:table-cell table:formula="of:=ORG.LIBREOFFICE.REGEX(COM.MICROSOFT.CONCAT([.C71:.R71]); &quot;(A=[01])|[^01]&quot;; &quot;&quot;; &quot;g&quot;)" office:value-type="string" office:string-value="011" calcext:value-type="string">
            <text:p>011</text:p>
          </table:table-cell>
          <table:table-cell/>
          <table:table-cell table:style-name="Footnote" table:formula="of:=ORG.LIBREOFFICE.REGEX([.A71];&quot;[0-9]$&quot;;&quot;&quot;;&quot;g&quot;)" office:value-type="string" office:string-value="SUBR" calcext:value-type="string">
            <text:p>SUBR</text:p>
          </table:table-cell>
          <table:table-cell table:number-columns-repeated="16359"/>
        </table:table-row>
        <table:table-row table:style-name="ro9">
          <table:table-cell table:style-name="ce44" office:value-type="string" calcext:value-type="string">
            <text:p>LI</text:p>
          </table:table-cell>
          <table:table-cell table:style-name="ce112" office:value-type="string" calcext:value-type="string">
            <text:p>Load Immediate</text:p>
          </table:table-cell>
          <table:table-cell table:style-name="ce89" office:value-type="string" calcext:value-type="string">
            <text:p>0</text:p>
          </table:table-cell>
          <table:table-cell table:style-name="ce101" office:value-type="string" calcext:value-type="string">
            <text:p>1</text:p>
          </table:table-cell>
          <table:table-cell table:style-name="ce101" office:value-type="string" calcext:value-type="string">
            <text:p>0</text:p>
          </table:table-cell>
          <table:table-cell table:style-name="ce101" office:value-type="string" calcext:value-type="string">
            <text:p>Op</text:p>
          </table:table-cell>
          <table:table-cell table:style-name="ce157" office:value-type="string" calcext:value-type="string">
            <text:p>Op</text:p>
          </table:table-cell>
          <table:table-cell table:number-columns-repeated="7" table:style-name="ce188" office:value-type="string" calcext:value-type="string">
            <text:p>I</text:p>
          </table:table-cell>
          <table:table-cell table:style-name="ce228" office:value-type="string" calcext:value-type="string">
            <text:p>I</text:p>
          </table:table-cell>
          <table:table-cell table:style-name="ce236" office:value-type="string" calcext:value-type="string">
            <text:p>R</text:p>
          </table:table-cell>
          <table:table-cell table:number-columns-repeated="2" table:style-name="ce230" office:value-type="string" calcext:value-type="string">
            <text:p>R</text:p>
          </table:table-cell>
          <table:table-cell table:formula="of:=COUNTIF([.B72:.R72];&quot;Op&quot;)" office:value-type="float" office:value="2" calcext:value-type="float">
            <text:p>2</text:p>
          </table:table-cell>
          <table:table-cell table:style-name="ce98" table:formula="of:=POWER(2;[.S72])" office:value-type="float" office:value="4" calcext:value-type="float">
            <text:p>4</text:p>
          </table:table-cell>
          <table:table-cell table:formula="of:=COUNTIF([.B72:.R72]; &quot;I&quot;)" office:value-type="float" office:value="8" calcext:value-type="float">
            <text:p>8</text:p>
          </table:table-cell>
          <table:table-cell table:style-name="ce252" table:formula="of:=IF([.U72] &gt; 0; &quot;0..=&quot;&amp;(POWER(2;[.U72])-1)&amp;&quot; / &quot;&amp;-POWER(2;[.U72]-1)&amp;&quot;..=&quot;&amp;(POWER(2;[.U72]-1)-1); &quot;-&quot;)" office:value-type="string" office:string-value="0..=255 / -128..=127" calcext:value-type="string">
            <text:p>0..=255 / -128..=127</text:p>
          </table:table-cell>
          <table:table-cell table:formula="of:=ORG.LIBREOFFICE.REGEX(COM.MICROSOFT.CONCAT([.C72:.R72]); &quot;(A=[01])|[^01]&quot;; &quot;&quot;; &quot;g&quot;)" office:value-type="string" office:string-value="010" calcext:value-type="string">
            <text:p>010</text:p>
          </table:table-cell>
          <table:table-cell/>
          <table:table-cell table:style-name="Footnote" table:formula="of:=ORG.LIBREOFFICE.REGEX([.A72];&quot;[0-9]$&quot;;&quot;&quot;;&quot;g&quot;)" office:value-type="string" office:string-value="LI" calcext:value-type="string">
            <text:p>LI</text:p>
          </table:table-cell>
          <table:table-cell table:number-columns-repeated="16359"/>
        </table:table-row>
        <table:table-row table:style-name="ro9">
          <table:table-cell table:style-name="ce46" office:value-type="string" calcext:value-type="string">
            <text:p>LSX</text:p>
          </table:table-cell>
          <table:table-cell table:style-name="ce59" office:value-type="string" calcext:value-type="string">
            <text:p>Load-store with Index</text:p>
          </table:table-cell>
          <table:table-cell table:style-name="ce91" office:value-type="string" calcext:value-type="string">
            <text:p>0</text:p>
          </table:table-cell>
          <table:table-cell table:style-name="ce101" office:value-type="string" calcext:value-type="string">
            <text:p>0</text:p>
          </table:table-cell>
          <table:table-cell table:style-name="ce149" office:value-type="string" calcext:value-type="string">
            <text:p>1</text:p>
          </table:table-cell>
          <table:table-cell table:style-name="ce190" office:value-type="string" calcext:value-type="string">
            <text:p>Op</text:p>
          </table:table-cell>
          <table:table-cell table:number-columns-repeated="2" table:style-name="ce204" office:value-type="string" calcext:value-type="string">
            <text:p>Op</text:p>
          </table:table-cell>
          <table:table-cell table:style-name="ce200" office:value-type="string" calcext:value-type="string">
            <text:p>Op</text:p>
          </table:table-cell>
          <table:table-cell table:number-columns-repeated="3" table:style-name="ce200" office:value-type="string" calcext:value-type="string">
            <text:p>Rc</text:p>
          </table:table-cell>
          <table:table-cell table:style-name="ce204" office:value-type="string" calcext:value-type="string">
            <text:p>Rb</text:p>
          </table:table-cell>
          <table:table-cell table:number-columns-repeated="2" table:style-name="ce216" office:value-type="string" calcext:value-type="string">
            <text:p>Rb</text:p>
          </table:table-cell>
          <table:table-cell table:number-columns-repeated="3" table:style-name="ce234" office:value-type="string" calcext:value-type="string">
            <text:p>Ra</text:p>
          </table:table-cell>
          <table:table-cell table:formula="of:=COUNTIF([.B73:.R73];&quot;Op&quot;)" office:value-type="float" office:value="4" calcext:value-type="float">
            <text:p>4</text:p>
          </table:table-cell>
          <table:table-cell table:style-name="ce98" table:formula="of:=POWER(2;[.S73])" office:value-type="float" office:value="16" calcext:value-type="float">
            <text:p>16</text:p>
          </table:table-cell>
          <table:table-cell table:formula="of:=COUNTIF([.B73:.R73]; &quot;I&quot;)" office:value-type="float" office:value="0" calcext:value-type="float">
            <text:p>0</text:p>
          </table:table-cell>
          <table:table-cell table:style-name="ce178" table:formula="of:=IF(([.U73]&gt;0);-POWER(2;[.U73]-1)&amp;&quot;..=&quot;&amp;(POWER(2;[.U73]-1)-1); &quot;-&quot;)" office:value-type="string" office:string-value="-" calcext:value-type="string">
            <text:p>-</text:p>
          </table:table-cell>
          <table:table-cell table:formula="of:=ORG.LIBREOFFICE.REGEX(COM.MICROSOFT.CONCAT([.C73:.R73]); &quot;(A=[01])|[^01]&quot;; &quot;&quot;; &quot;g&quot;)" office:value-type="string" office:string-value="001" calcext:value-type="string">
            <text:p>001</text:p>
          </table:table-cell>
          <table:table-cell/>
          <table:table-cell table:style-name="Footnote" table:formula="of:=ORG.LIBREOFFICE.REGEX([.A73];&quot;[0-9]$&quot;;&quot;&quot;;&quot;g&quot;)" office:value-type="string" office:string-value="LSX" calcext:value-type="string">
            <text:p>LSX</text:p>
          </table:table-cell>
          <table:table-cell table:number-columns-repeated="16359"/>
        </table:table-row>
        <table:table-row table:style-name="ro9">
          <table:table-cell table:style-name="ce44" office:value-type="string" calcext:value-type="string">
            <text:p>B</text:p>
          </table:table-cell>
          <table:table-cell table:style-name="ce112" office:value-type="string" calcext:value-type="string">
            <text:p>Branch</text:p>
          </table:table-cell>
          <table:table-cell table:style-name="ce91" office:value-type="string" calcext:value-type="string">
            <text:p>0</text:p>
          </table:table-cell>
          <table:table-cell table:style-name="ce100" office:value-type="string" calcext:value-type="string">
            <text:p>0</text:p>
          </table:table-cell>
          <table:table-cell table:style-name="ce158" office:value-type="string" calcext:value-type="string">
            <text:p>0</text:p>
          </table:table-cell>
          <table:table-cell table:style-name="ce200" office:value-type="string" calcext:value-type="string">
            <text:p>1</text:p>
          </table:table-cell>
          <table:table-cell table:number-columns-repeated="2" table:style-name="ce204" office:value-type="string" calcext:value-type="string">
            <text:p>Op</text:p>
          </table:table-cell>
          <table:table-cell table:number-columns-repeated="10" table:style-name="ce188" office:value-type="string" calcext:value-type="string">
            <text:p>I</text:p>
          </table:table-cell>
          <table:table-cell table:formula="of:=COUNTIF([.B74:.R74];&quot;Op&quot;)" office:value-type="float" office:value="2" calcext:value-type="float">
            <text:p>2</text:p>
          </table:table-cell>
          <table:table-cell table:style-name="ce98" table:formula="of:=POWER(2;[.S74])" office:value-type="float" office:value="4" calcext:value-type="float">
            <text:p>4</text:p>
          </table:table-cell>
          <table:table-cell table:formula="of:=COUNTIF([.B74:.R74]; &quot;I&quot;)" office:value-type="float" office:value="10" calcext:value-type="float">
            <text:p>10</text:p>
          </table:table-cell>
          <table:table-cell table:style-name="ce178" table:formula="of:=IF(([.U74]&gt;0);-POWER(2;[.U74]-1)&amp;&quot;..=&quot;&amp;(POWER(2;[.U74]-1)-1); &quot;-&quot;)" office:value-type="string" office:string-value="-512..=511" calcext:value-type="string">
            <text:p>-512..=511</text:p>
          </table:table-cell>
          <table:table-cell table:formula="of:=ORG.LIBREOFFICE.REGEX(COM.MICROSOFT.CONCAT([.C74:.R74]); &quot;(A=[01])|[^01]&quot;; &quot;&quot;; &quot;g&quot;)" office:value-type="string" office:string-value="0001" calcext:value-type="string">
            <text:p>0001</text:p>
          </table:table-cell>
          <table:table-cell table:style-name="ce254"/>
          <table:table-cell table:style-name="Footnote" table:formula="of:=ORG.LIBREOFFICE.REGEX([.A74];&quot;[0-9]$&quot;;&quot;&quot;;&quot;g&quot;)" office:value-type="string" office:string-value="B" calcext:value-type="string">
            <text:p>B</text:p>
          </table:table-cell>
          <table:table-cell table:number-columns-repeated="16359"/>
        </table:table-row>
        <table:table-row table:style-name="ro9">
          <table:table-cell table:style-name="ce47" office:value-type="string" calcext:value-type="string">
            <text:p>RI1</text:p>
          </table:table-cell>
          <table:table-cell table:style-name="ce60" office:value-type="string" calcext:value-type="string">
            <text:p>Register-immediate</text:p>
          </table:table-cell>
          <table:table-cell table:style-name="ce95" office:value-type="string" calcext:value-type="string">
            <text:p>0</text:p>
          </table:table-cell>
          <table:table-cell table:style-name="ce135" office:value-type="string" calcext:value-type="string">
            <text:p>0</text:p>
          </table:table-cell>
          <table:table-cell table:style-name="ce153" office:value-type="string" calcext:value-type="string">
            <text:p>0</text:p>
          </table:table-cell>
          <table:table-cell table:style-name="ce193" office:value-type="string" calcext:value-type="string">
            <text:p>0</text:p>
          </table:table-cell>
          <table:table-cell table:style-name="ce193" office:value-type="string" calcext:value-type="string">
            <text:p>1</text:p>
          </table:table-cell>
          <table:table-cell table:style-name="ce206" office:value-type="string" calcext:value-type="string">
            <text:p>Op</text:p>
          </table:table-cell>
          <table:table-cell table:number-columns-repeated="3" table:style-name="ce193" office:value-type="string" calcext:value-type="string">
            <text:p>Op</text:p>
          </table:table-cell>
          <table:table-cell table:number-columns-repeated="4" table:style-name="ce206" office:value-type="string" calcext:value-type="string">
            <text:p>I</text:p>
          </table:table-cell>
          <table:table-cell table:number-columns-repeated="3" table:style-name="ce235" office:value-type="string" calcext:value-type="string">
            <text:p>R</text:p>
          </table:table-cell>
          <table:table-cell table:style-name="ce245" table:formula="of:=COUNTIF([.B75:.R75];&quot;Op&quot;)" office:value-type="float" office:value="4" calcext:value-type="float">
            <text:p>4</text:p>
          </table:table-cell>
          <table:table-cell table:style-name="ce248" table:formula="of:=POWER(2;[.S75])" office:value-type="float" office:value="16" calcext:value-type="float">
            <text:p>16</text:p>
          </table:table-cell>
          <table:table-cell table:style-name="ce245" table:formula="of:=COUNTIF([.B75:.R75]; &quot;I&quot;)" office:value-type="float" office:value="4" calcext:value-type="float">
            <text:p>4</text:p>
          </table:table-cell>
          <table:table-cell table:style-name="ce252" table:formula="of:=IF([.U75] &gt; 0; &quot;0..=&quot;&amp;(POWER(2;[.U75])-1)&amp;&quot; / &quot;&amp;-POWER(2;[.U75]-1)&amp;&quot;..=&quot;&amp;(POWER(2;[.U75]-1)-1); &quot;-&quot;)" office:value-type="string" office:string-value="0..=15 / -8..=7" calcext:value-type="string">
            <text:p>0..=15 / -8..=7</text:p>
          </table:table-cell>
          <table:table-cell table:style-name="ce253" table:formula="of:=ORG.LIBREOFFICE.REGEX(COM.MICROSOFT.CONCAT([.C75:.R75]); &quot;(A=[01])|[^01]&quot;; &quot;&quot;; &quot;g&quot;)" office:value-type="string" office:string-value="00001" calcext:value-type="string">
            <text:p>00001</text:p>
          </table:table-cell>
          <table:table-cell table:style-name="ce255"/>
          <table:table-cell table:style-name="Footnote" table:formula="of:=ORG.LIBREOFFICE.REGEX([.A75];&quot;[0-9]$&quot;;&quot;&quot;;&quot;g&quot;)" office:value-type="string" office:string-value="RI" calcext:value-type="string">
            <text:p>RI</text:p>
          </table:table-cell>
          <table:table-cell table:number-columns-repeated="16359"/>
        </table:table-row>
        <table:table-row table:style-name="ro9">
          <table:table-cell table:style-name="ce47" office:value-type="string" calcext:value-type="string">
            <text:p>RI2</text:p>
          </table:table-cell>
          <table:table-cell table:style-name="ce60" office:value-type="string" calcext:value-type="string">
            <text:p>Register-immediate</text:p>
          </table:table-cell>
          <table:table-cell table:style-name="ce91" office:value-type="string" calcext:value-type="string">
            <text:p>0</text:p>
          </table:table-cell>
          <table:table-cell table:style-name="ce101" office:value-type="string" calcext:value-type="string">
            <text:p>0</text:p>
          </table:table-cell>
          <table:table-cell table:style-name="ce149" office:value-type="string" calcext:value-type="string">
            <text:p>0</text:p>
          </table:table-cell>
          <table:table-cell table:number-columns-repeated="2" table:style-name="ce190" office:value-type="string" calcext:value-type="string">
            <text:p>0</text:p>
          </table:table-cell>
          <table:table-cell table:style-name="ce204" office:value-type="string" calcext:value-type="string">
            <text:p>1</text:p>
          </table:table-cell>
          <table:table-cell table:number-columns-repeated="3" table:style-name="ce190" office:value-type="string" calcext:value-type="string">
            <text:p>Op</text:p>
          </table:table-cell>
          <table:table-cell table:number-columns-repeated="4" table:style-name="ce204" office:value-type="string" calcext:value-type="string">
            <text:p>I</text:p>
          </table:table-cell>
          <table:table-cell table:number-columns-repeated="3" table:style-name="ce234" office:value-type="string" calcext:value-type="string">
            <text:p>R</text:p>
          </table:table-cell>
          <table:table-cell table:style-name="ce245" table:formula="of:=COUNTIF([.B76:.R76];&quot;Op&quot;)" office:value-type="float" office:value="3" calcext:value-type="float">
            <text:p>3</text:p>
          </table:table-cell>
          <table:table-cell table:style-name="ce248" table:formula="of:=POWER(2;[.S76])" office:value-type="float" office:value="8" calcext:value-type="float">
            <text:p>8</text:p>
          </table:table-cell>
          <table:table-cell table:style-name="ce245" table:formula="of:=COUNTIF([.B76:.R76]; &quot;I&quot;)" office:value-type="float" office:value="4" calcext:value-type="float">
            <text:p>4</text:p>
          </table:table-cell>
          <table:table-cell table:style-name="ce252" table:formula="of:=IF([.U76] &gt; 0; &quot;0..=&quot;&amp;(POWER(2;[.U76])-1)&amp;&quot; / &quot;&amp;-POWER(2;[.U76]-1)&amp;&quot;..=&quot;&amp;(POWER(2;[.U76]-1)-1); &quot;-&quot;)" office:value-type="string" office:string-value="0..=15 / -8..=7" calcext:value-type="string">
            <text:p>0..=15 / -8..=7</text:p>
          </table:table-cell>
          <table:table-cell table:style-name="ce253" table:formula="of:=ORG.LIBREOFFICE.REGEX(COM.MICROSOFT.CONCAT([.C76:.R76]); &quot;(A=[01])|[^01]&quot;; &quot;&quot;; &quot;g&quot;)" office:value-type="string" office:string-value="000001" calcext:value-type="string">
            <text:p>000001</text:p>
          </table:table-cell>
          <table:table-cell table:style-name="ce255"/>
          <table:table-cell table:style-name="Footnote" table:formula="of:=ORG.LIBREOFFICE.REGEX([.A76];&quot;[0-9]$&quot;;&quot;&quot;;&quot;g&quot;)" office:value-type="string" office:string-value="RI" calcext:value-type="string">
            <text:p>RI</text:p>
          </table:table-cell>
          <table:table-cell table:number-columns-repeated="16359"/>
        </table:table-row>
        <table:table-row table:style-name="ro9">
          <table:table-cell table:style-name="ce50" office:value-type="string" calcext:value-type="string">
            <text:p>RR1</text:p>
          </table:table-cell>
          <table:table-cell table:style-name="ce63" office:value-type="string" calcext:value-type="string">
            <text:p>Register-register</text:p>
          </table:table-cell>
          <table:table-cell table:style-name="ce96" office:value-type="string" calcext:value-type="string">
            <text:p>0</text:p>
          </table:table-cell>
          <table:table-cell table:style-name="ce133" office:value-type="string" calcext:value-type="string">
            <text:p>0</text:p>
          </table:table-cell>
          <table:table-cell table:style-name="ce160" office:value-type="string" calcext:value-type="string">
            <text:p>0</text:p>
          </table:table-cell>
          <table:table-cell table:number-columns-repeated="3" table:style-name="ce202" office:value-type="string" calcext:value-type="string">
            <text:p>0</text:p>
          </table:table-cell>
          <table:table-cell table:style-name="ce207" office:value-type="string" calcext:value-type="string">
            <text:p>1</text:p>
          </table:table-cell>
          <table:table-cell table:number-columns-repeated="2" table:style-name="ce207" office:value-type="string" calcext:value-type="string">
            <text:p>Op</text:p>
          </table:table-cell>
          <table:table-cell table:style-name="ce206" office:value-type="string" calcext:value-type="string">
            <text:p>Op</text:p>
          </table:table-cell>
          <table:table-cell table:style-name="ce206" office:value-type="string" calcext:value-type="string">
            <text:p>Rb</text:p>
          </table:table-cell>
          <table:table-cell table:number-columns-repeated="2" table:style-name="ce217" office:value-type="string" calcext:value-type="string">
            <text:p>Rb</text:p>
          </table:table-cell>
          <table:table-cell table:number-columns-repeated="3" table:style-name="ce235" office:value-type="string" calcext:value-type="string">
            <text:p>Ra</text:p>
          </table:table-cell>
          <table:table-cell table:formula="of:=COUNTIF([.B77:.R77];&quot;Op&quot;)" office:value-type="float" office:value="3" calcext:value-type="float">
            <text:p>3</text:p>
          </table:table-cell>
          <table:table-cell table:style-name="ce98" table:formula="of:=POWER(2;[.S77])" office:value-type="float" office:value="8" calcext:value-type="float">
            <text:p>8</text:p>
          </table:table-cell>
          <table:table-cell table:formula="of:=COUNTIF([.B77:.R77]; &quot;I&quot;)" office:value-type="float" office:value="0" calcext:value-type="float">
            <text:p>0</text:p>
          </table:table-cell>
          <table:table-cell table:style-name="ce178" table:formula="of:=IF([.U77] &gt; 0; &quot;0..=&quot;&amp;(POWER(2;[.U77])-1)&amp;&quot; / &quot;&amp;-POWER(2;[.U77]-1)&amp;&quot;..=&quot;&amp;(POWER(2;[.U77]-1)-1); &quot;-&quot;)" office:value-type="string" office:string-value="-" calcext:value-type="string">
            <text:p>-</text:p>
          </table:table-cell>
          <table:table-cell table:formula="of:=ORG.LIBREOFFICE.REGEX(COM.MICROSOFT.CONCAT([.C77:.R77]); &quot;(A=[01])|[^01]&quot;; &quot;&quot;; &quot;g&quot;)" office:value-type="string" office:string-value="0000001" calcext:value-type="string">
            <text:p>0000001</text:p>
          </table:table-cell>
          <table:table-cell/>
          <table:table-cell table:style-name="Footnote" table:formula="of:=ORG.LIBREOFFICE.REGEX([.A77];&quot;[0-9]$&quot;;&quot;&quot;;&quot;g&quot;)" office:value-type="string" office:string-value="RR" calcext:value-type="string">
            <text:p>RR</text:p>
          </table:table-cell>
          <table:table-cell table:number-columns-repeated="16359"/>
        </table:table-row>
        <table:table-row table:style-name="ro9">
          <table:table-cell table:style-name="ce50" office:value-type="string" calcext:value-type="string">
            <text:p>RR2</text:p>
          </table:table-cell>
          <table:table-cell table:style-name="ce63" office:value-type="string" calcext:value-type="string">
            <text:p>Register-register</text:p>
          </table:table-cell>
          <table:table-cell table:style-name="ce89" office:value-type="string" calcext:value-type="string">
            <text:p>0</text:p>
          </table:table-cell>
          <table:table-cell table:style-name="ce100" office:value-type="string" calcext:value-type="string">
            <text:p>0</text:p>
          </table:table-cell>
          <table:table-cell table:style-name="ce182" office:value-type="string" calcext:value-type="string">
            <text:p>0</text:p>
          </table:table-cell>
          <table:table-cell table:number-columns-repeated="3" table:style-name="ce157" office:value-type="string" calcext:value-type="string">
            <text:p>0</text:p>
          </table:table-cell>
          <table:table-cell table:style-name="ce188" office:value-type="string" calcext:value-type="string">
            <text:p>0</text:p>
          </table:table-cell>
          <table:table-cell table:style-name="ce188" office:value-type="string" calcext:value-type="string">
            <text:p>1</text:p>
          </table:table-cell>
          <table:table-cell table:style-name="ce188" office:value-type="string" calcext:value-type="string">
            <text:p>Op</text:p>
          </table:table-cell>
          <table:table-cell table:style-name="ce204" office:value-type="string" calcext:value-type="string">
            <text:p>Op</text:p>
          </table:table-cell>
          <table:table-cell table:style-name="ce204" office:value-type="string" calcext:value-type="string">
            <text:p>Rb</text:p>
          </table:table-cell>
          <table:table-cell table:number-columns-repeated="2" table:style-name="ce216" office:value-type="string" calcext:value-type="string">
            <text:p>Rb</text:p>
          </table:table-cell>
          <table:table-cell table:number-columns-repeated="3" table:style-name="ce234" office:value-type="string" calcext:value-type="string">
            <text:p>Ra</text:p>
          </table:table-cell>
          <table:table-cell table:formula="of:=COUNTIF([.B78:.R78];&quot;Op&quot;)" office:value-type="float" office:value="2" calcext:value-type="float">
            <text:p>2</text:p>
          </table:table-cell>
          <table:table-cell table:style-name="ce98" table:formula="of:=POWER(2;[.S78])" office:value-type="float" office:value="4" calcext:value-type="float">
            <text:p>4</text:p>
          </table:table-cell>
          <table:table-cell table:formula="of:=COUNTIF([.B78:.R78]; &quot;I&quot;)" office:value-type="float" office:value="0" calcext:value-type="float">
            <text:p>0</text:p>
          </table:table-cell>
          <table:table-cell table:style-name="ce178" table:formula="of:=IF([.U78] &gt; 0; &quot;0..=&quot;&amp;(POWER(2;[.U78])-1)&amp;&quot; / &quot;&amp;-POWER(2;[.U78]-1)&amp;&quot;..=&quot;&amp;(POWER(2;[.U78]-1)-1); &quot;-&quot;)" office:value-type="string" office:string-value="-" calcext:value-type="string">
            <text:p>-</text:p>
          </table:table-cell>
          <table:table-cell table:formula="of:=ORG.LIBREOFFICE.REGEX(COM.MICROSOFT.CONCAT([.C78:.R78]); &quot;(A=[01])|[^01]&quot;; &quot;&quot;; &quot;g&quot;)" office:value-type="string" office:string-value="00000001" calcext:value-type="string">
            <text:p>00000001</text:p>
          </table:table-cell>
          <table:table-cell/>
          <table:table-cell table:style-name="Footnote" table:formula="of:=ORG.LIBREOFFICE.REGEX([.A78];&quot;[0-9]$&quot;;&quot;&quot;;&quot;g&quot;)" office:value-type="string" office:string-value="RR" calcext:value-type="string">
            <text:p>RR</text:p>
          </table:table-cell>
          <table:table-cell table:number-columns-repeated="16359"/>
        </table:table-row>
        <table:table-row table:style-name="ro9">
          <table:table-cell table:style-name="ce50" office:value-type="string" calcext:value-type="string">
            <text:p>RR3</text:p>
          </table:table-cell>
          <table:table-cell table:style-name="ce63" office:value-type="string" calcext:value-type="string">
            <text:p>Register-register</text:p>
          </table:table-cell>
          <table:table-cell table:style-name="ce89" office:value-type="string" calcext:value-type="string">
            <text:p>0</text:p>
          </table:table-cell>
          <table:table-cell table:style-name="ce100" office:value-type="string" calcext:value-type="string">
            <text:p>0</text:p>
          </table:table-cell>
          <table:table-cell table:style-name="ce182" office:value-type="string" calcext:value-type="string">
            <text:p>0</text:p>
          </table:table-cell>
          <table:table-cell table:number-columns-repeated="3" table:style-name="ce157" office:value-type="string" calcext:value-type="string">
            <text:p>0</text:p>
          </table:table-cell>
          <table:table-cell table:number-columns-repeated="2" table:style-name="ce188" office:value-type="string" calcext:value-type="string">
            <text:p>0</text:p>
          </table:table-cell>
          <table:table-cell table:style-name="ce188" office:value-type="string" calcext:value-type="string">
            <text:p>1</text:p>
          </table:table-cell>
          <table:table-cell table:style-name="ce204" office:value-type="string" calcext:value-type="string">
            <text:p>Op</text:p>
          </table:table-cell>
          <table:table-cell table:style-name="ce204" office:value-type="string" calcext:value-type="string">
            <text:p>Rb</text:p>
          </table:table-cell>
          <table:table-cell table:number-columns-repeated="2" table:style-name="ce216" office:value-type="string" calcext:value-type="string">
            <text:p>Rb</text:p>
          </table:table-cell>
          <table:table-cell table:number-columns-repeated="3" table:style-name="ce234" office:value-type="string" calcext:value-type="string">
            <text:p>Ra</text:p>
          </table:table-cell>
          <table:table-cell table:formula="of:=COUNTIF([.B79:.R79];&quot;Op&quot;)" office:value-type="float" office:value="1" calcext:value-type="float">
            <text:p>1</text:p>
          </table:table-cell>
          <table:table-cell table:style-name="ce98" table:formula="of:=POWER(2;[.S79])" office:value-type="float" office:value="2" calcext:value-type="float">
            <text:p>2</text:p>
          </table:table-cell>
          <table:table-cell table:formula="of:=COUNTIF([.B79:.R79]; &quot;I&quot;)" office:value-type="float" office:value="0" calcext:value-type="float">
            <text:p>0</text:p>
          </table:table-cell>
          <table:table-cell table:style-name="ce178" table:formula="of:=IF([.U79] &gt; 0; &quot;0..=&quot;&amp;(POWER(2;[.U79])-1)&amp;&quot; / &quot;&amp;-POWER(2;[.U79]-1)&amp;&quot;..=&quot;&amp;(POWER(2;[.U79]-1)-1); &quot;-&quot;)" office:value-type="string" office:string-value="-" calcext:value-type="string">
            <text:p>-</text:p>
          </table:table-cell>
          <table:table-cell table:formula="of:=ORG.LIBREOFFICE.REGEX(COM.MICROSOFT.CONCAT([.C79:.R79]); &quot;(A=[01])|[^01]&quot;; &quot;&quot;; &quot;g&quot;)" office:value-type="string" office:string-value="000000001" calcext:value-type="string">
            <text:p>000000001</text:p>
          </table:table-cell>
          <table:table-cell/>
          <table:table-cell table:style-name="Footnote" table:formula="of:=ORG.LIBREOFFICE.REGEX([.A79];&quot;[0-9]$&quot;;&quot;&quot;;&quot;g&quot;)" office:value-type="string" office:string-value="RR" calcext:value-type="string">
            <text:p>RR</text:p>
          </table:table-cell>
          <table:table-cell table:number-columns-repeated="16359"/>
        </table:table-row>
        <table:table-row table:style-name="ro9">
          <table:table-cell table:style-name="ce48" office:value-type="string" calcext:value-type="string">
            <text:p>R1</text:p>
          </table:table-cell>
          <table:table-cell table:style-name="ce61" office:value-type="string" calcext:value-type="string">
            <text:p>Register 3</text:p>
          </table:table-cell>
          <table:table-cell table:style-name="ce95" office:value-type="string" calcext:value-type="string">
            <text:p>0</text:p>
          </table:table-cell>
          <table:table-cell table:style-name="ce135" office:value-type="string" calcext:value-type="string">
            <text:p>0</text:p>
          </table:table-cell>
          <table:table-cell table:style-name="ce153" office:value-type="string" calcext:value-type="string">
            <text:p>0</text:p>
          </table:table-cell>
          <table:table-cell table:number-columns-repeated="5" table:style-name="ce193" office:value-type="string" calcext:value-type="string">
            <text:p>0</text:p>
          </table:table-cell>
          <table:table-cell table:style-name="ce213" office:value-type="string" calcext:value-type="string">
            <text:p>0</text:p>
          </table:table-cell>
          <table:table-cell table:style-name="ce206" office:value-type="string" calcext:value-type="string">
            <text:p>1</text:p>
          </table:table-cell>
          <table:table-cell table:number-columns-repeated="3" table:style-name="ce206" office:value-type="string" calcext:value-type="string">
            <text:p>Op</text:p>
          </table:table-cell>
          <table:table-cell table:number-columns-repeated="3" table:style-name="ce206" office:value-type="string" calcext:value-type="string">
            <text:p>R</text:p>
          </table:table-cell>
          <table:table-cell table:style-name="ce245" table:formula="of:=COUNTIF([.B80:.R80];&quot;Op&quot;)" office:value-type="float" office:value="3" calcext:value-type="float">
            <text:p>3</text:p>
          </table:table-cell>
          <table:table-cell table:style-name="ce248" table:formula="of:=POWER(2;[.S80])" office:value-type="float" office:value="8" calcext:value-type="float">
            <text:p>8</text:p>
          </table:table-cell>
          <table:table-cell table:style-name="ce245" table:formula="of:=COUNTIF([.B80:.R80]; &quot;I&quot;)" office:value-type="float" office:value="0" calcext:value-type="float">
            <text:p>0</text:p>
          </table:table-cell>
          <table:table-cell table:style-name="ce252" table:formula="of:=IF([.U80] &gt; 0; &quot;0..=&quot;&amp;(POWER(2;[.U80])-1)&amp;&quot; / &quot;&amp;-POWER(2;[.U80]-1)&amp;&quot;..=&quot;&amp;(POWER(2;[.U80]-1)-1); &quot;-&quot;)" office:value-type="string" office:string-value="-" calcext:value-type="string">
            <text:p>-</text:p>
          </table:table-cell>
          <table:table-cell table:style-name="ce253" table:formula="of:=ORG.LIBREOFFICE.REGEX(COM.MICROSOFT.CONCAT([.C80:.R80]); &quot;(A=[01])|[^01]&quot;; &quot;&quot;; &quot;g&quot;)" office:value-type="string" office:string-value="0000000001" calcext:value-type="string">
            <text:p>0000000001</text:p>
          </table:table-cell>
          <table:table-cell table:style-name="ce255"/>
          <table:table-cell table:style-name="Footnote" table:formula="of:=ORG.LIBREOFFICE.REGEX([.A80];&quot;[0-9]$&quot;;&quot;&quot;;&quot;g&quot;)" office:value-type="string" office:string-value="R" calcext:value-type="string">
            <text:p>R</text:p>
          </table:table-cell>
          <table:table-cell table:number-columns-repeated="16359"/>
        </table:table-row>
        <table:table-row table:style-name="ro9">
          <table:table-cell table:style-name="ce48" office:value-type="string" calcext:value-type="string">
            <text:p>R2</text:p>
          </table:table-cell>
          <table:table-cell table:style-name="ce61" office:value-type="string" calcext:value-type="string">
            <text:p>Register 4</text:p>
          </table:table-cell>
          <table:table-cell table:style-name="ce95" office:value-type="string" calcext:value-type="string">
            <text:p>0</text:p>
          </table:table-cell>
          <table:table-cell table:style-name="ce135" office:value-type="string" calcext:value-type="string">
            <text:p>0</text:p>
          </table:table-cell>
          <table:table-cell table:style-name="ce153" office:value-type="string" calcext:value-type="string">
            <text:p>0</text:p>
          </table:table-cell>
          <table:table-cell table:number-columns-repeated="5" table:style-name="ce193" office:value-type="string" calcext:value-type="string">
            <text:p>0</text:p>
          </table:table-cell>
          <table:table-cell table:style-name="ce213" office:value-type="string" calcext:value-type="string">
            <text:p>0</text:p>
          </table:table-cell>
          <table:table-cell table:style-name="ce206" office:value-type="string" calcext:value-type="string">
            <text:p>0</text:p>
          </table:table-cell>
          <table:table-cell table:style-name="ce206" office:value-type="string" calcext:value-type="string">
            <text:p>1</text:p>
          </table:table-cell>
          <table:table-cell table:number-columns-repeated="2" table:style-name="ce206" office:value-type="string" calcext:value-type="string">
            <text:p>Op</text:p>
          </table:table-cell>
          <table:table-cell table:number-columns-repeated="3" table:style-name="ce206" office:value-type="string" calcext:value-type="string">
            <text:p>R</text:p>
          </table:table-cell>
          <table:table-cell table:style-name="ce245" table:formula="of:=COUNTIF([.B81:.R81];&quot;Op&quot;)" office:value-type="float" office:value="2" calcext:value-type="float">
            <text:p>2</text:p>
          </table:table-cell>
          <table:table-cell table:style-name="ce248" table:formula="of:=POWER(2;[.S81])" office:value-type="float" office:value="4" calcext:value-type="float">
            <text:p>4</text:p>
          </table:table-cell>
          <table:table-cell table:style-name="ce245" table:formula="of:=COUNTIF([.B81:.R81]; &quot;I&quot;)" office:value-type="float" office:value="0" calcext:value-type="float">
            <text:p>0</text:p>
          </table:table-cell>
          <table:table-cell table:style-name="ce252" table:formula="of:=IF([.U81] &gt; 0; &quot;0..=&quot;&amp;(POWER(2;[.U81])-1)&amp;&quot; / &quot;&amp;-POWER(2;[.U81]-1)&amp;&quot;..=&quot;&amp;(POWER(2;[.U81]-1)-1); &quot;-&quot;)" office:value-type="string" office:string-value="-" calcext:value-type="string">
            <text:p>-</text:p>
          </table:table-cell>
          <table:table-cell table:style-name="ce253" table:formula="of:=ORG.LIBREOFFICE.REGEX(COM.MICROSOFT.CONCAT([.C81:.R81]); &quot;(A=[01])|[^01]&quot;; &quot;&quot;; &quot;g&quot;)" office:value-type="string" office:string-value="00000000001" calcext:value-type="string">
            <text:p>00000000001</text:p>
          </table:table-cell>
          <table:table-cell table:style-name="ce255"/>
          <table:table-cell table:style-name="Footnote" table:formula="of:=ORG.LIBREOFFICE.REGEX([.A81];&quot;[0-9]$&quot;;&quot;&quot;;&quot;g&quot;)" office:value-type="string" office:string-value="R" calcext:value-type="string">
            <text:p>R</text:p>
          </table:table-cell>
          <table:table-cell table:number-columns-repeated="16359"/>
        </table:table-row>
        <table:table-row table:style-name="ro9">
          <table:table-cell table:style-name="ce49" office:value-type="string" calcext:value-type="string">
            <text:p>O</text:p>
          </table:table-cell>
          <table:table-cell table:style-name="ce62" office:value-type="string" calcext:value-type="string">
            <text:p>Opcode</text:p>
          </table:table-cell>
          <table:table-cell table:style-name="ce95" office:value-type="string" calcext:value-type="string">
            <text:p>0</text:p>
          </table:table-cell>
          <table:table-cell table:style-name="ce135" office:value-type="string" calcext:value-type="string">
            <text:p>0</text:p>
          </table:table-cell>
          <table:table-cell table:style-name="ce153" office:value-type="string" calcext:value-type="string">
            <text:p>0</text:p>
          </table:table-cell>
          <table:table-cell table:number-columns-repeated="3" table:style-name="ce193" office:value-type="string" calcext:value-type="string">
            <text:p>0</text:p>
          </table:table-cell>
          <table:table-cell table:style-name="ce95" office:value-type="string" calcext:value-type="string">
            <text:p>0</text:p>
          </table:table-cell>
          <table:table-cell table:style-name="ce135" office:value-type="string" calcext:value-type="string">
            <text:p>0</text:p>
          </table:table-cell>
          <table:table-cell table:style-name="ce214" office:value-type="string" calcext:value-type="string">
            <text:p>0</text:p>
          </table:table-cell>
          <table:table-cell table:number-columns-repeated="2" table:style-name="ce206" office:value-type="string" calcext:value-type="string">
            <text:p>0</text:p>
          </table:table-cell>
          <table:table-cell table:number-columns-repeated="2" table:style-name="ce206" office:value-type="string" calcext:value-type="string">
            <text:p>Op</text:p>
          </table:table-cell>
          <table:table-cell table:number-columns-repeated="3" table:style-name="ce235" office:value-type="string" calcext:value-type="string">
            <text:p>Op</text:p>
          </table:table-cell>
          <table:table-cell table:style-name="ce245" table:formula="of:=COUNTIF([.B82:.R82];&quot;Op&quot;)" office:value-type="float" office:value="5" calcext:value-type="float">
            <text:p>5</text:p>
          </table:table-cell>
          <table:table-cell table:style-name="ce248" table:formula="of:=POWER(2;[.S82])" office:value-type="float" office:value="32" calcext:value-type="float">
            <text:p>32</text:p>
          </table:table-cell>
          <table:table-cell table:style-name="ce245" table:formula="of:=COUNTIF([.B82:.R82]; &quot;I&quot;)" office:value-type="float" office:value="0" calcext:value-type="float">
            <text:p>0</text:p>
          </table:table-cell>
          <table:table-cell table:style-name="ce252" table:formula="of:=IF([.U82] &gt; 0; &quot;0..=&quot;&amp;(POWER(2;[.U82])-1)&amp;&quot; / &quot;&amp;-POWER(2;[.U82]-1)&amp;&quot;..=&quot;&amp;(POWER(2;[.U82]-1)-1); &quot;-&quot;)" office:value-type="string" office:string-value="-" calcext:value-type="string">
            <text:p>-</text:p>
          </table:table-cell>
          <table:table-cell table:style-name="ce253" table:formula="of:=ORG.LIBREOFFICE.REGEX(COM.MICROSOFT.CONCAT([.C82:.R82]); &quot;(A=[01])|[^01]&quot;; &quot;&quot;; &quot;g&quot;)" office:value-type="string" office:string-value="00000000000" calcext:value-type="string">
            <text:p>00000000000</text:p>
          </table:table-cell>
          <table:table-cell table:style-name="ce256"/>
          <table:table-cell table:style-name="Footnote" table:formula="of:=ORG.LIBREOFFICE.REGEX([.A82];&quot;[0-9]$&quot;;&quot;&quot;;&quot;g&quot;)" office:value-type="string" office:string-value="O" calcext:value-type="string">
            <text:p>O</text:p>
          </table:table-cell>
          <table:table-cell table:number-columns-repeated="16359"/>
        </table:table-row>
        <table:table-row table:style-name="ro3">
          <table:table-cell table:style-name="ce109" table:number-columns-repeated="2"/>
          <table:table-cell table:number-columns-repeated="17"/>
          <table:table-cell table:style-name="ce98"/>
          <table:table-cell table:number-columns-repeated="16364"/>
        </table:table-row>
        <table:table-row table:style-name="ro3">
          <table:table-cell table:style-name="ce109" table:number-columns-repeated="2"/>
          <table:table-cell table:number-columns-repeated="11"/>
          <table:table-cell table:style-name="ce220" office:value-type="string" calcext:value-type="string" table:number-columns-spanned="6" table:number-rows-spanned="1">
            <text:p>Instr. Space Size:</text:p>
          </table:table-cell>
          <table:covered-table-cell table:number-columns-repeated="2" table:style-name="ce220"/>
          <table:covered-table-cell table:number-columns-repeated="2" table:style-name="ce240"/>
          <table:covered-table-cell table:style-name="ce246"/>
          <table:table-cell table:style-name="ce247" table:formula="of:=SUM([.T69:.T82]) &amp; &quot; instrs&quot;" office:value-type="string" office:string-value="112 instrs" calcext:value-type="string" table:number-columns-spanned="2" table:number-rows-spanned="1">
            <text:p>112 instrs</text:p>
          </table:table-cell>
          <table:covered-table-cell/>
          <table:table-cell table:number-columns-repeated="16363"/>
        </table:table-row>
        <table:table-row table:style-name="ro3">
          <table:table-cell table:style-name="ce109" table:number-columns-repeated="2"/>
          <table:table-cell table:number-columns-repeated="11"/>
          <table:table-cell table:style-name="ce220" office:value-type="string" calcext:value-type="string" table:number-columns-spanned="6" table:number-rows-spanned="1">
            <text:p># Instr. Formats:</text:p>
          </table:table-cell>
          <table:covered-table-cell table:number-columns-repeated="4" table:style-name="ce220"/>
          <table:covered-table-cell table:style-name="ce246"/>
          <table:table-cell table:style-name="ce98" table:formula="of:=COUNTA([.A69:.A82]) &amp; &quot; formats&quot;" office:value-type="string" office:string-value="14 formats" calcext:value-type="string" table:number-columns-spanned="2" table:number-rows-spanned="1">
            <text:p>14 formats</text:p>
          </table:table-cell>
          <table:covered-table-cell/>
          <table:table-cell table:number-columns-repeated="16363"/>
        </table:table-row>
        <table:table-row table:style-name="ro3">
          <table:table-cell table:style-name="ce109" table:number-columns-repeated="2"/>
          <table:table-cell table:number-columns-repeated="11"/>
          <table:table-cell table:style-name="ce220" office:value-type="string" calcext:value-type="string" table:number-columns-spanned="6" table:number-rows-spanned="1">
            <text:p># Unique Formats:</text:p>
          </table:table-cell>
          <table:covered-table-cell table:number-columns-repeated="4" table:style-name="ce220"/>
          <table:covered-table-cell table:style-name="ce246"/>
          <table:table-cell table:style-name="ce98" table:formula="of:=ROWS(COM.MICROSOFT.UNIQUE([.Y69:.Y82])) &amp; &quot; formats&quot;" office:value-type="string" office:string-value="10 formats" calcext:value-type="string" table:number-columns-spanned="2" table:number-rows-spanned="1">
            <text:p>10 formats</text:p>
          </table:table-cell>
          <table:covered-table-cell/>
          <table:table-cell table:number-columns-repeated="16363"/>
        </table:table-row>
        <table:table-row table:style-name="ro3">
          <table:table-cell table:style-name="ce109" table:number-columns-repeated="2"/>
          <table:table-cell table:number-columns-repeated="17"/>
          <table:table-cell table:style-name="ce98"/>
          <table:table-cell table:number-columns-repeated="16364"/>
        </table:table-row>
        <table:table-row table:style-name="ro9">
          <table:table-cell table:style-name="Heading_20_2" office:value-type="string" calcext:value-type="string" table:number-columns-spanned="18" table:number-rows-spanned="1">
            <text:p>Formats8RegsV3</text:p>
          </table:table-cell>
          <table:covered-table-cell table:style-name="ce109"/>
          <table:covered-table-cell table:number-columns-repeated="16"/>
          <table:table-cell/>
          <table:table-cell table:style-name="ce98"/>
          <table:table-cell table:number-columns-repeated="16364"/>
        </table:table-row>
        <table:table-row table:style-name="ro9">
          <table:table-cell table:style-name="ce44" office:value-type="string" calcext:value-type="string">
            <text:p>LSD</text:p>
          </table:table-cell>
          <table:table-cell table:style-name="ce112" office:value-type="string" calcext:value-type="string">
            <text:p>Load-store with Displacement</text:p>
          </table:table-cell>
          <table:table-cell table:style-name="ce89" office:value-type="string" calcext:value-type="string">
            <text:p>1</text:p>
          </table:table-cell>
          <table:table-cell table:style-name="ce89" office:value-type="string" calcext:value-type="string">
            <text:p>Op</text:p>
          </table:table-cell>
          <table:table-cell table:style-name="ce137" office:value-type="string" calcext:value-type="string">
            <text:p>Op</text:p>
          </table:table-cell>
          <table:table-cell table:style-name="ce157" office:value-type="string" calcext:value-type="string">
            <text:p>Op</text:p>
          </table:table-cell>
          <table:table-cell table:style-name="ce195" office:value-type="string" calcext:value-type="string">
            <text:p>I</text:p>
          </table:table-cell>
          <table:table-cell table:number-columns-repeated="6" table:style-name="ce188" office:value-type="string" calcext:value-type="string">
            <text:p>I</text:p>
          </table:table-cell>
          <table:table-cell table:style-name="ce188" office:value-type="string" calcext:value-type="string">
            <text:p>A</text:p>
          </table:table-cell>
          <table:table-cell table:style-name="ce228" office:value-type="string" calcext:value-type="string">
            <text:p>A</text:p>
          </table:table-cell>
          <table:table-cell table:style-name="ce236" office:value-type="string" calcext:value-type="string">
            <text:p>R</text:p>
          </table:table-cell>
          <table:table-cell table:number-columns-repeated="2" table:style-name="ce230" office:value-type="string" calcext:value-type="string">
            <text:p>R</text:p>
          </table:table-cell>
          <table:table-cell table:formula="of:=COUNTIF([.B89:.R89];&quot;Op&quot;)" office:value-type="float" office:value="3" calcext:value-type="float">
            <text:p>3</text:p>
          </table:table-cell>
          <table:table-cell table:style-name="ce98" table:formula="of:=POWER(2;[.S89])" office:value-type="float" office:value="8" calcext:value-type="float">
            <text:p>8</text:p>
          </table:table-cell>
          <table:table-cell table:formula="of:=COUNTIF([.B89:.R89]; &quot;I&quot;)" office:value-type="float" office:value="7" calcext:value-type="float">
            <text:p>7</text:p>
          </table:table-cell>
          <table:table-cell table:style-name="ce178" table:formula="of:=IF(([.U89]&gt;0);-POWER(2;[.U89]-1)&amp;&quot;..=&quot;&amp;(POWER(2;[.U89]-1)-1); &quot;-&quot;)" office:value-type="string" office:string-value="-64..=63" calcext:value-type="string">
            <text:p>-64..=63</text:p>
          </table:table-cell>
          <table:table-cell table:formula="of:=ORG.LIBREOFFICE.REGEX(COM.MICROSOFT.CONCAT([.C89:.R89]); &quot;(A=[01])|[^01]&quot;; &quot;&quot;; &quot;g&quot;)" office:value-type="string" office:string-value="1" calcext:value-type="string">
            <text:p>1</text:p>
          </table:table-cell>
          <table:table-cell/>
          <table:table-cell table:style-name="Footnote" table:formula="of:=ORG.LIBREOFFICE.REGEX([.A89];&quot;[0-9]$&quot;;&quot;&quot;;&quot;g&quot;)" office:value-type="string" office:string-value="LSD" calcext:value-type="string">
            <text:p>LSD</text:p>
          </table:table-cell>
          <table:table-cell table:number-columns-repeated="16359"/>
        </table:table-row>
        <table:table-row table:style-name="ro9">
          <table:table-cell table:style-name="ce44" office:value-type="string" calcext:value-type="string">
            <text:p>SUBR</text:p>
          </table:table-cell>
          <table:table-cell table:style-name="ce112" office:value-type="string" calcext:value-type="string">
            <text:p>Subroutine Call</text:p>
          </table:table-cell>
          <table:table-cell table:style-name="ce89" office:value-type="string" calcext:value-type="string">
            <text:p>0</text:p>
          </table:table-cell>
          <table:table-cell table:number-columns-repeated="2" table:style-name="ce101" office:value-type="string" calcext:value-type="string">
            <text:p>1</text:p>
          </table:table-cell>
          <table:table-cell table:style-name="ce101" office:value-type="string" calcext:value-type="string">
            <text:p>I</text:p>
          </table:table-cell>
          <table:table-cell table:number-columns-repeated="12" table:style-name="ce188" office:value-type="string" calcext:value-type="string">
            <text:p>I</text:p>
          </table:table-cell>
          <table:table-cell table:formula="of:=COUNTIF([.B90:.R90];&quot;Op&quot;)" office:value-type="float" office:value="0" calcext:value-type="float">
            <text:p>0</text:p>
          </table:table-cell>
          <table:table-cell table:style-name="ce98" table:formula="of:=POWER(2;[.S90])" office:value-type="float" office:value="1" calcext:value-type="float">
            <text:p>1</text:p>
          </table:table-cell>
          <table:table-cell table:formula="of:=COUNTIF([.B90:.R90]; &quot;I&quot;)" office:value-type="float" office:value="13" calcext:value-type="float">
            <text:p>13</text:p>
          </table:table-cell>
          <table:table-cell table:style-name="ce178" table:formula="of:=&quot;0..=&quot;&amp;(POWER(2;[.U90])-2) &amp; &quot; (align &quot;&amp; POWER(2;16-[.U90]) &amp; &quot;u8, &quot; &amp; POWER(2;16-[.U90]-1) &amp;&quot;u16)&quot;" office:value-type="string" office:string-value="0..=8190 (align 8u8, 4u16)" calcext:value-type="string">
            <text:p>0..=8190 (align 8u8, 4u16)</text:p>
          </table:table-cell>
          <table:table-cell table:formula="of:=ORG.LIBREOFFICE.REGEX(COM.MICROSOFT.CONCAT([.C90:.R90]); &quot;(A=[01])|[^01]&quot;; &quot;&quot;; &quot;g&quot;)" office:value-type="string" office:string-value="011" calcext:value-type="string">
            <text:p>011</text:p>
          </table:table-cell>
          <table:table-cell/>
          <table:table-cell table:style-name="Footnote" table:formula="of:=ORG.LIBREOFFICE.REGEX([.A90];&quot;[0-9]$&quot;;&quot;&quot;;&quot;g&quot;)" office:value-type="string" office:string-value="SUBR" calcext:value-type="string">
            <text:p>SUBR</text:p>
          </table:table-cell>
          <table:table-cell table:number-columns-repeated="16359"/>
        </table:table-row>
        <table:table-row table:style-name="ro9">
          <table:table-cell table:style-name="ce44" office:value-type="string" calcext:value-type="string">
            <text:p>LI</text:p>
          </table:table-cell>
          <table:table-cell table:style-name="ce112" office:value-type="string" calcext:value-type="string">
            <text:p>Load Immediate</text:p>
          </table:table-cell>
          <table:table-cell table:style-name="ce89" office:value-type="string" calcext:value-type="string">
            <text:p>0</text:p>
          </table:table-cell>
          <table:table-cell table:style-name="ce101" office:value-type="string" calcext:value-type="string">
            <text:p>1</text:p>
          </table:table-cell>
          <table:table-cell table:style-name="ce101" office:value-type="string" calcext:value-type="string">
            <text:p>0</text:p>
          </table:table-cell>
          <table:table-cell table:style-name="ce101" office:value-type="string" calcext:value-type="string">
            <text:p>Op</text:p>
          </table:table-cell>
          <table:table-cell table:style-name="ce157" office:value-type="string" calcext:value-type="string">
            <text:p>Op</text:p>
          </table:table-cell>
          <table:table-cell table:number-columns-repeated="7" table:style-name="ce188" office:value-type="string" calcext:value-type="string">
            <text:p>I</text:p>
          </table:table-cell>
          <table:table-cell table:style-name="ce228" office:value-type="string" calcext:value-type="string">
            <text:p>I</text:p>
          </table:table-cell>
          <table:table-cell table:style-name="ce236" office:value-type="string" calcext:value-type="string">
            <text:p>R</text:p>
          </table:table-cell>
          <table:table-cell table:number-columns-repeated="2" table:style-name="ce230" office:value-type="string" calcext:value-type="string">
            <text:p>R</text:p>
          </table:table-cell>
          <table:table-cell table:formula="of:=COUNTIF([.B91:.R91];&quot;Op&quot;)" office:value-type="float" office:value="2" calcext:value-type="float">
            <text:p>2</text:p>
          </table:table-cell>
          <table:table-cell table:style-name="ce98" table:formula="of:=POWER(2;[.S91])" office:value-type="float" office:value="4" calcext:value-type="float">
            <text:p>4</text:p>
          </table:table-cell>
          <table:table-cell table:formula="of:=COUNTIF([.B91:.R91]; &quot;I&quot;)" office:value-type="float" office:value="8" calcext:value-type="float">
            <text:p>8</text:p>
          </table:table-cell>
          <table:table-cell table:style-name="ce252" table:formula="of:=IF([.U91] &gt; 0; &quot;0..=&quot;&amp;(POWER(2;[.U91])-1)&amp;&quot; / &quot;&amp;-POWER(2;[.U91]-1)&amp;&quot;..=&quot;&amp;(POWER(2;[.U91]-1)-1); &quot;-&quot;)" office:value-type="string" office:string-value="0..=255 / -128..=127" calcext:value-type="string">
            <text:p>0..=255 / -128..=127</text:p>
          </table:table-cell>
          <table:table-cell table:formula="of:=ORG.LIBREOFFICE.REGEX(COM.MICROSOFT.CONCAT([.C91:.R91]); &quot;(A=[01])|[^01]&quot;; &quot;&quot;; &quot;g&quot;)" office:value-type="string" office:string-value="010" calcext:value-type="string">
            <text:p>010</text:p>
          </table:table-cell>
          <table:table-cell/>
          <table:table-cell table:style-name="Footnote" table:formula="of:=ORG.LIBREOFFICE.REGEX([.A91];&quot;[0-9]$&quot;;&quot;&quot;;&quot;g&quot;)" office:value-type="string" office:string-value="LI" calcext:value-type="string">
            <text:p>LI</text:p>
          </table:table-cell>
          <table:table-cell table:number-columns-repeated="16359"/>
        </table:table-row>
        <table:table-row table:style-name="ro9">
          <table:table-cell table:style-name="ce44" office:value-type="string" calcext:value-type="string">
            <text:p>B</text:p>
          </table:table-cell>
          <table:table-cell table:style-name="ce112" office:value-type="string" calcext:value-type="string">
            <text:p>Branch</text:p>
          </table:table-cell>
          <table:table-cell table:style-name="ce91" office:value-type="string" calcext:value-type="string">
            <text:p>0</text:p>
          </table:table-cell>
          <table:table-cell table:style-name="ce100" office:value-type="string" calcext:value-type="string">
            <text:p>0</text:p>
          </table:table-cell>
          <table:table-cell table:style-name="ce158" office:value-type="string" calcext:value-type="string">
            <text:p>1</text:p>
          </table:table-cell>
          <table:table-cell table:style-name="ce200" office:value-type="string" calcext:value-type="string">
            <text:p>Op</text:p>
          </table:table-cell>
          <table:table-cell table:number-columns-repeated="2" table:style-name="ce204" office:value-type="string" calcext:value-type="string">
            <text:p>Op</text:p>
          </table:table-cell>
          <table:table-cell table:number-columns-repeated="10" table:style-name="ce188" office:value-type="string" calcext:value-type="string">
            <text:p>I</text:p>
          </table:table-cell>
          <table:table-cell table:formula="of:=COUNTIF([.B92:.R92];&quot;Op&quot;)" office:value-type="float" office:value="3" calcext:value-type="float">
            <text:p>3</text:p>
          </table:table-cell>
          <table:table-cell table:style-name="ce98" table:formula="of:=POWER(2;[.S92])" office:value-type="float" office:value="8" calcext:value-type="float">
            <text:p>8</text:p>
          </table:table-cell>
          <table:table-cell table:formula="of:=COUNTIF([.B92:.R92]; &quot;I&quot;)" office:value-type="float" office:value="10" calcext:value-type="float">
            <text:p>10</text:p>
          </table:table-cell>
          <table:table-cell table:style-name="ce178" table:formula="of:=IF(([.U92]&gt;0);-POWER(2;[.U92]-1)&amp;&quot;..=&quot;&amp;(POWER(2;[.U92]-1)-1); &quot;-&quot;)" office:value-type="string" office:string-value="-512..=511" calcext:value-type="string">
            <text:p>-512..=511</text:p>
          </table:table-cell>
          <table:table-cell table:formula="of:=ORG.LIBREOFFICE.REGEX(COM.MICROSOFT.CONCAT([.C92:.R92]); &quot;(A=[01])|[^01]&quot;; &quot;&quot;; &quot;g&quot;)" office:value-type="string" office:string-value="001" calcext:value-type="string">
            <text:p>001</text:p>
          </table:table-cell>
          <table:table-cell table:style-name="ce254"/>
          <table:table-cell table:style-name="Footnote" table:formula="of:=ORG.LIBREOFFICE.REGEX([.A92];&quot;[0-9]$&quot;;&quot;&quot;;&quot;g&quot;)" office:value-type="string" office:string-value="B" calcext:value-type="string">
            <text:p>B</text:p>
          </table:table-cell>
          <table:table-cell table:number-columns-repeated="16359"/>
        </table:table-row>
        <table:table-row table:style-name="ro9">
          <table:table-cell table:style-name="ce47" office:value-type="string" calcext:value-type="string">
            <text:p>RI1</text:p>
          </table:table-cell>
          <table:table-cell table:style-name="ce60" office:value-type="string" calcext:value-type="string">
            <text:p>Register-immediate</text:p>
          </table:table-cell>
          <table:table-cell table:style-name="ce91" office:value-type="string" calcext:value-type="string">
            <text:p>0</text:p>
          </table:table-cell>
          <table:table-cell table:style-name="ce101" office:value-type="string" calcext:value-type="string">
            <text:p>0</text:p>
          </table:table-cell>
          <table:table-cell table:style-name="ce149" office:value-type="string" calcext:value-type="string">
            <text:p>0</text:p>
          </table:table-cell>
          <table:table-cell table:style-name="ce190" office:value-type="string" calcext:value-type="string">
            <text:p>1</text:p>
          </table:table-cell>
          <table:table-cell table:number-columns-repeated="2" table:style-name="ce204" office:value-type="string" calcext:value-type="string">
            <text:p>Op</text:p>
          </table:table-cell>
          <table:table-cell table:number-columns-repeated="3" table:style-name="ce190" office:value-type="string" calcext:value-type="string">
            <text:p>Op</text:p>
          </table:table-cell>
          <table:table-cell table:number-columns-repeated="4" table:style-name="ce204" office:value-type="string" calcext:value-type="string">
            <text:p>I</text:p>
          </table:table-cell>
          <table:table-cell table:number-columns-repeated="3" table:style-name="ce234" office:value-type="string" calcext:value-type="string">
            <text:p>R</text:p>
          </table:table-cell>
          <table:table-cell table:style-name="ce245" table:formula="of:=COUNTIF([.B93:.R93];&quot;Op&quot;)" office:value-type="float" office:value="5" calcext:value-type="float">
            <text:p>5</text:p>
          </table:table-cell>
          <table:table-cell table:style-name="ce248" table:formula="of:=POWER(2;[.S93])" office:value-type="float" office:value="32" calcext:value-type="float">
            <text:p>32</text:p>
          </table:table-cell>
          <table:table-cell table:style-name="ce245" table:formula="of:=COUNTIF([.B93:.R93]; &quot;I&quot;)" office:value-type="float" office:value="4" calcext:value-type="float">
            <text:p>4</text:p>
          </table:table-cell>
          <table:table-cell table:style-name="ce252" table:formula="of:=IF([.U93] &gt; 0; &quot;0..=&quot;&amp;(POWER(2;[.U93])-1)&amp;&quot; / &quot;&amp;-POWER(2;[.U93]-1)&amp;&quot;..=&quot;&amp;(POWER(2;[.U93]-1)-1); &quot;-&quot;)" office:value-type="string" office:string-value="0..=15 / -8..=7" calcext:value-type="string">
            <text:p>0..=15 / -8..=7</text:p>
          </table:table-cell>
          <table:table-cell table:style-name="ce253" table:formula="of:=ORG.LIBREOFFICE.REGEX(COM.MICROSOFT.CONCAT([.C93:.R93]); &quot;(A=[01])|[^01]&quot;; &quot;&quot;; &quot;g&quot;)" office:value-type="string" office:string-value="0001" calcext:value-type="string">
            <text:p>0001</text:p>
          </table:table-cell>
          <table:table-cell table:style-name="ce255"/>
          <table:table-cell table:style-name="Footnote" table:formula="of:=ORG.LIBREOFFICE.REGEX([.A93];&quot;[0-9]$&quot;;&quot;&quot;;&quot;g&quot;)" office:value-type="string" office:string-value="RI" calcext:value-type="string">
            <text:p>RI</text:p>
          </table:table-cell>
          <table:table-cell table:number-columns-repeated="16359"/>
        </table:table-row>
        <table:table-row table:style-name="ro9">
          <table:table-cell table:style-name="ce47" office:value-type="string" calcext:value-type="string">
            <text:p>RI2</text:p>
          </table:table-cell>
          <table:table-cell table:style-name="ce60" office:value-type="string" calcext:value-type="string">
            <text:p>Register-immediate</text:p>
          </table:table-cell>
          <table:table-cell table:style-name="ce91" office:value-type="string" calcext:value-type="string">
            <text:p>0</text:p>
          </table:table-cell>
          <table:table-cell table:style-name="ce101" office:value-type="string" calcext:value-type="string">
            <text:p>0</text:p>
          </table:table-cell>
          <table:table-cell table:style-name="ce149" office:value-type="string" calcext:value-type="string">
            <text:p>0</text:p>
          </table:table-cell>
          <table:table-cell table:style-name="ce190" office:value-type="string" calcext:value-type="string">
            <text:p>0</text:p>
          </table:table-cell>
          <table:table-cell table:style-name="ce190" office:value-type="string" calcext:value-type="string">
            <text:p>1</text:p>
          </table:table-cell>
          <table:table-cell table:style-name="ce204" office:value-type="string" calcext:value-type="string">
            <text:p>Op</text:p>
          </table:table-cell>
          <table:table-cell table:number-columns-repeated="3" table:style-name="ce190" office:value-type="string" calcext:value-type="string">
            <text:p>Op</text:p>
          </table:table-cell>
          <table:table-cell table:number-columns-repeated="4" table:style-name="ce204" office:value-type="string" calcext:value-type="string">
            <text:p>I</text:p>
          </table:table-cell>
          <table:table-cell table:number-columns-repeated="3" table:style-name="ce234" office:value-type="string" calcext:value-type="string">
            <text:p>R</text:p>
          </table:table-cell>
          <table:table-cell table:style-name="ce245" table:formula="of:=COUNTIF([.B94:.R94];&quot;Op&quot;)" office:value-type="float" office:value="4" calcext:value-type="float">
            <text:p>4</text:p>
          </table:table-cell>
          <table:table-cell table:style-name="ce248" table:formula="of:=POWER(2;[.S94])" office:value-type="float" office:value="16" calcext:value-type="float">
            <text:p>16</text:p>
          </table:table-cell>
          <table:table-cell table:style-name="ce245" table:formula="of:=COUNTIF([.B94:.R94]; &quot;I&quot;)" office:value-type="float" office:value="4" calcext:value-type="float">
            <text:p>4</text:p>
          </table:table-cell>
          <table:table-cell table:style-name="ce252" table:formula="of:=IF([.U94] &gt; 0; &quot;0..=&quot;&amp;(POWER(2;[.U94])-1)&amp;&quot; / &quot;&amp;-POWER(2;[.U94]-1)&amp;&quot;..=&quot;&amp;(POWER(2;[.U94]-1)-1); &quot;-&quot;)" office:value-type="string" office:string-value="0..=15 / -8..=7" calcext:value-type="string">
            <text:p>0..=15 / -8..=7</text:p>
          </table:table-cell>
          <table:table-cell table:style-name="ce253" table:formula="of:=ORG.LIBREOFFICE.REGEX(COM.MICROSOFT.CONCAT([.C94:.R94]); &quot;(A=[01])|[^01]&quot;; &quot;&quot;; &quot;g&quot;)" office:value-type="string" office:string-value="00001" calcext:value-type="string">
            <text:p>00001</text:p>
          </table:table-cell>
          <table:table-cell table:style-name="ce255"/>
          <table:table-cell table:style-name="Footnote" table:formula="of:=ORG.LIBREOFFICE.REGEX([.A94];&quot;[0-9]$&quot;;&quot;&quot;;&quot;g&quot;)" office:value-type="string" office:string-value="RI" calcext:value-type="string">
            <text:p>RI</text:p>
          </table:table-cell>
          <table:table-cell table:number-columns-repeated="16359"/>
        </table:table-row>
        <table:table-row table:style-name="ro9">
          <table:table-cell table:style-name="ce50" office:value-type="string" calcext:value-type="string">
            <text:p>RR1</text:p>
          </table:table-cell>
          <table:table-cell table:style-name="ce63" office:value-type="string" calcext:value-type="string">
            <text:p>Register-register</text:p>
          </table:table-cell>
          <table:table-cell table:style-name="ce89" office:value-type="string" calcext:value-type="string">
            <text:p>0</text:p>
          </table:table-cell>
          <table:table-cell table:style-name="ce100" office:value-type="string" calcext:value-type="string">
            <text:p>0</text:p>
          </table:table-cell>
          <table:table-cell table:style-name="ce182" office:value-type="string" calcext:value-type="string">
            <text:p>0</text:p>
          </table:table-cell>
          <table:table-cell table:number-columns-repeated="2" table:style-name="ce157" office:value-type="string" calcext:value-type="string">
            <text:p>0</text:p>
          </table:table-cell>
          <table:table-cell table:style-name="ce157" office:value-type="string" calcext:value-type="string">
            <text:p>1</text:p>
          </table:table-cell>
          <table:table-cell table:style-name="ce204" office:value-type="string" calcext:value-type="string">
            <text:p>Op</text:p>
          </table:table-cell>
          <table:table-cell table:number-columns-repeated="2" table:style-name="ce188" office:value-type="string" calcext:value-type="string">
            <text:p>Op</text:p>
          </table:table-cell>
          <table:table-cell table:style-name="ce204" office:value-type="string" calcext:value-type="string">
            <text:p>Op</text:p>
          </table:table-cell>
          <table:table-cell table:style-name="ce204" office:value-type="string" calcext:value-type="string">
            <text:p>Rb</text:p>
          </table:table-cell>
          <table:table-cell table:number-columns-repeated="2" table:style-name="ce216" office:value-type="string" calcext:value-type="string">
            <text:p>Rb</text:p>
          </table:table-cell>
          <table:table-cell table:number-columns-repeated="3" table:style-name="ce234" office:value-type="string" calcext:value-type="string">
            <text:p>Ra</text:p>
          </table:table-cell>
          <table:table-cell table:formula="of:=COUNTIF([.B95:.R95];&quot;Op&quot;)" office:value-type="float" office:value="4" calcext:value-type="float">
            <text:p>4</text:p>
          </table:table-cell>
          <table:table-cell table:style-name="ce98" table:formula="of:=POWER(2;[.S95])" office:value-type="float" office:value="16" calcext:value-type="float">
            <text:p>16</text:p>
          </table:table-cell>
          <table:table-cell table:formula="of:=COUNTIF([.B95:.R95]; &quot;I&quot;)" office:value-type="float" office:value="0" calcext:value-type="float">
            <text:p>0</text:p>
          </table:table-cell>
          <table:table-cell table:style-name="ce178" table:formula="of:=IF([.U95] &gt; 0; &quot;0..=&quot;&amp;(POWER(2;[.U95])-1)&amp;&quot; / &quot;&amp;-POWER(2;[.U95]-1)&amp;&quot;..=&quot;&amp;(POWER(2;[.U95]-1)-1); &quot;-&quot;)" office:value-type="string" office:string-value="-" calcext:value-type="string">
            <text:p>-</text:p>
          </table:table-cell>
          <table:table-cell table:formula="of:=ORG.LIBREOFFICE.REGEX(COM.MICROSOFT.CONCAT([.C95:.R95]); &quot;(A=[01])|[^01]&quot;; &quot;&quot;; &quot;g&quot;)" office:value-type="string" office:string-value="000001" calcext:value-type="string">
            <text:p>000001</text:p>
          </table:table-cell>
          <table:table-cell/>
          <table:table-cell table:style-name="Footnote" table:formula="of:=ORG.LIBREOFFICE.REGEX([.A95];&quot;[0-9]$&quot;;&quot;&quot;;&quot;g&quot;)" office:value-type="string" office:string-value="RR" calcext:value-type="string">
            <text:p>RR</text:p>
          </table:table-cell>
          <table:table-cell table:number-columns-repeated="16359"/>
        </table:table-row>
        <table:table-row table:style-name="ro9">
          <table:table-cell table:style-name="ce50" office:value-type="string" calcext:value-type="string">
            <text:p>RR2</text:p>
          </table:table-cell>
          <table:table-cell table:style-name="ce63" office:value-type="string" calcext:value-type="string">
            <text:p>Register-register</text:p>
          </table:table-cell>
          <table:table-cell table:style-name="ce89" office:value-type="string" calcext:value-type="string">
            <text:p>0</text:p>
          </table:table-cell>
          <table:table-cell table:style-name="ce100" office:value-type="string" calcext:value-type="string">
            <text:p>0</text:p>
          </table:table-cell>
          <table:table-cell table:style-name="ce182" office:value-type="string" calcext:value-type="string">
            <text:p>0</text:p>
          </table:table-cell>
          <table:table-cell table:number-columns-repeated="3" table:style-name="ce157" office:value-type="string" calcext:value-type="string">
            <text:p>0</text:p>
          </table:table-cell>
          <table:table-cell table:style-name="ce188" office:value-type="string" calcext:value-type="string">
            <text:p>1</text:p>
          </table:table-cell>
          <table:table-cell table:style-name="ce204" office:value-type="string" calcext:value-type="string">
            <text:p>Op</text:p>
          </table:table-cell>
          <table:table-cell table:style-name="ce188" office:value-type="string" calcext:value-type="string">
            <text:p>Op</text:p>
          </table:table-cell>
          <table:table-cell table:style-name="ce204" office:value-type="string" calcext:value-type="string">
            <text:p>Op</text:p>
          </table:table-cell>
          <table:table-cell table:style-name="ce204" office:value-type="string" calcext:value-type="string">
            <text:p>Rb</text:p>
          </table:table-cell>
          <table:table-cell table:number-columns-repeated="2" table:style-name="ce216" office:value-type="string" calcext:value-type="string">
            <text:p>Rb</text:p>
          </table:table-cell>
          <table:table-cell table:number-columns-repeated="3" table:style-name="ce234" office:value-type="string" calcext:value-type="string">
            <text:p>Ra</text:p>
          </table:table-cell>
          <table:table-cell table:formula="of:=COUNTIF([.B96:.R96];&quot;Op&quot;)" office:value-type="float" office:value="3" calcext:value-type="float">
            <text:p>3</text:p>
          </table:table-cell>
          <table:table-cell table:style-name="ce98" table:formula="of:=POWER(2;[.S96])" office:value-type="float" office:value="8" calcext:value-type="float">
            <text:p>8</text:p>
          </table:table-cell>
          <table:table-cell table:formula="of:=COUNTIF([.B96:.R96]; &quot;I&quot;)" office:value-type="float" office:value="0" calcext:value-type="float">
            <text:p>0</text:p>
          </table:table-cell>
          <table:table-cell table:style-name="ce178" table:formula="of:=IF([.U96] &gt; 0; &quot;0..=&quot;&amp;(POWER(2;[.U96])-1)&amp;&quot; / &quot;&amp;-POWER(2;[.U96]-1)&amp;&quot;..=&quot;&amp;(POWER(2;[.U96]-1)-1); &quot;-&quot;)" office:value-type="string" office:string-value="-" calcext:value-type="string">
            <text:p>-</text:p>
          </table:table-cell>
          <table:table-cell table:formula="of:=ORG.LIBREOFFICE.REGEX(COM.MICROSOFT.CONCAT([.C96:.R96]); &quot;(A=[01])|[^01]&quot;; &quot;&quot;; &quot;g&quot;)" office:value-type="string" office:string-value="0000001" calcext:value-type="string">
            <text:p>0000001</text:p>
          </table:table-cell>
          <table:table-cell/>
          <table:table-cell table:style-name="Footnote" table:formula="of:=ORG.LIBREOFFICE.REGEX([.A96];&quot;[0-9]$&quot;;&quot;&quot;;&quot;g&quot;)" office:value-type="string" office:string-value="RR" calcext:value-type="string">
            <text:p>RR</text:p>
          </table:table-cell>
          <table:table-cell table:number-columns-repeated="16359"/>
        </table:table-row>
        <table:table-row table:style-name="ro9">
          <table:table-cell table:style-name="ce50" office:value-type="string" calcext:value-type="string">
            <text:p>RR3</text:p>
          </table:table-cell>
          <table:table-cell table:style-name="ce63" office:value-type="string" calcext:value-type="string">
            <text:p>Register-register</text:p>
          </table:table-cell>
          <table:table-cell table:style-name="ce89" office:value-type="string" calcext:value-type="string">
            <text:p>0</text:p>
          </table:table-cell>
          <table:table-cell table:style-name="ce100" office:value-type="string" calcext:value-type="string">
            <text:p>0</text:p>
          </table:table-cell>
          <table:table-cell table:style-name="ce182" office:value-type="string" calcext:value-type="string">
            <text:p>0</text:p>
          </table:table-cell>
          <table:table-cell table:number-columns-repeated="3" table:style-name="ce157" office:value-type="string" calcext:value-type="string">
            <text:p>0</text:p>
          </table:table-cell>
          <table:table-cell table:style-name="ce188" office:value-type="string" calcext:value-type="string">
            <text:p>0</text:p>
          </table:table-cell>
          <table:table-cell table:style-name="ce188" office:value-type="string" calcext:value-type="string">
            <text:p>1</text:p>
          </table:table-cell>
          <table:table-cell table:number-columns-repeated="2" table:style-name="ce204" office:value-type="string" calcext:value-type="string">
            <text:p>Op</text:p>
          </table:table-cell>
          <table:table-cell table:style-name="ce204" office:value-type="string" calcext:value-type="string">
            <text:p>Rb</text:p>
          </table:table-cell>
          <table:table-cell table:number-columns-repeated="2" table:style-name="ce216" office:value-type="string" calcext:value-type="string">
            <text:p>Rb</text:p>
          </table:table-cell>
          <table:table-cell table:number-columns-repeated="3" table:style-name="ce234" office:value-type="string" calcext:value-type="string">
            <text:p>Ra</text:p>
          </table:table-cell>
          <table:table-cell table:formula="of:=COUNTIF([.B97:.R97];&quot;Op&quot;)" office:value-type="float" office:value="2" calcext:value-type="float">
            <text:p>2</text:p>
          </table:table-cell>
          <table:table-cell table:style-name="ce98" table:formula="of:=POWER(2;[.S97])" office:value-type="float" office:value="4" calcext:value-type="float">
            <text:p>4</text:p>
          </table:table-cell>
          <table:table-cell table:formula="of:=COUNTIF([.B97:.R97]; &quot;I&quot;)" office:value-type="float" office:value="0" calcext:value-type="float">
            <text:p>0</text:p>
          </table:table-cell>
          <table:table-cell table:style-name="ce178" table:formula="of:=IF([.U97] &gt; 0; &quot;0..=&quot;&amp;(POWER(2;[.U97])-1)&amp;&quot; / &quot;&amp;-POWER(2;[.U97]-1)&amp;&quot;..=&quot;&amp;(POWER(2;[.U97]-1)-1); &quot;-&quot;)" office:value-type="string" office:string-value="-" calcext:value-type="string">
            <text:p>-</text:p>
          </table:table-cell>
          <table:table-cell table:formula="of:=ORG.LIBREOFFICE.REGEX(COM.MICROSOFT.CONCAT([.C97:.R97]); &quot;(A=[01])|[^01]&quot;; &quot;&quot;; &quot;g&quot;)" office:value-type="string" office:string-value="00000001" calcext:value-type="string">
            <text:p>00000001</text:p>
          </table:table-cell>
          <table:table-cell/>
          <table:table-cell table:style-name="Footnote" table:formula="of:=ORG.LIBREOFFICE.REGEX([.A97];&quot;[0-9]$&quot;;&quot;&quot;;&quot;g&quot;)" office:value-type="string" office:string-value="RR" calcext:value-type="string">
            <text:p>RR</text:p>
          </table:table-cell>
          <table:table-cell table:number-columns-repeated="16359"/>
        </table:table-row>
        <table:table-row table:style-name="ro9">
          <table:table-cell table:style-name="ce48" office:value-type="string" calcext:value-type="string">
            <text:p>R1</text:p>
          </table:table-cell>
          <table:table-cell table:style-name="ce61" office:value-type="string" calcext:value-type="string">
            <text:p>Register 3</text:p>
          </table:table-cell>
          <table:table-cell table:style-name="ce91" office:value-type="string" calcext:value-type="string">
            <text:p>0</text:p>
          </table:table-cell>
          <table:table-cell table:style-name="ce101" office:value-type="string" calcext:value-type="string">
            <text:p>0</text:p>
          </table:table-cell>
          <table:table-cell table:style-name="ce149" office:value-type="string" calcext:value-type="string">
            <text:p>0</text:p>
          </table:table-cell>
          <table:table-cell table:number-columns-repeated="5" table:style-name="ce190" office:value-type="string" calcext:value-type="string">
            <text:p>0</text:p>
          </table:table-cell>
          <table:table-cell table:style-name="ce211" office:value-type="string" calcext:value-type="string">
            <text:p>1</text:p>
          </table:table-cell>
          <table:table-cell table:number-columns-repeated="4" table:style-name="ce204" office:value-type="string" calcext:value-type="string">
            <text:p>Op</text:p>
          </table:table-cell>
          <table:table-cell table:number-columns-repeated="3" table:style-name="ce204" office:value-type="string" calcext:value-type="string">
            <text:p>R</text:p>
          </table:table-cell>
          <table:table-cell table:style-name="ce245" table:formula="of:=COUNTIF([.B98:.R98];&quot;Op&quot;)" office:value-type="float" office:value="4" calcext:value-type="float">
            <text:p>4</text:p>
          </table:table-cell>
          <table:table-cell table:style-name="ce248" table:formula="of:=POWER(2;[.S98])" office:value-type="float" office:value="16" calcext:value-type="float">
            <text:p>16</text:p>
          </table:table-cell>
          <table:table-cell table:style-name="ce245" table:formula="of:=COUNTIF([.B98:.R98]; &quot;I&quot;)" office:value-type="float" office:value="0" calcext:value-type="float">
            <text:p>0</text:p>
          </table:table-cell>
          <table:table-cell table:style-name="ce252" table:formula="of:=IF([.U98] &gt; 0; &quot;0..=&quot;&amp;(POWER(2;[.U98])-1)&amp;&quot; / &quot;&amp;-POWER(2;[.U98]-1)&amp;&quot;..=&quot;&amp;(POWER(2;[.U98]-1)-1); &quot;-&quot;)" office:value-type="string" office:string-value="-" calcext:value-type="string">
            <text:p>-</text:p>
          </table:table-cell>
          <table:table-cell table:style-name="ce253" table:formula="of:=ORG.LIBREOFFICE.REGEX(COM.MICROSOFT.CONCAT([.C98:.R98]); &quot;(A=[01])|[^01]&quot;; &quot;&quot;; &quot;g&quot;)" office:value-type="string" office:string-value="000000001" calcext:value-type="string">
            <text:p>000000001</text:p>
          </table:table-cell>
          <table:table-cell table:style-name="ce255"/>
          <table:table-cell table:style-name="Footnote" table:formula="of:=ORG.LIBREOFFICE.REGEX([.A98];&quot;[0-9]$&quot;;&quot;&quot;;&quot;g&quot;)" office:value-type="string" office:string-value="R" calcext:value-type="string">
            <text:p>R</text:p>
          </table:table-cell>
          <table:table-cell table:number-columns-repeated="16359"/>
        </table:table-row>
        <table:table-row table:style-name="ro9">
          <table:table-cell table:style-name="ce48" office:value-type="string" calcext:value-type="string">
            <text:p>R2</text:p>
          </table:table-cell>
          <table:table-cell table:style-name="ce61" office:value-type="string" calcext:value-type="string">
            <text:p>Register 4</text:p>
          </table:table-cell>
          <table:table-cell table:style-name="ce91" office:value-type="string" calcext:value-type="string">
            <text:p>0</text:p>
          </table:table-cell>
          <table:table-cell table:style-name="ce101" office:value-type="string" calcext:value-type="string">
            <text:p>0</text:p>
          </table:table-cell>
          <table:table-cell table:style-name="ce149" office:value-type="string" calcext:value-type="string">
            <text:p>0</text:p>
          </table:table-cell>
          <table:table-cell table:number-columns-repeated="5" table:style-name="ce190" office:value-type="string" calcext:value-type="string">
            <text:p>0</text:p>
          </table:table-cell>
          <table:table-cell table:style-name="ce211" office:value-type="string" calcext:value-type="string">
            <text:p>0</text:p>
          </table:table-cell>
          <table:table-cell table:style-name="ce204" office:value-type="string" calcext:value-type="string">
            <text:p>1</text:p>
          </table:table-cell>
          <table:table-cell table:number-columns-repeated="3" table:style-name="ce204" office:value-type="string" calcext:value-type="string">
            <text:p>Op</text:p>
          </table:table-cell>
          <table:table-cell table:number-columns-repeated="3" table:style-name="ce204" office:value-type="string" calcext:value-type="string">
            <text:p>R</text:p>
          </table:table-cell>
          <table:table-cell table:style-name="ce245" table:formula="of:=COUNTIF([.B99:.R99];&quot;Op&quot;)" office:value-type="float" office:value="3" calcext:value-type="float">
            <text:p>3</text:p>
          </table:table-cell>
          <table:table-cell table:style-name="ce248" table:formula="of:=POWER(2;[.S99])" office:value-type="float" office:value="8" calcext:value-type="float">
            <text:p>8</text:p>
          </table:table-cell>
          <table:table-cell table:style-name="ce245" table:formula="of:=COUNTIF([.B99:.R99]; &quot;I&quot;)" office:value-type="float" office:value="0" calcext:value-type="float">
            <text:p>0</text:p>
          </table:table-cell>
          <table:table-cell table:style-name="ce252" table:formula="of:=IF([.U99] &gt; 0; &quot;0..=&quot;&amp;(POWER(2;[.U99])-1)&amp;&quot; / &quot;&amp;-POWER(2;[.U99]-1)&amp;&quot;..=&quot;&amp;(POWER(2;[.U99]-1)-1); &quot;-&quot;)" office:value-type="string" office:string-value="-" calcext:value-type="string">
            <text:p>-</text:p>
          </table:table-cell>
          <table:table-cell table:style-name="ce253" table:formula="of:=ORG.LIBREOFFICE.REGEX(COM.MICROSOFT.CONCAT([.C99:.R99]); &quot;(A=[01])|[^01]&quot;; &quot;&quot;; &quot;g&quot;)" office:value-type="string" office:string-value="0000000001" calcext:value-type="string">
            <text:p>0000000001</text:p>
          </table:table-cell>
          <table:table-cell table:style-name="ce255"/>
          <table:table-cell table:style-name="Footnote" table:formula="of:=ORG.LIBREOFFICE.REGEX([.A99];&quot;[0-9]$&quot;;&quot;&quot;;&quot;g&quot;)" office:value-type="string" office:string-value="R" calcext:value-type="string">
            <text:p>R</text:p>
          </table:table-cell>
          <table:table-cell table:number-columns-repeated="16359"/>
        </table:table-row>
        <table:table-row table:style-name="ro9">
          <table:table-cell table:style-name="ce49" office:value-type="string" calcext:value-type="string">
            <text:p>O</text:p>
          </table:table-cell>
          <table:table-cell table:style-name="ce62" office:value-type="string" calcext:value-type="string">
            <text:p>Opcode</text:p>
          </table:table-cell>
          <table:table-cell table:style-name="ce91" office:value-type="string" calcext:value-type="string">
            <text:p>0</text:p>
          </table:table-cell>
          <table:table-cell table:style-name="ce101" office:value-type="string" calcext:value-type="string">
            <text:p>0</text:p>
          </table:table-cell>
          <table:table-cell table:style-name="ce149" office:value-type="string" calcext:value-type="string">
            <text:p>0</text:p>
          </table:table-cell>
          <table:table-cell table:number-columns-repeated="3" table:style-name="ce190" office:value-type="string" calcext:value-type="string">
            <text:p>0</text:p>
          </table:table-cell>
          <table:table-cell table:style-name="ce91" office:value-type="string" calcext:value-type="string">
            <text:p>0</text:p>
          </table:table-cell>
          <table:table-cell table:style-name="ce101" office:value-type="string" calcext:value-type="string">
            <text:p>0</text:p>
          </table:table-cell>
          <table:table-cell table:style-name="ce212" office:value-type="string" calcext:value-type="string">
            <text:p>0</text:p>
          </table:table-cell>
          <table:table-cell table:style-name="ce204" office:value-type="string" calcext:value-type="string">
            <text:p>0</text:p>
          </table:table-cell>
          <table:table-cell table:number-columns-repeated="3" table:style-name="ce204" office:value-type="string" calcext:value-type="string">
            <text:p>Op</text:p>
          </table:table-cell>
          <table:table-cell table:number-columns-repeated="3" table:style-name="ce234" office:value-type="string" calcext:value-type="string">
            <text:p>Op</text:p>
          </table:table-cell>
          <table:table-cell table:style-name="ce245" table:formula="of:=COUNTIF([.B100:.R100];&quot;Op&quot;)" office:value-type="float" office:value="6" calcext:value-type="float">
            <text:p>6</text:p>
          </table:table-cell>
          <table:table-cell table:style-name="ce248" table:formula="of:=POWER(2;[.S100])" office:value-type="float" office:value="64" calcext:value-type="float">
            <text:p>64</text:p>
          </table:table-cell>
          <table:table-cell table:style-name="ce245" table:formula="of:=COUNTIF([.B100:.R100]; &quot;I&quot;)" office:value-type="float" office:value="0" calcext:value-type="float">
            <text:p>0</text:p>
          </table:table-cell>
          <table:table-cell table:style-name="ce252" table:formula="of:=IF([.U100] &gt; 0; &quot;0..=&quot;&amp;(POWER(2;[.U100])-1)&amp;&quot; / &quot;&amp;-POWER(2;[.U100]-1)&amp;&quot;..=&quot;&amp;(POWER(2;[.U100]-1)-1); &quot;-&quot;)" office:value-type="string" office:string-value="-" calcext:value-type="string">
            <text:p>-</text:p>
          </table:table-cell>
          <table:table-cell table:style-name="ce253" table:formula="of:=ORG.LIBREOFFICE.REGEX(COM.MICROSOFT.CONCAT([.C100:.R100]); &quot;(A=[01])|[^01]&quot;; &quot;&quot;; &quot;g&quot;)" office:value-type="string" office:string-value="0000000000" calcext:value-type="string">
            <text:p>0000000000</text:p>
          </table:table-cell>
          <table:table-cell table:style-name="ce256"/>
          <table:table-cell table:style-name="Footnote" table:formula="of:=ORG.LIBREOFFICE.REGEX([.A100];&quot;[0-9]$&quot;;&quot;&quot;;&quot;g&quot;)" office:value-type="string" office:string-value="O" calcext:value-type="string">
            <text:p>O</text:p>
          </table:table-cell>
          <table:table-cell table:number-columns-repeated="16359"/>
        </table:table-row>
        <table:table-row table:style-name="ro3">
          <table:table-cell table:style-name="ce109" table:number-columns-repeated="2"/>
          <table:table-cell table:number-columns-repeated="17"/>
          <table:table-cell table:style-name="ce98"/>
          <table:table-cell table:number-columns-repeated="16364"/>
        </table:table-row>
        <table:table-row table:style-name="ro3">
          <table:table-cell table:style-name="ce109" table:number-columns-repeated="2"/>
          <table:table-cell table:number-columns-repeated="11"/>
          <table:table-cell table:style-name="ce220" office:value-type="string" calcext:value-type="string" table:number-columns-spanned="6" table:number-rows-spanned="1">
            <text:p>Instr. Space Size:</text:p>
          </table:table-cell>
          <table:covered-table-cell table:number-columns-repeated="2" table:style-name="ce220"/>
          <table:covered-table-cell table:number-columns-repeated="2" table:style-name="ce240"/>
          <table:covered-table-cell table:style-name="ce246"/>
          <table:table-cell table:style-name="ce247" table:formula="of:=SUM([.T89:.T100]) &amp; &quot; instrs&quot;" office:value-type="string" office:string-value="185 instrs" calcext:value-type="string" table:number-columns-spanned="2" table:number-rows-spanned="1">
            <text:p>185 instrs</text:p>
          </table:table-cell>
          <table:covered-table-cell/>
          <table:table-cell table:number-columns-repeated="16363"/>
        </table:table-row>
        <table:table-row table:style-name="ro3">
          <table:table-cell table:style-name="ce109" table:number-columns-repeated="2"/>
          <table:table-cell table:number-columns-repeated="11"/>
          <table:table-cell table:style-name="ce220" office:value-type="string" calcext:value-type="string" table:number-columns-spanned="6" table:number-rows-spanned="1">
            <text:p># Instr. Formats:</text:p>
          </table:table-cell>
          <table:covered-table-cell table:number-columns-repeated="4" table:style-name="ce220"/>
          <table:covered-table-cell table:style-name="ce246"/>
          <table:table-cell table:style-name="ce98" table:formula="of:=COUNTA([.A89:.A100]) &amp; &quot; formats&quot;" office:value-type="string" office:string-value="12 formats" calcext:value-type="string" table:number-columns-spanned="2" table:number-rows-spanned="1">
            <text:p>12 formats</text:p>
          </table:table-cell>
          <table:covered-table-cell/>
          <table:table-cell table:number-columns-repeated="16363"/>
        </table:table-row>
        <table:table-row table:style-name="ro3">
          <table:table-cell table:style-name="ce109" table:number-columns-repeated="2"/>
          <table:table-cell table:number-columns-repeated="11"/>
          <table:table-cell table:style-name="ce220" office:value-type="string" calcext:value-type="string" table:number-columns-spanned="6" table:number-rows-spanned="1">
            <text:p># Unique Formats:</text:p>
          </table:table-cell>
          <table:covered-table-cell table:number-columns-repeated="4" table:style-name="ce220"/>
          <table:covered-table-cell table:style-name="ce246"/>
          <table:table-cell table:style-name="ce98" table:formula="of:=ROWS(COM.MICROSOFT.UNIQUE([.Y89:.Y100])) &amp; &quot; formats&quot;" office:value-type="string" office:string-value="8 formats" calcext:value-type="string" table:number-columns-spanned="2" table:number-rows-spanned="1">
            <text:p>8 formats</text:p>
          </table:table-cell>
          <table:covered-table-cell/>
          <table:table-cell table:number-columns-repeated="16363"/>
        </table:table-row>
        <table:table-row table:style-name="ro3" table:number-rows-repeated="897">
          <table:table-cell table:style-name="ce109" table:number-columns-repeated="2"/>
          <table:table-cell table:number-columns-repeated="17"/>
          <table:table-cell table:style-name="ce98"/>
          <table:table-cell table:number-columns-repeated="16364"/>
        </table:table-row>
        <table:table-row table:style-name="ro4" table:number-rows-repeated="1047570">
          <table:table-cell table:number-columns-repeated="16384"/>
        </table:table-row>
        <table:table-row table:style-name="ro11" table:number-rows-repeated="4">
          <table:table-cell table:number-columns-repeated="16384"/>
        </table:table-row>
        <table:table-row table:style-name="ro11">
          <table:table-cell table:number-columns-repeated="16384"/>
        </table:table-row>
        <calcext:conditional-formats>
          <calcext:conditional-format calcext:target-range-address="Formats.C7:Formats.J13 Formats.L7:Formats.R7 Formats.R12:Formats.R14 Formats.K8:Formats.R11 Formats.B14:Formats.Q14 Formats.K12:Formats.Q13 Formats.C2:Formats.R6 Formats.O20:Formats.O24 Formats.B42:Formats.D42 Formats.C28:Formats.R31 Formats.C32:Formats.D41 Formats.I40:Formats.J41 Formats.C49:Formats.R51 Formats.C52:Formats.D62 Formats.I61:Formats.J62 Formats.E53:Formats.J53 Formats.H52:Formats.R52 Formats.C69:Formats.R70 Formats.D71:Formats.R72 Formats.I82:Formats.J82 Formats.C71:Formats.C74 Formats.D73:Formats.D74 Formats.C75:Formats.D76 Formats.C77:Formats.K79 Formats.I74:Formats.R74 Formats.C80:Formats.D82 Formats.C89:Formats.R91 Formats.I100:Formats.J100 Formats.C92:Formats.D94 Formats.J95:Formats.K95 Formats.I92:Formats.R92 Formats.C98:Formats.D100 Formats.C97:Formats.J97 Formats.C96:Formats.I96 Formats.K96:Formats.K96 Formats.C95:Formats.H95">
            <calcext:condition calcext:apply-style-name="(R)" calcext:value="begins-with(&quot;R&quot;)" calcext:base-cell-address="Formats.B2"/>
            <calcext:condition calcext:apply-style-name="(OP)" calcext:value="begins-with(&quot;Op&quot;)" calcext:base-cell-address="Formats.B2"/>
            <calcext:condition calcext:apply-style-name="(A)" calcext:value="begins-with(&quot;A&quot;)" calcext:base-cell-address="Formats.B2"/>
            <calcext:condition calcext:apply-style-name="(PREFIX)" calcext:value="begins-with(&quot;1&quot;)" calcext:base-cell-address="Formats.B2"/>
            <calcext:condition calcext:apply-style-name="(PREFIX)" calcext:value="begins-with(&quot;0&quot;)" calcext:base-cell-address="Formats.B2"/>
            <calcext:condition calcext:apply-style-name="(I)" calcext:value="begins-with(&quot;I&quot;)" calcext:base-cell-address="Formats.B2"/>
          </calcext:conditional-format>
          <calcext:conditional-format calcext:target-range-address="Formats.K7:Formats.K7">
            <calcext:condition calcext:apply-style-name="(R)" calcext:value="begins-with(&quot;R&quot;)" calcext:base-cell-address="Formats.K7"/>
            <calcext:condition calcext:apply-style-name="(OP)" calcext:value="begins-with(&quot;Op&quot;)" calcext:base-cell-address="Formats.K7"/>
            <calcext:condition calcext:apply-style-name="(A)" calcext:value="begins-with(&quot;A&quot;)" calcext:base-cell-address="Formats.K7"/>
            <calcext:condition calcext:apply-style-name="(PREFIX)" calcext:value="begins-with(&quot;1&quot;)" calcext:base-cell-address="Formats.K7"/>
            <calcext:condition calcext:apply-style-name="(PREFIX)" calcext:value="begins-with(&quot;0&quot;)" calcext:base-cell-address="Formats.K7"/>
            <calcext:condition calcext:apply-style-name="(I)" calcext:value="begins-with(&quot;I&quot;)" calcext:base-cell-address="Formats.K7"/>
          </calcext:conditional-format>
          <calcext:conditional-format calcext:target-range-address="Formats.K40:Formats.K41 Formats.E32:Formats.E42 Formats.E54:Formats.E62 Formats.E52:Formats.E52 Formats.E73:Formats.E82 Formats.E92:Formats.E100">
            <calcext:condition calcext:apply-style-name="(R)" calcext:value="begins-with(&quot;R&quot;)" calcext:base-cell-address="Formats.E32"/>
            <calcext:condition calcext:apply-style-name="(OP)" calcext:value="begins-with(&quot;Op&quot;)" calcext:base-cell-address="Formats.E32"/>
            <calcext:condition calcext:apply-style-name="(A)" calcext:value="begins-with(&quot;A&quot;)" calcext:base-cell-address="Formats.E32"/>
            <calcext:condition calcext:apply-style-name="(PREFIX)" calcext:value="begins-with(&quot;1&quot;)" calcext:base-cell-address="Formats.E32"/>
            <calcext:condition calcext:apply-style-name="(PREFIX)" calcext:value="begins-with(&quot;0&quot;)" calcext:base-cell-address="Formats.E32"/>
            <calcext:condition calcext:apply-style-name="(I)" calcext:value="begins-with(&quot;I&quot;)" calcext:base-cell-address="Formats.E32"/>
          </calcext:conditional-format>
          <calcext:conditional-format calcext:target-range-address="Formats.C2:Formats.R14 Formats.C28:Formats.R42 Formats.C49:Formats.R62 Formats.C69:Formats.R82 Formats.C89:Formats.R100">
            <calcext:condition calcext:apply-style-name="(R)" calcext:value="begins-with(&quot;R&quot;)" calcext:base-cell-address="Formats.C2"/>
            <calcext:condition calcext:apply-style-name="(OP)" calcext:value="begins-with(&quot;Op&quot;)" calcext:base-cell-address="Formats.C2"/>
            <calcext:condition calcext:apply-style-name="(A)" calcext:value="begins-with(&quot;A&quot;)" calcext:base-cell-address="Formats.C2"/>
            <calcext:condition calcext:apply-style-name="(PREFIX)" calcext:value="begins-with(&quot;1&quot;)" calcext:base-cell-address="Formats.C2"/>
            <calcext:condition calcext:apply-style-name="(PREFIX)" calcext:value="begins-with(&quot;0&quot;)" calcext:base-cell-address="Formats.C2"/>
            <calcext:condition calcext:apply-style-name="(I)" calcext:value="begins-with(&quot;I&quot;)" calcext:base-cell-address="Formats.C2"/>
            <calcext:condition calcext:apply-style-name="(*)" calcext:value="=&quot;*&quot;" calcext:base-cell-address="Formats.C2"/>
          </calcext:conditional-format>
          <calcext:conditional-format calcext:target-range-address="Formats.K61:Formats.K62 Formats.K82:Formats.K82 Formats.K100:Formats.K100">
            <calcext:condition calcext:apply-style-name="(R)" calcext:value="begins-with(&quot;R&quot;)" calcext:base-cell-address="Formats.K61"/>
            <calcext:condition calcext:apply-style-name="(OP)" calcext:value="begins-with(&quot;Op&quot;)" calcext:base-cell-address="Formats.K61"/>
            <calcext:condition calcext:apply-style-name="(A)" calcext:value="begins-with(&quot;A&quot;)" calcext:base-cell-address="Formats.K61"/>
            <calcext:condition calcext:apply-style-name="(PREFIX)" calcext:value="begins-with(&quot;1&quot;)" calcext:base-cell-address="Formats.K61"/>
            <calcext:condition calcext:apply-style-name="(PREFIX)" calcext:value="begins-with(&quot;0&quot;)" calcext:base-cell-address="Formats.K61"/>
            <calcext:condition calcext:apply-style-name="(I)" calcext:value="begins-with(&quot;I&quot;)" calcext:base-cell-address="Formats.K61"/>
          </calcext:conditional-format>
          <calcext:conditional-format calcext:target-range-address="Formats.K55:Formats.K60 Formats.K80:Formats.K81 Formats.K98:Formats.K99">
            <calcext:condition calcext:apply-style-name="(R)" calcext:value="begins-with(&quot;R&quot;)" calcext:base-cell-address="Formats.K55"/>
            <calcext:condition calcext:apply-style-name="(OP)" calcext:value="begins-with(&quot;Op&quot;)" calcext:base-cell-address="Formats.K55"/>
            <calcext:condition calcext:apply-style-name="(A)" calcext:value="begins-with(&quot;A&quot;)" calcext:base-cell-address="Formats.K55"/>
            <calcext:condition calcext:apply-style-name="(PREFIX)" calcext:value="begins-with(&quot;1&quot;)" calcext:base-cell-address="Formats.K55"/>
            <calcext:condition calcext:apply-style-name="(PREFIX)" calcext:value="begins-with(&quot;0&quot;)" calcext:base-cell-address="Formats.K55"/>
            <calcext:condition calcext:apply-style-name="(I)" calcext:value="begins-with(&quot;I&quot;)" calcext:base-cell-address="Formats.K55"/>
          </calcext:conditional-format>
        </calcext:conditional-formats>
      </table:table>
      <table:table table:name="Instructions_8RegsV3" table:style-name="ta3">
        <office:forms form:automatic-focus="false" form:apply-design-mode="false"/>
        <table:shapes>
          <draw:frame draw:z-index="112" draw:name="Text Frame 2" draw:style-name="gr1" draw:text-style-name="P1" svg:width="3.1248in" svg:height="2.7602in" svg:x="10.3079in" svg:y="4.3252in">
            <draw:text-box draw:corner-radius="0.0402in">
              <text:p><text:span text:style-name="T1">; subr(arr =&gt; a0, len =&gt; a1) → i16</text:span></text:p>
              <text:p><text:span text:style-name="T2">sum_array:</text:span></text:p>
              <text:p><text:span text:style-name="T3"><text:tab/></text:span><text:span text:style-name="T4">mov ma, a0</text:span></text:p>
              <text:p><text:span text:style-name="T4"><text:tab/></text:span><text:span text:style-name="T4">clear a0</text:span></text:p>
              <text:p><text:span text:style-name="T4"><text:tab/></text:span><text:span text:style-name="T4">li a, 0 </text:span><text:span text:style-name="T5">; i =&gt; a</text:span></text:p>
              <text:p><text:span text:style-name="T3"><text:tab/></text:span><text:span text:style-name="T4">b</text:span><text:span text:style-name="T3"> :cond</text:span></text:p>
              <text:p><text:span text:style-name="T3"><text:tab/></text:span><text:span text:style-name="T3">loop:</text:span></text:p>
              <text:p><text:span text:style-name="T3"><text:tab/></text:span><text:span text:style-name="T3"><text:tab/></text:span><text:span text:style-name="T4">lwx b, ma[a]</text:span></text:p>
              <text:p><text:span text:style-name="T4"><text:tab/></text:span><text:span text:style-name="T4"><text:tab/></text:span><text:span text:style-name="T4">add a0, b</text:span></text:p>
              <text:p><text:span text:style-name="T4"><text:tab/></text:span><text:span text:style-name="T4"><text:tab/></text:span><text:span text:style-name="T4">inc a</text:span></text:p>
              <text:p><text:span text:style-name="T3"><text:tab/></text:span><text:span text:style-name="T3">cond:</text:span></text:p>
              <text:p><text:span text:style-name="T3"><text:tab/></text:span><text:span text:style-name="T3"><text:tab/></text:span><text:span text:style-name="T4">tb a, a1</text:span></text:p>
              <text:p><text:span text:style-name="T4"><text:tab/></text:span><text:span text:style-name="T4"><text:tab/></text:span><text:span text:style-name="T4">bt</text:span><text:span text:style-name="T3"> :loop</text:span></text:p>
              <text:p><text:span text:style-name="T3"><text:tab/></text:span><text:span text:style-name="T4">ret</text:span></text:p>
            </draw:text-box>
          </draw:frame>
        </table:shapes>
        <table:table-column table:style-name="co27" table:default-cell-style-name="ce71"/>
        <table:table-column table:style-name="co28" table:number-columns-repeated="12" table:default-cell-style-name="ce71"/>
        <table:table-column table:style-name="co28" table:default-cell-style-name="Default"/>
        <table:table-column table:style-name="co28" table:number-columns-repeated="3" table:default-cell-style-name="ce71"/>
        <table:table-column table:style-name="co29" table:default-cell-style-name="ce81"/>
        <table:table-column table:style-name="co30" table:default-cell-style-name="ce71"/>
        <table:table-column table:style-name="co31" table:default-cell-style-name="ce71"/>
        <table:table-column table:style-name="co8" table:default-cell-style-name="ce71"/>
        <table:table-column table:style-name="co8" table:number-columns-repeated="1001" table:default-cell-style-name="Default"/>
        <table:table-column table:style-name="co13" table:number-columns-repeated="15360" table:default-cell-style-name="Default"/>
        <table:table-row table:style-name="ro12">
          <table:table-cell table:style-name="ce15" office:value-type="string" calcext:value-type="string">
            <text:p>Index</text:p>
          </table:table-cell>
          <table:table-cell table:style-name="Heading_20_1" table:formula="of:=INDEX(Formats8RegsV3_Names; COLUMN([.B1]) - 1)" office:value-type="string" office:string-value="EXT" calcext:value-type="string">
            <text:p>EXT</text:p>
          </table:table-cell>
          <table:table-cell table:style-name="Heading_20_1" table:formula="of:=INDEX(Formats8RegsV3_Names; COLUMN([.C1]) - 1)" office:value-type="string" office:string-value="LSD" calcext:value-type="string">
            <text:p>LSD</text:p>
          </table:table-cell>
          <table:table-cell table:style-name="Heading_20_1" table:formula="of:=INDEX(Formats8RegsV3_Names; COLUMN([.D1]) - 1)" office:value-type="string" office:string-value="SUBR" calcext:value-type="string">
            <text:p>SUBR</text:p>
          </table:table-cell>
          <table:table-cell table:style-name="Heading_20_1" table:formula="of:=INDEX(Formats8RegsV3_Names; COLUMN([.E1]) - 1)" office:value-type="string" office:string-value="LI" calcext:value-type="string">
            <text:p>LI</text:p>
          </table:table-cell>
          <table:table-cell table:style-name="Heading_20_1" table:formula="of:=INDEX(Formats8RegsV3_Names; COLUMN([.F1]) - 1)" office:value-type="string" office:string-value="LSX" calcext:value-type="string">
            <text:p>LSX</text:p>
          </table:table-cell>
          <table:table-cell table:style-name="Heading_20_1" table:formula="of:=INDEX(Formats8RegsV3_Names; COLUMN([.G1]) - 1)" office:value-type="string" office:string-value="B" calcext:value-type="string">
            <text:p>B</text:p>
          </table:table-cell>
          <table:table-cell table:style-name="Heading_20_1" table:formula="of:=INDEX(Formats8RegsV3_Names; COLUMN([.H1]) - 1)" office:value-type="string" office:string-value="RI1" calcext:value-type="string">
            <text:p>RI1</text:p>
          </table:table-cell>
          <table:table-cell table:style-name="Heading_20_1" table:formula="of:=INDEX(Formats8RegsV3_Names; COLUMN([.I1]) - 1)" office:value-type="string" office:string-value="RI2" calcext:value-type="string">
            <text:p>RI2</text:p>
          </table:table-cell>
          <table:table-cell table:style-name="Heading_20_1" table:formula="of:=INDEX(Formats8RegsV3_Names; COLUMN([.J1]) - 1)" office:value-type="string" office:string-value="RR1" calcext:value-type="string">
            <text:p>RR1</text:p>
          </table:table-cell>
          <table:table-cell table:style-name="Heading_20_1" table:formula="of:=INDEX(Formats8RegsV3_Names; COLUMN([.K1]) - 1)" office:value-type="string" office:string-value="RR2" calcext:value-type="string">
            <text:p>RR2</text:p>
          </table:table-cell>
          <table:table-cell table:style-name="Heading_20_1" table:formula="of:=INDEX(Formats8RegsV3_Names; COLUMN([.L1]) - 1)" office:value-type="string" office:string-value="RR3" calcext:value-type="string">
            <text:p>RR3</text:p>
          </table:table-cell>
          <table:table-cell table:style-name="Heading_20_1" table:formula="of:=INDEX(Formats8RegsV3_Names; COLUMN([.M1]) - 1)" office:value-type="string" office:string-value="R1" calcext:value-type="string">
            <text:p>R1</text:p>
          </table:table-cell>
          <table:table-cell table:style-name="Heading_20_1" table:formula="of:=INDEX(Formats8RegsV3_Names; COLUMN([.N1]) - 1)" office:value-type="string" office:string-value="R2" calcext:value-type="string">
            <text:p>R2</text:p>
          </table:table-cell>
          <table:table-cell table:style-name="Heading_20_1" table:formula="of:=INDEX(Formats8RegsV3_Names; COLUMN([.O1]) - 1)" office:value-type="string" office:string-value="O" calcext:value-type="string">
            <text:p>O</text:p>
          </table:table-cell>
          <table:table-cell table:style-name="Heading_20_1" table:formula="of:=INDEX(Formats8RegsV3_Names; COLUMN([.P1]) - 1)" office:value-type="string" office:string-value="" calcext:value-type="error">
            <text:p>#REF!</text:p>
          </table:table-cell>
          <table:table-cell table:style-name="Default"/>
          <table:table-cell table:style-name="ce25" office:value-type="string" calcext:value-type="string">
            <text:p>Synthetic Instr.</text:p>
          </table:table-cell>
          <table:table-cell table:style-name="ce15" office:value-type="string" calcext:value-type="string">
            <text:p>Expansion</text:p>
          </table:table-cell>
          <table:table-cell table:style-name="ce15" office:value-type="string" calcext:value-type="string">
            <text:p>Suggested Alternative Sequence</text:p>
          </table:table-cell>
          <table:table-cell table:style-name="ce15" office:value-type="string" calcext:value-type="string">
            <text:p>Translate reverse on disassembly?</text:p>
          </table:table-cell>
          <table:table-cell table:style-name="Heading_20_1" table:number-columns-repeated="16361"/>
        </table:table-row>
        <table:table-row table:style-name="ro13">
          <table:table-cell table:style-name="ce257"/>
          <table:table-cell table:style-name="ce260" table:formula="of:=INDEX(Formats8RegsV3_Descriptions; COLUMN([.B2]) - 1)" office:value-type="string" office:string-value="Reserved for Extension" calcext:value-type="string">
            <text:p>Reserved for Extension</text:p>
          </table:table-cell>
          <table:table-cell table:style-name="ce260" table:formula="of:=INDEX(Formats8RegsV3_Descriptions; COLUMN([.C2]) - 1)" office:value-type="string" office:string-value="Load-store with Displacement" calcext:value-type="string">
            <text:p>Load-store with Displacement</text:p>
          </table:table-cell>
          <table:table-cell table:style-name="ce260" table:formula="of:=INDEX(Formats8RegsV3_Descriptions; COLUMN([.D2]) - 1)" office:value-type="string" office:string-value="Subroutine Call" calcext:value-type="string">
            <text:p>Subroutine Call</text:p>
          </table:table-cell>
          <table:table-cell table:style-name="ce260" table:formula="of:=INDEX(Formats8RegsV3_Descriptions; COLUMN([.E2]) - 1)" office:value-type="string" office:string-value="Load Immediate" calcext:value-type="string">
            <text:p>Load Immediate</text:p>
          </table:table-cell>
          <table:table-cell table:style-name="ce260" table:formula="of:=INDEX(Formats8RegsV3_Descriptions; COLUMN([.F2]) - 1)" office:value-type="string" office:string-value="Load-store with Index" calcext:value-type="string">
            <text:p>Load-store with Index</text:p>
          </table:table-cell>
          <table:table-cell table:style-name="ce260" table:formula="of:=INDEX(Formats8RegsV3_Descriptions; COLUMN([.G2]) - 1)" office:value-type="string" office:string-value="Branch" calcext:value-type="string">
            <text:p>Branch</text:p>
          </table:table-cell>
          <table:table-cell table:style-name="ce260" table:formula="of:=INDEX(Formats8RegsV3_Descriptions; COLUMN([.H2]) - 1)" office:value-type="string" office:string-value="Register-immediate" calcext:value-type="string">
            <text:p>Register-immediate</text:p>
          </table:table-cell>
          <table:table-cell table:style-name="ce260" table:formula="of:=INDEX(Formats8RegsV3_Descriptions; COLUMN([.I2]) - 1)" office:value-type="string" office:string-value="Register-immediate" calcext:value-type="string">
            <text:p>Register-immediate</text:p>
          </table:table-cell>
          <table:table-cell table:style-name="ce260" table:formula="of:=INDEX(Formats8RegsV3_Descriptions; COLUMN([.J2]) - 1)" office:value-type="string" office:string-value="Register-register" calcext:value-type="string">
            <text:p>Register-register</text:p>
          </table:table-cell>
          <table:table-cell table:style-name="ce260" table:formula="of:=INDEX(Formats8RegsV3_Descriptions; COLUMN([.K2]) - 1)" office:value-type="string" office:string-value="Register-register" calcext:value-type="string">
            <text:p>Register-register</text:p>
          </table:table-cell>
          <table:table-cell table:style-name="ce260" table:formula="of:=INDEX(Formats8RegsV3_Descriptions; COLUMN([.L2]) - 1)" office:value-type="string" office:string-value="Register-register" calcext:value-type="string">
            <text:p>Register-register</text:p>
          </table:table-cell>
          <table:table-cell table:style-name="ce260" table:formula="of:=INDEX(Formats8RegsV3_Descriptions; COLUMN([.M2]) - 1)" office:value-type="string" office:string-value="Register 3" calcext:value-type="string">
            <text:p>Register 3</text:p>
          </table:table-cell>
          <table:table-cell table:style-name="ce260" table:formula="of:=INDEX(Formats8RegsV3_Descriptions; COLUMN([.N2]) - 1)" office:value-type="string" office:string-value="Register 4" calcext:value-type="string">
            <text:p>Register 4</text:p>
          </table:table-cell>
          <table:table-cell table:style-name="ce260" table:formula="of:=INDEX(Formats8RegsV3_Descriptions; COLUMN([.O2]) - 1)" office:value-type="string" office:string-value="Opcode" calcext:value-type="string">
            <text:p>Opcode</text:p>
          </table:table-cell>
          <table:table-cell table:style-name="ce260" table:formula="of:=INDEX(Formats8RegsV3_Descriptions; COLUMN([.P2]) - 1)" office:value-type="string" office:string-value="" calcext:value-type="error">
            <text:p>#REF!</text:p>
          </table:table-cell>
          <table:table-cell table:style-name="Default"/>
          <table:table-cell table:style-name="ce25"/>
          <table:table-cell table:style-name="ce15" table:number-columns-repeated="3"/>
          <table:table-cell table:style-name="Heading_20_1" table:number-columns-repeated="16361"/>
        </table:table-row>
        <table:table-row table:style-name="ro14">
          <table:table-cell table:style-name="ce164" office:value-type="float" office:value="0" calcext:value-type="float">
            <text:p>0</text:p>
          </table:table-cell>
          <table:table-cell table:style-name="ce261"/>
          <table:table-cell table:style-name="ce261" office:value-type="string" calcext:value-type="string">
            <office:annotation draw:style-name="gr2" svg:width="1.1413in" svg:height="1.0122in" svg:x="2.0571in" svg:y="0.265in" draw:caption-point-x="-0.2402in" draw:caption-point-y="0.5945in">
              <dc:creator>Unknown Author</dc:creator>
              <dc:date>2025-03-03T02:52:00</dc:date>
              <text:p>load byte</text:p>
              <text:p/>
              <text:p>lb $x, [$sp – 4]</text:p>
              <text:p/>
              <text:p>RD ← mem[A + IMM]</text:p>
            </office:annotation>
            <text:p>lb</text:p>
          </table:table-cell>
          <table:table-cell table:style-name="ce261" office:value-type="string" calcext:value-type="string">
            <office:annotation draw:style-name="gr3" svg:width="1.1413in" svg:height="1.1677in" svg:x="2.7071in" svg:y="0.2929in" draw:caption-point-x="-0.2402in" draw:caption-point-y="0.5665in">
              <dc:creator>Unknown Author</dc:creator>
              <dc:date>2025-03-03T02:33:00</dc:date>
              <text:p>call subroutine</text:p>
              <text:p/>
              <text:p>call my_subr</text:p>
              <text:p/>
              <text:p>$PC ← IMM &lt;&lt; 3;</text:p>
              <text:p>$RA ← $PC + 2;</text:p>
            </office:annotation>
            <text:p>call</text:p>
          </table:table-cell>
          <table:table-cell table:style-name="ce261" office:value-type="string" calcext:value-type="string">
            <office:annotation draw:style-name="gr4" svg:width="1.1413in" svg:height="0.8567in" svg:x="3.3571in" svg:y="0.4756in" draw:caption-point-x="-0.2402in" draw:caption-point-y="0.3839in">
              <dc:creator>Unknown Author</dc:creator>
              <dc:date>2025-03-05T14:33:00</dc:date>
              <text:p>load sign-extended immediate</text:p>
              <text:p/>
              <text:p>RD ← sxt(IMM)</text:p>
            </office:annotation>
            <text:p>li</text:p>
          </table:table-cell>
          <table:table-cell table:style-name="ce261" office:value-type="string" calcext:value-type="string">
            <office:annotation draw:style-name="gr5" svg:width="1.1413in" svg:height="0.7083in" svg:x="4.0071in" svg:y="0.298in" draw:caption-point-x="-0.2402in" draw:caption-point-y="0.5614in">
              <dc:creator>Unknown Author</dc:creator>
              <dc:date>2025-03-02T19:27:00</dc:date>
              <text:p>load register byte</text:p>
            </office:annotation>
            <text:p>lbx</text:p>
          </table:table-cell>
          <table:table-cell table:style-name="ce261" office:value-type="string" calcext:value-type="string">
            <text:p>b</text:p>
          </table:table-cell>
          <table:table-cell table:style-name="ce262" office:value-type="string" calcext:value-type="string">
            <office:annotation draw:style-name="gr6" svg:width="1.1413in" svg:height="1.4787in" svg:x="5.3071in" svg:y="0.265in" draw:caption-point-x="-0.2402in" draw:caption-point-y="0.5945in">
              <dc:creator>Unknown Author</dc:creator>
              <dc:date>2025-03-03T02:26:00</dc:date>
              <text:p>load global word</text:p>
              <text:p/>
              <text:p>lgw $z, [$GP + 32]</text:p>
              <text:p/>
              <text:p>Rd ← mem[$GP + 2 * IMM] | (mem[$GP + 2 * IMM + 1] &lt;&lt; 8)</text:p>
            </office:annotation>
            <text:p>lgw</text:p>
          </table:table-cell>
          <table:table-cell table:style-name="ce261" office:value-type="string" calcext:value-type="string">
            <text:p>addi</text:p>
          </table:table-cell>
          <table:table-cell table:style-name="ce261" office:value-type="string" calcext:value-type="string">
            <text:p>add</text:p>
          </table:table-cell>
          <table:table-cell table:style-name="ce262" office:value-type="string" calcext:value-type="string">
            <office:annotation draw:style-name="gr5" svg:width="1.1413in" svg:height="0.7083in" svg:x="7.2571in" svg:y="0.265in" draw:caption-point-x="-0.2402in" draw:caption-point-y="0.5945in">
              <dc:creator>Unknown Author</dc:creator>
              <dc:date>2025-03-03T02:22:00</dc:date>
              <text:p>test less than</text:p>
              <text:p/>
              <text:p>$TS.push(Ra as i16 &lt; Rb as i16)</text:p>
            </office:annotation>
            <text:p>tl</text:p>
          </table:table-cell>
          <table:table-cell table:style-name="ce262" office:value-type="string" calcext:value-type="string">
            <office:annotation draw:style-name="gr5" svg:width="1.1413in" svg:height="0.7083in" svg:x="7.9071in" svg:y="0.265in" draw:caption-point-x="-0.2402in" draw:caption-point-y="0.5945in">
              <dc:creator>Unknown Author</dc:creator>
              <dc:date>2025-03-03T02:24:00</dc:date>
              <text:p>test not equal</text:p>
              <text:p/>
              <text:p>$TS.push(Ra != Rb)</text:p>
            </office:annotation>
            <text:p>tne</text:p>
          </table:table-cell>
          <table:table-cell table:style-name="ce267" office:value-type="string" calcext:value-type="string">
            <office:annotation draw:style-name="gr4" svg:width="1.1413in" svg:height="0.8567in" svg:x="8.5571in" svg:y="0.265in" draw:caption-point-x="-0.2402in" draw:caption-point-y="0.5945in">
              <dc:creator>Unknown Author</dc:creator>
              <dc:date>2025-03-03T02:39:00</dc:date>
              <text:p>push word onto stack</text:p>
              <text:p/>
              <text:p>$sp ← $sp – 2;</text:p>
              <text:p>sw [$sp – 2], RS;</text:p>
            </office:annotation>
            <text:p>pushb</text:p>
          </table:table-cell>
          <table:table-cell table:style-name="ce261"/>
          <table:table-cell table:style-name="ce261" office:value-type="string" calcext:value-type="string">
            <office:annotation draw:style-name="gr6" svg:width="1.1413in" svg:height="1.4787in" svg:x="9.8571in" svg:y="0.2929in" draw:caption-point-x="-0.2402in" draw:caption-point-y="0.5665in">
              <dc:creator>Unknown Author</dc:creator>
              <dc:date>2025-03-03T02:20:00</dc:date>
              <text:p>non-executable instruction</text:p>
              <text:p/>
              <text:p>Has bit pattern 0x0000.</text:p>
              <text:p/>
              <text:p>Triggers a NONEXE exception.</text:p>
            </office:annotation>
            <text:p>NONEXE0</text:p>
          </table:table-cell>
          <table:table-cell table:style-name="ce261"/>
          <table:table-cell table:style-name="ce266"/>
          <table:table-cell office:value-type="string" calcext:value-type="string">
            <text:p>clear REG</text:p>
          </table:table-cell>
          <table:table-cell office:value-type="string" calcext:value-type="string">
            <text:p>xor REG, REG</text:p>
          </table:table-cell>
          <table:table-cell/>
          <table:table-cell office:value-type="string" calcext:value-type="string">
            <text:p>yes</text:p>
          </table:table-cell>
          <table:table-cell table:number-columns-repeated="16361"/>
        </table:table-row>
        <table:table-row table:style-name="ro14">
          <table:table-cell table:style-name="ce164" office:value-type="float" office:value="1" calcext:value-type="float">
            <text:p>1</text:p>
          </table:table-cell>
          <table:table-cell table:style-name="ce261"/>
          <table:table-cell table:style-name="ce261" office:value-type="string" calcext:value-type="string">
            <office:annotation draw:style-name="gr7" svg:width="1.1413in" svg:height="1.3232in" svg:x="2.0571in" svg:y="0.6598in" draw:caption-point-x="-0.2402in" draw:caption-point-y="0.3839in">
              <dc:creator>Unknown Author</dc:creator>
              <dc:date>2025-03-03T02:52:00</dc:date>
              <text:p>load word</text:p>
              <text:p/>
              <text:p>lw $x, [$sp – 4]</text:p>
              <text:p/>
              <text:p>RD ← (mem[A + 2 * IMM + 1) &lt;&lt; 8) | mem[A + 2 * IMM]</text:p>
            </office:annotation>
            <text:p>lw</text:p>
          </table:table-cell>
          <table:table-cell table:style-name="ce266"/>
          <table:table-cell table:style-name="ce266" office:value-type="string" calcext:value-type="string">
            <office:annotation draw:style-name="gr2" svg:width="1.1413in" svg:height="1.0122in" svg:x="3.3571in" svg:y="0.4492in" draw:caption-point-x="-0.2402in" draw:caption-point-y="0.5945in">
              <dc:creator>Unknown Author</dc:creator>
              <dc:date>2025-03-05T14:33:00</dc:date>
              <text:p>shift zero-extended immediate</text:p>
              <text:p/>
              <text:p>RD ← (RD &lt;&lt; 8) | IMM</text:p>
            </office:annotation>
            <text:p>szi</text:p>
          </table:table-cell>
          <table:table-cell table:style-name="ce261" office:value-type="string" calcext:value-type="string">
            <office:annotation draw:style-name="gr8" svg:width="1.1413in" svg:height="1.9453in" svg:x="4.0071in" svg:y="0.6598in" draw:caption-point-x="-0.2402in" draw:caption-point-y="0.3839in">
              <dc:creator>Unknown Author</dc:creator>
              <dc:date>2025-03-03T02:42:00</dc:date>
              <text:p>load register word</text:p>
              <text:p/>
              <text:p>RS acts as an index into a word array starting at A.</text:p>
              <text:p/>
              <text:p>RD ← mem[A + 2 * RS] | (mem[A + 2 * RS + 1] &lt;&lt; 8)</text:p>
            </office:annotation>
            <text:p>lwx</text:p>
          </table:table-cell>
          <table:table-cell table:style-name="ce266" office:value-type="string" calcext:value-type="string">
            <office:annotation draw:style-name="gr7" svg:width="1.1413in" svg:height="1.3232in" svg:x="4.8063in" svg:y="2.8394in" draw:caption-point-x="-0.3894in" draw:caption-point-y="-1.7957in">
              <dc:creator>Unknown Author</dc:creator>
              <dc:date>2025-03-03T15:00:00</dc:date>
              <text:p>branch if true</text:p>
              <text:p/>
              <text:p>bf L_loop_top</text:p>
              <text:p/>
              <text:p>if $TS.pop() == 1:</text:p>
              <text:p><text:s text:c="4"/>$PC ← $PC + (IMM &lt;&lt; 1)</text:p>
            </office:annotation>
            <text:p>bt</text:p>
          </table:table-cell>
          <table:table-cell table:style-name="ce262" office:value-type="string" calcext:value-type="string">
            <office:annotation draw:style-name="gr5" svg:width="1.1413in" svg:height="0.7083in" svg:x="5.3071in" svg:y="0.4492in" draw:caption-point-x="-0.2402in" draw:caption-point-y="0.5945in">
              <dc:creator>Unknown Author</dc:creator>
              <dc:date>2025-03-02T22:59:00</dc:date>
              <text:p>load global byte</text:p>
            </office:annotation>
            <text:p>lgb</text:p>
          </table:table-cell>
          <table:table-cell table:style-name="ce261" office:value-type="string" calcext:value-type="string">
            <text:p>andi</text:p>
          </table:table-cell>
          <table:table-cell table:style-name="ce266" office:value-type="string" calcext:value-type="string">
            <text:p>sub</text:p>
          </table:table-cell>
          <table:table-cell table:style-name="ce262" office:value-type="string" calcext:value-type="string">
            <office:annotation draw:style-name="gr4" svg:width="1.1413in" svg:height="0.8567in" svg:x="7.2571in" svg:y="0.4492in" draw:caption-point-x="-0.2402in" draw:caption-point-y="0.5945in">
              <dc:creator>Unknown Author</dc:creator>
              <dc:date>2025-03-03T02:23:00</dc:date>
              <text:p>test greater than or equal to</text:p>
              <text:p/>
              <text:p>$TS.push(Ra as i16 &gt;= Rb as i16)</text:p>
            </office:annotation>
            <text:p>tge</text:p>
          </table:table-cell>
          <table:table-cell table:style-name="ce261" office:value-type="string" calcext:value-type="string">
            <office:annotation draw:style-name="gr5" svg:width="1.1413in" svg:height="0.7083in" svg:x="7.9071in" svg:y="0.4492in" draw:caption-point-x="-0.2402in" draw:caption-point-y="0.5945in">
              <dc:creator>Unknown Author</dc:creator>
              <dc:date>2025-03-03T02:24:00</dc:date>
              <text:p>test equal</text:p>
              <text:p/>
              <text:p>$TS.push(Ra == Rb)</text:p>
            </office:annotation>
            <text:p>teq</text:p>
          </table:table-cell>
          <table:table-cell table:style-name="ce196" office:value-type="string" calcext:value-type="string">
            <text:p>pushw</text:p>
          </table:table-cell>
          <table:table-cell table:style-name="ce261" office:value-type="string" calcext:value-type="string">
            <office:annotation draw:style-name="gr5" svg:width="1.1413in" svg:height="0.7083in" svg:x="9.2071in" svg:y="0.4492in" draw:caption-point-x="-0.2402in" draw:caption-point-y="0.5945in">
              <dc:creator>Unknown Author</dc:creator>
              <dc:date>2025-03-03T01:52:00</dc:date>
              <text:p>read high register</text:p>
              <text:p/>
              <text:p>Rd ← $HI</text:p>
            </office:annotation>
            <text:p>rhi</text:p>
          </table:table-cell>
          <table:table-cell table:style-name="ce261" office:value-type="string" calcext:value-type="string">
            <office:annotation draw:style-name="gr4" svg:width="1.1413in" svg:height="0.8567in" svg:x="9.8571in" svg:y="0.4492in" draw:caption-point-x="-0.2402in" draw:caption-point-y="0.5945in">
              <dc:creator>Unknown Author</dc:creator>
              <dc:date>2025-03-03T02:19:00</dc:date>
              <text:p>breakpoint</text:p>
              <text:p/>
              <text:p>trigger breakpoint exception</text:p>
            </office:annotation>
            <text:p>BREAK</text:p>
          </table:table-cell>
          <table:table-cell table:style-name="ce261"/>
          <table:table-cell table:style-name="ce266"/>
          <table:table-cell office:value-type="string" calcext:value-type="string">
            <text:p>nop</text:p>
          </table:table-cell>
          <table:table-cell office:value-type="string" calcext:value-type="string">
            <text:p>and $zero, $zero</text:p>
          </table:table-cell>
          <table:table-cell/>
          <table:table-cell office:value-type="string" calcext:value-type="string">
            <text:p>yes</text:p>
          </table:table-cell>
          <table:table-cell table:number-columns-repeated="16361"/>
        </table:table-row>
        <table:table-row table:style-name="ro14">
          <table:table-cell table:style-name="ce164" office:value-type="float" office:value="2" calcext:value-type="float">
            <text:p>2</text:p>
          </table:table-cell>
          <table:table-cell table:style-name="ce261"/>
          <table:table-cell table:style-name="ce261" office:value-type="string" calcext:value-type="string">
            <text:p>sb</text:p>
          </table:table-cell>
          <table:table-cell table:style-name="ce266" table:number-columns-repeated="2"/>
          <table:table-cell table:style-name="ce267" office:value-type="string" calcext:value-type="string">
            <office:annotation draw:style-name="gr5" svg:width="1.1413in" svg:height="0.7083in" svg:x="4.0071in" svg:y="0.6331in" draw:caption-point-x="-0.2402in" draw:caption-point-y="0.5945in">
              <dc:creator>Unknown Author</dc:creator>
              <dc:date>2025-03-02T19:27:00</dc:date>
              <text:p>store register byte</text:p>
            </office:annotation>
            <text:p>sbx</text:p>
          </table:table-cell>
          <table:table-cell table:style-name="ce267" office:value-type="string" calcext:value-type="string">
            <text:p>bf</text:p>
          </table:table-cell>
          <table:table-cell table:style-name="ce261" office:value-type="string" calcext:value-type="string">
            <office:annotation draw:style-name="gr5" svg:width="1.1413in" svg:height="0.7083in" svg:x="5.3071in" svg:y="0.6331in" draw:caption-point-x="-0.2402in" draw:caption-point-y="0.5945in">
              <dc:creator>Unknown Author</dc:creator>
              <dc:date>2025-03-02T22:59:00</dc:date>
              <text:p>store global word</text:p>
            </office:annotation>
            <text:p>sgw</text:p>
          </table:table-cell>
          <table:table-cell table:style-name="ce196" office:value-type="string" calcext:value-type="string">
            <text:p>ori</text:p>
          </table:table-cell>
          <table:table-cell table:style-name="ce266" office:value-type="string" calcext:value-type="string">
            <text:p>and</text:p>
          </table:table-cell>
          <table:table-cell table:style-name="ce262" office:value-type="string" calcext:value-type="string">
            <office:annotation draw:style-name="gr4" svg:width="1.1413in" svg:height="0.8567in" svg:x="7.2571in" svg:y="0.6331in" draw:caption-point-x="-0.2402in" draw:caption-point-y="0.5945in">
              <dc:creator>Unknown Author</dc:creator>
              <dc:date>2025-03-03T02:23:00</dc:date>
              <text:p>test below</text:p>
              <text:p/>
              <text:p>$TS.push(Ra as u16 &lt; Rb as u16)</text:p>
            </office:annotation>
            <text:p>tb</text:p>
          </table:table-cell>
          <table:table-cell table:style-name="ce196"/>
          <table:table-cell table:style-name="ce196" office:value-type="string" calcext:value-type="string">
            <text:p>popb</text:p>
          </table:table-cell>
          <table:table-cell table:style-name="ce261" office:value-type="string" calcext:value-type="string">
            <office:annotation draw:style-name="gr5" svg:width="1.1413in" svg:height="0.7083in" svg:x="9.2071in" svg:y="0.6331in" draw:caption-point-x="-0.2402in" draw:caption-point-y="0.5945in">
              <dc:creator>Unknown Author</dc:creator>
              <dc:date>2025-03-03T01:52:00</dc:date>
              <text:p>read global pointer</text:p>
              <text:p/>
              <text:p>RD ← $GP</text:p>
            </office:annotation>
            <text:p>rgp</text:p>
          </table:table-cell>
          <table:table-cell table:style-name="ce261" office:value-type="string" calcext:value-type="string">
            <text:p>HALT</text:p>
          </table:table-cell>
          <table:table-cell table:style-name="ce261"/>
          <table:table-cell table:style-name="ce266"/>
          <table:table-cell office:value-type="string" calcext:value-type="string">
            <text:p>incr REG</text:p>
          </table:table-cell>
          <table:table-cell office:value-type="string" calcext:value-type="string">
            <text:p>addi REG, 1</text:p>
          </table:table-cell>
          <table:table-cell/>
          <table:table-cell office:value-type="string" calcext:value-type="string">
            <text:p>yes</text:p>
          </table:table-cell>
          <table:table-cell table:number-columns-repeated="16361"/>
        </table:table-row>
        <table:table-row table:style-name="ro14">
          <table:table-cell table:style-name="ce164" office:value-type="float" office:value="3" calcext:value-type="float">
            <text:p>3</text:p>
          </table:table-cell>
          <table:table-cell table:style-name="ce261"/>
          <table:table-cell table:style-name="ce261" office:value-type="string" calcext:value-type="string">
            <office:annotation draw:style-name="gr9" svg:width="1.1413in" svg:height="1.6343in" svg:x="2.0571in" svg:y="0.8169in" draw:caption-point-x="-0.2402in" draw:caption-point-y="0.5945in">
              <dc:creator>Unknown Author</dc:creator>
              <dc:date>2025-03-03T02:53:00</dc:date>
              <text:p>store word</text:p>
              <text:p/>
              <text:p>sw [$w + 64]</text:p>
              <text:p/>
              <text:p>mem[A + 2 * IMM] ← 0xFF &amp; R;</text:p>
              <text:p>mem[A + 2 * IMM + 1] ← (R &gt;&gt; 8);</text:p>
            </office:annotation>
            <text:p>sw</text:p>
          </table:table-cell>
          <table:table-cell table:style-name="ce261" table:number-columns-repeated="2"/>
          <table:table-cell table:style-name="ce196" office:value-type="string" calcext:value-type="string">
            <office:annotation draw:style-name="gr5" svg:width="1.1413in" svg:height="0.7083in" svg:x="4.0071in" svg:y="0.8169in" draw:caption-point-x="-0.2402in" draw:caption-point-y="0.5945in">
              <dc:creator>Unknown Author</dc:creator>
              <dc:date>2025-03-02T19:27:00</dc:date>
              <text:p>store register word</text:p>
            </office:annotation>
            <text:p>swx</text:p>
          </table:table-cell>
          <table:table-cell table:style-name="ce196"/>
          <table:table-cell table:style-name="ce261" office:value-type="string" calcext:value-type="string">
            <office:annotation draw:style-name="gr5" svg:width="1.1413in" svg:height="0.7083in" svg:x="5.3071in" svg:y="0.8169in" draw:caption-point-x="-0.2402in" draw:caption-point-y="0.5945in">
              <dc:creator>Unknown Author</dc:creator>
              <dc:date>2025-03-02T22:59:00</dc:date>
              <text:p>store global byte</text:p>
            </office:annotation>
            <text:p>sgb</text:p>
          </table:table-cell>
          <table:table-cell table:style-name="ce261" office:value-type="string" calcext:value-type="string">
            <office:annotation draw:style-name="gr5" svg:width="1.1413in" svg:height="0.7083in" svg:x="5.9571in" svg:y="0.8169in" draw:caption-point-x="-0.2402in" draw:caption-point-y="0.5945in">
              <dc:creator>Unknown Author</dc:creator>
              <dc:date>2025-03-03T02:31:00</dc:date>
              <text:p>XOR immediate</text:p>
              <text:p/>
              <text:p>RD ← RD ^ sxt(IMM)</text:p>
            </office:annotation>
            <text:p>xori</text:p>
          </table:table-cell>
          <table:table-cell table:style-name="ce261" office:value-type="string" calcext:value-type="string">
            <text:p>or</text:p>
          </table:table-cell>
          <table:table-cell table:style-name="ce262" office:value-type="string" calcext:value-type="string">
            <office:annotation draw:style-name="gr2" svg:width="1.1413in" svg:height="1.0122in" svg:x="7.2571in" svg:y="0.8169in" draw:caption-point-x="-0.2402in" draw:caption-point-y="0.5945in">
              <dc:creator>Unknown Author</dc:creator>
              <dc:date>2025-03-03T02:24:00</dc:date>
              <text:p>test above or equal</text:p>
              <text:p/>
              <text:p>$TS.push(Ra as u16 &gt;= Rb as u16)</text:p>
            </office:annotation>
            <text:p>tae</text:p>
          </table:table-cell>
          <table:table-cell table:style-name="ce196"/>
          <table:table-cell table:style-name="ce196" office:value-type="string" calcext:value-type="string">
            <text:p>popw</text:p>
          </table:table-cell>
          <table:table-cell table:style-name="ce261" office:value-type="string" calcext:value-type="string">
            <office:annotation draw:style-name="gr5" svg:width="1.1413in" svg:height="0.7083in" svg:x="9.2071in" svg:y="0.8169in" draw:caption-point-x="-0.2402in" draw:caption-point-y="0.5945in">
              <dc:creator>Unknown Author</dc:creator>
              <dc:date>2025-03-05T20:54:00</dc:date>
              <text:p>write global pointer</text:p>
              <text:p/>
              <text:p>$GP ← R</text:p>
            </office:annotation>
            <text:p>wgp</text:p>
          </table:table-cell>
          <table:table-cell table:style-name="ce261" office:value-type="string" calcext:value-type="string">
            <office:annotation draw:style-name="gr8" svg:width="1.1413in" svg:height="1.9453in" svg:x="9.8571in" svg:y="0.8169in" draw:caption-point-x="-0.2402in" draw:caption-point-y="0.5945in">
              <dc:creator>Unknown Author</dc:creator>
              <dc:date>2025-03-03T02:21:00</dc:date>
              <text:p>unimplemented</text:p>
              <text:p/>
              <text:p>Used to mark unimplemented interrupt service routine (or subroutine) bodies.</text:p>
              <text:p/>
              <text:p>Triggers a UNIMPL exception.</text:p>
            </office:annotation>
            <text:p>UNIMPL</text:p>
          </table:table-cell>
          <table:table-cell table:style-name="ce261"/>
          <table:table-cell table:style-name="ce266"/>
          <table:table-cell office:value-type="string" calcext:value-type="string">
            <text:p>decr REG</text:p>
          </table:table-cell>
          <table:table-cell office:value-type="string" calcext:value-type="string">
            <text:p>addi REG, -1</text:p>
          </table:table-cell>
          <table:table-cell/>
          <table:table-cell office:value-type="string" calcext:value-type="string">
            <text:p>yes</text:p>
          </table:table-cell>
          <table:table-cell table:number-columns-repeated="16361"/>
        </table:table-row>
        <table:table-row table:style-name="ro14">
          <table:table-cell table:style-name="ce164" office:value-type="float" office:value="4" calcext:value-type="float">
            <text:p>4</text:p>
          </table:table-cell>
          <table:table-cell table:style-name="ce261" table:number-columns-repeated="2"/>
          <table:table-cell table:style-name="ce262"/>
          <table:table-cell table:style-name="ce261"/>
          <table:table-cell table:style-name="ce261" office:value-type="string" calcext:value-type="string">
            <office:annotation draw:style-name="gr3" svg:width="1.1413in" svg:height="1.4787in" svg:x="4.0071in" svg:y="1.0012in" draw:caption-point-x="-0.2402in" draw:caption-point-y="0.5945in">
              <dc:creator>Unknown Author</dc:creator>
              <dc:date>2025-03-09T13:05:00</dc:date>
              <text:p>load indexed byte, post-increment</text:p>
              <text:p/>
              <text:p>lbx RD, A[RS++]</text:p>
              <text:p/>
              <text:p>RD ← mem[A + RS];</text:p>
              <text:p>RS ← RS + 1;</text:p>
            </office:annotation>
            <text:p>lbx++</text:p>
          </table:table-cell>
          <table:table-cell table:style-name="ce261"/>
          <table:table-cell table:style-name="ce262" office:value-type="string" calcext:value-type="string">
            <office:annotation draw:style-name="gr5" svg:width="1.1413in" svg:height="0.7083in" svg:x="5.3071in" svg:y="1.0012in" draw:caption-point-x="-0.2402in" draw:caption-point-y="0.5945in">
              <dc:creator>Unknown Author</dc:creator>
              <dc:date>2025-03-03T02:29:00</dc:date>
              <text:p>test bit</text:p>
              <text:p/>
              <text:p>$TS.push(R &amp; (1 &lt;&lt; IMM) != 0)</text:p>
            </office:annotation>
            <text:p>tbit</text:p>
          </table:table-cell>
          <table:table-cell table:style-name="ce267"/>
          <table:table-cell table:style-name="ce261" office:value-type="string" calcext:value-type="string">
            <text:p>xor</text:p>
          </table:table-cell>
          <table:table-cell table:style-name="ce196"/>
          <table:table-cell table:style-name="ce267"/>
          <table:table-cell table:style-name="ce261" office:value-type="string" calcext:value-type="string">
            <office:annotation draw:style-name="gr5" svg:width="1.1413in" svg:height="0.7083in" svg:x="8.5571in" svg:y="1.2118in" draw:caption-point-x="-0.2402in" draw:caption-point-y="0.3839in">
              <dc:creator>Unknown Author</dc:creator>
              <dc:date>2025-03-03T02:54:00</dc:date>
              <text:p>call register</text:p>
              <text:p/>
              <text:p>$RA ← $PC + 2;</text:p>
              <text:p>$PC ← RS;</text:p>
            </office:annotation>
            <text:p>callr</text:p>
          </table:table-cell>
          <table:table-cell table:style-name="ce266" table:number-columns-repeated="4"/>
          <table:table-cell office:value-type="string" calcext:value-type="string">
            <text:p>inv REG</text:p>
          </table:table-cell>
          <table:table-cell office:value-type="string" calcext:value-type="string">
            <text:p>xori REG, -1</text:p>
          </table:table-cell>
          <table:table-cell/>
          <table:table-cell office:value-type="string" calcext:value-type="string">
            <text:p>yes</text:p>
          </table:table-cell>
          <table:table-cell table:number-columns-repeated="16361"/>
        </table:table-row>
        <table:table-row table:style-name="ro14">
          <table:table-cell table:style-name="ce164" office:value-type="float" office:value="5" calcext:value-type="float">
            <text:p>5</text:p>
          </table:table-cell>
          <table:table-cell table:style-name="ce261" table:number-columns-repeated="2"/>
          <table:table-cell table:style-name="ce262"/>
          <table:table-cell table:style-name="ce261"/>
          <table:table-cell table:style-name="ce262" office:value-type="string" calcext:value-type="string">
            <text:p>lwx++</text:p>
          </table:table-cell>
          <table:table-cell table:style-name="ce262"/>
          <table:table-cell table:style-name="ce262" office:value-type="string" calcext:value-type="string">
            <office:annotation draw:style-name="gr5" svg:width="1.1413in" svg:height="0.7083in" svg:x="5.3071in" svg:y="1.185in" draw:caption-point-x="-0.2402in" draw:caption-point-y="0.5945in">
              <dc:creator>Unknown Author</dc:creator>
              <dc:date>2025-03-02T22:58:00</dc:date>
              <text:p>clear bit</text:p>
            </office:annotation>
            <text:p>cbit</text:p>
          </table:table-cell>
          <table:table-cell table:style-name="ce261" office:value-type="string" calcext:value-type="string">
            <office:annotation draw:style-name="gr4" svg:width="1.1413in" svg:height="0.8567in" svg:x="5.9571in" svg:y="1.185in" draw:caption-point-x="-0.2402in" draw:caption-point-y="0.5945in">
              <dc:creator>Unknown Author</dc:creator>
              <dc:date>2025-03-03T02:48:00</dc:date>
              <text:p>logical shift right immediate</text:p>
              <text:p/>
              <text:p>RD ← RS &gt;&gt; IMM</text:p>
            </office:annotation>
            <text:p>lsri</text:p>
          </table:table-cell>
          <table:table-cell table:style-name="ce262" office:value-type="string" calcext:value-type="string">
            <office:annotation draw:style-name="gr5" svg:width="1.1413in" svg:height="0.7083in" svg:x="6.6071in" svg:y="1.185in" draw:caption-point-x="-0.2402in" draw:caption-point-y="0.5945in">
              <dc:creator>Unknown Author</dc:creator>
              <dc:date>2025-03-03T02:47:00</dc:date>
              <text:p>move</text:p>
              <text:p/>
              <text:p>RD ← RS</text:p>
            </office:annotation>
            <text:p>mov</text:p>
          </table:table-cell>
          <table:table-cell table:style-name="ce261"/>
          <table:table-cell table:style-name="ce196"/>
          <table:table-cell table:style-name="ce261" office:value-type="string" calcext:value-type="string">
            <office:annotation draw:style-name="gr5" svg:width="1.1413in" svg:height="0.7083in" svg:x="8.5571in" svg:y="1.2181in" draw:caption-point-x="-0.2402in" draw:caption-point-y="0.5614in">
              <dc:creator>Unknown Author</dc:creator>
              <dc:date>2025-03-03T02:54:00</dc:date>
              <text:p>jump register</text:p>
              <text:p/>
              <text:p>$PC ← RS</text:p>
            </office:annotation>
            <text:p>jr</text:p>
          </table:table-cell>
          <table:table-cell table:style-name="ce266"/>
          <table:table-cell table:style-name="ce261" table:number-columns-repeated="2"/>
          <table:table-cell table:style-name="ce266"/>
          <table:table-cell office:value-type="string" calcext:value-type="string">
            <text:p>not REG</text:p>
          </table:table-cell>
          <table:table-cell office:value-type="string" calcext:value-type="string">
            <text:p>xori REG, 1</text:p>
          </table:table-cell>
          <table:table-cell/>
          <table:table-cell office:value-type="string" calcext:value-type="string">
            <text:p>yes</text:p>
          </table:table-cell>
          <table:table-cell table:number-columns-repeated="16361"/>
        </table:table-row>
        <table:table-row table:style-name="ro14">
          <table:table-cell table:style-name="ce164" office:value-type="float" office:value="6" calcext:value-type="float">
            <text:p>6</text:p>
          </table:table-cell>
          <table:table-cell table:style-name="ce261" table:number-columns-repeated="2"/>
          <table:table-cell table:style-name="ce262"/>
          <table:table-cell table:style-name="ce261"/>
          <table:table-cell table:style-name="ce261" office:value-type="string" calcext:value-type="string">
            <office:annotation draw:style-name="gr3" svg:width="1.1413in" svg:height="1.1677in" svg:x="4.0071in" svg:y="1.3693in" draw:caption-point-x="-0.2402in" draw:caption-point-y="0.5945in">
              <dc:creator>Unknown Author</dc:creator>
              <dc:date>2025-03-05T15:56:00</dc:date>
              <text:p>load indexed byte, pre-decrement</text:p>
              <text:p/>
              <text:p>RD ← mem[A + (RS – 1)];</text:p>
              <text:p>RS ← RS – 1;</text:p>
            </office:annotation>
            <text:p>--lbx</text:p>
          </table:table-cell>
          <table:table-cell table:style-name="ce261"/>
          <table:table-cell table:style-name="ce262" office:value-type="string" calcext:value-type="string">
            <office:annotation draw:style-name="gr5" svg:width="1.1413in" svg:height="0.7083in" svg:x="5.3071in" svg:y="1.3693in" draw:caption-point-x="-0.2402in" draw:caption-point-y="0.5945in">
              <dc:creator>Unknown Author</dc:creator>
              <dc:date>2025-03-02T22:58:00</dc:date>
              <text:p>set bit</text:p>
            </office:annotation>
            <text:p>sbit</text:p>
          </table:table-cell>
          <table:table-cell table:style-name="ce261" office:value-type="string" calcext:value-type="string">
            <office:annotation draw:style-name="gr4" svg:width="1.1413in" svg:height="0.8567in" svg:x="5.9571in" svg:y="1.3693in" draw:caption-point-x="-0.2402in" draw:caption-point-y="0.5945in">
              <dc:creator>Unknown Author</dc:creator>
              <dc:date>2025-03-03T02:48:00</dc:date>
              <text:p>logical shift left immediate</text:p>
              <text:p/>
              <text:p>RD ← RD &lt;&lt; IMM</text:p>
            </office:annotation>
            <text:p>lsli</text:p>
          </table:table-cell>
          <table:table-cell table:style-name="ce262" office:value-type="string" calcext:value-type="string">
            <text:p>addcy</text:p>
          </table:table-cell>
          <table:table-cell table:style-name="ce262"/>
          <table:table-cell table:style-name="ce196"/>
          <table:table-cell table:style-name="ce261" office:value-type="string" calcext:value-type="string">
            <text:p>neg</text:p>
          </table:table-cell>
          <table:table-cell table:style-name="ce266"/>
          <table:table-cell table:style-name="ce261" table:number-columns-repeated="2"/>
          <table:table-cell table:style-name="ce266"/>
          <table:table-cell office:value-type="string" calcext:value-type="string">
            <text:p>NONEXE1</text:p>
          </table:table-cell>
          <table:table-cell office:value-type="string" calcext:value-type="string">
            <office:annotation draw:style-name="gr10" draw:text-style-name="P3" svg:width="1.1413in" svg:height="1.3705in" svg:x="13.9307in" svg:y="1.3693in" draw:caption-point-x="-0.2402in" draw:caption-point-y="0.5945in">
              <dc:creator>Unknown Author</dc:creator>
              <dc:date>2025-03-03T02:16:00</dc:date>
              <text:p text:style-name="P2"><text:span text:style-name="T6">Same bit pattern as the following (malformed) instruction:</text:span></text:p>
              <text:p text:style-name="P2"><text:span text:style-name="T6">`call 0b0001_1111_1111_1111`</text:span></text:p>
            </office:annotation>
            <text:p>0xFFFF</text:p>
          </table:table-cell>
          <table:table-cell/>
          <table:table-cell office:value-type="string" calcext:value-type="string">
            <text:p>yes</text:p>
          </table:table-cell>
          <table:table-cell table:number-columns-repeated="16361"/>
        </table:table-row>
        <table:table-row table:style-name="ro14">
          <table:table-cell table:style-name="ce164" office:value-type="float" office:value="7" calcext:value-type="float">
            <text:p>7</text:p>
          </table:table-cell>
          <table:table-cell table:style-name="ce262" table:number-columns-repeated="4"/>
          <table:table-cell table:style-name="ce262" office:value-type="string" calcext:value-type="string">
            <text:p>--lwx</text:p>
          </table:table-cell>
          <table:table-cell table:style-name="ce262" table:number-columns-repeated="2"/>
          <table:table-cell table:style-name="ce261" office:value-type="string" calcext:value-type="string">
            <office:annotation draw:style-name="gr4" svg:width="1.1413in" svg:height="0.8567in" svg:x="5.9571in" svg:y="1.5531in" draw:caption-point-x="-0.2402in" draw:caption-point-y="0.5945in">
              <dc:creator>Unknown Author</dc:creator>
              <dc:date>2025-03-03T02:48:00</dc:date>
              <text:p>arithmetic shift right immediate</text:p>
              <text:p/>
              <text:p>RD ← RD &gt;&gt;&gt; IMM</text:p>
            </office:annotation>
            <text:p>asri</text:p>
          </table:table-cell>
          <table:table-cell table:style-name="ce261" office:value-type="string" calcext:value-type="string">
            <text:p>subcy</text:p>
          </table:table-cell>
          <table:table-cell table:style-name="ce261"/>
          <table:table-cell table:style-name="ce196"/>
          <table:table-cell table:style-name="ce267" office:value-type="string" calcext:value-type="string">
            <office:annotation draw:style-name="gr5" svg:width="1.1413in" svg:height="0.7083in" svg:x="8.5571in" svg:y="1.5531in" draw:caption-point-x="-0.2402in" draw:caption-point-y="0.5945in">
              <dc:creator>Unknown Author</dc:creator>
              <dc:date>2025-03-08T04:00:00</dc:date>
              <text:p>sign extend byte</text:p>
            </office:annotation>
            <text:p>seb</text:p>
          </table:table-cell>
          <table:table-cell table:style-name="ce266"/>
          <table:table-cell table:style-name="ce262" table:number-columns-repeated="2"/>
          <table:table-cell table:style-name="ce266"/>
          <table:table-cell office:value-type="string" calcext:value-type="string">
            <text:p>call 0x1FFF</text:p>
          </table:table-cell>
          <table:table-cell/>
          <table:table-cell office:value-type="string" calcext:value-type="string">
            <text:p>szi R, 0x1F; szi R, 0xFF; callr R</text:p>
          </table:table-cell>
          <table:table-cell office:value-type="string" calcext:value-type="string">
            <text:p>can’t</text:p>
          </table:table-cell>
          <table:table-cell table:number-columns-repeated="7"/>
          <table:table-cell table:style-name="ce90" table:number-columns-repeated="16354"/>
        </table:table-row>
        <table:table-row table:style-name="ro14">
          <table:table-cell table:style-name="ce165" office:value-type="float" office:value="8" calcext:value-type="float">
            <text:p>8</text:p>
          </table:table-cell>
          <table:table-cell table:style-name="ce262" table:number-columns-repeated="4"/>
          <table:table-cell table:style-name="ce261" office:value-type="string" calcext:value-type="string">
            <office:annotation draw:style-name="gr3" svg:width="1.1413in" svg:height="1.1677in" svg:x="4.0071in" svg:y="1.7374in" draw:caption-point-x="-0.2402in" draw:caption-point-y="0.5945in">
              <dc:creator>Unknown Author</dc:creator>
              <dc:date>2025-03-05T17:07:00</dc:date>
              <text:p>load indexed byte, post-increment</text:p>
              <text:p/>
              <text:p>RD ← mem[A + RS];</text:p>
              <text:p>RS ← RS + 1;</text:p>
            </office:annotation>
            <text:p>sbx++</text:p>
          </table:table-cell>
          <table:table-cell table:style-name="ce262" table:number-columns-repeated="3"/>
          <table:table-cell table:style-name="ce267"/>
          <table:table-cell table:style-name="ce261"/>
          <table:table-cell table:style-name="ce262" table:number-columns-repeated="3"/>
          <table:table-cell table:style-name="ce261" office:value-type="string" calcext:value-type="string">
            <office:annotation draw:style-name="gr5" svg:width="1.1413in" svg:height="0.7083in" svg:x="9.8571in" svg:y="1.7374in" draw:caption-point-x="-0.2402in" draw:caption-point-y="0.5945in">
              <dc:creator>Unknown Author</dc:creator>
              <dc:date>2025-03-03T02:34:00</dc:date>
              <text:p>return from kernel</text:p>
              <text:p/>
              <text:p>$PC ← $KR</text:p>
            </office:annotation>
            <text:p>kret</text:p>
          </table:table-cell>
          <table:table-cell table:style-name="ce262"/>
          <table:table-cell table:style-name="ce266"/>
          <table:table-cell office:value-type="string" calcext:value-type="string">
            <text:p>tg R1, R2</text:p>
          </table:table-cell>
          <table:table-cell office:value-type="string" calcext:value-type="string">
            <text:p>tl R2, R1</text:p>
          </table:table-cell>
          <table:table-cell/>
          <table:table-cell office:value-type="string" calcext:value-type="string">
            <text:p>no</text:p>
          </table:table-cell>
          <table:table-cell table:number-columns-repeated="16361"/>
        </table:table-row>
        <table:table-row table:style-name="ro14">
          <table:table-cell table:style-name="ce164" office:value-type="float" office:value="9" calcext:value-type="float">
            <text:p>9</text:p>
          </table:table-cell>
          <table:table-cell table:style-name="ce261" table:number-columns-repeated="2"/>
          <table:table-cell table:style-name="ce262" table:number-columns-repeated="2"/>
          <table:table-cell table:style-name="ce262" office:value-type="string" calcext:value-type="string">
            <text:p>swx++</text:p>
          </table:table-cell>
          <table:table-cell table:style-name="ce261"/>
          <table:table-cell table:style-name="ce262" table:number-columns-repeated="2"/>
          <table:table-cell table:style-name="ce196"/>
          <table:table-cell table:style-name="ce262"/>
          <table:table-cell table:style-name="ce261" table:number-columns-repeated="2"/>
          <table:table-cell table:style-name="ce262"/>
          <table:table-cell table:style-name="ce262" office:value-type="string" calcext:value-type="string">
            <office:annotation draw:style-name="gr2" svg:width="1.1413in" svg:height="1.0122in" svg:x="9.8571in" svg:y="1.9213in" draw:caption-point-x="-0.2402in" draw:caption-point-y="0.5945in">
              <dc:creator>Unknown Author</dc:creator>
              <dc:date>2025-03-03T02:45:00</dc:date>
              <text:p>kernel call</text:p>
              <text:p/>
              <text:p>$PC ← interrupt_vector[$x];</text:p>
              <text:p>$KR ← $PC + 2;</text:p>
            </office:annotation>
            <text:p>kcall</text:p>
          </table:table-cell>
          <table:table-cell table:style-name="ce261"/>
          <table:table-cell table:style-name="ce266"/>
          <table:table-cell office:value-type="string" calcext:value-type="string">
            <text:p>tle R1, R2</text:p>
          </table:table-cell>
          <table:table-cell office:value-type="string" calcext:value-type="string">
            <text:p>tge R2, R1</text:p>
          </table:table-cell>
          <table:table-cell/>
          <table:table-cell office:value-type="string" calcext:value-type="string">
            <text:p>no</text:p>
          </table:table-cell>
          <table:table-cell table:number-columns-repeated="16361"/>
        </table:table-row>
        <table:table-row table:style-name="ro14">
          <table:table-cell table:style-name="ce164" office:value-type="float" office:value="10" calcext:value-type="float">
            <text:p>10</text:p>
          </table:table-cell>
          <table:table-cell table:style-name="ce263"/>
          <table:table-cell table:style-name="ce261"/>
          <table:table-cell table:style-name="ce262" table:number-columns-repeated="2"/>
          <table:table-cell table:style-name="ce261" office:value-type="string" calcext:value-type="string">
            <office:annotation draw:style-name="gr3" svg:width="1.1413in" svg:height="1.1677in" svg:x="4.0071in" svg:y="2.1051in" draw:caption-point-x="-0.2402in" draw:caption-point-y="0.5945in">
              <dc:creator>Unknown Author</dc:creator>
              <dc:date>2025-03-05T15:56:00</dc:date>
              <text:p>load indexed byte, pre-decrement</text:p>
              <text:p/>
              <text:p>RD ← mem[A + (RS – 1)];</text:p>
              <text:p>RS ← RS – 1;</text:p>
            </office:annotation>
            <text:p>—sbx</text:p>
          </table:table-cell>
          <table:table-cell table:style-name="ce262"/>
          <table:table-cell table:style-name="ce262" office:value-type="string" calcext:value-type="string">
            <office:annotation draw:style-name="gr4" svg:width="1.1413in" svg:height="0.8567in" svg:x="5.3071in" svg:y="2.1051in" draw:caption-point-x="-0.2402in" draw:caption-point-y="0.5945in">
              <dc:creator>Unknown Author</dc:creator>
              <dc:date>2025-03-04T01:33:00</dc:date>
              <text:p>test less than immediate</text:p>
              <text:p/>
              <text:p>$TS.push(RS as i16 &lt; sxt(IMM))</text:p>
            </office:annotation>
            <text:p>tli</text:p>
          </table:table-cell>
          <table:table-cell table:style-name="ce262"/>
          <table:table-cell table:style-name="ce196"/>
          <table:table-cell table:style-name="ce261" table:number-columns-repeated="4"/>
          <table:table-cell table:style-name="ce261" office:value-type="string" calcext:value-type="string">
            <office:annotation draw:style-name="gr5" svg:width="1.1413in" svg:height="0.7083in" svg:x="9.8571in" svg:y="2.1051in" draw:caption-point-x="-0.2402in" draw:caption-point-y="0.5945in">
              <dc:creator>Unknown Author</dc:creator>
              <dc:date>2025-03-03T01:55:00</dc:date>
              <text:p>return from subroutine</text:p>
              <text:p/>
              <text:p>$PC ← $RA</text:p>
            </office:annotation>
            <text:p>ret</text:p>
          </table:table-cell>
          <table:table-cell table:style-name="ce261"/>
          <table:table-cell table:style-name="ce266"/>
          <table:table-cell office:value-type="string" calcext:value-type="string">
            <text:p>tbe R1, R2</text:p>
          </table:table-cell>
          <table:table-cell office:value-type="string" calcext:value-type="string">
            <text:p>tae R2, R1</text:p>
          </table:table-cell>
          <table:table-cell/>
          <table:table-cell office:value-type="string" calcext:value-type="string">
            <text:p>no</text:p>
          </table:table-cell>
          <table:table-cell table:number-columns-repeated="16361"/>
        </table:table-row>
        <table:table-row table:style-name="ro14">
          <table:table-cell table:style-name="ce164" office:value-type="float" office:value="11" calcext:value-type="float">
            <text:p>11</text:p>
          </table:table-cell>
          <table:table-cell table:style-name="ce264"/>
          <table:table-cell table:style-name="ce261"/>
          <table:table-cell table:style-name="ce262" table:number-columns-repeated="2"/>
          <table:table-cell table:style-name="ce262" office:value-type="string" calcext:value-type="string">
            <text:p>—swx</text:p>
          </table:table-cell>
          <table:table-cell table:style-name="ce262"/>
          <table:table-cell table:style-name="ce262" office:value-type="string" calcext:value-type="string">
            <office:annotation draw:style-name="gr2" svg:width="1.1413in" svg:height="1.0122in" svg:x="5.3071in" svg:y="2.2894in" draw:caption-point-x="-0.2402in" draw:caption-point-y="0.5945in">
              <dc:creator>Unknown Author</dc:creator>
              <dc:date>2025-03-04T01:34:00</dc:date>
              <text:p>test greater than or equal to <text:s/>immediate</text:p>
              <text:p/>
              <text:p>$TS.push(RS as i16 &gt;= sxt(IMM))</text:p>
            </office:annotation>
            <text:p>tgei</text:p>
          </table:table-cell>
          <table:table-cell table:style-name="ce262"/>
          <table:table-cell table:style-name="ce196"/>
          <table:table-cell table:style-name="ce262"/>
          <table:table-cell table:style-name="ce261"/>
          <table:table-cell table:style-name="ce262"/>
          <table:table-cell table:style-name="ce266"/>
          <table:table-cell table:style-name="ce262" office:value-type="string" calcext:value-type="string">
            <office:annotation draw:style-name="gr5" svg:width="1.1413in" svg:height="0.7083in" svg:x="9.8571in" svg:y="2.2894in" draw:caption-point-x="-0.2402in" draw:caption-point-y="0.5945in">
              <dc:creator>Unknown Author</dc:creator>
              <dc:date>2025-03-03T01:11:00</dc:date>
              <text:p>test overflow</text:p>
              <text:p/>
              <text:p>$TS.push($CC.OV)</text:p>
            </office:annotation>
            <text:p>tov</text:p>
          </table:table-cell>
          <table:table-cell table:style-name="ce262"/>
          <table:table-cell table:style-name="ce266"/>
          <table:table-cell office:value-type="string" calcext:value-type="string">
            <text:p>ta R1, R2</text:p>
          </table:table-cell>
          <table:table-cell office:value-type="string" calcext:value-type="string">
            <text:p>tb R2, R1</text:p>
          </table:table-cell>
          <table:table-cell/>
          <table:table-cell office:value-type="string" calcext:value-type="string">
            <text:p>no</text:p>
          </table:table-cell>
          <table:table-cell table:number-columns-repeated="16361"/>
        </table:table-row>
        <table:table-row table:style-name="ro14">
          <table:table-cell table:style-name="ce164" office:value-type="float" office:value="12" calcext:value-type="float">
            <text:p>12</text:p>
          </table:table-cell>
          <table:table-cell table:style-name="ce264"/>
          <table:table-cell table:style-name="ce261"/>
          <table:table-cell table:style-name="ce262" table:number-columns-repeated="4"/>
          <table:table-cell table:style-name="ce262" office:value-type="string" calcext:value-type="string">
            <office:annotation draw:style-name="gr4" svg:width="1.1413in" svg:height="0.8567in" svg:x="5.3071in" svg:y="2.4732in" draw:caption-point-x="-0.2402in" draw:caption-point-y="0.5945in">
              <dc:creator>Unknown Author</dc:creator>
              <dc:date>2025-03-04T01:34:00</dc:date>
              <text:p>test below immediate</text:p>
              <text:p/>
              <text:p>$TS.push(RS as u16 &lt; zxt(IMM))</text:p>
            </office:annotation>
            <text:p>tbi</text:p>
          </table:table-cell>
          <table:table-cell table:style-name="ce262"/>
          <table:table-cell table:style-name="ce261" table:number-columns-repeated="4"/>
          <table:table-cell table:style-name="ce266"/>
          <table:table-cell table:style-name="ce261" office:value-type="string" calcext:value-type="string">
            <office:annotation draw:style-name="gr5" svg:width="1.1413in" svg:height="0.7083in" svg:x="9.8571in" svg:y="2.4732in" draw:caption-point-x="-0.2402in" draw:caption-point-y="0.5945in">
              <dc:creator>Unknown Author</dc:creator>
              <dc:date>2025-03-03T01:12:00</dc:date>
              <text:p>test carry</text:p>
              <text:p/>
              <text:p>$TS.push($CC.CY)</text:p>
            </office:annotation>
            <text:p>tcy</text:p>
          </table:table-cell>
          <table:table-cell table:style-name="ce261" table:number-columns-repeated="2"/>
          <table:table-cell office:value-type="string" calcext:value-type="string">
            <text:p>tdrop</text:p>
          </table:table-cell>
          <table:table-cell/>
          <table:table-cell office:value-type="string" calcext:value-type="string">
            <text:p>tpush0; tand; bf +2</text:p>
          </table:table-cell>
          <table:table-cell office:value-type="string" calcext:value-type="string">
            <text:p>can’t</text:p>
          </table:table-cell>
          <table:table-cell table:number-columns-repeated="16361"/>
        </table:table-row>
        <table:table-row table:style-name="ro14">
          <table:table-cell table:style-name="ce164" office:value-type="float" office:value="13" calcext:value-type="float">
            <text:p>13</text:p>
          </table:table-cell>
          <table:table-cell table:style-name="ce264"/>
          <table:table-cell table:style-name="ce261"/>
          <table:table-cell table:style-name="ce262"/>
          <table:table-cell table:style-name="ce261" table:number-columns-repeated="3"/>
          <table:table-cell table:style-name="ce262" office:value-type="string" calcext:value-type="string">
            <office:annotation draw:style-name="gr2" svg:width="1.1413in" svg:height="1.0122in" svg:x="5.3071in" svg:y="2.6575in" draw:caption-point-x="-0.2402in" draw:caption-point-y="0.5945in">
              <dc:creator>Unknown Author</dc:creator>
              <dc:date>2025-03-04T01:35:00</dc:date>
              <text:p>test above or equal immediate</text:p>
              <text:p/>
              <text:p>$TS.push(RS as u16 &gt;= zxt(IMM))</text:p>
            </office:annotation>
            <text:p>taei</text:p>
          </table:table-cell>
          <table:table-cell table:style-name="ce262"/>
          <table:table-cell table:style-name="ce267"/>
          <table:table-cell table:style-name="ce261" table:number-columns-repeated="3"/>
          <table:table-cell table:style-name="ce266"/>
          <table:table-cell table:style-name="ce262" table:number-columns-repeated="2"/>
          <table:table-cell table:style-name="ce261"/>
          <table:table-cell office:value-type="string" calcext:value-type="string">
            <office:annotation draw:style-name="gr5" svg:width="1.1413in" svg:height="0.7083in" svg:x="12.1925in" svg:y="2.6854in" draw:caption-point-x="-0.2402in" draw:caption-point-y="0.5665in">
              <dc:creator>Unknown Author</dc:creator>
              <dc:date>2025-03-03T01:51:00</dc:date>
              <text:p>read return address</text:p>
              <text:p/>
              <text:p>Rd ← $RA</text:p>
            </office:annotation>
            <text:p>rra</text:p>
          </table:table-cell>
          <table:table-cell table:style-name="Default"/>
          <table:table-cell office:value-type="string" calcext:value-type="string">
            <text:p>pushra; popw R</text:p>
          </table:table-cell>
          <table:table-cell office:value-type="string" calcext:value-type="string">
            <text:p>can’t</text:p>
          </table:table-cell>
          <table:table-cell table:number-columns-repeated="16361"/>
        </table:table-row>
        <table:table-row table:style-name="ro14">
          <table:table-cell table:style-name="ce164" office:value-type="float" office:value="14" calcext:value-type="float">
            <text:p>14</text:p>
          </table:table-cell>
          <table:table-cell table:style-name="ce264"/>
          <table:table-cell table:style-name="ce261"/>
          <table:table-cell table:style-name="ce262" office:value-type="string" calcext:value-type="string">
            <office:annotation draw:style-name="gr5" svg:width="1.1413in" svg:height="0.7083in" svg:x="2.7071in" svg:y="2.8413in" draw:caption-point-x="-0.2402in" draw:caption-point-y="0.5945in">
              <dc:creator>Unknown Author</dc:creator>
              <dc:date>2025-03-02T22:58:00</dc:date>
              <text:p>toggle bit</text:p>
            </office:annotation>
            <text:p>gbit</text:p>
          </table:table-cell>
          <table:table-cell table:style-name="ce262" table:number-columns-repeated="3"/>
          <table:table-cell table:style-name="ce262" office:value-type="string" calcext:value-type="string">
            <office:annotation draw:style-name="gr4" svg:width="1.1413in" svg:height="0.8567in" svg:x="5.3071in" svg:y="2.8413in" draw:caption-point-x="-0.2402in" draw:caption-point-y="0.5945in">
              <dc:creator>Unknown Author</dc:creator>
              <dc:date>2025-03-04T01:35:00</dc:date>
              <text:p>test not equal immediate</text:p>
              <text:p/>
              <text:p>$TS.push(RS != sxt(IMM))</text:p>
            </office:annotation>
            <text:p>tnei</text:p>
          </table:table-cell>
          <table:table-cell table:style-name="ce261"/>
          <table:table-cell table:style-name="ce196"/>
          <table:table-cell table:style-name="ce261" table:number-columns-repeated="3"/>
          <table:table-cell table:style-name="ce266"/>
          <table:table-cell table:style-name="ce261" office:value-type="string" calcext:value-type="string">
            <office:annotation draw:style-name="gr5" svg:width="1.1413in" svg:height="0.7083in" svg:x="9.8571in" svg:y="2.8413in" draw:caption-point-x="-0.2402in" draw:caption-point-y="0.5945in">
              <dc:creator>Unknown Author</dc:creator>
              <dc:date>2025-03-05T15:43:00</dc:date>
              <text:p>carry clear</text:p>
            </office:annotation>
            <text:p>cy0</text:p>
          </table:table-cell>
          <table:table-cell table:style-name="ce261" table:number-columns-repeated="2"/>
          <table:table-cell office:value-type="string" calcext:value-type="string">
            <office:annotation draw:style-name="gr5" svg:width="1.1413in" svg:height="0.7083in" svg:x="12.1925in" svg:y="2.8413in" draw:caption-point-x="-0.2402in" draw:caption-point-y="0.5945in">
              <dc:creator>Unknown Author</dc:creator>
              <dc:date>2025-03-03T01:51:00</dc:date>
              <text:p>write return address</text:p>
              <text:p/>
              <text:p>$RA ← R</text:p>
            </office:annotation>
            <text:p>wra</text:p>
          </table:table-cell>
          <table:table-cell/>
          <table:table-cell office:value-type="string" calcext:value-type="string">
            <text:p>pushw R; popra</text:p>
          </table:table-cell>
          <table:table-cell office:value-type="string" calcext:value-type="string">
            <text:p>can’t</text:p>
          </table:table-cell>
          <table:table-cell table:number-columns-repeated="16361"/>
        </table:table-row>
        <table:table-row table:style-name="ro14">
          <table:table-cell table:style-name="ce164" office:value-type="float" office:value="15" calcext:value-type="float">
            <text:p>15</text:p>
          </table:table-cell>
          <table:table-cell table:style-name="ce264"/>
          <table:table-cell table:style-name="ce262" table:number-columns-repeated="2"/>
          <table:table-cell table:style-name="ce261" table:number-columns-repeated="3"/>
          <table:table-cell table:style-name="ce262" office:value-type="string" calcext:value-type="string">
            <office:annotation draw:style-name="gr4" svg:width="1.1413in" svg:height="0.8567in" svg:x="5.3071in" svg:y="3.0256in" draw:caption-point-x="-0.2402in" draw:caption-point-y="0.5945in">
              <dc:creator>Unknown Author</dc:creator>
              <dc:date>2025-03-03T02:29:00</dc:date>
              <text:p>test equal immediate</text:p>
              <text:p/>
              <text:p>$TS.push(R as i16 == sxt(IMM))</text:p>
            </office:annotation>
            <text:p>teqi</text:p>
          </table:table-cell>
          <table:table-cell table:style-name="ce262"/>
          <table:table-cell table:style-name="ce196"/>
          <table:table-cell table:style-name="ce262" table:number-columns-repeated="3"/>
          <table:table-cell table:style-name="ce269"/>
          <table:table-cell table:style-name="ce262" office:value-type="string" calcext:value-type="string">
            <office:annotation draw:style-name="gr5" svg:width="1.1413in" svg:height="0.7083in" svg:x="9.8571in" svg:y="3.0256in" draw:caption-point-x="-0.2402in" draw:caption-point-y="0.5945in">
              <dc:creator>Unknown Author</dc:creator>
              <dc:date>2025-03-05T15:43:00</dc:date>
              <text:p>carry set</text:p>
            </office:annotation>
            <text:p>cy1</text:p>
          </table:table-cell>
          <table:table-cell table:style-name="ce262" table:number-columns-repeated="2"/>
          <table:table-cell table:style-name="ce197" office:value-type="string" calcext:value-type="string">
            <text:p>popw R</text:p>
          </table:table-cell>
          <table:table-cell table:style-name="Bad" office:value-type="string" calcext:value-type="string">
            <text:p>lwx++ R, zero[sp] !!!</text:p>
          </table:table-cell>
          <table:table-cell table:number-columns-repeated="2"/>
          <table:table-cell table:style-name="ce90" table:number-columns-repeated="16361"/>
        </table:table-row>
        <table:table-row table:style-name="ro14">
          <table:table-cell table:style-name="ce165" office:value-type="float" office:value="16" calcext:value-type="float">
            <text:p>16</text:p>
          </table:table-cell>
          <table:table-cell table:style-name="ce265"/>
          <table:table-cell table:style-name="ce262" table:number-columns-repeated="7"/>
          <table:table-cell table:style-name="ce267"/>
          <table:table-cell table:style-name="ce262" table:number-columns-repeated="3"/>
          <table:table-cell table:style-name="ce266"/>
          <table:table-cell table:style-name="ce266" office:value-type="string" calcext:value-type="string">
            <office:annotation draw:style-name="gr5" svg:width="1.1413in" svg:height="0.7083in" svg:x="9.8571in" svg:y="3.2094in" draw:caption-point-x="-0.2402in" draw:caption-point-y="0.5945in">
              <dc:creator>Unknown Author</dc:creator>
              <dc:date>2025-03-05T14:57:00</dc:date>
              <text:p>teststack push 0</text:p>
              <text:p/>
              <text:p>$TS.push(0)</text:p>
            </office:annotation>
            <text:p>tpush0</text:p>
          </table:table-cell>
          <table:table-cell table:style-name="ce266"/>
          <table:table-cell table:style-name="ce261"/>
          <table:table-cell table:style-name="ce197" office:value-type="string" calcext:value-type="string">
            <text:p>popb</text:p>
          </table:table-cell>
          <table:table-cell table:style-name="Bad" office:value-type="string" calcext:value-type="string">
            <text:p>lbx++ R, zero[sp] !!!</text:p>
          </table:table-cell>
          <table:table-cell table:number-columns-repeated="16363"/>
        </table:table-row>
        <table:table-row table:style-name="ro14">
          <table:table-cell table:style-name="ce164" office:value-type="float" office:value="17" calcext:value-type="float">
            <text:p>17</text:p>
          </table:table-cell>
          <table:table-cell table:style-name="ce264"/>
          <table:table-cell table:style-name="ce261" table:number-columns-repeated="2"/>
          <table:table-cell table:style-name="ce262" table:number-columns-repeated="2"/>
          <table:table-cell table:style-name="ce261" table:number-columns-repeated="7"/>
          <table:table-cell table:style-name="ce266"/>
          <table:table-cell table:style-name="ce266" office:value-type="string" calcext:value-type="string">
            <office:annotation draw:style-name="gr5" svg:width="1.1413in" svg:height="0.7083in" svg:x="9.8571in" svg:y="3.3933in" draw:caption-point-x="-0.2402in" draw:caption-point-y="0.5945in">
              <dc:creator>Unknown Author</dc:creator>
              <dc:date>2025-03-05T14:58:00</dc:date>
              <text:p>teststack push 1</text:p>
              <text:p/>
              <text:p>$TS.push(1)</text:p>
            </office:annotation>
            <text:p>tpush1</text:p>
          </table:table-cell>
          <table:table-cell table:style-name="ce266" table:number-columns-repeated="2"/>
          <table:table-cell table:number-columns-repeated="16365"/>
        </table:table-row>
        <table:table-row table:style-name="ro14">
          <table:table-cell table:style-name="ce164" office:value-type="float" office:value="18" calcext:value-type="float">
            <text:p>18</text:p>
          </table:table-cell>
          <table:table-cell table:style-name="ce264"/>
          <table:table-cell table:style-name="ce261" table:number-columns-repeated="2"/>
          <table:table-cell table:style-name="ce262"/>
          <table:table-cell table:style-name="ce261" table:number-columns-repeated="3"/>
          <table:table-cell table:style-name="ce261" office:value-type="string" calcext:value-type="string">
            <text:p>r.sp</text:p>
          </table:table-cell>
          <table:table-cell table:style-name="ce261" table:number-columns-repeated="4"/>
          <table:table-cell table:style-name="ce266"/>
          <table:table-cell table:style-name="ce262" office:value-type="string" calcext:value-type="string">
            <office:annotation draw:style-name="gr5" svg:width="1.1413in" svg:height="0.7083in" svg:x="9.8571in" svg:y="3.5776in" draw:caption-point-x="-0.2402in" draw:caption-point-y="0.5945in">
              <dc:creator>Unknown Author</dc:creator>
              <dc:date>2025-03-03T01:43:00</dc:date>
              <text:p>test not</text:p>
              <text:p/>
              <text:p>$TS.push(~($TS.pop()))</text:p>
            </office:annotation>
            <text:p>tnot</text:p>
          </table:table-cell>
          <table:table-cell table:style-name="ce262"/>
          <table:table-cell table:style-name="ce266"/>
          <table:table-cell table:number-columns-repeated="16365"/>
        </table:table-row>
        <table:table-row table:style-name="ro14">
          <table:table-cell table:style-name="ce164" office:value-type="float" office:value="19" calcext:value-type="float">
            <text:p>19</text:p>
          </table:table-cell>
          <table:table-cell table:style-name="ce264"/>
          <table:table-cell table:style-name="ce261" table:number-columns-repeated="2"/>
          <table:table-cell table:style-name="ce262"/>
          <table:table-cell table:style-name="ce261" table:number-columns-repeated="3"/>
          <table:table-cell table:style-name="ce261" office:value-type="string" calcext:value-type="string">
            <text:p>w.sp</text:p>
          </table:table-cell>
          <table:table-cell table:style-name="ce261" table:number-columns-repeated="4"/>
          <table:table-cell table:style-name="ce266"/>
          <table:table-cell table:style-name="ce261" office:value-type="string" calcext:value-type="string">
            <office:annotation draw:style-name="gr4" svg:width="1.1413in" svg:height="0.8567in" svg:x="9.8571in" svg:y="3.7614in" draw:caption-point-x="-0.2402in" draw:caption-point-y="0.5945in">
              <dc:creator>Unknown Author</dc:creator>
              <dc:date>2025-03-03T01:43:00</dc:date>
              <text:p>teststack and</text:p>
              <text:p/>
              <text:p>$TS.push($TS.pop() &amp; $TS.pop())</text:p>
            </office:annotation>
            <text:p>tand</text:p>
          </table:table-cell>
          <table:table-cell table:style-name="ce261"/>
          <table:table-cell table:style-name="ce266"/>
          <table:table-cell table:number-columns-repeated="2"/>
          <table:table-cell>
            <draw:frame draw:z-index="113" draw:name="Text Frame 3" draw:style-name="gr1" draw:text-style-name="P1" svg:width="3.1248in" svg:height="2.7602in" svg:x="1.2252in" svg:y="0.0484in">
              <draw:text-box draw:corner-radius="0.0402in">
                <text:p><text:span text:style-name="T1">; subr(arr =&gt; a0, len =&gt; a1) → i16</text:span></text:p>
                <text:p><text:span text:style-name="T2">sum_array:</text:span></text:p>
                <text:p><text:span text:style-name="T3"><text:tab/></text:span><text:span text:style-name="T4">mov ma, a0</text:span></text:p>
                <text:p><text:span text:style-name="T4"><text:tab/></text:span><text:span text:style-name="T4">clear a0</text:span></text:p>
                <text:p><text:span text:style-name="T4"><text:tab/></text:span><text:span text:style-name="T4">mov a, a1 </text:span><text:span text:style-name="T5">; i =&gt; a</text:span></text:p>
                <text:p><text:span text:style-name="T3"><text:tab/></text:span><text:span text:style-name="T4">b</text:span><text:span text:style-name="T3"> :cond</text:span></text:p>
                <text:p><text:span text:style-name="T3"><text:tab/></text:span><text:span text:style-name="T3">loop:</text:span></text:p>
                <text:p><text:span text:style-name="T3"><text:tab/></text:span><text:span text:style-name="T3"><text:tab/></text:span><text:span text:style-name="T3">--</text:span><text:span text:style-name="T4">lwx b, ma[a]</text:span></text:p>
                <text:p><text:span text:style-name="T4"><text:tab/></text:span><text:span text:style-name="T4"><text:tab/></text:span><text:span text:style-name="T4">add a0, b</text:span></text:p>
                <text:p><text:span text:style-name="T3"><text:tab/></text:span><text:span text:style-name="T3">cond:</text:span></text:p>
                <text:p><text:span text:style-name="T3"><text:tab/></text:span><text:span text:style-name="T3"><text:tab/></text:span><text:span text:style-name="T4">tne a, zero</text:span></text:p>
                <text:p><text:span text:style-name="T4"><text:tab/></text:span><text:span text:style-name="T4"><text:tab/></text:span><text:span text:style-name="T4">bt</text:span><text:span text:style-name="T3"> :loop</text:span></text:p>
                <text:p><text:span text:style-name="T3"><text:tab/></text:span><text:span text:style-name="T4">ret</text:span></text:p>
              </draw:text-box>
            </draw:frame>
          </table:table-cell>
          <table:table-cell table:number-columns-repeated="16362"/>
        </table:table-row>
        <table:table-row table:style-name="ro14">
          <table:table-cell table:style-name="ce164" office:value-type="float" office:value="20" calcext:value-type="float">
            <text:p>20</text:p>
          </table:table-cell>
          <table:table-cell table:style-name="ce261" table:number-columns-repeated="3"/>
          <table:table-cell table:style-name="ce262"/>
          <table:table-cell table:style-name="ce261" table:number-columns-repeated="8"/>
          <table:table-cell table:style-name="ce266"/>
          <table:table-cell table:style-name="ce261" office:value-type="string" calcext:value-type="string">
            <office:annotation draw:style-name="gr5" svg:width="1.1413in" svg:height="0.7083in" svg:x="9.8571in" svg:y="3.9457in" draw:caption-point-x="-0.2402in" draw:caption-point-y="0.5945in">
              <dc:creator>Unknown Author</dc:creator>
              <dc:date>2025-03-03T01:42:00</dc:date>
              <text:p>teststack or</text:p>
              <text:p/>
              <text:p>$TS.push($TS.pop() | $TS.pop())</text:p>
            </office:annotation>
            <text:p>tor</text:p>
          </table:table-cell>
          <table:table-cell table:style-name="ce261"/>
          <table:table-cell table:style-name="ce266"/>
          <table:table-cell/>
          <table:table-cell table:style-name="Default"/>
          <table:table-cell table:number-columns-repeated="16363"/>
        </table:table-row>
        <table:table-row table:style-name="ro14">
          <table:table-cell table:style-name="ce164" office:value-type="float" office:value="21" calcext:value-type="float">
            <text:p>21</text:p>
          </table:table-cell>
          <table:table-cell table:style-name="ce261" table:number-columns-repeated="12"/>
          <table:table-cell table:style-name="ce266"/>
          <table:table-cell table:style-name="ce261" office:value-type="string" calcext:value-type="string">
            <office:annotation draw:style-name="gr4" svg:width="1.1413in" svg:height="0.8567in" svg:x="9.8571in" svg:y="4.1295in" draw:caption-point-x="-0.2402in" draw:caption-point-y="0.5945in">
              <dc:creator>Unknown Author</dc:creator>
              <dc:date>2025-03-03T02:37:00</dc:date>
              <text:p>teststack duplicate</text:p>
              <text:p/>
              <text:p>$TS.push($TS.peek())</text:p>
            </office:annotation>
            <text:p>tdup</text:p>
          </table:table-cell>
          <table:table-cell table:style-name="ce261"/>
          <table:table-cell table:style-name="ce266"/>
          <table:table-cell table:number-columns-repeated="16365"/>
        </table:table-row>
        <table:table-row table:style-name="ro14">
          <table:table-cell table:style-name="ce164" office:value-type="float" office:value="22" calcext:value-type="float">
            <text:p>22</text:p>
          </table:table-cell>
          <table:table-cell table:style-name="ce261" table:number-columns-repeated="3"/>
          <table:table-cell table:style-name="ce262"/>
          <table:table-cell table:style-name="ce261" table:number-columns-repeated="8"/>
          <table:table-cell table:style-name="ce266" office:value-type="string" calcext:value-type="string">
            <text:p>prsv.hi</text:p>
          </table:table-cell>
          <table:table-cell table:style-name="ce264" office:value-type="string" calcext:value-type="string">
            <text:p>pushhi</text:p>
          </table:table-cell>
          <table:table-cell table:style-name="ce264"/>
          <table:table-cell table:style-name="ce266"/>
          <table:table-cell table:number-columns-repeated="16365"/>
        </table:table-row>
        <table:table-row table:style-name="ro14">
          <table:table-cell table:style-name="ce164" office:value-type="float" office:value="23" calcext:value-type="float">
            <text:p>23</text:p>
          </table:table-cell>
          <table:table-cell table:style-name="ce262" table:number-columns-repeated="3"/>
          <table:table-cell table:style-name="ce261"/>
          <table:table-cell table:style-name="ce262" table:number-columns-repeated="8"/>
          <table:table-cell table:style-name="ce269" office:value-type="string" calcext:value-type="string">
            <text:p>rstr.hi</text:p>
          </table:table-cell>
          <table:table-cell table:style-name="ce264" office:value-type="string" calcext:value-type="string">
            <text:p>pophi</text:p>
          </table:table-cell>
          <table:table-cell table:style-name="ce264"/>
          <table:table-cell table:style-name="ce266"/>
          <table:table-cell table:style-name="ce76"/>
          <table:table-cell table:style-name="ce93" table:number-columns-repeated="3"/>
          <table:table-cell table:style-name="ce90" table:number-columns-repeated="16361"/>
        </table:table-row>
        <table:table-row table:style-name="ro14">
          <table:table-cell table:style-name="ce165" office:value-type="float" office:value="24" calcext:value-type="float">
            <text:p>24</text:p>
          </table:table-cell>
          <table:table-cell table:style-name="ce262" table:number-columns-repeated="12"/>
          <table:table-cell table:style-name="ce266" office:value-type="string" calcext:value-type="string">
            <text:p>prsv.ts</text:p>
          </table:table-cell>
          <table:table-cell table:style-name="ce261" office:value-type="string" calcext:value-type="string">
            <office:annotation draw:style-name="gr5" svg:width="1.1413in" svg:height="1.1677in" svg:x="9.8571in" svg:y="4.6815in" draw:caption-point-x="-0.2402in" draw:caption-point-y="0.5945in">
              <dc:creator>Unknown Author</dc:creator>
              <dc:date>2025-03-08T15:40:00</dc:date>
              <text:p>push teststack onto subroutine stack</text:p>
              <text:p/>
              <text:p>[$SP – 2] ← $TS;</text:p>
              <text:p>$SP ← $SP – 2;</text:p>
            </office:annotation>
            <text:p>pushts</text:p>
          </table:table-cell>
          <table:table-cell table:style-name="ce261"/>
          <table:table-cell table:style-name="ce266"/>
          <table:table-cell table:number-columns-repeated="16365"/>
        </table:table-row>
        <table:table-row table:style-name="ro14">
          <table:table-cell table:style-name="ce164" office:value-type="float" office:value="25" calcext:value-type="float">
            <text:p>25</text:p>
          </table:table-cell>
          <table:table-cell table:style-name="ce261" table:number-columns-repeated="4"/>
          <table:table-cell table:style-name="ce262"/>
          <table:table-cell table:style-name="ce261"/>
          <table:table-cell table:style-name="ce261" office:value-type="string" calcext:value-type="string">
            <office:annotation draw:style-name="gr5" svg:width="1.1413in" svg:height="0.8567in" svg:x="5.3071in" svg:y="4.8657in" draw:caption-point-x="-0.2402in" draw:caption-point-y="0.5945in">
              <dc:creator>Unknown Author</dc:creator>
              <dc:date>2025-03-09T13:32:00</dc:date>
              <text:p>load byte indexed scaled</text:p>
              <text:p/>
              <text:p>lbxs RD, A[RS &lt;&lt; 2]</text:p>
            </office:annotation>
            <text:p>lbxs</text:p>
          </table:table-cell>
          <table:table-cell table:style-name="ce261" table:number-columns-repeated="5"/>
          <table:table-cell table:style-name="ce266" office:value-type="string" calcext:value-type="string">
            <text:p>rstr.ts</text:p>
          </table:table-cell>
          <table:table-cell table:style-name="ce262" office:value-type="string" calcext:value-type="string">
            <office:annotation draw:style-name="gr2" svg:width="1.1413in" svg:height="1.3232in" svg:x="9.8571in" svg:y="4.8657in" draw:caption-point-x="-0.2402in" draw:caption-point-y="0.5945in">
              <dc:creator>Unknown Author</dc:creator>
              <dc:date>2025-03-08T15:42:00</dc:date>
              <text:p>pop teststack from system stack</text:p>
              <text:p/>
              <text:p>tpop RD</text:p>
              <text:p/>
              <text:p>RD ← [$SP + 2];</text:p>
              <text:p>$SP ← $SP + 2;</text:p>
            </office:annotation>
            <text:p>popts</text:p>
          </table:table-cell>
          <table:table-cell table:style-name="ce262"/>
          <table:table-cell table:style-name="ce266"/>
          <table:table-cell table:number-columns-repeated="16365"/>
        </table:table-row>
        <table:table-row table:style-name="ro14">
          <table:table-cell table:style-name="ce164" office:value-type="float" office:value="26" calcext:value-type="float">
            <text:p>26</text:p>
          </table:table-cell>
          <table:table-cell table:style-name="ce261" table:number-columns-repeated="4"/>
          <table:table-cell table:style-name="ce262"/>
          <table:table-cell table:style-name="ce261" table:number-columns-repeated="7"/>
          <table:table-cell table:style-name="ce266" office:value-type="string" calcext:value-type="string">
            <text:p>prsv.ra</text:p>
          </table:table-cell>
          <table:table-cell table:style-name="ce261" office:value-type="string" calcext:value-type="string">
            <office:annotation draw:style-name="gr2" svg:width="1.1413in" svg:height="1.0122in" svg:x="9.8571in" svg:y="5.0496in" draw:caption-point-x="-0.2402in" draw:caption-point-y="0.5945in">
              <dc:creator>Unknown Author</dc:creator>
              <dc:date>2025-03-08T15:40:00</dc:date>
              <text:p>push return address</text:p>
              <text:p/>
              <text:p>[$SP – 2] ← RA;</text:p>
              <text:p>$SP ← $SP – 2;</text:p>
            </office:annotation>
            <text:p>pushra</text:p>
          </table:table-cell>
          <table:table-cell table:style-name="ce261" table:number-columns-repeated="2"/>
          <table:table-cell table:number-columns-repeated="16365"/>
        </table:table-row>
        <table:table-row table:style-name="ro14">
          <table:table-cell table:style-name="ce164" office:value-type="float" office:value="27" calcext:value-type="float">
            <text:p>27</text:p>
          </table:table-cell>
          <table:table-cell table:style-name="ce261" table:number-columns-repeated="4"/>
          <table:table-cell table:style-name="ce262"/>
          <table:table-cell table:style-name="ce261" table:number-columns-repeated="7"/>
          <table:table-cell table:style-name="ce266" office:value-type="string" calcext:value-type="string">
            <text:p>rstr.ra</text:p>
          </table:table-cell>
          <table:table-cell table:style-name="ce262" office:value-type="string" calcext:value-type="string">
            <office:annotation draw:style-name="gr2" svg:width="1.1413in" svg:height="1.0122in" svg:x="9.8571in" svg:y="5.2339in" draw:caption-point-x="-0.2402in" draw:caption-point-y="0.5945in">
              <dc:creator>Unknown Author</dc:creator>
              <dc:date>2025-03-08T15:41:00</dc:date>
              <text:p>pop return address</text:p>
              <text:p/>
              <text:p>RA ← [$SP];</text:p>
              <text:p>$SP ← $SP + 2</text:p>
            </office:annotation>
            <text:p>popra</text:p>
          </table:table-cell>
          <table:table-cell table:style-name="ce262"/>
          <table:table-cell table:style-name="ce261"/>
          <table:table-cell table:number-columns-repeated="16365"/>
        </table:table-row>
        <table:table-row table:style-name="ro14">
          <table:table-cell table:style-name="ce164" office:value-type="float" office:value="28" calcext:value-type="float">
            <text:p>28</text:p>
          </table:table-cell>
          <table:table-cell table:style-name="ce261" table:number-columns-repeated="4"/>
          <table:table-cell table:style-name="ce262"/>
          <table:table-cell table:style-name="ce261" table:number-columns-repeated="7"/>
          <table:table-cell table:style-name="ce266" office:value-type="string" calcext:value-type="string">
            <text:p>prsv.gp</text:p>
          </table:table-cell>
          <table:table-cell table:style-name="ce264" office:value-type="string" calcext:value-type="string">
            <text:p>pushgp</text:p>
          </table:table-cell>
          <table:table-cell table:style-name="ce264"/>
          <table:table-cell table:style-name="ce261"/>
          <table:table-cell table:number-columns-repeated="16365"/>
        </table:table-row>
        <table:table-row table:style-name="ro14">
          <table:table-cell table:style-name="ce164" office:value-type="float" office:value="29" calcext:value-type="float">
            <text:p>29</text:p>
          </table:table-cell>
          <table:table-cell table:style-name="ce261" table:number-columns-repeated="4"/>
          <table:table-cell table:style-name="ce262"/>
          <table:table-cell table:style-name="ce261" table:number-columns-repeated="7"/>
          <table:table-cell table:style-name="ce266" office:value-type="string" calcext:value-type="string">
            <text:p>rstr.gp</text:p>
          </table:table-cell>
          <table:table-cell table:style-name="ce261" office:value-type="string" calcext:value-type="string">
            <text:p>popgp</text:p>
          </table:table-cell>
          <table:table-cell table:style-name="ce261" table:number-columns-repeated="2"/>
          <table:table-cell table:number-columns-repeated="16365"/>
        </table:table-row>
        <table:table-row table:style-name="ro14">
          <table:table-cell table:style-name="ce164" office:value-type="float" office:value="30" calcext:value-type="float">
            <text:p>30</text:p>
          </table:table-cell>
          <table:table-cell table:style-name="ce261" table:number-columns-repeated="12"/>
          <table:table-cell table:style-name="ce266" office:value-type="string" calcext:value-type="string">
            <text:p>prsv.cc</text:p>
          </table:table-cell>
          <table:table-cell table:style-name="ce261" office:value-type="string" calcext:value-type="string">
            <text:p>pushcc</text:p>
          </table:table-cell>
          <table:table-cell table:style-name="ce261" table:number-columns-repeated="2"/>
          <table:table-cell table:number-columns-repeated="16365"/>
        </table:table-row>
        <table:table-row table:style-name="ro14">
          <table:table-cell table:style-name="ce164" office:value-type="float" office:value="31" calcext:value-type="float">
            <text:p>31</text:p>
          </table:table-cell>
          <table:table-cell table:style-name="ce262" table:number-columns-repeated="5"/>
          <table:table-cell table:style-name="ce261"/>
          <table:table-cell table:style-name="ce262" table:number-columns-repeated="2"/>
          <table:table-cell table:style-name="ce261"/>
          <table:table-cell table:style-name="ce262" table:number-columns-repeated="2"/>
          <table:table-cell table:style-name="ce261"/>
          <table:table-cell table:style-name="ce269" office:value-type="string" calcext:value-type="string">
            <text:p>rstr.cc</text:p>
          </table:table-cell>
          <table:table-cell table:style-name="ce262" office:value-type="string" calcext:value-type="string">
            <text:p>popcc</text:p>
          </table:table-cell>
          <table:table-cell table:style-name="ce262" table:number-columns-repeated="2"/>
          <table:table-cell table:style-name="ce76"/>
          <table:table-cell table:style-name="ce93" table:number-columns-repeated="3"/>
          <table:table-cell table:style-name="ce90" table:number-columns-repeated="16361"/>
        </table:table-row>
        <table:table-row table:style-name="ro14">
          <table:table-cell table:style-name="ce165" office:value-type="float" office:value="32" calcext:value-type="float">
            <text:p>32</text:p>
          </table:table-cell>
          <table:table-cell table:style-name="ce262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33" calcext:value-type="float">
            <text:p>33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34" calcext:value-type="float">
            <text:p>34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35" calcext:value-type="float">
            <text:p>35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36" calcext:value-type="float">
            <text:p>36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>
            <draw:frame draw:z-index="114" draw:name="Text Frame 4" draw:style-name="gr1" draw:text-style-name="P1" svg:width="2.8563in" svg:height="4.3098in" svg:x="0.05in" svg:y="0.1642in">
              <draw:text-box draw:corner-radius="0.0402in">
                <text:p><text:span text:style-name="T1">; subr(s1 =&gt; a0, s2 =&gt; a1) → i8</text:span></text:p>
                <text:p><text:span text:style-name="T2">strcmp:</text:span></text:p>
                <text:p><text:span text:style-name="T4"><text:tab/></text:span><text:span text:style-name="T4">li a, 0 </text:span><text:span text:style-name="T5">; i =&gt; a</text:span></text:p>
                <text:p><text:span text:style-name="T3"><text:tab/></text:span><text:span text:style-name="T4">li b, 0</text:span></text:p>
                <text:p><text:span text:style-name="T4"><text:tab/></text:span><text:span text:style-name="T4">li c, 0</text:span></text:p>
                <text:p><text:span text:style-name="T4"><text:tab/></text:span><text:span text:style-name="T4">b</text:span><text:span text:style-name="T3"> :cond</text:span></text:p>
                <text:p><text:span text:style-name="T3"><text:tab/></text:span><text:span text:style-name="T3">loop:</text:span></text:p>
                <text:p><text:span text:style-name="T3"><text:tab/></text:span><text:span text:style-name="T3"><text:tab/></text:span><text:span text:style-name="T4">mov ma, a0</text:span></text:p>
                <text:p><text:span text:style-name="T3"><text:tab/></text:span><text:span text:style-name="T3"><text:tab/></text:span><text:span text:style-name="T4">lbx b, ma[a]</text:span></text:p>
                <text:p><text:span text:style-name="T4"><text:tab/></text:span><text:span text:style-name="T4"><text:tab/></text:span><text:span text:style-name="T4">mov ma, a1</text:span></text:p>
                <text:p><text:span text:style-name="T4"><text:tab/></text:span><text:span text:style-name="T4"><text:tab/></text:span><text:span text:style-name="T4">lbx c, ma[a]</text:span></text:p>
                <text:p><text:span text:style-name="T4"><text:tab/></text:span><text:span text:style-name="T4"><text:tab/></text:span><text:span text:style-name="T4">inc a</text:span></text:p>
                <text:p><text:span text:style-name="T3"><text:tab/></text:span><text:span text:style-name="T3">cond:</text:span></text:p>
                <text:p><text:span text:style-name="T3"><text:tab/></text:span><text:span text:style-name="T3"><text:tab/></text:span><text:span text:style-name="T4">tne b, zero</text:span></text:p>
                <text:p><text:span text:style-name="T4"><text:tab/></text:span><text:span text:style-name="T4"><text:tab/></text:span><text:span text:style-name="T4">tne c, zero</text:span></text:p>
                <text:p><text:span text:style-name="T3"><text:tab/></text:span><text:span text:style-name="T3"><text:tab/></text:span><text:span text:style-name="T4">teq b, c</text:span></text:p>
                <text:p><text:span text:style-name="T4"><text:tab/></text:span><text:span text:style-name="T4"><text:tab/></text:span><text:span text:style-name="T4">tor</text:span></text:p>
                <text:p><text:span text:style-name="T4"><text:tab/></text:span><text:span text:style-name="T4"><text:tab/></text:span><text:span text:style-name="T4">tor</text:span></text:p>
                <text:p><text:span text:style-name="T4"><text:tab/></text:span><text:span text:style-name="T4"><text:tab/></text:span><text:span text:style-name="T4">bt</text:span><text:span text:style-name="T3"> :loop</text:span></text:p>
                <text:p><text:span text:style-name="T4"><text:tab/></text:span><text:span text:style-name="T4">sub b, c</text:span></text:p>
                <text:p><text:span text:style-name="T4"><text:tab/></text:span><text:span text:style-name="T4">mov a0, b</text:span></text:p>
                <text:p><text:span text:style-name="T3"><text:tab/></text:span><text:span text:style-name="T4">ret</text:span></text:p>
              </draw:text-box>
            </draw:frame>
          </table:table-cell>
          <table:table-cell table:number-columns-repeated="16364"/>
        </table:table-row>
        <table:table-row table:style-name="ro14">
          <table:table-cell table:style-name="ce164" office:value-type="float" office:value="37" calcext:value-type="float">
            <text:p>37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2"/>
          <table:table-cell>
            <draw:frame draw:z-index="116" draw:name="Text Frame 5" draw:style-name="gr1" draw:text-style-name="P1" svg:width="2.8563in" svg:height="3.7287in" svg:x="1.3055in" svg:y="0.0094in">
              <draw:text-box draw:corner-radius="0.0402in">
                <text:p><text:span text:style-name="T1">; subr(s1 =&gt; a0, s2 =&gt; a1) → i8</text:span></text:p>
                <text:p><text:span text:style-name="T2">strcmp:</text:span></text:p>
                <text:p><text:span text:style-name="T3"><text:tab/></text:span><text:span text:style-name="T4">li b, 0</text:span></text:p>
                <text:p><text:span text:style-name="T4"><text:tab/></text:span><text:span text:style-name="T4">li c, 0</text:span></text:p>
                <text:p><text:span text:style-name="T4"><text:tab/></text:span><text:span text:style-name="T4">li ma, 0</text:span></text:p>
                <text:p><text:span text:style-name="T4"><text:tab/></text:span><text:span text:style-name="T4">b</text:span><text:span text:style-name="T3"> :cond</text:span></text:p>
                <text:p><text:span text:style-name="T3"><text:tab/></text:span><text:span text:style-name="T3">loop:</text:span></text:p>
                <text:p><text:span text:style-name="T3"><text:tab/></text:span><text:span text:style-name="T3"><text:tab/></text:span><text:span text:style-name="T4">lbx++ b, ma[a0]</text:span></text:p>
                <text:p><text:span text:style-name="T4"><text:tab/></text:span><text:span text:style-name="T4"><text:tab/></text:span><text:span text:style-name="T4">lbx++ c, ma[a1]</text:span></text:p>
                <text:p><text:span text:style-name="T3"><text:tab/></text:span><text:span text:style-name="T3">cond:</text:span></text:p>
                <text:p><text:span text:style-name="T3"><text:tab/></text:span><text:span text:style-name="T3"><text:tab/></text:span><text:span text:style-name="T4">tne b, zero</text:span></text:p>
                <text:p><text:span text:style-name="T4"><text:tab/></text:span><text:span text:style-name="T4"><text:tab/></text:span><text:span text:style-name="T4">tne c, zero</text:span></text:p>
                <text:p><text:span text:style-name="T3"><text:tab/></text:span><text:span text:style-name="T3"><text:tab/></text:span><text:span text:style-name="T4">teq b, c</text:span></text:p>
                <text:p><text:span text:style-name="T4"><text:tab/></text:span><text:span text:style-name="T4"><text:tab/></text:span><text:span text:style-name="T4">tor</text:span></text:p>
                <text:p><text:span text:style-name="T4"><text:tab/></text:span><text:span text:style-name="T4"><text:tab/></text:span><text:span text:style-name="T4">tor</text:span></text:p>
                <text:p><text:span text:style-name="T4"><text:tab/></text:span><text:span text:style-name="T4"><text:tab/></text:span><text:span text:style-name="T4">bt</text:span><text:span text:style-name="T3"> :loop</text:span></text:p>
                <text:p><text:span text:style-name="T4"><text:tab/></text:span><text:span text:style-name="T4">sub b, c</text:span></text:p>
                <text:p><text:span text:style-name="T4"><text:tab/></text:span><text:span text:style-name="T4">mov a0, b</text:span></text:p>
                <text:p><text:span text:style-name="T3"><text:tab/></text:span><text:span text:style-name="T4">ret</text:span></text:p>
              </draw:text-box>
            </draw:frame>
          </table:table-cell>
          <table:table-cell table:number-columns-repeated="16362"/>
        </table:table-row>
        <table:table-row table:style-name="ro14">
          <table:table-cell table:style-name="ce164" office:value-type="float" office:value="38" calcext:value-type="float">
            <text:p>38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39" calcext:value-type="float">
            <text:p>39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40" calcext:value-type="float">
            <text:p>40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41" calcext:value-type="float">
            <text:p>41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42" calcext:value-type="float">
            <text:p>42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43" calcext:value-type="float">
            <text:p>43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44" calcext:value-type="float">
            <text:p>44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45" calcext:value-type="float">
            <text:p>45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46" calcext:value-type="float">
            <text:p>46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47" calcext:value-type="float">
            <text:p>47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48" calcext:value-type="float">
            <text:p>48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49" calcext:value-type="float">
            <text:p>49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50" calcext:value-type="float">
            <text:p>50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51" calcext:value-type="float">
            <text:p>51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52" calcext:value-type="float">
            <text:p>52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53" calcext:value-type="float">
            <text:p>53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54" calcext:value-type="float">
            <text:p>54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55" calcext:value-type="float">
            <text:p>55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56" calcext:value-type="float">
            <text:p>56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57" calcext:value-type="float">
            <text:p>57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58" calcext:value-type="float">
            <text:p>58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59" calcext:value-type="float">
            <text:p>59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60" calcext:value-type="float">
            <text:p>60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61" calcext:value-type="float">
            <text:p>61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62" calcext:value-type="float">
            <text:p>62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63" calcext:value-type="float">
            <text:p>63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64" calcext:value-type="float">
            <text:p>64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65" calcext:value-type="float">
            <text:p>65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66" calcext:value-type="float">
            <text:p>66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67" calcext:value-type="float">
            <text:p>67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68" calcext:value-type="float">
            <text:p>68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69" calcext:value-type="float">
            <text:p>69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70" calcext:value-type="float">
            <text:p>70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71" calcext:value-type="float">
            <text:p>71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72" calcext:value-type="float">
            <text:p>72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73" calcext:value-type="float">
            <text:p>73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74" calcext:value-type="float">
            <text:p>74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75" calcext:value-type="float">
            <text:p>75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76" calcext:value-type="float">
            <text:p>76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77" calcext:value-type="float">
            <text:p>77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78" calcext:value-type="float">
            <text:p>78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79" calcext:value-type="float">
            <text:p>79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80" calcext:value-type="float">
            <text:p>80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81" calcext:value-type="float">
            <text:p>81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82" calcext:value-type="float">
            <text:p>82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83" calcext:value-type="float">
            <text:p>83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84" calcext:value-type="float">
            <text:p>84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85" calcext:value-type="float">
            <text:p>85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86" calcext:value-type="float">
            <text:p>86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87" calcext:value-type="float">
            <text:p>87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88" calcext:value-type="float">
            <text:p>88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89" calcext:value-type="float">
            <text:p>89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90" calcext:value-type="float">
            <text:p>90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91" calcext:value-type="float">
            <text:p>91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92" calcext:value-type="float">
            <text:p>92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93" calcext:value-type="float">
            <text:p>93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94" calcext:value-type="float">
            <text:p>94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95" calcext:value-type="float">
            <text:p>95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96" calcext:value-type="float">
            <text:p>96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97" calcext:value-type="float">
            <text:p>97</text:p>
          </table:table-cell>
          <table:table-cell table:style-name="ce261" table:number-columns-repeated="12"/>
          <table:table-cell table:style-name="ce266"/>
          <table:table-cell table:style-name="ce261" table:number-columns-repeated="3"/>
          <table:table-cell table:number-columns-repeated="16365"/>
        </table:table-row>
        <table:table-row table:style-name="ro14">
          <table:table-cell table:style-name="ce164" office:value-type="float" office:value="98" calcext:value-type="float">
            <text:p>98</text:p>
          </table:table-cell>
          <table:table-cell table:number-columns-repeated="16381"/>
        </table:table-row>
        <table:table-row table:style-name="ro14">
          <table:table-cell table:style-name="ce164" office:value-type="float" office:value="99" calcext:value-type="float">
            <text:p>99</text:p>
          </table:table-cell>
          <table:table-cell table:number-columns-repeated="16381"/>
        </table:table-row>
        <table:table-row table:style-name="ro14">
          <table:table-cell table:style-name="ce164" office:value-type="float" office:value="100" calcext:value-type="float">
            <text:p>100</text:p>
          </table:table-cell>
          <table:table-cell table:number-columns-repeated="16381"/>
        </table:table-row>
        <table:table-row table:style-name="ro14">
          <table:table-cell table:style-name="ce164" office:value-type="float" office:value="101" calcext:value-type="float">
            <text:p>101</text:p>
          </table:table-cell>
          <table:table-cell table:number-columns-repeated="16381"/>
        </table:table-row>
        <table:table-row table:style-name="ro14">
          <table:table-cell table:style-name="ce164" office:value-type="float" office:value="102" calcext:value-type="float">
            <text:p>102</text:p>
          </table:table-cell>
          <table:table-cell table:number-columns-repeated="16381"/>
        </table:table-row>
        <table:table-row table:style-name="ro14">
          <table:table-cell table:style-name="ce164" office:value-type="float" office:value="103" calcext:value-type="float">
            <text:p>103</text:p>
          </table:table-cell>
          <table:table-cell table:number-columns-repeated="16381"/>
        </table:table-row>
        <table:table-row table:style-name="ro14">
          <table:table-cell table:style-name="ce164" office:value-type="float" office:value="104" calcext:value-type="float">
            <text:p>104</text:p>
          </table:table-cell>
          <table:table-cell table:number-columns-repeated="16381"/>
        </table:table-row>
        <table:table-row table:style-name="ro14">
          <table:table-cell table:style-name="ce164" office:value-type="float" office:value="105" calcext:value-type="float">
            <text:p>105</text:p>
          </table:table-cell>
          <table:table-cell table:number-columns-repeated="16381"/>
        </table:table-row>
        <table:table-row table:style-name="ro14">
          <table:table-cell table:style-name="ce164" office:value-type="float" office:value="106" calcext:value-type="float">
            <text:p>106</text:p>
          </table:table-cell>
          <table:table-cell table:number-columns-repeated="16381"/>
        </table:table-row>
        <table:table-row table:style-name="ro14">
          <table:table-cell table:style-name="ce164" office:value-type="float" office:value="107" calcext:value-type="float">
            <text:p>107</text:p>
          </table:table-cell>
          <table:table-cell table:number-columns-repeated="16381"/>
        </table:table-row>
        <table:table-row table:style-name="ro14">
          <table:table-cell table:style-name="ce164" office:value-type="float" office:value="108" calcext:value-type="float">
            <text:p>108</text:p>
          </table:table-cell>
          <table:table-cell table:number-columns-repeated="16381"/>
        </table:table-row>
        <table:table-row table:style-name="ro14">
          <table:table-cell table:style-name="ce164" office:value-type="float" office:value="109" calcext:value-type="float">
            <text:p>109</text:p>
          </table:table-cell>
          <table:table-cell table:number-columns-repeated="16381"/>
        </table:table-row>
        <table:table-row table:style-name="ro14">
          <table:table-cell table:style-name="ce164" office:value-type="float" office:value="110" calcext:value-type="float">
            <text:p>110</text:p>
          </table:table-cell>
          <table:table-cell table:number-columns-repeated="16381"/>
        </table:table-row>
        <table:table-row table:style-name="ro14">
          <table:table-cell table:style-name="ce164" office:value-type="float" office:value="111" calcext:value-type="float">
            <text:p>111</text:p>
          </table:table-cell>
          <table:table-cell table:number-columns-repeated="16381"/>
        </table:table-row>
        <table:table-row table:style-name="ro14">
          <table:table-cell table:style-name="ce164" office:value-type="float" office:value="112" calcext:value-type="float">
            <text:p>112</text:p>
          </table:table-cell>
          <table:table-cell table:number-columns-repeated="16381"/>
        </table:table-row>
        <table:table-row table:style-name="ro14">
          <table:table-cell table:style-name="ce164" office:value-type="float" office:value="113" calcext:value-type="float">
            <text:p>113</text:p>
          </table:table-cell>
          <table:table-cell table:number-columns-repeated="16381"/>
        </table:table-row>
        <table:table-row table:style-name="ro14">
          <table:table-cell table:style-name="ce164" office:value-type="float" office:value="114" calcext:value-type="float">
            <text:p>114</text:p>
          </table:table-cell>
          <table:table-cell table:number-columns-repeated="16381"/>
        </table:table-row>
        <table:table-row table:style-name="ro14">
          <table:table-cell table:style-name="ce164" office:value-type="float" office:value="115" calcext:value-type="float">
            <text:p>115</text:p>
          </table:table-cell>
          <table:table-cell table:number-columns-repeated="16381"/>
        </table:table-row>
        <table:table-row table:style-name="ro14">
          <table:table-cell table:style-name="ce164" office:value-type="float" office:value="116" calcext:value-type="float">
            <text:p>116</text:p>
          </table:table-cell>
          <table:table-cell table:number-columns-repeated="16381"/>
        </table:table-row>
        <table:table-row table:style-name="ro14">
          <table:table-cell table:style-name="ce164" office:value-type="float" office:value="117" calcext:value-type="float">
            <text:p>117</text:p>
          </table:table-cell>
          <table:table-cell table:number-columns-repeated="16381"/>
        </table:table-row>
        <table:table-row table:style-name="ro14">
          <table:table-cell table:style-name="ce164" office:value-type="float" office:value="118" calcext:value-type="float">
            <text:p>118</text:p>
          </table:table-cell>
          <table:table-cell table:number-columns-repeated="16381"/>
        </table:table-row>
        <table:table-row table:style-name="ro14">
          <table:table-cell table:style-name="ce164" office:value-type="float" office:value="119" calcext:value-type="float">
            <text:p>119</text:p>
          </table:table-cell>
          <table:table-cell table:number-columns-repeated="16381"/>
        </table:table-row>
        <table:table-row table:style-name="ro14">
          <table:table-cell table:style-name="ce164" office:value-type="float" office:value="120" calcext:value-type="float">
            <text:p>120</text:p>
          </table:table-cell>
          <table:table-cell table:number-columns-repeated="16381"/>
        </table:table-row>
        <table:table-row table:style-name="ro14">
          <table:table-cell table:style-name="ce164" office:value-type="float" office:value="121" calcext:value-type="float">
            <text:p>121</text:p>
          </table:table-cell>
          <table:table-cell table:number-columns-repeated="16381"/>
        </table:table-row>
        <table:table-row table:style-name="ro14">
          <table:table-cell table:style-name="ce164" office:value-type="float" office:value="122" calcext:value-type="float">
            <text:p>122</text:p>
          </table:table-cell>
          <table:table-cell table:number-columns-repeated="16381"/>
        </table:table-row>
        <table:table-row table:style-name="ro14">
          <table:table-cell table:style-name="ce164" office:value-type="float" office:value="123" calcext:value-type="float">
            <text:p>123</text:p>
          </table:table-cell>
          <table:table-cell table:number-columns-repeated="16381"/>
        </table:table-row>
        <table:table-row table:style-name="ro14">
          <table:table-cell table:style-name="ce164" office:value-type="float" office:value="124" calcext:value-type="float">
            <text:p>124</text:p>
          </table:table-cell>
          <table:table-cell table:number-columns-repeated="16381"/>
        </table:table-row>
        <table:table-row table:style-name="ro14">
          <table:table-cell table:style-name="ce164" office:value-type="float" office:value="125" calcext:value-type="float">
            <text:p>125</text:p>
          </table:table-cell>
          <table:table-cell table:number-columns-repeated="16381"/>
        </table:table-row>
        <table:table-row table:style-name="ro14">
          <table:table-cell table:style-name="ce164" office:value-type="float" office:value="126" calcext:value-type="float">
            <text:p>126</text:p>
          </table:table-cell>
          <table:table-cell table:number-columns-repeated="16381"/>
        </table:table-row>
        <table:table-row table:style-name="ro14">
          <table:table-cell table:style-name="ce164" office:value-type="float" office:value="127" calcext:value-type="float">
            <text:p>127</text:p>
          </table:table-cell>
          <table:table-cell table:number-columns-repeated="16381"/>
        </table:table-row>
        <table:table-row table:style-name="ro14">
          <table:table-cell table:style-name="ce164" office:value-type="float" office:value="128" calcext:value-type="float">
            <text:p>128</text:p>
          </table:table-cell>
          <table:table-cell table:number-columns-repeated="16381"/>
        </table:table-row>
        <table:table-row table:style-name="ro14">
          <table:table-cell table:style-name="ce164" office:value-type="float" office:value="129" calcext:value-type="float">
            <text:p>129</text:p>
          </table:table-cell>
          <table:table-cell table:number-columns-repeated="16381"/>
        </table:table-row>
        <table:table-row table:style-name="ro14">
          <table:table-cell table:style-name="ce164" office:value-type="float" office:value="130" calcext:value-type="float">
            <text:p>130</text:p>
          </table:table-cell>
          <table:table-cell table:number-columns-repeated="16381"/>
        </table:table-row>
        <table:table-row table:style-name="ro14">
          <table:table-cell table:style-name="ce164" office:value-type="float" office:value="131" calcext:value-type="float">
            <text:p>131</text:p>
          </table:table-cell>
          <table:table-cell table:number-columns-repeated="16381"/>
        </table:table-row>
        <table:table-row table:style-name="ro14">
          <table:table-cell table:style-name="ce164" office:value-type="float" office:value="132" calcext:value-type="float">
            <text:p>132</text:p>
          </table:table-cell>
          <table:table-cell table:number-columns-repeated="16381"/>
        </table:table-row>
        <table:table-row table:style-name="ro14">
          <table:table-cell table:style-name="ce164" office:value-type="float" office:value="133" calcext:value-type="float">
            <text:p>133</text:p>
          </table:table-cell>
          <table:table-cell table:number-columns-repeated="16381"/>
        </table:table-row>
        <table:table-row table:style-name="ro14">
          <table:table-cell table:style-name="ce164" office:value-type="float" office:value="134" calcext:value-type="float">
            <text:p>134</text:p>
          </table:table-cell>
          <table:table-cell table:number-columns-repeated="16381"/>
        </table:table-row>
        <table:table-row table:style-name="ro14">
          <table:table-cell table:style-name="ce164" office:value-type="float" office:value="135" calcext:value-type="float">
            <text:p>135</text:p>
          </table:table-cell>
          <table:table-cell table:number-columns-repeated="16381"/>
        </table:table-row>
        <table:table-row table:style-name="ro14">
          <table:table-cell table:style-name="ce164" office:value-type="float" office:value="136" calcext:value-type="float">
            <text:p>136</text:p>
          </table:table-cell>
          <table:table-cell table:number-columns-repeated="16381"/>
        </table:table-row>
        <table:table-row table:style-name="ro14">
          <table:table-cell table:style-name="ce164" office:value-type="float" office:value="137" calcext:value-type="float">
            <text:p>137</text:p>
          </table:table-cell>
          <table:table-cell table:number-columns-repeated="16381"/>
        </table:table-row>
        <table:table-row table:style-name="ro14">
          <table:table-cell table:style-name="ce164" office:value-type="float" office:value="138" calcext:value-type="float">
            <text:p>138</text:p>
          </table:table-cell>
          <table:table-cell table:number-columns-repeated="16381"/>
        </table:table-row>
        <table:table-row table:style-name="ro14">
          <table:table-cell table:style-name="ce164" office:value-type="float" office:value="139" calcext:value-type="float">
            <text:p>139</text:p>
          </table:table-cell>
          <table:table-cell table:number-columns-repeated="16381"/>
        </table:table-row>
        <table:table-row table:style-name="ro14">
          <table:table-cell table:style-name="ce164" office:value-type="float" office:value="140" calcext:value-type="float">
            <text:p>140</text:p>
          </table:table-cell>
          <table:table-cell table:number-columns-repeated="16381"/>
        </table:table-row>
        <table:table-row table:style-name="ro14">
          <table:table-cell table:style-name="ce164" office:value-type="float" office:value="141" calcext:value-type="float">
            <text:p>141</text:p>
          </table:table-cell>
          <table:table-cell table:number-columns-repeated="16381"/>
        </table:table-row>
        <table:table-row table:style-name="ro14">
          <table:table-cell table:style-name="ce164" office:value-type="float" office:value="142" calcext:value-type="float">
            <text:p>142</text:p>
          </table:table-cell>
          <table:table-cell table:number-columns-repeated="16381"/>
        </table:table-row>
        <table:table-row table:style-name="ro14">
          <table:table-cell table:style-name="ce164" office:value-type="float" office:value="143" calcext:value-type="float">
            <text:p>143</text:p>
          </table:table-cell>
          <table:table-cell table:number-columns-repeated="16381"/>
        </table:table-row>
        <table:table-row table:style-name="ro14">
          <table:table-cell table:style-name="ce164" office:value-type="float" office:value="144" calcext:value-type="float">
            <text:p>144</text:p>
          </table:table-cell>
          <table:table-cell table:number-columns-repeated="16381"/>
        </table:table-row>
        <table:table-row table:style-name="ro14">
          <table:table-cell table:style-name="ce164" office:value-type="float" office:value="145" calcext:value-type="float">
            <text:p>145</text:p>
          </table:table-cell>
          <table:table-cell table:number-columns-repeated="16381"/>
        </table:table-row>
        <table:table-row table:style-name="ro14">
          <table:table-cell table:style-name="ce164" office:value-type="float" office:value="146" calcext:value-type="float">
            <text:p>146</text:p>
          </table:table-cell>
          <table:table-cell table:number-columns-repeated="16381"/>
        </table:table-row>
        <table:table-row table:style-name="ro14">
          <table:table-cell table:style-name="ce164" office:value-type="float" office:value="147" calcext:value-type="float">
            <text:p>147</text:p>
          </table:table-cell>
          <table:table-cell table:number-columns-repeated="16381"/>
        </table:table-row>
        <table:table-row table:style-name="ro14">
          <table:table-cell table:style-name="ce164" office:value-type="float" office:value="148" calcext:value-type="float">
            <text:p>148</text:p>
          </table:table-cell>
          <table:table-cell table:number-columns-repeated="16381"/>
        </table:table-row>
        <table:table-row table:style-name="ro14">
          <table:table-cell table:style-name="ce164" office:value-type="float" office:value="149" calcext:value-type="float">
            <text:p>149</text:p>
          </table:table-cell>
          <table:table-cell table:number-columns-repeated="16381"/>
        </table:table-row>
        <table:table-row table:style-name="ro14">
          <table:table-cell table:style-name="ce164" office:value-type="float" office:value="150" calcext:value-type="float">
            <text:p>150</text:p>
          </table:table-cell>
          <table:table-cell table:number-columns-repeated="16381"/>
        </table:table-row>
        <table:table-row table:style-name="ro14">
          <table:table-cell table:style-name="ce164" office:value-type="float" office:value="151" calcext:value-type="float">
            <text:p>151</text:p>
          </table:table-cell>
          <table:table-cell table:number-columns-repeated="16381"/>
        </table:table-row>
        <table:table-row table:style-name="ro14">
          <table:table-cell table:style-name="ce164" office:value-type="float" office:value="152" calcext:value-type="float">
            <text:p>152</text:p>
          </table:table-cell>
          <table:table-cell table:number-columns-repeated="16381"/>
        </table:table-row>
        <table:table-row table:style-name="ro14">
          <table:table-cell table:style-name="ce164" office:value-type="float" office:value="153" calcext:value-type="float">
            <text:p>153</text:p>
          </table:table-cell>
          <table:table-cell table:number-columns-repeated="16381"/>
        </table:table-row>
        <table:table-row table:style-name="ro14">
          <table:table-cell table:style-name="ce164" office:value-type="float" office:value="154" calcext:value-type="float">
            <text:p>154</text:p>
          </table:table-cell>
          <table:table-cell table:number-columns-repeated="16381"/>
        </table:table-row>
        <table:table-row table:style-name="ro14">
          <table:table-cell table:style-name="ce164" office:value-type="float" office:value="155" calcext:value-type="float">
            <text:p>155</text:p>
          </table:table-cell>
          <table:table-cell table:number-columns-repeated="16381"/>
        </table:table-row>
        <table:table-row table:style-name="ro14">
          <table:table-cell table:style-name="ce164" office:value-type="float" office:value="156" calcext:value-type="float">
            <text:p>156</text:p>
          </table:table-cell>
          <table:table-cell table:number-columns-repeated="16381"/>
        </table:table-row>
        <table:table-row table:style-name="ro14">
          <table:table-cell table:style-name="ce164" office:value-type="float" office:value="157" calcext:value-type="float">
            <text:p>157</text:p>
          </table:table-cell>
          <table:table-cell table:number-columns-repeated="16381"/>
        </table:table-row>
        <table:table-row table:style-name="ro14">
          <table:table-cell table:style-name="ce164" office:value-type="float" office:value="158" calcext:value-type="float">
            <text:p>158</text:p>
          </table:table-cell>
          <table:table-cell table:number-columns-repeated="16381"/>
        </table:table-row>
        <table:table-row table:style-name="ro14">
          <table:table-cell table:style-name="ce164" office:value-type="float" office:value="159" calcext:value-type="float">
            <text:p>159</text:p>
          </table:table-cell>
          <table:table-cell table:number-columns-repeated="16381"/>
        </table:table-row>
        <table:table-row table:style-name="ro14">
          <table:table-cell table:style-name="ce164" office:value-type="float" office:value="160" calcext:value-type="float">
            <text:p>160</text:p>
          </table:table-cell>
          <table:table-cell table:number-columns-repeated="16381"/>
        </table:table-row>
        <table:table-row table:style-name="ro14">
          <table:table-cell table:style-name="ce164" office:value-type="float" office:value="161" calcext:value-type="float">
            <text:p>161</text:p>
          </table:table-cell>
          <table:table-cell table:number-columns-repeated="16381"/>
        </table:table-row>
        <table:table-row table:style-name="ro14">
          <table:table-cell table:style-name="ce164" office:value-type="float" office:value="162" calcext:value-type="float">
            <text:p>162</text:p>
          </table:table-cell>
          <table:table-cell table:number-columns-repeated="16381"/>
        </table:table-row>
        <table:table-row table:style-name="ro14">
          <table:table-cell table:style-name="ce164" office:value-type="float" office:value="163" calcext:value-type="float">
            <text:p>163</text:p>
          </table:table-cell>
          <table:table-cell table:number-columns-repeated="16381"/>
        </table:table-row>
        <table:table-row table:style-name="ro14">
          <table:table-cell table:style-name="ce164" office:value-type="float" office:value="164" calcext:value-type="float">
            <text:p>164</text:p>
          </table:table-cell>
          <table:table-cell table:number-columns-repeated="16381"/>
        </table:table-row>
        <table:table-row table:style-name="ro14">
          <table:table-cell table:style-name="ce164" office:value-type="float" office:value="165" calcext:value-type="float">
            <text:p>165</text:p>
          </table:table-cell>
          <table:table-cell table:number-columns-repeated="16381"/>
        </table:table-row>
        <table:table-row table:style-name="ro14">
          <table:table-cell table:style-name="ce164" office:value-type="float" office:value="166" calcext:value-type="float">
            <text:p>166</text:p>
          </table:table-cell>
          <table:table-cell table:number-columns-repeated="16381"/>
        </table:table-row>
        <table:table-row table:style-name="ro14">
          <table:table-cell table:style-name="ce164" office:value-type="float" office:value="167" calcext:value-type="float">
            <text:p>167</text:p>
          </table:table-cell>
          <table:table-cell table:number-columns-repeated="16381"/>
        </table:table-row>
        <table:table-row table:style-name="ro14">
          <table:table-cell table:style-name="ce164" office:value-type="float" office:value="168" calcext:value-type="float">
            <text:p>168</text:p>
          </table:table-cell>
          <table:table-cell table:number-columns-repeated="16381"/>
        </table:table-row>
        <table:table-row table:style-name="ro14">
          <table:table-cell table:style-name="ce164" office:value-type="float" office:value="169" calcext:value-type="float">
            <text:p>169</text:p>
          </table:table-cell>
          <table:table-cell table:number-columns-repeated="16381"/>
        </table:table-row>
        <table:table-row table:style-name="ro14">
          <table:table-cell table:style-name="ce164" office:value-type="float" office:value="170" calcext:value-type="float">
            <text:p>170</text:p>
          </table:table-cell>
          <table:table-cell table:number-columns-repeated="16381"/>
        </table:table-row>
        <table:table-row table:style-name="ro14">
          <table:table-cell table:style-name="ce164" office:value-type="float" office:value="171" calcext:value-type="float">
            <text:p>171</text:p>
          </table:table-cell>
          <table:table-cell table:number-columns-repeated="16381"/>
        </table:table-row>
        <table:table-row table:style-name="ro14">
          <table:table-cell table:style-name="ce164" office:value-type="float" office:value="172" calcext:value-type="float">
            <text:p>172</text:p>
          </table:table-cell>
          <table:table-cell table:number-columns-repeated="16381"/>
        </table:table-row>
        <table:table-row table:style-name="ro14">
          <table:table-cell table:style-name="ce164" office:value-type="float" office:value="173" calcext:value-type="float">
            <text:p>173</text:p>
          </table:table-cell>
          <table:table-cell table:number-columns-repeated="16381"/>
        </table:table-row>
        <table:table-row table:style-name="ro14">
          <table:table-cell table:style-name="ce164" office:value-type="float" office:value="174" calcext:value-type="float">
            <text:p>174</text:p>
          </table:table-cell>
          <table:table-cell table:number-columns-repeated="16381"/>
        </table:table-row>
        <table:table-row table:style-name="ro14">
          <table:table-cell table:style-name="ce164" office:value-type="float" office:value="175" calcext:value-type="float">
            <text:p>175</text:p>
          </table:table-cell>
          <table:table-cell table:number-columns-repeated="16381"/>
        </table:table-row>
        <table:table-row table:style-name="ro14">
          <table:table-cell table:style-name="ce164" office:value-type="float" office:value="176" calcext:value-type="float">
            <text:p>176</text:p>
          </table:table-cell>
          <table:table-cell table:number-columns-repeated="16381"/>
        </table:table-row>
        <table:table-row table:style-name="ro14">
          <table:table-cell table:style-name="ce164" office:value-type="float" office:value="177" calcext:value-type="float">
            <text:p>177</text:p>
          </table:table-cell>
          <table:table-cell table:number-columns-repeated="16381"/>
        </table:table-row>
        <table:table-row table:style-name="ro14">
          <table:table-cell table:style-name="ce164" office:value-type="float" office:value="178" calcext:value-type="float">
            <text:p>178</text:p>
          </table:table-cell>
          <table:table-cell table:number-columns-repeated="16381"/>
        </table:table-row>
        <table:table-row table:style-name="ro14">
          <table:table-cell table:style-name="ce164" office:value-type="float" office:value="179" calcext:value-type="float">
            <text:p>179</text:p>
          </table:table-cell>
          <table:table-cell table:number-columns-repeated="16381"/>
        </table:table-row>
        <table:table-row table:style-name="ro14">
          <table:table-cell table:style-name="ce164" office:value-type="float" office:value="180" calcext:value-type="float">
            <text:p>180</text:p>
          </table:table-cell>
          <table:table-cell table:number-columns-repeated="16381"/>
        </table:table-row>
        <table:table-row table:style-name="ro14">
          <table:table-cell table:style-name="ce164" office:value-type="float" office:value="181" calcext:value-type="float">
            <text:p>181</text:p>
          </table:table-cell>
          <table:table-cell table:number-columns-repeated="16381"/>
        </table:table-row>
        <table:table-row table:style-name="ro14">
          <table:table-cell table:style-name="ce164" office:value-type="float" office:value="182" calcext:value-type="float">
            <text:p>182</text:p>
          </table:table-cell>
          <table:table-cell table:number-columns-repeated="16381"/>
        </table:table-row>
        <table:table-row table:style-name="ro14">
          <table:table-cell table:style-name="ce164" office:value-type="float" office:value="183" calcext:value-type="float">
            <text:p>183</text:p>
          </table:table-cell>
          <table:table-cell table:number-columns-repeated="16381"/>
        </table:table-row>
        <table:table-row table:style-name="ro14">
          <table:table-cell table:style-name="ce164" office:value-type="float" office:value="184" calcext:value-type="float">
            <text:p>184</text:p>
          </table:table-cell>
          <table:table-cell table:number-columns-repeated="16381"/>
        </table:table-row>
        <table:table-row table:style-name="ro14">
          <table:table-cell table:style-name="ce164" office:value-type="float" office:value="185" calcext:value-type="float">
            <text:p>185</text:p>
          </table:table-cell>
          <table:table-cell table:number-columns-repeated="16381"/>
        </table:table-row>
        <table:table-row table:style-name="ro14">
          <table:table-cell table:style-name="ce164" office:value-type="float" office:value="186" calcext:value-type="float">
            <text:p>186</text:p>
          </table:table-cell>
          <table:table-cell table:number-columns-repeated="16381"/>
        </table:table-row>
        <table:table-row table:style-name="ro14">
          <table:table-cell table:style-name="ce164" office:value-type="float" office:value="187" calcext:value-type="float">
            <text:p>187</text:p>
          </table:table-cell>
          <table:table-cell table:number-columns-repeated="16381"/>
        </table:table-row>
        <table:table-row table:style-name="ro14">
          <table:table-cell table:style-name="ce164" office:value-type="float" office:value="188" calcext:value-type="float">
            <text:p>188</text:p>
          </table:table-cell>
          <table:table-cell table:number-columns-repeated="16381"/>
        </table:table-row>
        <table:table-row table:style-name="ro14">
          <table:table-cell table:style-name="ce164" office:value-type="float" office:value="189" calcext:value-type="float">
            <text:p>189</text:p>
          </table:table-cell>
          <table:table-cell table:number-columns-repeated="16381"/>
        </table:table-row>
        <table:table-row table:style-name="ro14">
          <table:table-cell table:style-name="ce164" office:value-type="float" office:value="190" calcext:value-type="float">
            <text:p>190</text:p>
          </table:table-cell>
          <table:table-cell table:number-columns-repeated="16381"/>
        </table:table-row>
        <table:table-row table:style-name="ro14">
          <table:table-cell table:style-name="ce164" office:value-type="float" office:value="191" calcext:value-type="float">
            <text:p>191</text:p>
          </table:table-cell>
          <table:table-cell table:number-columns-repeated="16381"/>
        </table:table-row>
        <table:table-row table:style-name="ro14">
          <table:table-cell table:style-name="ce164" office:value-type="float" office:value="192" calcext:value-type="float">
            <text:p>192</text:p>
          </table:table-cell>
          <table:table-cell table:number-columns-repeated="16381"/>
        </table:table-row>
        <table:table-row table:style-name="ro14">
          <table:table-cell table:style-name="ce164" office:value-type="float" office:value="193" calcext:value-type="float">
            <text:p>193</text:p>
          </table:table-cell>
          <table:table-cell table:number-columns-repeated="16381"/>
        </table:table-row>
        <table:table-row table:style-name="ro14">
          <table:table-cell table:style-name="ce164" office:value-type="float" office:value="194" calcext:value-type="float">
            <text:p>194</text:p>
          </table:table-cell>
          <table:table-cell table:number-columns-repeated="16381"/>
        </table:table-row>
        <table:table-row table:style-name="ro14">
          <table:table-cell table:style-name="ce164" office:value-type="float" office:value="195" calcext:value-type="float">
            <text:p>195</text:p>
          </table:table-cell>
          <table:table-cell table:number-columns-repeated="16381"/>
        </table:table-row>
        <table:table-row table:style-name="ro14">
          <table:table-cell table:style-name="ce164" office:value-type="float" office:value="196" calcext:value-type="float">
            <text:p>196</text:p>
          </table:table-cell>
          <table:table-cell table:number-columns-repeated="16381"/>
        </table:table-row>
        <table:table-row table:style-name="ro14">
          <table:table-cell table:style-name="ce164" office:value-type="float" office:value="197" calcext:value-type="float">
            <text:p>197</text:p>
          </table:table-cell>
          <table:table-cell table:number-columns-repeated="16381"/>
        </table:table-row>
        <table:table-row table:style-name="ro14">
          <table:table-cell table:style-name="ce164" office:value-type="float" office:value="198" calcext:value-type="float">
            <text:p>198</text:p>
          </table:table-cell>
          <table:table-cell table:number-columns-repeated="16381"/>
        </table:table-row>
        <table:table-row table:style-name="ro14">
          <table:table-cell table:style-name="ce164" office:value-type="float" office:value="199" calcext:value-type="float">
            <text:p>199</text:p>
          </table:table-cell>
          <table:table-cell table:number-columns-repeated="16381"/>
        </table:table-row>
        <table:table-row table:style-name="ro14">
          <table:table-cell table:style-name="ce164" office:value-type="float" office:value="200" calcext:value-type="float">
            <text:p>200</text:p>
          </table:table-cell>
          <table:table-cell table:number-columns-repeated="16381"/>
        </table:table-row>
        <table:table-row table:style-name="ro14">
          <table:table-cell table:style-name="ce164" office:value-type="float" office:value="201" calcext:value-type="float">
            <text:p>201</text:p>
          </table:table-cell>
          <table:table-cell table:number-columns-repeated="16381"/>
        </table:table-row>
        <table:table-row table:style-name="ro14">
          <table:table-cell table:style-name="ce164" office:value-type="float" office:value="202" calcext:value-type="float">
            <text:p>202</text:p>
          </table:table-cell>
          <table:table-cell table:number-columns-repeated="16381"/>
        </table:table-row>
        <table:table-row table:style-name="ro14">
          <table:table-cell table:style-name="ce164" office:value-type="float" office:value="203" calcext:value-type="float">
            <text:p>203</text:p>
          </table:table-cell>
          <table:table-cell table:number-columns-repeated="16381"/>
        </table:table-row>
        <table:table-row table:style-name="ro14">
          <table:table-cell table:style-name="ce164" office:value-type="float" office:value="204" calcext:value-type="float">
            <text:p>204</text:p>
          </table:table-cell>
          <table:table-cell table:number-columns-repeated="16381"/>
        </table:table-row>
        <table:table-row table:style-name="ro14">
          <table:table-cell table:style-name="ce164" office:value-type="float" office:value="205" calcext:value-type="float">
            <text:p>205</text:p>
          </table:table-cell>
          <table:table-cell table:number-columns-repeated="16381"/>
        </table:table-row>
        <table:table-row table:style-name="ro14">
          <table:table-cell table:style-name="ce164" office:value-type="float" office:value="206" calcext:value-type="float">
            <text:p>206</text:p>
          </table:table-cell>
          <table:table-cell table:number-columns-repeated="16381"/>
        </table:table-row>
        <table:table-row table:style-name="ro14">
          <table:table-cell table:style-name="ce164" office:value-type="float" office:value="207" calcext:value-type="float">
            <text:p>207</text:p>
          </table:table-cell>
          <table:table-cell table:number-columns-repeated="16381"/>
        </table:table-row>
        <table:table-row table:style-name="ro14">
          <table:table-cell table:style-name="ce164" office:value-type="float" office:value="208" calcext:value-type="float">
            <text:p>208</text:p>
          </table:table-cell>
          <table:table-cell table:number-columns-repeated="16381"/>
        </table:table-row>
        <table:table-row table:style-name="ro14">
          <table:table-cell table:style-name="ce164" office:value-type="float" office:value="209" calcext:value-type="float">
            <text:p>209</text:p>
          </table:table-cell>
          <table:table-cell table:number-columns-repeated="16381"/>
        </table:table-row>
        <table:table-row table:style-name="ro14">
          <table:table-cell table:style-name="ce164" office:value-type="float" office:value="210" calcext:value-type="float">
            <text:p>210</text:p>
          </table:table-cell>
          <table:table-cell table:number-columns-repeated="16381"/>
        </table:table-row>
        <table:table-row table:style-name="ro14">
          <table:table-cell table:style-name="ce164" office:value-type="float" office:value="211" calcext:value-type="float">
            <text:p>211</text:p>
          </table:table-cell>
          <table:table-cell table:number-columns-repeated="16381"/>
        </table:table-row>
        <table:table-row table:style-name="ro14">
          <table:table-cell table:style-name="ce164" office:value-type="float" office:value="212" calcext:value-type="float">
            <text:p>212</text:p>
          </table:table-cell>
          <table:table-cell table:number-columns-repeated="16381"/>
        </table:table-row>
        <table:table-row table:style-name="ro14">
          <table:table-cell table:style-name="ce164" office:value-type="float" office:value="213" calcext:value-type="float">
            <text:p>213</text:p>
          </table:table-cell>
          <table:table-cell table:number-columns-repeated="16381"/>
        </table:table-row>
        <table:table-row table:style-name="ro14">
          <table:table-cell table:style-name="ce164" office:value-type="float" office:value="214" calcext:value-type="float">
            <text:p>214</text:p>
          </table:table-cell>
          <table:table-cell table:number-columns-repeated="16381"/>
        </table:table-row>
        <table:table-row table:style-name="ro14">
          <table:table-cell table:style-name="ce164" office:value-type="float" office:value="215" calcext:value-type="float">
            <text:p>215</text:p>
          </table:table-cell>
          <table:table-cell table:number-columns-repeated="16381"/>
        </table:table-row>
        <table:table-row table:style-name="ro14">
          <table:table-cell table:style-name="ce164" office:value-type="float" office:value="216" calcext:value-type="float">
            <text:p>216</text:p>
          </table:table-cell>
          <table:table-cell table:number-columns-repeated="16381"/>
        </table:table-row>
        <table:table-row table:style-name="ro14">
          <table:table-cell table:style-name="ce164" office:value-type="float" office:value="217" calcext:value-type="float">
            <text:p>217</text:p>
          </table:table-cell>
          <table:table-cell table:number-columns-repeated="16381"/>
        </table:table-row>
        <table:table-row table:style-name="ro14">
          <table:table-cell table:style-name="ce164" office:value-type="float" office:value="218" calcext:value-type="float">
            <text:p>218</text:p>
          </table:table-cell>
          <table:table-cell table:number-columns-repeated="16381"/>
        </table:table-row>
        <table:table-row table:style-name="ro14">
          <table:table-cell table:style-name="ce164" office:value-type="float" office:value="219" calcext:value-type="float">
            <text:p>219</text:p>
          </table:table-cell>
          <table:table-cell table:number-columns-repeated="16381"/>
        </table:table-row>
        <table:table-row table:style-name="ro14">
          <table:table-cell table:style-name="ce164" office:value-type="float" office:value="220" calcext:value-type="float">
            <text:p>220</text:p>
          </table:table-cell>
          <table:table-cell table:number-columns-repeated="16381"/>
        </table:table-row>
        <table:table-row table:style-name="ro14">
          <table:table-cell table:style-name="ce164" office:value-type="float" office:value="221" calcext:value-type="float">
            <text:p>221</text:p>
          </table:table-cell>
          <table:table-cell table:number-columns-repeated="16381"/>
        </table:table-row>
        <table:table-row table:style-name="ro14">
          <table:table-cell table:style-name="ce164" office:value-type="float" office:value="222" calcext:value-type="float">
            <text:p>222</text:p>
          </table:table-cell>
          <table:table-cell table:number-columns-repeated="16381"/>
        </table:table-row>
        <table:table-row table:style-name="ro14">
          <table:table-cell table:style-name="ce164" office:value-type="float" office:value="223" calcext:value-type="float">
            <text:p>223</text:p>
          </table:table-cell>
          <table:table-cell table:number-columns-repeated="16381"/>
        </table:table-row>
        <table:table-row table:style-name="ro14">
          <table:table-cell table:style-name="ce164" office:value-type="float" office:value="224" calcext:value-type="float">
            <text:p>224</text:p>
          </table:table-cell>
          <table:table-cell table:number-columns-repeated="16381"/>
        </table:table-row>
        <table:table-row table:style-name="ro14">
          <table:table-cell table:style-name="ce164" office:value-type="float" office:value="225" calcext:value-type="float">
            <text:p>225</text:p>
          </table:table-cell>
          <table:table-cell table:number-columns-repeated="16381"/>
        </table:table-row>
        <table:table-row table:style-name="ro14">
          <table:table-cell table:style-name="ce164" office:value-type="float" office:value="226" calcext:value-type="float">
            <text:p>226</text:p>
          </table:table-cell>
          <table:table-cell table:number-columns-repeated="16381"/>
        </table:table-row>
        <table:table-row table:style-name="ro14">
          <table:table-cell table:style-name="ce164" office:value-type="float" office:value="227" calcext:value-type="float">
            <text:p>227</text:p>
          </table:table-cell>
          <table:table-cell table:number-columns-repeated="16381"/>
        </table:table-row>
        <table:table-row table:style-name="ro14">
          <table:table-cell table:style-name="ce164" office:value-type="float" office:value="228" calcext:value-type="float">
            <text:p>228</text:p>
          </table:table-cell>
          <table:table-cell table:number-columns-repeated="16381"/>
        </table:table-row>
        <table:table-row table:style-name="ro14">
          <table:table-cell table:style-name="ce164" office:value-type="float" office:value="229" calcext:value-type="float">
            <text:p>229</text:p>
          </table:table-cell>
          <table:table-cell table:number-columns-repeated="16381"/>
        </table:table-row>
        <table:table-row table:style-name="ro14">
          <table:table-cell table:style-name="ce164" office:value-type="float" office:value="230" calcext:value-type="float">
            <text:p>230</text:p>
          </table:table-cell>
          <table:table-cell table:number-columns-repeated="16381"/>
        </table:table-row>
        <table:table-row table:style-name="ro14">
          <table:table-cell table:style-name="ce164" office:value-type="float" office:value="231" calcext:value-type="float">
            <text:p>231</text:p>
          </table:table-cell>
          <table:table-cell table:number-columns-repeated="16381"/>
        </table:table-row>
        <table:table-row table:style-name="ro14">
          <table:table-cell table:style-name="ce164" office:value-type="float" office:value="232" calcext:value-type="float">
            <text:p>232</text:p>
          </table:table-cell>
          <table:table-cell table:number-columns-repeated="16381"/>
        </table:table-row>
        <table:table-row table:style-name="ro14">
          <table:table-cell table:style-name="ce164" office:value-type="float" office:value="233" calcext:value-type="float">
            <text:p>233</text:p>
          </table:table-cell>
          <table:table-cell table:number-columns-repeated="16381"/>
        </table:table-row>
        <table:table-row table:style-name="ro14">
          <table:table-cell table:style-name="ce164" office:value-type="float" office:value="234" calcext:value-type="float">
            <text:p>234</text:p>
          </table:table-cell>
          <table:table-cell table:number-columns-repeated="16381"/>
        </table:table-row>
        <table:table-row table:style-name="ro14">
          <table:table-cell table:style-name="ce164" office:value-type="float" office:value="235" calcext:value-type="float">
            <text:p>235</text:p>
          </table:table-cell>
          <table:table-cell table:number-columns-repeated="16381"/>
        </table:table-row>
        <table:table-row table:style-name="ro14">
          <table:table-cell table:style-name="ce164" office:value-type="float" office:value="236" calcext:value-type="float">
            <text:p>236</text:p>
          </table:table-cell>
          <table:table-cell table:number-columns-repeated="16381"/>
        </table:table-row>
        <table:table-row table:style-name="ro14">
          <table:table-cell table:style-name="ce164" office:value-type="float" office:value="237" calcext:value-type="float">
            <text:p>237</text:p>
          </table:table-cell>
          <table:table-cell table:number-columns-repeated="16381"/>
        </table:table-row>
        <table:table-row table:style-name="ro14">
          <table:table-cell table:style-name="ce164" office:value-type="float" office:value="238" calcext:value-type="float">
            <text:p>238</text:p>
          </table:table-cell>
          <table:table-cell table:number-columns-repeated="16381"/>
        </table:table-row>
        <table:table-row table:style-name="ro14">
          <table:table-cell table:style-name="ce164" office:value-type="float" office:value="239" calcext:value-type="float">
            <text:p>239</text:p>
          </table:table-cell>
          <table:table-cell table:number-columns-repeated="16381"/>
        </table:table-row>
        <table:table-row table:style-name="ro14">
          <table:table-cell table:style-name="ce164" office:value-type="float" office:value="240" calcext:value-type="float">
            <text:p>240</text:p>
          </table:table-cell>
          <table:table-cell table:number-columns-repeated="16381"/>
        </table:table-row>
        <table:table-row table:style-name="ro14">
          <table:table-cell table:style-name="ce164" office:value-type="float" office:value="241" calcext:value-type="float">
            <text:p>241</text:p>
          </table:table-cell>
          <table:table-cell table:number-columns-repeated="16381"/>
        </table:table-row>
        <table:table-row table:style-name="ro14">
          <table:table-cell table:style-name="ce164" office:value-type="float" office:value="242" calcext:value-type="float">
            <text:p>242</text:p>
          </table:table-cell>
          <table:table-cell table:number-columns-repeated="16381"/>
        </table:table-row>
        <table:table-row table:style-name="ro14">
          <table:table-cell table:style-name="ce164" office:value-type="float" office:value="243" calcext:value-type="float">
            <text:p>243</text:p>
          </table:table-cell>
          <table:table-cell table:number-columns-repeated="16381"/>
        </table:table-row>
        <table:table-row table:style-name="ro14">
          <table:table-cell table:style-name="ce164" office:value-type="float" office:value="244" calcext:value-type="float">
            <text:p>244</text:p>
          </table:table-cell>
          <table:table-cell table:number-columns-repeated="16381"/>
        </table:table-row>
        <table:table-row table:style-name="ro14">
          <table:table-cell table:style-name="ce164" office:value-type="float" office:value="245" calcext:value-type="float">
            <text:p>245</text:p>
          </table:table-cell>
          <table:table-cell table:number-columns-repeated="16381"/>
        </table:table-row>
        <table:table-row table:style-name="ro14">
          <table:table-cell table:style-name="ce164" office:value-type="float" office:value="246" calcext:value-type="float">
            <text:p>246</text:p>
          </table:table-cell>
          <table:table-cell table:number-columns-repeated="16381"/>
        </table:table-row>
        <table:table-row table:style-name="ro14">
          <table:table-cell table:style-name="ce164" office:value-type="float" office:value="247" calcext:value-type="float">
            <text:p>247</text:p>
          </table:table-cell>
          <table:table-cell table:number-columns-repeated="16381"/>
        </table:table-row>
        <table:table-row table:style-name="ro14">
          <table:table-cell table:style-name="ce164" office:value-type="float" office:value="248" calcext:value-type="float">
            <text:p>248</text:p>
          </table:table-cell>
          <table:table-cell table:number-columns-repeated="16381"/>
        </table:table-row>
        <table:table-row table:style-name="ro14">
          <table:table-cell table:style-name="ce164" office:value-type="float" office:value="249" calcext:value-type="float">
            <text:p>249</text:p>
          </table:table-cell>
          <table:table-cell table:number-columns-repeated="16381"/>
        </table:table-row>
        <table:table-row table:style-name="ro14">
          <table:table-cell table:style-name="ce164" office:value-type="float" office:value="250" calcext:value-type="float">
            <text:p>250</text:p>
          </table:table-cell>
          <table:table-cell table:number-columns-repeated="16381"/>
        </table:table-row>
        <table:table-row table:style-name="ro14">
          <table:table-cell table:style-name="ce164" office:value-type="float" office:value="251" calcext:value-type="float">
            <text:p>251</text:p>
          </table:table-cell>
          <table:table-cell table:number-columns-repeated="16381"/>
        </table:table-row>
        <table:table-row table:style-name="ro14">
          <table:table-cell table:style-name="ce164" office:value-type="float" office:value="252" calcext:value-type="float">
            <text:p>252</text:p>
          </table:table-cell>
          <table:table-cell table:number-columns-repeated="16381"/>
        </table:table-row>
        <table:table-row table:style-name="ro14">
          <table:table-cell table:style-name="ce164" office:value-type="float" office:value="253" calcext:value-type="float">
            <text:p>253</text:p>
          </table:table-cell>
          <table:table-cell table:number-columns-repeated="16381"/>
        </table:table-row>
        <table:table-row table:style-name="ro14">
          <table:table-cell table:style-name="ce164" office:value-type="float" office:value="254" calcext:value-type="float">
            <text:p>254</text:p>
          </table:table-cell>
          <table:table-cell table:number-columns-repeated="16381"/>
        </table:table-row>
        <table:table-row table:style-name="ro14">
          <table:table-cell table:style-name="ce164" office:value-type="float" office:value="255" calcext:value-type="float">
            <text:p>255</text:p>
          </table:table-cell>
          <table:table-cell table:number-columns-repeated="16381"/>
        </table:table-row>
        <table:table-row table:style-name="ro4" table:number-rows-repeated="43">
          <table:table-cell table:style-name="ce164"/>
          <table:table-cell table:number-columns-repeated="16381"/>
        </table:table-row>
        <table:table-row table:style-name="ro4" table:number-rows-repeated="1048274">
          <table:table-cell table:number-columns-repeated="16382"/>
        </table:table-row>
        <table:table-row table:style-name="ro4">
          <table:table-cell table:number-columns-repeated="16382"/>
        </table:table-row>
        <table:named-expressions>
          <table:named-range table:name="Categories" table:base-cell-address="$Instructions_8RegsV3.$A$1" table:cell-range-address="$Instructions_8RegsV3.$B$1:.$M$1"/>
        </table:named-expressions>
        <calcext:conditional-formats>
          <calcext:conditional-format calcext:target-range-address="Instructions_8RegsV3.B3:Instructions_8RegsV3.Q100">
            <calcext:condition calcext:apply-style-name="Accent 3" calcext:value="formula-is(ROW([.B3]) - 3 &lt; COM.MICROSOFT.XLOOKUP([.B$1];Formats8RegsV3_Names; Formats8RegsV3_NumOps;0))" calcext:base-cell-address="Instructions_8RegsV3.B3"/>
          </calcext:conditional-format>
          <calcext:conditional-format calcext:target-range-address="Instructions_8RegsV3.A3:Instructions_8RegsV3.A301">
            <calcext:condition calcext:apply-style-name="Accent 2" calcext:value="formula-is(MOD(FLOOR([.A3] / 8); 2) = 0)" calcext:base-cell-address="Instructions_8RegsV3.A3"/>
          </calcext:conditional-format>
        </calcext:conditional-formats>
      </table:table>
      <table:table table:name="SPARC Branch Instrs" table:style-name="ta4">
        <table:table-column table:style-name="co13" table:default-cell-style-name="ce71"/>
        <table:table-column table:style-name="co13" table:visibility="collapse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3" table:number-columns-repeated="16377" table:default-cell-style-name="Default"/>
        <table:table-row table:style-name="ro10">
          <table:table-cell table:style-name="Heading_20_1" office:value-type="string" calcext:value-type="string">
            <text:p>INSTR</text:p>
          </table:table-cell>
          <table:table-cell table:style-name="Heading_20_1" office:value-type="string" calcext:value-type="string">
            <text:p>Binary</text:p>
          </table:table-cell>
          <table:table-cell table:style-name="Heading_20_1" office:value-type="string" calcext:value-type="string">
            <text:p>Decimal</text:p>
          </table:table-cell>
          <table:table-cell table:style-name="Heading_20_1" office:value-type="string" calcext:value-type="string">
            <text:p>8s</text:p>
          </table:table-cell>
          <table:table-cell table:style-name="Heading_20_1" office:value-type="string" calcext:value-type="string">
            <text:p>4s</text:p>
          </table:table-cell>
          <table:table-cell table:style-name="Heading_20_1" office:value-type="string" calcext:value-type="string">
            <text:p>2s</text:p>
          </table:table-cell>
          <table:table-cell table:style-name="Heading_20_1" office:value-type="string" calcext:value-type="string">
            <text:p>1s</text:p>
          </table:table-cell>
          <table:table-cell table:style-name="Heading_20_1" table:number-columns-repeated="16377"/>
        </table:table-row>
        <table:table-row table:style-name="ro3">
          <table:table-cell office:value-type="string" calcext:value-type="string">
            <text:p>b_nev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271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_always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style-name="ce271" office:value-type="float" office:value="1" calcext:value-type="float">
            <text:p>1</text:p>
          </table:table-cell>
          <table:table-cell table:number-columns-repeated="3" table:style-name="ce271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71" office:value-type="float" office:value="0" calcext:value-type="float">
            <text:p>0</text:p>
          </table:table-cell>
          <table:table-cell table:style-name="ce271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ne</text:p>
          </table:table-cell>
          <table:table-cell office:value-type="float" office:value="1001" calcext:value-type="float">
            <text:p>1001</text:p>
          </table:table-cell>
          <table:table-cell office:value-type="float" office:value="9" calcext:value-type="float">
            <text:p>9</text:p>
          </table:table-cell>
          <table:table-cell table:style-name="ce271" office:value-type="float" office:value="1" calcext:value-type="float">
            <text:p>1</text:p>
          </table:table-cell>
          <table:table-cell table:number-columns-repeated="2" table:style-name="ce271" office:value-type="float" office:value="0" calcext:value-type="float">
            <text:p>0</text:p>
          </table:table-cell>
          <table:table-cell table:style-name="ce271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l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71" office:value-type="float" office:value="0" calcext:value-type="float">
            <text:p>0</text:p>
          </table:table-cell>
          <table:table-cell table:style-name="ce271" office:value-type="float" office:value="1" calcext:value-type="float">
            <text:p>1</text:p>
          </table:table-cell>
          <table:table-cell table:style-name="ce271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g</text:p>
          </table:table-cell>
          <table:table-cell office:value-type="float" office:value="1010" calcext:value-type="float">
            <text:p>1010</text:p>
          </table:table-cell>
          <table:table-cell office:value-type="float" office:value="10" calcext:value-type="float">
            <text:p>10</text:p>
          </table:table-cell>
          <table:table-cell table:style-name="ce271" office:value-type="float" office:value="1" calcext:value-type="float">
            <text:p>1</text:p>
          </table:table-cell>
          <table:table-cell table:style-name="ce271" office:value-type="float" office:value="0" calcext:value-type="float">
            <text:p>0</text:p>
          </table:table-cell>
          <table:table-cell table:style-name="ce271" office:value-type="float" office:value="1" calcext:value-type="float">
            <text:p>1</text:p>
          </table:table-cell>
          <table:table-cell table:style-name="ce271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71" office:value-type="float" office:value="0" calcext:value-type="float">
            <text:p>0</text:p>
          </table:table-cell>
          <table:table-cell table:number-columns-repeated="2" table:style-name="ce271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ge</text:p>
          </table:table-cell>
          <table:table-cell office:value-type="float" office:value="1011" calcext:value-type="float">
            <text:p>1011</text:p>
          </table:table-cell>
          <table:table-cell office:value-type="float" office:value="11" calcext:value-type="float">
            <text:p>11</text:p>
          </table:table-cell>
          <table:table-cell table:style-name="ce271" office:value-type="float" office:value="1" calcext:value-type="float">
            <text:p>1</text:p>
          </table:table-cell>
          <table:table-cell table:style-name="ce271" office:value-type="float" office:value="0" calcext:value-type="float">
            <text:p>0</text:p>
          </table:table-cell>
          <table:table-cell table:number-columns-repeated="2" table:style-name="ce271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leu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style-name="ce271" office:value-type="float" office:value="0" calcext:value-type="float">
            <text:p>0</text:p>
          </table:table-cell>
          <table:table-cell table:style-name="ce271" office:value-type="float" office:value="1" calcext:value-type="float">
            <text:p>1</text:p>
          </table:table-cell>
          <table:table-cell table:number-columns-repeated="2" table:style-name="ce271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gu</text:p>
          </table:table-cell>
          <table:table-cell office:value-type="float" office:value="1100" calcext:value-type="float">
            <text:p>1100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271" office:value-type="float" office:value="1" calcext:value-type="float">
            <text:p>1</text:p>
          </table:table-cell>
          <table:table-cell table:number-columns-repeated="2" table:style-name="ce271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cs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style-name="ce271" office:value-type="float" office:value="0" calcext:value-type="float">
            <text:p>0</text:p>
          </table:table-cell>
          <table:table-cell table:style-name="ce271" office:value-type="float" office:value="1" calcext:value-type="float">
            <text:p>1</text:p>
          </table:table-cell>
          <table:table-cell table:style-name="ce271" office:value-type="float" office:value="0" calcext:value-type="float">
            <text:p>0</text:p>
          </table:table-cell>
          <table:table-cell table:style-name="ce271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cc</text:p>
          </table:table-cell>
          <table:table-cell office:value-type="float" office:value="1101" calcext:value-type="float">
            <text:p>1101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271" office:value-type="float" office:value="1" calcext:value-type="float">
            <text:p>1</text:p>
          </table:table-cell>
          <table:table-cell table:style-name="ce271" office:value-type="float" office:value="0" calcext:value-type="float">
            <text:p>0</text:p>
          </table:table-cell>
          <table:table-cell table:style-name="ce271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neg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table:style-name="ce271" office:value-type="float" office:value="0" calcext:value-type="float">
            <text:p>0</text:p>
          </table:table-cell>
          <table:table-cell table:number-columns-repeated="2" table:style-name="ce271" office:value-type="float" office:value="1" calcext:value-type="float">
            <text:p>1</text:p>
          </table:table-cell>
          <table:table-cell table:style-name="ce271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pos</text:p>
          </table:table-cell>
          <table:table-cell office:value-type="float" office:value="1110" calcext:value-type="float">
            <text:p>1110</text:p>
          </table:table-cell>
          <table:table-cell office:value-type="float" office:value="14" calcext:value-type="float">
            <text:p>14</text:p>
          </table:table-cell>
          <table:table-cell table:number-columns-repeated="3" table:style-name="ce271" office:value-type="float" office:value="1" calcext:value-type="float">
            <text:p>1</text:p>
          </table:table-cell>
          <table:table-cell table:style-name="ce271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vs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table:style-name="ce271" office:value-type="float" office:value="0" calcext:value-type="float">
            <text:p>0</text:p>
          </table:table-cell>
          <table:table-cell table:number-columns-repeated="3" table:style-name="ce271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vc</text:p>
          </table:table-cell>
          <table:table-cell office:value-type="float" office:value="1111" calcext:value-type="float">
            <text:p>1111</text:p>
          </table:table-cell>
          <table:table-cell office:value-type="float" office:value="15" calcext:value-type="float">
            <text:p>15</text:p>
          </table:table-cell>
          <table:table-cell table:number-columns-repeated="4" table:style-name="ce271" office:value-type="float" office:value="1" calcext:value-type="float">
            <text:p>1</text:p>
          </table:table-cell>
          <table:table-cell table:number-columns-repeated="16377"/>
        </table:table-row>
        <table:table-row table:style-name="ro3" table:number-rows-repeated="1048558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'SPARC Branch Instrs'.D2:'SPARC Branch Instrs'.G17">
            <calcext:condition calcext:apply-style-name="Accent 2" calcext:value="=0" calcext:base-cell-address="'SPARC Branch Instrs'.D2"/>
          </calcext:conditional-format>
        </calcext:conditional-formats>
      </table:table>
      <table:table table:name="ALU_func" table:style-name="ta5">
        <office:forms form:automatic-focus="false" form:apply-design-mode="false"/>
        <table:table-column table:style-name="co13" table:default-cell-style-name="Default"/>
        <table:table-row table:style-name="ro3">
          <table:table-cell/>
        </table:table-row>
      </table:table>
      <table:table table:name="Instructions_2" table:style-name="ta3">
        <office:forms form:automatic-focus="false" form:apply-design-mode="false"/>
        <table:shapes>
          <draw:frame draw:z-index="112" draw:name="Text Frame 6" draw:style-name="gr1" draw:text-style-name="P1" svg:width="3.1248in" svg:height="2.7602in" svg:x="10.3079in" svg:y="4.3252in">
            <draw:text-box draw:corner-radius="0.0402in">
              <text:p><text:span text:style-name="T1">; subr(arr =&gt; a0, len =&gt; a1) → i16</text:span></text:p>
              <text:p><text:span text:style-name="T2">sum_array:</text:span></text:p>
              <text:p><text:span text:style-name="T3"><text:tab/></text:span><text:span text:style-name="T4">mov ma, a0</text:span></text:p>
              <text:p><text:span text:style-name="T4"><text:tab/></text:span><text:span text:style-name="T4">clear a0</text:span></text:p>
              <text:p><text:span text:style-name="T4"><text:tab/></text:span><text:span text:style-name="T4">li a, 0 </text:span><text:span text:style-name="T5">; i =&gt; a</text:span></text:p>
              <text:p><text:span text:style-name="T3"><text:tab/></text:span><text:span text:style-name="T4">b</text:span><text:span text:style-name="T3"> :cond</text:span></text:p>
              <text:p><text:span text:style-name="T3"><text:tab/></text:span><text:span text:style-name="T3">loop:</text:span></text:p>
              <text:p><text:span text:style-name="T3"><text:tab/></text:span><text:span text:style-name="T3"><text:tab/></text:span><text:span text:style-name="T4">lwx b, ma[a]</text:span></text:p>
              <text:p><text:span text:style-name="T4"><text:tab/></text:span><text:span text:style-name="T4"><text:tab/></text:span><text:span text:style-name="T4">add a0, b</text:span></text:p>
              <text:p><text:span text:style-name="T4"><text:tab/></text:span><text:span text:style-name="T4"><text:tab/></text:span><text:span text:style-name="T4">inc a</text:span></text:p>
              <text:p><text:span text:style-name="T3"><text:tab/></text:span><text:span text:style-name="T3">cond:</text:span></text:p>
              <text:p><text:span text:style-name="T3"><text:tab/></text:span><text:span text:style-name="T3"><text:tab/></text:span><text:span text:style-name="T4">tb a, a1</text:span></text:p>
              <text:p><text:span text:style-name="T4"><text:tab/></text:span><text:span text:style-name="T4"><text:tab/></text:span><text:span text:style-name="T4">bt</text:span><text:span text:style-name="T3"> :loop</text:span></text:p>
              <text:p><text:span text:style-name="T3"><text:tab/></text:span><text:span text:style-name="T4">ret</text:span></text:p>
            </draw:text-box>
          </draw:frame>
        </table:shapes>
        <table:table-column table:style-name="co27" table:default-cell-style-name="ce71"/>
        <table:table-column table:style-name="co28" table:number-columns-repeated="12" table:default-cell-style-name="ce71"/>
        <table:table-column table:style-name="co28" table:default-cell-style-name="Default"/>
        <table:table-column table:style-name="co28" table:number-columns-repeated="2" table:default-cell-style-name="ce71"/>
        <table:table-column table:style-name="co29" table:default-cell-style-name="ce81"/>
        <table:table-column table:style-name="co30" table:default-cell-style-name="ce71"/>
        <table:table-column table:style-name="co31" table:default-cell-style-name="ce71"/>
        <table:table-column table:style-name="co8" table:default-cell-style-name="ce71"/>
        <table:table-column table:style-name="co8" table:number-columns-repeated="1001" table:default-cell-style-name="Default"/>
        <table:table-column table:style-name="co13" table:number-columns-repeated="15360" table:default-cell-style-name="Default"/>
        <table:table-row table:style-name="ro12">
          <table:table-cell table:style-name="ce15" office:value-type="string" calcext:value-type="string">
            <text:p>Index</text:p>
          </table:table-cell>
          <table:table-cell table:style-name="Heading_20_1" table:formula="of:=INDEX(Formats16RegsFormatId; COLUMN([.B1]) - 1)" office:value-type="string" office:string-value="LSD" calcext:value-type="string">
            <text:p>LSD</text:p>
          </table:table-cell>
          <table:table-cell table:style-name="Heading_20_1" table:formula="of:=INDEX(Formats16RegsFormatId; COLUMN([.C1]) - 1)" office:value-type="string" office:string-value="SUBR" calcext:value-type="string">
            <text:p>SUBR</text:p>
          </table:table-cell>
          <table:table-cell table:style-name="Heading_20_1" table:formula="of:=INDEX(Formats16RegsFormatId; COLUMN([.D1]) - 1)" office:value-type="string" office:string-value="LI" calcext:value-type="string">
            <text:p>LI</text:p>
          </table:table-cell>
          <table:table-cell table:style-name="Heading_20_1" table:formula="of:=INDEX(Formats16RegsFormatId; COLUMN([.E1]) - 1)" office:value-type="string" office:string-value="B" calcext:value-type="string">
            <text:p>B</text:p>
          </table:table-cell>
          <table:table-cell table:style-name="Heading_20_1" table:formula="of:=INDEX(Formats16RegsFormatId; COLUMN([.F1]) - 1)" office:value-type="string" office:string-value="RR" calcext:value-type="string">
            <text:p>RR</text:p>
          </table:table-cell>
          <table:table-cell table:style-name="Heading_20_1" table:formula="of:=INDEX(Formats16RegsFormatId; COLUMN([.G1]) - 1)" office:value-type="string" office:string-value="LSX" calcext:value-type="string">
            <text:p>LSX</text:p>
          </table:table-cell>
          <table:table-cell table:style-name="Heading_20_1" table:formula="of:=INDEX(Formats16RegsFormatId; COLUMN([.H1]) - 1)" office:value-type="string" office:string-value="RI1" calcext:value-type="string">
            <text:p>RI1</text:p>
          </table:table-cell>
          <table:table-cell table:style-name="Heading_20_1" table:formula="of:=INDEX(Formats16RegsFormatId; COLUMN([.I1]) - 1)" office:value-type="string" office:string-value="RI2" calcext:value-type="string">
            <text:p>RI2</text:p>
          </table:table-cell>
          <table:table-cell table:style-name="Heading_20_1" table:formula="of:=INDEX(Formats16RegsFormatId; COLUMN([.J1]) - 1)" office:value-type="string" office:string-value="RI3" calcext:value-type="string">
            <text:p>RI3</text:p>
          </table:table-cell>
          <table:table-cell table:style-name="Heading_20_1" table:formula="of:=INDEX(Formats16RegsFormatId; COLUMN([.K1]) - 1)" office:value-type="string" office:string-value="R1" calcext:value-type="string">
            <text:p>R1</text:p>
          </table:table-cell>
          <table:table-cell table:style-name="Heading_20_1" table:formula="of:=INDEX(Formats16RegsFormatId; COLUMN([.L1]) - 1)" office:value-type="string" office:string-value="R2" calcext:value-type="string">
            <text:p>R2</text:p>
          </table:table-cell>
          <table:table-cell table:style-name="Heading_20_1" table:formula="of:=INDEX(Formats16RegsFormatId; COLUMN([.M1]) - 1)" office:value-type="string" office:string-value="R3" calcext:value-type="string">
            <text:p>R3</text:p>
          </table:table-cell>
          <table:table-cell table:style-name="Heading_20_1" table:formula="of:=INDEX(Formats16RegsFormatId; COLUMN([.N1]) - 1)" office:value-type="string" office:string-value="R4" calcext:value-type="string">
            <text:p>R4</text:p>
          </table:table-cell>
          <table:table-cell table:style-name="Heading_20_1" table:formula="of:=INDEX(Formats16RegsFormatId; COLUMN([.O1]) - 1)" office:value-type="string" office:string-value="O" calcext:value-type="string">
            <text:p>O</text:p>
          </table:table-cell>
          <table:table-cell table:style-name="Default"/>
          <table:table-cell table:style-name="ce25" office:value-type="string" calcext:value-type="string">
            <text:p>Synthetic Instr.</text:p>
          </table:table-cell>
          <table:table-cell table:style-name="ce15" office:value-type="string" calcext:value-type="string">
            <text:p>Expansion</text:p>
          </table:table-cell>
          <table:table-cell table:style-name="ce15" office:value-type="string" calcext:value-type="string">
            <text:p>Suggested Alternative Sequence</text:p>
          </table:table-cell>
          <table:table-cell table:style-name="ce15" office:value-type="string" calcext:value-type="string">
            <text:p>Translate reverse on disassembly?</text:p>
          </table:table-cell>
          <table:table-cell table:style-name="Heading_20_1" table:number-columns-repeated="16361"/>
        </table:table-row>
        <table:table-row table:style-name="ro13">
          <table:table-cell table:style-name="ce272"/>
          <table:table-cell table:style-name="ce260" table:formula="of:=INDEX(Formats16RegsDescription; COLUMN([.B2]) - 1)" office:value-type="string" office:string-value="Load-store with Displacement" calcext:value-type="string">
            <text:p>Load-store with Displacement</text:p>
          </table:table-cell>
          <table:table-cell table:style-name="ce260" table:formula="of:=INDEX(Formats16RegsDescription; COLUMN([.C2]) - 1)" office:value-type="string" office:string-value="Subroutine Call" calcext:value-type="string">
            <text:p>Subroutine Call</text:p>
          </table:table-cell>
          <table:table-cell table:style-name="ce260" table:formula="of:=INDEX(Formats16RegsDescription; COLUMN([.D2]) - 1)" office:value-type="string" office:string-value="Load Immediate" calcext:value-type="string">
            <text:p>Load Immediate</text:p>
          </table:table-cell>
          <table:table-cell table:style-name="ce260" table:formula="of:=INDEX(Formats16RegsDescription; COLUMN([.E2]) - 1)" office:value-type="string" office:string-value="Branch" calcext:value-type="string">
            <text:p>Branch</text:p>
          </table:table-cell>
          <table:table-cell table:style-name="ce260" table:formula="of:=INDEX(Formats16RegsDescription; COLUMN([.F2]) - 1)" office:value-type="string" office:string-value="Register-register" calcext:value-type="string">
            <text:p>Register-register</text:p>
          </table:table-cell>
          <table:table-cell table:style-name="ce260" table:formula="of:=INDEX(Formats16RegsDescription; COLUMN([.G2]) - 1)" office:value-type="string" office:string-value="Load-store with Index" calcext:value-type="string">
            <text:p>Load-store with Index</text:p>
          </table:table-cell>
          <table:table-cell table:style-name="ce260" table:formula="of:=INDEX(Formats16RegsDescription; COLUMN([.H2]) - 1)" office:value-type="string" office:string-value="Register-immediate 1" calcext:value-type="string">
            <text:p>Register-immediate 1</text:p>
          </table:table-cell>
          <table:table-cell table:style-name="ce260" table:formula="of:=INDEX(Formats16RegsDescription; COLUMN([.I2]) - 1)" office:value-type="string" office:string-value="Register-immediate 2" calcext:value-type="string">
            <text:p>Register-immediate 2</text:p>
          </table:table-cell>
          <table:table-cell table:style-name="ce260" table:formula="of:=INDEX(Formats16RegsDescription; COLUMN([.J2]) - 1)" office:value-type="string" office:string-value="Register-immediate 3" calcext:value-type="string">
            <text:p>Register-immediate 3</text:p>
          </table:table-cell>
          <table:table-cell table:style-name="ce260" table:formula="of:=INDEX(Formats16RegsDescription; COLUMN([.K2]) - 1)" office:value-type="string" office:string-value="Register 1" calcext:value-type="string">
            <text:p>Register 1</text:p>
          </table:table-cell>
          <table:table-cell table:style-name="ce260" table:formula="of:=INDEX(Formats16RegsDescription; COLUMN([.L2]) - 1)" office:value-type="string" office:string-value="Register 2" calcext:value-type="string">
            <text:p>Register 2</text:p>
          </table:table-cell>
          <table:table-cell table:style-name="ce260" table:formula="of:=INDEX(Formats16RegsDescription; COLUMN([.M2]) - 1)" office:value-type="string" office:string-value="Register 3" calcext:value-type="string">
            <text:p>Register 3</text:p>
          </table:table-cell>
          <table:table-cell table:style-name="ce260" table:formula="of:=INDEX(Formats16RegsDescription; COLUMN([.N2]) - 1)" office:value-type="string" office:string-value="Register 4" calcext:value-type="string">
            <text:p>Register 4</text:p>
          </table:table-cell>
          <table:table-cell table:style-name="ce260" table:formula="of:=INDEX(Formats16RegsDescription; COLUMN([.O2]) - 1)" office:value-type="string" office:string-value="Opcode" calcext:value-type="string">
            <text:p>Opcode</text:p>
          </table:table-cell>
          <table:table-cell table:style-name="Default"/>
          <table:table-cell table:style-name="ce25"/>
          <table:table-cell table:style-name="ce15" table:number-columns-repeated="3"/>
          <table:table-cell table:style-name="Heading_20_1" table:number-columns-repeated="16361"/>
        </table:table-row>
        <table:table-row table:style-name="ro3">
          <table:table-cell table:style-name="ce273" office:value-type="float" office:value="0" calcext:value-type="float">
            <text:p>0</text:p>
          </table:table-cell>
          <table:table-cell table:style-name="ce275" office:value-type="string" calcext:value-type="string">
            <text:p>lb</text:p>
          </table:table-cell>
          <table:table-cell table:style-name="ce275" office:value-type="string" calcext:value-type="string">
            <text:p>call</text:p>
          </table:table-cell>
          <table:table-cell table:style-name="ce275" office:value-type="string" calcext:value-type="string">
            <text:p>li</text:p>
          </table:table-cell>
          <table:table-cell table:style-name="ce275" office:value-type="string" calcext:value-type="string">
            <text:p>b</text:p>
          </table:table-cell>
          <table:table-cell table:style-name="ce275" office:value-type="string" calcext:value-type="string">
            <text:p>add</text:p>
          </table:table-cell>
          <table:table-cell table:style-name="ce282" office:value-type="string" calcext:value-type="string">
            <text:p>lbx</text:p>
          </table:table-cell>
          <table:table-cell table:style-name="ce276"/>
          <table:table-cell table:style-name="ce275" office:value-type="string" calcext:value-type="string">
            <text:p>addi</text:p>
          </table:table-cell>
          <table:table-cell table:style-name="ce275" office:value-type="string" calcext:value-type="string">
            <office:annotation draw:style-name="gr4" svg:width="1.1413in" svg:height="0.8567in" svg:x="6.6071in" svg:y="0.265in" draw:caption-point-x="-0.2402in" draw:caption-point-y="0.5945in">
              <dc:creator>Unknown Author</dc:creator>
              <dc:date>2025-03-03T02:48:00</dc:date>
              <text:p>logical shift right immediate</text:p>
              <text:p/>
              <text:p>RD ← RS &gt;&gt; IMM</text:p>
            </office:annotation>
            <text:p>lsri</text:p>
          </table:table-cell>
          <table:table-cell table:style-name="ce275"/>
          <table:table-cell table:style-name="ce172" office:value-type="string" calcext:value-type="string">
            <text:p>pushb</text:p>
          </table:table-cell>
          <table:table-cell table:style-name="ce275" office:value-type="string" calcext:value-type="string">
            <text:p>neg</text:p>
          </table:table-cell>
          <table:table-cell table:style-name="ce275" office:value-type="string" calcext:value-type="string">
            <text:p>callr</text:p>
          </table:table-cell>
          <table:table-cell table:style-name="ce275" office:value-type="string" calcext:value-type="string">
            <text:p>NONEXE0</text:p>
          </table:table-cell>
          <table:table-cell table:style-name="ce170"/>
          <table:table-cell office:value-type="string" calcext:value-type="string">
            <text:p>clear REG</text:p>
          </table:table-cell>
          <table:table-cell office:value-type="string" calcext:value-type="string">
            <text:p>xor REG, REG</text:p>
          </table:table-cell>
          <table:table-cell/>
          <table:table-cell office:value-type="string" calcext:value-type="string">
            <text:p>yes</text:p>
          </table:table-cell>
          <table:table-cell table:number-columns-repeated="16361"/>
        </table:table-row>
        <table:table-row table:style-name="ro3">
          <table:table-cell table:style-name="ce273" office:value-type="float" office:value="1" calcext:value-type="float">
            <text:p>1</text:p>
          </table:table-cell>
          <table:table-cell table:style-name="ce275" office:value-type="string" calcext:value-type="string">
            <text:p>lw</text:p>
          </table:table-cell>
          <table:table-cell table:style-name="ce275"/>
          <table:table-cell table:style-name="ce170" office:value-type="string" calcext:value-type="string">
            <text:p>szi</text:p>
          </table:table-cell>
          <table:table-cell table:style-name="ce170" office:value-type="string" calcext:value-type="string">
            <office:annotation draw:style-name="gr7" svg:width="1.1413in" svg:height="1.3232in" svg:x="3.5063in" svg:y="2.8331in" draw:caption-point-x="-0.3894in" draw:caption-point-y="-1.7957in">
              <dc:creator>Unknown Author</dc:creator>
              <dc:date>2025-03-03T15:00:00</dc:date>
              <text:p>branch if true</text:p>
              <text:p/>
              <text:p>bf L_loop_top</text:p>
              <text:p/>
              <text:p>if $TS.pop() == 1:</text:p>
              <text:p><text:s text:c="4"/>$PC ← $PC + (IMM &lt;&lt; 1)</text:p>
            </office:annotation>
            <text:p>bt</text:p>
          </table:table-cell>
          <table:table-cell table:style-name="ce170" office:value-type="string" calcext:value-type="string">
            <text:p>sub</text:p>
          </table:table-cell>
          <table:table-cell table:style-name="ce275" office:value-type="string" calcext:value-type="string">
            <text:p>lwx</text:p>
          </table:table-cell>
          <table:table-cell table:style-name="ce276" office:value-type="string" calcext:value-type="string">
            <office:annotation draw:style-name="gr4" svg:width="1.1413in" svg:height="0.8567in" svg:x="5.3071in" svg:y="0.4429in" draw:caption-point-x="-0.2402in" draw:caption-point-y="0.5945in">
              <dc:creator>Unknown Author</dc:creator>
              <dc:date>2025-03-03T02:29:00</dc:date>
              <text:p>test equal immediate</text:p>
              <text:p/>
              <text:p>$TS.push(R as i16 == sxt(IMM))</text:p>
            </office:annotation>
            <text:p>teqi</text:p>
          </table:table-cell>
          <table:table-cell table:style-name="ce275" office:value-type="string" calcext:value-type="string">
            <text:p>andi</text:p>
          </table:table-cell>
          <table:table-cell table:style-name="ce275" office:value-type="string" calcext:value-type="string">
            <office:annotation draw:style-name="gr4" svg:width="1.1413in" svg:height="0.8567in" svg:x="6.6071in" svg:y="0.4429in" draw:caption-point-x="-0.2402in" draw:caption-point-y="0.5945in">
              <dc:creator>Unknown Author</dc:creator>
              <dc:date>2025-03-03T02:48:00</dc:date>
              <text:p>logical shift left immediate</text:p>
              <text:p/>
              <text:p>RD ← RD &lt;&lt; IMM</text:p>
            </office:annotation>
            <text:p>lsli</text:p>
          </table:table-cell>
          <table:table-cell table:style-name="ce172"/>
          <table:table-cell table:style-name="ce171" office:value-type="string" calcext:value-type="string">
            <text:p>pushw</text:p>
          </table:table-cell>
          <table:table-cell table:style-name="ce275" office:value-type="string" calcext:value-type="string">
            <office:annotation draw:style-name="gr5" svg:width="1.1413in" svg:height="0.7083in" svg:x="8.5571in" svg:y="0.4429in" draw:caption-point-x="-0.2402in" draw:caption-point-y="0.5945in">
              <dc:creator>Unknown Author</dc:creator>
              <dc:date>2025-03-03T01:52:00</dc:date>
              <text:p>read high register</text:p>
              <text:p/>
              <text:p>Rd ← $HI</text:p>
            </office:annotation>
            <text:p>rhi</text:p>
          </table:table-cell>
          <table:table-cell table:style-name="ce275" office:value-type="string" calcext:value-type="string">
            <text:p>jr</text:p>
          </table:table-cell>
          <table:table-cell table:style-name="ce275" office:value-type="string" calcext:value-type="string">
            <text:p>BREAK</text:p>
          </table:table-cell>
          <table:table-cell table:style-name="ce170"/>
          <table:table-cell office:value-type="string" calcext:value-type="string">
            <text:p>nop</text:p>
          </table:table-cell>
          <table:table-cell office:value-type="string" calcext:value-type="string">
            <text:p>and $zero, $zero</text:p>
          </table:table-cell>
          <table:table-cell/>
          <table:table-cell office:value-type="string" calcext:value-type="string">
            <text:p>yes</text:p>
          </table:table-cell>
          <table:table-cell table:number-columns-repeated="16361"/>
        </table:table-row>
        <table:table-row table:style-name="ro3">
          <table:table-cell table:style-name="ce273" office:value-type="float" office:value="2" calcext:value-type="float">
            <text:p>2</text:p>
          </table:table-cell>
          <table:table-cell table:style-name="ce275" office:value-type="string" calcext:value-type="string">
            <text:p>sb</text:p>
          </table:table-cell>
          <table:table-cell table:style-name="ce275"/>
          <table:table-cell table:style-name="ce170" table:number-columns-repeated="2"/>
          <table:table-cell table:style-name="ce170" office:value-type="string" calcext:value-type="string">
            <text:p>and</text:p>
          </table:table-cell>
          <table:table-cell table:style-name="ce283" office:value-type="string" calcext:value-type="string">
            <text:p>sbx</text:p>
          </table:table-cell>
          <table:table-cell table:style-name="ce276"/>
          <table:table-cell table:style-name="ce171" office:value-type="string" calcext:value-type="string">
            <text:p>ori</text:p>
          </table:table-cell>
          <table:table-cell table:style-name="ce275" office:value-type="string" calcext:value-type="string">
            <office:annotation draw:style-name="gr4" svg:width="1.1413in" svg:height="0.8567in" svg:x="6.6071in" svg:y="0.6205in" draw:caption-point-x="-0.2402in" draw:caption-point-y="0.5945in">
              <dc:creator>Unknown Author</dc:creator>
              <dc:date>2025-03-03T02:48:00</dc:date>
              <text:p>arithmetic shift right immediate</text:p>
              <text:p/>
              <text:p>RD ← RD &gt;&gt;&gt; IMM</text:p>
            </office:annotation>
            <text:p>asri</text:p>
          </table:table-cell>
          <table:table-cell table:style-name="ce171"/>
          <table:table-cell table:style-name="ce171" office:value-type="string" calcext:value-type="string">
            <text:p>popb</text:p>
          </table:table-cell>
          <table:table-cell table:style-name="ce275" office:value-type="string" calcext:value-type="string">
            <text:p>rgp</text:p>
          </table:table-cell>
          <table:table-cell table:style-name="ce287"/>
          <table:table-cell table:style-name="ce275" office:value-type="string" calcext:value-type="string">
            <text:p>HALT</text:p>
          </table:table-cell>
          <table:table-cell table:style-name="ce170"/>
          <table:table-cell office:value-type="string" calcext:value-type="string">
            <text:p>incr REG</text:p>
          </table:table-cell>
          <table:table-cell office:value-type="string" calcext:value-type="string">
            <text:p>addi REG, 1</text:p>
          </table:table-cell>
          <table:table-cell/>
          <table:table-cell office:value-type="string" calcext:value-type="string">
            <text:p>yes</text:p>
          </table:table-cell>
          <table:table-cell table:number-columns-repeated="16361"/>
        </table:table-row>
        <table:table-row table:style-name="ro3">
          <table:table-cell table:style-name="ce273" office:value-type="float" office:value="3" calcext:value-type="float">
            <text:p>3</text:p>
          </table:table-cell>
          <table:table-cell table:style-name="ce275" office:value-type="string" calcext:value-type="string">
            <text:p>sw</text:p>
          </table:table-cell>
          <table:table-cell table:style-name="ce275" table:number-columns-repeated="3"/>
          <table:table-cell table:style-name="ce275" office:value-type="string" calcext:value-type="string">
            <text:p>or</text:p>
          </table:table-cell>
          <table:table-cell table:style-name="ce284" office:value-type="string" calcext:value-type="string">
            <office:annotation draw:style-name="gr5" svg:width="1.1413in" svg:height="0.7083in" svg:x="4.6571in" svg:y="0.7984in" draw:caption-point-x="-0.2402in" draw:caption-point-y="0.5945in">
              <dc:creator>Unknown Author</dc:creator>
              <dc:date>2025-03-02T19:27:00</dc:date>
              <text:p>store register word</text:p>
            </office:annotation>
            <text:p>swx</text:p>
          </table:table-cell>
          <table:table-cell table:style-name="ce276"/>
          <table:table-cell table:style-name="ce275" office:value-type="string" calcext:value-type="string">
            <text:p>xori</text:p>
          </table:table-cell>
          <table:table-cell table:style-name="ce276"/>
          <table:table-cell table:style-name="ce171"/>
          <table:table-cell table:style-name="ce171" office:value-type="string" calcext:value-type="string">
            <text:p>popw</text:p>
          </table:table-cell>
          <table:table-cell table:style-name="ce275" office:value-type="string" calcext:value-type="string">
            <office:annotation draw:style-name="gr5" svg:width="1.1413in" svg:height="0.7083in" svg:x="8.5571in" svg:y="0.7984in" draw:caption-point-x="-0.2402in" draw:caption-point-y="0.5945in">
              <dc:creator>Unknown Author</dc:creator>
              <dc:date>2025-03-05T20:54:00</dc:date>
              <text:p>write global pointer</text:p>
              <text:p/>
              <text:p>$GP ← R</text:p>
            </office:annotation>
            <text:p>wgp</text:p>
          </table:table-cell>
          <table:table-cell table:style-name="ce170"/>
          <table:table-cell table:style-name="ce275" office:value-type="string" calcext:value-type="string">
            <office:annotation draw:style-name="gr8" svg:width="1.1413in" svg:height="1.9453in" svg:x="9.8571in" svg:y="0.7984in" draw:caption-point-x="-0.2402in" draw:caption-point-y="0.5945in">
              <dc:creator>Unknown Author</dc:creator>
              <dc:date>2025-03-03T02:21:00</dc:date>
              <text:p>unimplemented</text:p>
              <text:p/>
              <text:p>Used to mark unimplemented interrupt service routine (or subroutine) bodies.</text:p>
              <text:p/>
              <text:p>Triggers a UNIMPL exception.</text:p>
            </office:annotation>
            <text:p>UNIMPL</text:p>
          </table:table-cell>
          <table:table-cell table:style-name="ce170"/>
          <table:table-cell office:value-type="string" calcext:value-type="string">
            <text:p>decr REG</text:p>
          </table:table-cell>
          <table:table-cell office:value-type="string" calcext:value-type="string">
            <text:p>addi REG, -1</text:p>
          </table:table-cell>
          <table:table-cell/>
          <table:table-cell office:value-type="string" calcext:value-type="string">
            <text:p>yes</text:p>
          </table:table-cell>
          <table:table-cell table:number-columns-repeated="16361"/>
        </table:table-row>
        <table:table-row table:style-name="ro3">
          <table:table-cell table:style-name="ce273" office:value-type="float" office:value="4" calcext:value-type="float">
            <text:p>4</text:p>
          </table:table-cell>
          <table:table-cell table:style-name="ce275" table:number-columns-repeated="2"/>
          <table:table-cell table:style-name="ce276" office:value-type="string" calcext:value-type="string">
            <office:annotation draw:style-name="gr5" svg:width="1.1413in" svg:height="0.7083in" svg:x="2.7071in" svg:y="0.976in" draw:caption-point-x="-0.2402in" draw:caption-point-y="0.5945in">
              <dc:creator>Unknown Author</dc:creator>
              <dc:date>2025-03-03T02:29:00</dc:date>
              <text:p>test bit</text:p>
              <text:p/>
              <text:p>$TS.push(R &amp; (1 &lt;&lt; IMM) != 0)</text:p>
            </office:annotation>
            <text:p>tbit</text:p>
          </table:table-cell>
          <table:table-cell table:style-name="ce275"/>
          <table:table-cell table:style-name="ce275" office:value-type="string" calcext:value-type="string">
            <text:p>xor</text:p>
          </table:table-cell>
          <table:table-cell table:style-name="ce275"/>
          <table:table-cell table:style-name="ce276" office:value-type="string" calcext:value-type="string">
            <office:annotation draw:style-name="gr6" svg:width="1.1413in" svg:height="1.4787in" svg:x="5.3071in" svg:y="0.976in" draw:caption-point-x="-0.2402in" draw:caption-point-y="0.5945in">
              <dc:creator>Unknown Author</dc:creator>
              <dc:date>2025-03-03T02:26:00</dc:date>
              <text:p>load global word</text:p>
              <text:p/>
              <text:p>lgw $z, [$GP + 32]</text:p>
              <text:p/>
              <text:p>Rd ← mem[$GP + 2 * IMM] | (mem[$GP + 2 * IMM + 1] &lt;&lt; 8)</text:p>
            </office:annotation>
            <text:p>lgw</text:p>
          </table:table-cell>
          <table:table-cell table:style-name="ce172"/>
          <table:table-cell table:style-name="ce275"/>
          <table:table-cell table:style-name="ce171"/>
          <table:table-cell table:style-name="ce172" office:value-type="string" calcext:value-type="string">
            <office:annotation draw:style-name="gr5" svg:width="1.1413in" svg:height="0.7083in" svg:x="7.9071in" svg:y="0.976in" draw:caption-point-x="-0.2402in" draw:caption-point-y="0.5945in">
              <dc:creator>Unknown Author</dc:creator>
              <dc:date>2025-03-07T01:36:00</dc:date>
              <text:p>sign extend byte</text:p>
            </office:annotation>
            <text:p>seb</text:p>
          </table:table-cell>
          <table:table-cell table:style-name="ce275"/>
          <table:table-cell table:style-name="ce170" table:number-columns-repeated="3"/>
          <table:table-cell office:value-type="string" calcext:value-type="string">
            <text:p>inv REG</text:p>
          </table:table-cell>
          <table:table-cell office:value-type="string" calcext:value-type="string">
            <text:p>xori REG, -1</text:p>
          </table:table-cell>
          <table:table-cell/>
          <table:table-cell office:value-type="string" calcext:value-type="string">
            <text:p>yes</text:p>
          </table:table-cell>
          <table:table-cell table:number-columns-repeated="16361"/>
        </table:table-row>
        <table:table-row table:style-name="ro3">
          <table:table-cell table:style-name="ce273" office:value-type="float" office:value="5" calcext:value-type="float">
            <text:p>5</text:p>
          </table:table-cell>
          <table:table-cell table:style-name="ce275" table:number-columns-repeated="2"/>
          <table:table-cell table:style-name="ce276" office:value-type="string" calcext:value-type="string">
            <office:annotation draw:style-name="gr5" svg:width="1.1413in" svg:height="0.7083in" svg:x="2.7071in" svg:y="1.1539in" draw:caption-point-x="-0.2402in" draw:caption-point-y="0.5945in">
              <dc:creator>Unknown Author</dc:creator>
              <dc:date>2025-03-02T22:58:00</dc:date>
              <text:p>clear bit</text:p>
            </office:annotation>
            <text:p>cbit</text:p>
          </table:table-cell>
          <table:table-cell table:style-name="ce275"/>
          <table:table-cell table:style-name="ce275" office:value-type="string" calcext:value-type="string">
            <text:p>addcc</text:p>
          </table:table-cell>
          <table:table-cell table:style-name="ce276"/>
          <table:table-cell table:style-name="ce276" office:value-type="string" calcext:value-type="string">
            <office:annotation draw:style-name="gr5" svg:width="1.1413in" svg:height="0.7083in" svg:x="5.3071in" svg:y="1.1539in" draw:caption-point-x="-0.2402in" draw:caption-point-y="0.5945in">
              <dc:creator>Unknown Author</dc:creator>
              <dc:date>2025-03-02T22:59:00</dc:date>
              <text:p>load global byte</text:p>
            </office:annotation>
            <text:p>lgb</text:p>
          </table:table-cell>
          <table:table-cell table:style-name="ce275" table:number-columns-repeated="3"/>
          <table:table-cell table:style-name="ce171"/>
          <table:table-cell table:style-name="ce275"/>
          <table:table-cell table:style-name="ce170"/>
          <table:table-cell table:style-name="ce275"/>
          <table:table-cell table:style-name="ce170"/>
          <table:table-cell office:value-type="string" calcext:value-type="string">
            <text:p>not REG</text:p>
          </table:table-cell>
          <table:table-cell office:value-type="string" calcext:value-type="string">
            <text:p>xori REG, 1</text:p>
          </table:table-cell>
          <table:table-cell/>
          <table:table-cell office:value-type="string" calcext:value-type="string">
            <text:p>yes</text:p>
          </table:table-cell>
          <table:table-cell table:number-columns-repeated="16361"/>
        </table:table-row>
        <table:table-row table:style-name="ro3">
          <table:table-cell table:style-name="ce273" office:value-type="float" office:value="6" calcext:value-type="float">
            <text:p>6</text:p>
          </table:table-cell>
          <table:table-cell table:style-name="ce275" table:number-columns-repeated="2"/>
          <table:table-cell table:style-name="ce276" office:value-type="string" calcext:value-type="string">
            <office:annotation draw:style-name="gr5" svg:width="1.1413in" svg:height="0.7083in" svg:x="2.7071in" svg:y="1.3315in" draw:caption-point-x="-0.2402in" draw:caption-point-y="0.5945in">
              <dc:creator>Unknown Author</dc:creator>
              <dc:date>2025-03-02T22:58:00</dc:date>
              <text:p>set bit</text:p>
            </office:annotation>
            <text:p>sbit</text:p>
          </table:table-cell>
          <table:table-cell table:style-name="ce275"/>
          <table:table-cell table:style-name="ce275" office:value-type="string" calcext:value-type="string">
            <text:p>subcc</text:p>
          </table:table-cell>
          <table:table-cell table:style-name="ce275" office:value-type="string" calcext:value-type="string">
            <office:annotation draw:style-name="gr3" svg:width="1.1413in" svg:height="1.1677in" svg:x="4.6571in" svg:y="1.3315in" draw:caption-point-x="-0.2402in" draw:caption-point-y="0.5945in">
              <dc:creator>Unknown Author</dc:creator>
              <dc:date>2025-03-05T17:07:00</dc:date>
              <text:p>load indexed byte, post-increment</text:p>
              <text:p/>
              <text:p>RD ← mem[A + RS];</text:p>
              <text:p>RS ← RS + 1;</text:p>
            </office:annotation>
            <text:p>lbx++</text:p>
          </table:table-cell>
          <table:table-cell table:style-name="ce275" office:value-type="string" calcext:value-type="string">
            <office:annotation draw:style-name="gr5" svg:width="1.1413in" svg:height="0.7083in" svg:x="5.3071in" svg:y="1.3315in" draw:caption-point-x="-0.2402in" draw:caption-point-y="0.5945in">
              <dc:creator>Unknown Author</dc:creator>
              <dc:date>2025-03-02T22:59:00</dc:date>
              <text:p>store global word</text:p>
            </office:annotation>
            <text:p>sgw</text:p>
          </table:table-cell>
          <table:table-cell table:style-name="ce275" table:number-columns-repeated="2"/>
          <table:table-cell table:style-name="ce276"/>
          <table:table-cell table:style-name="ce171"/>
          <table:table-cell table:style-name="ce275"/>
          <table:table-cell table:style-name="ce170"/>
          <table:table-cell table:style-name="ce275"/>
          <table:table-cell table:style-name="ce170"/>
          <table:table-cell office:value-type="string" calcext:value-type="string">
            <text:p>NONEXE1</text:p>
          </table:table-cell>
          <table:table-cell office:value-type="string" calcext:value-type="string">
            <text:p>0xFFFF</text:p>
          </table:table-cell>
          <table:table-cell/>
          <table:table-cell office:value-type="string" calcext:value-type="string">
            <text:p>yes</text:p>
          </table:table-cell>
          <table:table-cell table:number-columns-repeated="16361"/>
        </table:table-row>
        <table:table-row table:style-name="ro3">
          <table:table-cell table:style-name="ce273" office:value-type="float" office:value="7" calcext:value-type="float">
            <text:p>7</text:p>
          </table:table-cell>
          <table:table-cell table:style-name="ce276" table:number-columns-repeated="4"/>
          <table:table-cell table:style-name="ce276" office:value-type="string" calcext:value-type="string">
            <office:annotation draw:style-name="gr5" svg:width="1.1413in" svg:height="0.7083in" svg:x="4.0071in" svg:y="1.5094in" draw:caption-point-x="-0.2402in" draw:caption-point-y="0.5945in">
              <dc:creator>Unknown Author</dc:creator>
              <dc:date>2025-03-03T02:47:00</dc:date>
              <text:p>move</text:p>
              <text:p/>
              <text:p>RD ← RS</text:p>
            </office:annotation>
            <text:p>mov</text:p>
          </table:table-cell>
          <table:table-cell table:style-name="ce276" office:value-type="string" calcext:value-type="string">
            <text:p>lwx++</text:p>
          </table:table-cell>
          <table:table-cell table:style-name="ce275" office:value-type="string" calcext:value-type="string">
            <office:annotation draw:style-name="gr5" svg:width="1.1413in" svg:height="0.7083in" svg:x="5.3071in" svg:y="1.5094in" draw:caption-point-x="-0.2402in" draw:caption-point-y="0.5945in">
              <dc:creator>Unknown Author</dc:creator>
              <dc:date>2025-03-02T22:59:00</dc:date>
              <text:p>store global byte</text:p>
            </office:annotation>
            <text:p>sgb</text:p>
          </table:table-cell>
          <table:table-cell table:style-name="ce275" table:number-columns-repeated="3"/>
          <table:table-cell table:style-name="ce171"/>
          <table:table-cell table:style-name="ce276"/>
          <table:table-cell table:style-name="ce170"/>
          <table:table-cell table:style-name="ce276"/>
          <table:table-cell table:style-name="ce170"/>
          <table:table-cell office:value-type="string" calcext:value-type="string">
            <text:p>call 0x1FFF</text:p>
          </table:table-cell>
          <table:table-cell/>
          <table:table-cell office:value-type="string" calcext:value-type="string">
            <text:p>szi R, 0x1F; szi R, 0xFF; callr R</text:p>
          </table:table-cell>
          <table:table-cell office:value-type="string" calcext:value-type="string">
            <text:p>can’t</text:p>
          </table:table-cell>
          <table:table-cell table:number-columns-repeated="7"/>
          <table:table-cell table:style-name="ce90" table:number-columns-repeated="16354"/>
        </table:table-row>
        <table:table-row table:style-name="ro3">
          <table:table-cell table:style-name="ce274" office:value-type="float" office:value="8" calcext:value-type="float">
            <text:p>8</text:p>
          </table:table-cell>
          <table:table-cell table:style-name="ce276" table:number-columns-repeated="2"/>
          <table:table-cell table:style-name="ce276" office:value-type="string" calcext:value-type="string">
            <office:annotation draw:style-name="gr4" svg:width="1.1413in" svg:height="0.8567in" svg:x="2.7071in" svg:y="1.6874in" draw:caption-point-x="-0.2402in" draw:caption-point-y="0.5945in">
              <dc:creator>Unknown Author</dc:creator>
              <dc:date>2025-03-04T01:33:00</dc:date>
              <text:p>test less than immediate</text:p>
              <text:p/>
              <text:p>$TS.push(RS as i16 &lt; sxt(IMM))</text:p>
            </office:annotation>
            <text:p>tli</text:p>
          </table:table-cell>
          <table:table-cell table:style-name="ce281"/>
          <table:table-cell table:style-name="ce281" office:value-type="string" calcext:value-type="string">
            <office:annotation draw:style-name="gr5" svg:width="1.1413in" svg:height="0.7083in" svg:x="4.0071in" svg:y="1.6874in" draw:caption-point-x="-0.2402in" draw:caption-point-y="0.5945in">
              <dc:creator>Unknown Author</dc:creator>
              <dc:date>2025-03-03T02:22:00</dc:date>
              <text:p>test less than</text:p>
              <text:p/>
              <text:p>$TS.push(Ra as i16 &lt; Rb as i16)</text:p>
            </office:annotation>
            <text:p>tl</text:p>
          </table:table-cell>
          <table:table-cell table:style-name="ce276"/>
          <table:table-cell table:style-name="ce172"/>
          <table:table-cell table:style-name="ce276"/>
          <table:table-cell table:style-name="ce172"/>
          <table:table-cell table:style-name="ce275"/>
          <table:table-cell table:style-name="ce276" table:number-columns-repeated="3"/>
          <table:table-cell table:style-name="ce276" office:value-type="string" calcext:value-type="string">
            <office:annotation draw:style-name="gr2" svg:width="1.1413in" svg:height="1.0122in" svg:x="9.8571in" svg:y="1.6874in" draw:caption-point-x="-0.2402in" draw:caption-point-y="0.5945in">
              <dc:creator>Unknown Author</dc:creator>
              <dc:date>2025-03-03T02:45:00</dc:date>
              <text:p>kernel call</text:p>
              <text:p/>
              <text:p>$PC ← interrupt_vector[$x];</text:p>
              <text:p>$KR ← $PC + 2;</text:p>
            </office:annotation>
            <text:p>kcall</text:p>
          </table:table-cell>
          <table:table-cell table:style-name="ce170"/>
          <table:table-cell office:value-type="string" calcext:value-type="string">
            <text:p>tg R1, R2</text:p>
          </table:table-cell>
          <table:table-cell office:value-type="string" calcext:value-type="string">
            <text:p>tl R2, R1</text:p>
          </table:table-cell>
          <table:table-cell/>
          <table:table-cell office:value-type="string" calcext:value-type="string">
            <text:p>no</text:p>
          </table:table-cell>
          <table:table-cell table:number-columns-repeated="16361"/>
        </table:table-row>
        <table:table-row table:style-name="ro3">
          <table:table-cell table:style-name="ce273" office:value-type="float" office:value="9" calcext:value-type="float">
            <text:p>9</text:p>
          </table:table-cell>
          <table:table-cell table:style-name="ce275" table:number-columns-repeated="2"/>
          <table:table-cell table:style-name="ce276" office:value-type="string" calcext:value-type="string">
            <office:annotation draw:style-name="gr2" svg:width="1.1413in" svg:height="1.0122in" svg:x="2.7071in" svg:y="1.865in" draw:caption-point-x="-0.2402in" draw:caption-point-y="0.5945in">
              <dc:creator>Unknown Author</dc:creator>
              <dc:date>2025-03-04T01:34:00</dc:date>
              <text:p>test greater than or equal to <text:s/>immediate</text:p>
              <text:p/>
              <text:p>$TS.push(RS as i16 &gt;= sxt(IMM))</text:p>
            </office:annotation>
            <text:p>tgei</text:p>
          </table:table-cell>
          <table:table-cell table:style-name="ce281"/>
          <table:table-cell table:style-name="ce281" office:value-type="string" calcext:value-type="string">
            <office:annotation draw:style-name="gr4" svg:width="1.1413in" svg:height="0.8567in" svg:x="4.0071in" svg:y="1.865in" draw:caption-point-x="-0.2402in" draw:caption-point-y="0.5945in">
              <dc:creator>Unknown Author</dc:creator>
              <dc:date>2025-03-03T02:23:00</dc:date>
              <text:p>test greater than or equal to</text:p>
              <text:p/>
              <text:p>$TS.push(Ra as i16 &gt;= Rb as i16)</text:p>
            </office:annotation>
            <text:p>tge</text:p>
          </table:table-cell>
          <table:table-cell table:style-name="ce275" office:value-type="string" calcext:value-type="string">
            <office:annotation draw:style-name="gr3" svg:width="1.1413in" svg:height="1.1677in" svg:x="4.6571in" svg:y="1.865in" draw:caption-point-x="-0.2402in" draw:caption-point-y="0.5945in">
              <dc:creator>Unknown Author</dc:creator>
              <dc:date>2025-03-05T15:56:00</dc:date>
              <text:p>load indexed byte, pre-decrement</text:p>
              <text:p/>
              <text:p>RD ← mem[A + (RS – 1)];</text:p>
              <text:p>RS ← RS – 1;</text:p>
            </office:annotation>
            <text:p>--lbx</text:p>
          </table:table-cell>
          <table:table-cell table:style-name="ce171"/>
          <table:table-cell table:style-name="ce275"/>
          <table:table-cell table:style-name="ce171"/>
          <table:table-cell table:style-name="ce276"/>
          <table:table-cell table:style-name="ce275" table:number-columns-repeated="3"/>
          <table:table-cell table:style-name="ce275" office:value-type="string" calcext:value-type="string">
            <office:annotation draw:style-name="gr5" svg:width="1.1413in" svg:height="0.7083in" svg:x="9.8571in" svg:y="1.865in" draw:caption-point-x="-0.2402in" draw:caption-point-y="0.5945in">
              <dc:creator>Unknown Author</dc:creator>
              <dc:date>2025-03-03T02:34:00</dc:date>
              <text:p>return from kernel</text:p>
              <text:p/>
              <text:p>$PC ← $KR</text:p>
            </office:annotation>
            <text:p>kret</text:p>
          </table:table-cell>
          <table:table-cell table:style-name="ce170"/>
          <table:table-cell office:value-type="string" calcext:value-type="string">
            <text:p>tle R1, R2</text:p>
          </table:table-cell>
          <table:table-cell office:value-type="string" calcext:value-type="string">
            <text:p>tge R2, R1</text:p>
          </table:table-cell>
          <table:table-cell/>
          <table:table-cell office:value-type="string" calcext:value-type="string">
            <text:p>no</text:p>
          </table:table-cell>
          <table:table-cell table:number-columns-repeated="16361"/>
        </table:table-row>
        <table:table-row table:style-name="ro3">
          <table:table-cell table:style-name="ce273" office:value-type="float" office:value="10" calcext:value-type="float">
            <text:p>10</text:p>
          </table:table-cell>
          <table:table-cell table:style-name="ce167"/>
          <table:table-cell table:style-name="ce275"/>
          <table:table-cell table:style-name="ce276" office:value-type="string" calcext:value-type="string">
            <office:annotation draw:style-name="gr4" svg:width="1.1413in" svg:height="0.8567in" svg:x="2.7071in" svg:y="2.0429in" draw:caption-point-x="-0.2402in" draw:caption-point-y="0.5945in">
              <dc:creator>Unknown Author</dc:creator>
              <dc:date>2025-03-04T01:34:00</dc:date>
              <text:p>test below immediate</text:p>
              <text:p/>
              <text:p>$TS.push(RS as u16 &lt; zxt(IMM))</text:p>
            </office:annotation>
            <text:p>tbi</text:p>
          </table:table-cell>
          <table:table-cell table:style-name="ce281"/>
          <table:table-cell table:style-name="ce281" office:value-type="string" calcext:value-type="string">
            <office:annotation draw:style-name="gr4" svg:width="1.1413in" svg:height="0.8567in" svg:x="4.0071in" svg:y="2.0429in" draw:caption-point-x="-0.2402in" draw:caption-point-y="0.5945in">
              <dc:creator>Unknown Author</dc:creator>
              <dc:date>2025-03-03T02:23:00</dc:date>
              <text:p>test below</text:p>
              <text:p/>
              <text:p>$TS.push(Ra as u16 &lt; Rb as u16)</text:p>
            </office:annotation>
            <text:p>tb</text:p>
          </table:table-cell>
          <table:table-cell table:style-name="ce276" office:value-type="string" calcext:value-type="string">
            <text:p>--lwx</text:p>
          </table:table-cell>
          <table:table-cell table:style-name="ce171"/>
          <table:table-cell table:style-name="ce275"/>
          <table:table-cell table:style-name="ce171"/>
          <table:table-cell table:style-name="ce275" table:number-columns-repeated="4"/>
          <table:table-cell table:style-name="ce275" office:value-type="string" calcext:value-type="string">
            <office:annotation draw:style-name="gr5" svg:width="1.1413in" svg:height="0.7083in" svg:x="9.8571in" svg:y="2.0429in" draw:caption-point-x="-0.2402in" draw:caption-point-y="0.5945in">
              <dc:creator>Unknown Author</dc:creator>
              <dc:date>2025-03-03T01:55:00</dc:date>
              <text:p>return from subroutine</text:p>
              <text:p/>
              <text:p>$PC ← $RA</text:p>
            </office:annotation>
            <text:p>ret</text:p>
          </table:table-cell>
          <table:table-cell table:style-name="ce170"/>
          <table:table-cell office:value-type="string" calcext:value-type="string">
            <text:p>tbe R1, R2</text:p>
          </table:table-cell>
          <table:table-cell office:value-type="string" calcext:value-type="string">
            <text:p>tae R2, R1</text:p>
          </table:table-cell>
          <table:table-cell/>
          <table:table-cell office:value-type="string" calcext:value-type="string">
            <text:p>no</text:p>
          </table:table-cell>
          <table:table-cell table:number-columns-repeated="16361"/>
        </table:table-row>
        <table:table-row table:style-name="ro3">
          <table:table-cell table:style-name="ce273" office:value-type="float" office:value="11" calcext:value-type="float">
            <text:p>11</text:p>
          </table:table-cell>
          <table:table-cell table:style-name="ce168"/>
          <table:table-cell table:style-name="ce275"/>
          <table:table-cell table:style-name="ce276" office:value-type="string" calcext:value-type="string">
            <office:annotation draw:style-name="gr2" svg:width="1.1413in" svg:height="1.0122in" svg:x="2.7071in" svg:y="2.2205in" draw:caption-point-x="-0.2402in" draw:caption-point-y="0.5945in">
              <dc:creator>Unknown Author</dc:creator>
              <dc:date>2025-03-04T01:35:00</dc:date>
              <text:p>test above or equal immediate</text:p>
              <text:p/>
              <text:p>$TS.push(RS as u16 &gt;= zxt(IMM))</text:p>
            </office:annotation>
            <text:p>taei</text:p>
          </table:table-cell>
          <table:table-cell table:style-name="ce281"/>
          <table:table-cell table:style-name="ce281" office:value-type="string" calcext:value-type="string">
            <office:annotation draw:style-name="gr2" svg:width="1.1413in" svg:height="1.0122in" svg:x="4.0071in" svg:y="2.2205in" draw:caption-point-x="-0.2402in" draw:caption-point-y="0.5945in">
              <dc:creator>Unknown Author</dc:creator>
              <dc:date>2025-03-03T02:24:00</dc:date>
              <text:p>test above or equal</text:p>
              <text:p/>
              <text:p>$TS.push(Ra as u16 &gt;= Rb as u16)</text:p>
            </office:annotation>
            <text:p>tae</text:p>
          </table:table-cell>
          <table:table-cell table:style-name="ce276"/>
          <table:table-cell table:style-name="ce171"/>
          <table:table-cell table:style-name="ce275"/>
          <table:table-cell table:style-name="ce171"/>
          <table:table-cell table:style-name="ce276"/>
          <table:table-cell table:style-name="ce275"/>
          <table:table-cell table:style-name="ce276"/>
          <table:table-cell table:style-name="ce170"/>
          <table:table-cell table:style-name="ce275"/>
          <table:table-cell table:style-name="ce170"/>
          <table:table-cell office:value-type="string" calcext:value-type="string">
            <text:p>ta R1, R2</text:p>
          </table:table-cell>
          <table:table-cell office:value-type="string" calcext:value-type="string">
            <text:p>tb R2, R1</text:p>
          </table:table-cell>
          <table:table-cell/>
          <table:table-cell office:value-type="string" calcext:value-type="string">
            <text:p>no</text:p>
          </table:table-cell>
          <table:table-cell table:number-columns-repeated="16361"/>
        </table:table-row>
        <table:table-row table:style-name="ro3">
          <table:table-cell table:style-name="ce273" office:value-type="float" office:value="12" calcext:value-type="float">
            <text:p>12</text:p>
          </table:table-cell>
          <table:table-cell table:style-name="ce168"/>
          <table:table-cell table:style-name="ce275"/>
          <table:table-cell table:style-name="ce276" office:value-type="string" calcext:value-type="string">
            <office:annotation draw:style-name="gr4" svg:width="1.1413in" svg:height="0.8567in" svg:x="2.7071in" svg:y="2.3984in" draw:caption-point-x="-0.2402in" draw:caption-point-y="0.5945in">
              <dc:creator>Unknown Author</dc:creator>
              <dc:date>2025-03-04T01:35:00</dc:date>
              <text:p>test not equal immediate</text:p>
              <text:p/>
              <text:p>$TS.push(RS != sxt(IMM))</text:p>
            </office:annotation>
            <text:p>tnei</text:p>
          </table:table-cell>
          <table:table-cell table:style-name="ce281"/>
          <table:table-cell table:style-name="ce281" office:value-type="string" calcext:value-type="string">
            <office:annotation draw:style-name="gr5" svg:width="1.1413in" svg:height="0.7083in" svg:x="4.0071in" svg:y="2.3984in" draw:caption-point-x="-0.2402in" draw:caption-point-y="0.5945in">
              <dc:creator>Unknown Author</dc:creator>
              <dc:date>2025-03-03T02:24:00</dc:date>
              <text:p>test not equal</text:p>
              <text:p/>
              <text:p>$TS.push(Ra != Rb)</text:p>
            </office:annotation>
            <text:p>tne</text:p>
          </table:table-cell>
          <table:table-cell table:style-name="ce276"/>
          <table:table-cell table:style-name="ce171"/>
          <table:table-cell table:style-name="ce275" table:number-columns-repeated="5"/>
          <table:table-cell table:style-name="ce170"/>
          <table:table-cell table:style-name="ce289"/>
          <table:table-cell table:style-name="ce275"/>
          <table:table-cell office:value-type="string" calcext:value-type="string">
            <text:p>tdrop</text:p>
          </table:table-cell>
          <table:table-cell/>
          <table:table-cell office:value-type="string" calcext:value-type="string">
            <text:p>tpush0; tand; bf +2</text:p>
          </table:table-cell>
          <table:table-cell office:value-type="string" calcext:value-type="string">
            <text:p>can’t</text:p>
          </table:table-cell>
          <table:table-cell table:number-columns-repeated="16361"/>
        </table:table-row>
        <table:table-row table:style-name="ro3">
          <table:table-cell table:style-name="ce273" office:value-type="float" office:value="13" calcext:value-type="float">
            <text:p>13</text:p>
          </table:table-cell>
          <table:table-cell table:style-name="ce168"/>
          <table:table-cell table:style-name="ce275" table:number-columns-repeated="2"/>
          <table:table-cell table:style-name="ce282"/>
          <table:table-cell table:style-name="ce282" office:value-type="string" calcext:value-type="string">
            <office:annotation draw:style-name="gr5" svg:width="1.1413in" svg:height="0.7083in" svg:x="4.0071in" svg:y="2.576in" draw:caption-point-x="-0.2402in" draw:caption-point-y="0.5945in">
              <dc:creator>Unknown Author</dc:creator>
              <dc:date>2025-03-03T02:24:00</dc:date>
              <text:p>test equal</text:p>
              <text:p/>
              <text:p>$TS.push(Ra == Rb)</text:p>
            </office:annotation>
            <text:p>teq</text:p>
          </table:table-cell>
          <table:table-cell table:style-name="ce275"/>
          <table:table-cell table:style-name="ce171"/>
          <table:table-cell table:style-name="ce275"/>
          <table:table-cell table:style-name="ce172"/>
          <table:table-cell table:style-name="ce275" table:number-columns-repeated="3"/>
          <table:table-cell table:style-name="ce170"/>
          <table:table-cell table:style-name="ce290"/>
          <table:table-cell table:style-name="ce275"/>
          <table:table-cell table:style-name="ce293" office:value-type="string" calcext:value-type="string">
            <text:p>rra</text:p>
          </table:table-cell>
          <table:table-cell table:style-name="Default"/>
          <table:table-cell office:value-type="string" calcext:value-type="string">
            <text:p>pushra; popw R</text:p>
          </table:table-cell>
          <table:table-cell office:value-type="string" calcext:value-type="string">
            <text:p>can’t</text:p>
          </table:table-cell>
          <table:table-cell table:number-columns-repeated="16361"/>
        </table:table-row>
        <table:table-row table:style-name="ro3">
          <table:table-cell table:style-name="ce273" office:value-type="float" office:value="14" calcext:value-type="float">
            <text:p>14</text:p>
          </table:table-cell>
          <table:table-cell table:style-name="ce168"/>
          <table:table-cell table:style-name="ce275"/>
          <table:table-cell table:style-name="ce276" office:value-type="string" calcext:value-type="string">
            <office:annotation draw:style-name="gr5" svg:width="1.1413in" svg:height="0.7083in" svg:x="2.7071in" svg:y="2.7539in" draw:caption-point-x="-0.2402in" draw:caption-point-y="0.5945in">
              <dc:creator>Unknown Author</dc:creator>
              <dc:date>2025-03-02T22:58:00</dc:date>
              <text:p>toggle bit</text:p>
            </office:annotation>
            <text:p>gbit</text:p>
          </table:table-cell>
          <table:table-cell table:style-name="ce281"/>
          <table:table-cell table:style-name="ce281" office:value-type="string" calcext:value-type="string">
            <office:annotation draw:style-name="gr5" svg:width="1.1413in" svg:height="0.7083in" svg:x="4.0071in" svg:y="2.7539in" draw:caption-point-x="-0.2402in" draw:caption-point-y="0.5945in">
              <dc:creator>Unknown Author</dc:creator>
              <dc:date>2025-03-03T01:11:00</dc:date>
              <text:p>test overflow</text:p>
              <text:p/>
              <text:p>$TS.push($CC.OV)</text:p>
            </office:annotation>
            <text:p>tov</text:p>
          </table:table-cell>
          <table:table-cell table:style-name="ce276"/>
          <table:table-cell table:style-name="ce171"/>
          <table:table-cell table:style-name="ce275"/>
          <table:table-cell table:style-name="ce171"/>
          <table:table-cell table:style-name="ce275" table:number-columns-repeated="3"/>
          <table:table-cell table:style-name="ce170"/>
          <table:table-cell table:style-name="ce289" office:value-type="string" calcext:value-type="string">
            <office:annotation draw:style-name="gr5" svg:width="1.1413in" svg:height="0.7083in" svg:x="9.8571in" svg:y="2.7539in" draw:caption-point-x="-0.2402in" draw:caption-point-y="0.5945in">
              <dc:creator>Unknown Author</dc:creator>
              <dc:date>2025-03-05T15:43:00</dc:date>
              <text:p>carry clear</text:p>
            </office:annotation>
            <text:p>cy0</text:p>
          </table:table-cell>
          <table:table-cell table:style-name="ce275"/>
          <table:table-cell table:style-name="ce293" office:value-type="string" calcext:value-type="string">
            <text:p>wra</text:p>
          </table:table-cell>
          <table:table-cell/>
          <table:table-cell office:value-type="string" calcext:value-type="string">
            <text:p>pushw R; popra</text:p>
          </table:table-cell>
          <table:table-cell office:value-type="string" calcext:value-type="string">
            <text:p>can’t</text:p>
          </table:table-cell>
          <table:table-cell table:number-columns-repeated="16361"/>
        </table:table-row>
        <table:table-row table:style-name="ro3">
          <table:table-cell table:style-name="ce273" office:value-type="float" office:value="15" calcext:value-type="float">
            <text:p>15</text:p>
          </table:table-cell>
          <table:table-cell table:style-name="ce168"/>
          <table:table-cell table:style-name="ce276" table:number-columns-repeated="2"/>
          <table:table-cell table:style-name="ce282"/>
          <table:table-cell table:style-name="ce282" office:value-type="string" calcext:value-type="string">
            <office:annotation draw:style-name="gr5" svg:width="1.1413in" svg:height="0.7083in" svg:x="4.0071in" svg:y="2.9315in" draw:caption-point-x="-0.2402in" draw:caption-point-y="0.5945in">
              <dc:creator>Unknown Author</dc:creator>
              <dc:date>2025-03-03T01:12:00</dc:date>
              <text:p>test carry</text:p>
              <text:p/>
              <text:p>$TS.push($CC.CY)</text:p>
            </office:annotation>
            <text:p>tcy</text:p>
          </table:table-cell>
          <table:table-cell table:style-name="ce275"/>
          <table:table-cell table:style-name="ce172"/>
          <table:table-cell table:style-name="ce276"/>
          <table:table-cell table:style-name="ce171"/>
          <table:table-cell table:style-name="ce276" table:number-columns-repeated="3"/>
          <table:table-cell table:style-name="ce288"/>
          <table:table-cell table:style-name="ce290" office:value-type="string" calcext:value-type="string">
            <office:annotation draw:style-name="gr5" svg:width="1.1413in" svg:height="0.7083in" svg:x="9.8571in" svg:y="2.9315in" draw:caption-point-x="-0.2402in" draw:caption-point-y="0.5945in">
              <dc:creator>Unknown Author</dc:creator>
              <dc:date>2025-03-05T15:43:00</dc:date>
              <text:p>carry set</text:p>
            </office:annotation>
            <text:p>cy1</text:p>
          </table:table-cell>
          <table:table-cell table:style-name="ce276"/>
          <table:table-cell table:style-name="ce171" office:value-type="string" calcext:value-type="string">
            <text:p>popw R</text:p>
          </table:table-cell>
          <table:table-cell table:style-name="Bad" office:value-type="string" calcext:value-type="string">
            <text:p>lwx++ R, zero[sp] !!!</text:p>
          </table:table-cell>
          <table:table-cell table:number-columns-repeated="2"/>
          <table:table-cell table:style-name="ce90" table:number-columns-repeated="16361"/>
        </table:table-row>
        <table:table-row table:style-name="ro3">
          <table:table-cell table:style-name="ce274" office:value-type="float" office:value="16" calcext:value-type="float">
            <text:p>16</text:p>
          </table:table-cell>
          <table:table-cell table:style-name="ce279"/>
          <table:table-cell table:style-name="ce276" table:number-columns-repeated="7"/>
          <table:table-cell table:style-name="ce172"/>
          <table:table-cell table:style-name="ce276" table:number-columns-repeated="3"/>
          <table:table-cell table:style-name="ce170"/>
          <table:table-cell table:style-name="ce170" office:value-type="string" calcext:value-type="string">
            <office:annotation draw:style-name="gr5" svg:width="1.1413in" svg:height="0.7083in" svg:x="9.8571in" svg:y="3.1094in" draw:caption-point-x="-0.2402in" draw:caption-point-y="0.5945in">
              <dc:creator>Unknown Author</dc:creator>
              <dc:date>2025-03-05T14:57:00</dc:date>
              <text:p>teststack push 0</text:p>
              <text:p/>
              <text:p>$TS.push(0)</text:p>
            </office:annotation>
            <text:p>tpush0</text:p>
          </table:table-cell>
          <table:table-cell table:style-name="ce275"/>
          <table:table-cell table:style-name="ce171" office:value-type="string" calcext:value-type="string">
            <text:p>popb</text:p>
          </table:table-cell>
          <table:table-cell table:style-name="Bad" office:value-type="string" calcext:value-type="string">
            <text:p>lbx++ R, zero[sp] !!!</text:p>
          </table:table-cell>
          <table:table-cell table:number-columns-repeated="16363"/>
        </table:table-row>
        <table:table-row table:style-name="ro3">
          <table:table-cell table:style-name="ce273" office:value-type="float" office:value="17" calcext:value-type="float">
            <text:p>17</text:p>
          </table:table-cell>
          <table:table-cell table:style-name="ce168"/>
          <table:table-cell table:style-name="ce275" table:number-columns-repeated="2"/>
          <table:table-cell table:style-name="ce276" table:number-columns-repeated="2"/>
          <table:table-cell table:style-name="ce275" table:number-columns-repeated="7"/>
          <table:table-cell table:style-name="ce170"/>
          <table:table-cell table:style-name="ce291" office:value-type="string" calcext:value-type="string">
            <office:annotation draw:style-name="gr5" svg:width="1.1413in" svg:height="0.7083in" svg:x="9.8571in" svg:y="3.2874in" draw:caption-point-x="-0.2402in" draw:caption-point-y="0.5945in">
              <dc:creator>Unknown Author</dc:creator>
              <dc:date>2025-03-05T14:58:00</dc:date>
              <text:p>teststack push 1</text:p>
              <text:p/>
              <text:p>$TS.push(1)</text:p>
            </office:annotation>
            <text:p>tpush1</text:p>
          </table:table-cell>
          <table:table-cell table:style-name="ce170"/>
          <table:table-cell table:number-columns-repeated="16365"/>
        </table:table-row>
        <table:table-row table:style-name="ro3">
          <table:table-cell table:style-name="ce273" office:value-type="float" office:value="18" calcext:value-type="float">
            <text:p>18</text:p>
          </table:table-cell>
          <table:table-cell table:style-name="ce168"/>
          <table:table-cell table:style-name="ce275" table:number-columns-repeated="2"/>
          <table:table-cell table:style-name="ce276"/>
          <table:table-cell table:style-name="ce275" table:number-columns-repeated="8"/>
          <table:table-cell table:style-name="ce170"/>
          <table:table-cell table:style-name="ce290" office:value-type="string" calcext:value-type="string">
            <office:annotation draw:style-name="gr5" svg:width="1.1413in" svg:height="0.7083in" svg:x="9.8571in" svg:y="3.465in" draw:caption-point-x="-0.2402in" draw:caption-point-y="0.5945in">
              <dc:creator>Unknown Author</dc:creator>
              <dc:date>2025-03-03T01:43:00</dc:date>
              <text:p>test not</text:p>
              <text:p/>
              <text:p>$TS.push(~($TS.pop()))</text:p>
            </office:annotation>
            <text:p>tnot</text:p>
          </table:table-cell>
          <table:table-cell table:style-name="ce170"/>
          <table:table-cell table:number-columns-repeated="16365"/>
        </table:table-row>
        <table:table-row table:style-name="ro3">
          <table:table-cell table:style-name="ce273" office:value-type="float" office:value="19" calcext:value-type="float">
            <text:p>19</text:p>
          </table:table-cell>
          <table:table-cell table:style-name="ce168"/>
          <table:table-cell table:style-name="ce275" table:number-columns-repeated="2"/>
          <table:table-cell table:style-name="ce276"/>
          <table:table-cell table:style-name="ce275" table:number-columns-repeated="8"/>
          <table:table-cell table:style-name="ce170"/>
          <table:table-cell table:style-name="ce289" office:value-type="string" calcext:value-type="string">
            <office:annotation draw:style-name="gr4" svg:width="1.1413in" svg:height="0.8567in" svg:x="9.8571in" svg:y="3.6429in" draw:caption-point-x="-0.2402in" draw:caption-point-y="0.5945in">
              <dc:creator>Unknown Author</dc:creator>
              <dc:date>2025-03-03T01:43:00</dc:date>
              <text:p>teststack and</text:p>
              <text:p/>
              <text:p>$TS.push($TS.pop() &amp; $TS.pop())</text:p>
            </office:annotation>
            <text:p>tand</text:p>
          </table:table-cell>
          <table:table-cell table:style-name="ce170"/>
          <table:table-cell table:number-columns-repeated="2"/>
          <table:table-cell>
            <draw:frame draw:z-index="113" draw:name="Text Frame 7" draw:style-name="gr1" draw:text-style-name="P1" svg:width="3.1248in" svg:height="2.7602in" svg:x="1.2252in" svg:y="0.0484in">
              <draw:text-box draw:corner-radius="0.0402in">
                <text:p><text:span text:style-name="T1">; subr(arr =&gt; a0, len =&gt; a1) → i16</text:span></text:p>
                <text:p><text:span text:style-name="T2">sum_array:</text:span></text:p>
                <text:p><text:span text:style-name="T3"><text:tab/></text:span><text:span text:style-name="T4">mov ma, a0</text:span></text:p>
                <text:p><text:span text:style-name="T4"><text:tab/></text:span><text:span text:style-name="T4">clear a0</text:span></text:p>
                <text:p><text:span text:style-name="T4"><text:tab/></text:span><text:span text:style-name="T4">mov a, a1 </text:span><text:span text:style-name="T5">; i =&gt; a</text:span></text:p>
                <text:p><text:span text:style-name="T3"><text:tab/></text:span><text:span text:style-name="T4">b</text:span><text:span text:style-name="T3"> :cond</text:span></text:p>
                <text:p><text:span text:style-name="T3"><text:tab/></text:span><text:span text:style-name="T3">loop:</text:span></text:p>
                <text:p><text:span text:style-name="T3"><text:tab/></text:span><text:span text:style-name="T3"><text:tab/></text:span><text:span text:style-name="T3">--</text:span><text:span text:style-name="T4">lwx b, ma[a]</text:span></text:p>
                <text:p><text:span text:style-name="T4"><text:tab/></text:span><text:span text:style-name="T4"><text:tab/></text:span><text:span text:style-name="T4">add a0, b</text:span></text:p>
                <text:p><text:span text:style-name="T3"><text:tab/></text:span><text:span text:style-name="T3">cond:</text:span></text:p>
                <text:p><text:span text:style-name="T3"><text:tab/></text:span><text:span text:style-name="T3"><text:tab/></text:span><text:span text:style-name="T4">tne a, zero</text:span></text:p>
                <text:p><text:span text:style-name="T4"><text:tab/></text:span><text:span text:style-name="T4"><text:tab/></text:span><text:span text:style-name="T4">bt</text:span><text:span text:style-name="T3"> :loop</text:span></text:p>
                <text:p><text:span text:style-name="T3"><text:tab/></text:span><text:span text:style-name="T4">ret</text:span></text:p>
              </draw:text-box>
            </draw:frame>
          </table:table-cell>
          <table:table-cell table:number-columns-repeated="16362"/>
        </table:table-row>
        <table:table-row table:style-name="ro3">
          <table:table-cell table:style-name="ce273" office:value-type="float" office:value="20" calcext:value-type="float">
            <text:p>20</text:p>
          </table:table-cell>
          <table:table-cell table:style-name="ce275" table:number-columns-repeated="3"/>
          <table:table-cell table:style-name="ce276"/>
          <table:table-cell table:style-name="ce275" table:number-columns-repeated="8"/>
          <table:table-cell table:style-name="ce170"/>
          <table:table-cell table:style-name="ce289" office:value-type="string" calcext:value-type="string">
            <office:annotation draw:style-name="gr5" svg:width="1.1413in" svg:height="0.7083in" svg:x="9.8571in" svg:y="3.8205in" draw:caption-point-x="-0.2402in" draw:caption-point-y="0.5945in">
              <dc:creator>Unknown Author</dc:creator>
              <dc:date>2025-03-03T01:42:00</dc:date>
              <text:p>teststack or</text:p>
              <text:p/>
              <text:p>$TS.push($TS.pop() | $TS.pop())</text:p>
            </office:annotation>
            <text:p>tor</text:p>
          </table:table-cell>
          <table:table-cell table:style-name="ce170"/>
          <table:table-cell table:style-name="ce293"/>
          <table:table-cell table:style-name="Default"/>
          <table:table-cell table:number-columns-repeated="16363"/>
        </table:table-row>
        <table:table-row table:style-name="ro3">
          <table:table-cell table:style-name="ce273" office:value-type="float" office:value="21" calcext:value-type="float">
            <text:p>21</text:p>
          </table:table-cell>
          <table:table-cell table:style-name="ce275" table:number-columns-repeated="12"/>
          <table:table-cell table:style-name="ce170"/>
          <table:table-cell table:style-name="ce289" office:value-type="string" calcext:value-type="string">
            <office:annotation draw:style-name="gr4" svg:width="1.1413in" svg:height="0.8567in" svg:x="9.8571in" svg:y="3.9984in" draw:caption-point-x="-0.2402in" draw:caption-point-y="0.5945in">
              <dc:creator>Unknown Author</dc:creator>
              <dc:date>2025-03-03T02:37:00</dc:date>
              <text:p>teststack duplicate</text:p>
              <text:p/>
              <text:p>$TS.push($TS.peek())</text:p>
            </office:annotation>
            <text:p>tdup</text:p>
          </table:table-cell>
          <table:table-cell table:style-name="ce170"/>
          <table:table-cell table:style-name="ce293"/>
          <table:table-cell table:number-columns-repeated="16364"/>
        </table:table-row>
        <table:table-row table:style-name="ro3">
          <table:table-cell table:style-name="ce273" office:value-type="float" office:value="22" calcext:value-type="float">
            <text:p>22</text:p>
          </table:table-cell>
          <table:table-cell table:style-name="ce275" table:number-columns-repeated="3"/>
          <table:table-cell table:style-name="ce276"/>
          <table:table-cell table:style-name="ce275" table:number-columns-repeated="8"/>
          <table:table-cell table:style-name="ce170"/>
          <table:table-cell table:style-name="ce292" office:value-type="string" calcext:value-type="string">
            <text:p>pushhi</text:p>
          </table:table-cell>
          <table:table-cell table:style-name="ce170"/>
          <table:table-cell table:number-columns-repeated="16365"/>
        </table:table-row>
        <table:table-row table:style-name="ro3">
          <table:table-cell table:style-name="ce273" office:value-type="float" office:value="23" calcext:value-type="float">
            <text:p>23</text:p>
          </table:table-cell>
          <table:table-cell table:style-name="ce276" table:number-columns-repeated="3"/>
          <table:table-cell table:style-name="ce275"/>
          <table:table-cell table:style-name="ce276" table:number-columns-repeated="8"/>
          <table:table-cell table:style-name="ce288"/>
          <table:table-cell table:style-name="ce292" office:value-type="string" calcext:value-type="string">
            <text:p>pophi</text:p>
          </table:table-cell>
          <table:table-cell table:style-name="ce170"/>
          <table:table-cell table:style-name="ce76"/>
          <table:table-cell table:style-name="ce93" table:number-columns-repeated="3"/>
          <table:table-cell table:style-name="ce90" table:number-columns-repeated="16361"/>
        </table:table-row>
        <table:table-row table:style-name="ro3">
          <table:table-cell table:style-name="ce274" office:value-type="float" office:value="24" calcext:value-type="float">
            <text:p>24</text:p>
          </table:table-cell>
          <table:table-cell table:style-name="ce276" table:number-columns-repeated="3"/>
          <table:table-cell table:style-name="ce281"/>
          <table:table-cell table:style-name="ce276" table:number-columns-repeated="8"/>
          <table:table-cell table:style-name="ce170"/>
          <table:table-cell table:style-name="ce275" office:value-type="string" calcext:value-type="string">
            <text:p>pushts</text:p>
          </table:table-cell>
          <table:table-cell table:style-name="ce170"/>
          <table:table-cell table:number-columns-repeated="16365"/>
        </table:table-row>
        <table:table-row table:style-name="ro3">
          <table:table-cell table:style-name="ce273" office:value-type="float" office:value="25" calcext:value-type="float">
            <text:p>25</text:p>
          </table:table-cell>
          <table:table-cell table:style-name="ce275" table:number-columns-repeated="3"/>
          <table:table-cell table:style-name="ce282"/>
          <table:table-cell table:style-name="ce276"/>
          <table:table-cell table:style-name="ce275" table:number-columns-repeated="7"/>
          <table:table-cell table:style-name="ce170"/>
          <table:table-cell table:style-name="ce276" office:value-type="string" calcext:value-type="string">
            <text:p>popts</text:p>
          </table:table-cell>
          <table:table-cell table:style-name="ce170"/>
          <table:table-cell table:number-columns-repeated="16365"/>
        </table:table-row>
        <table:table-row table:style-name="ro3">
          <table:table-cell table:style-name="ce273" office:value-type="float" office:value="26" calcext:value-type="float">
            <text:p>26</text:p>
          </table:table-cell>
          <table:table-cell table:style-name="ce275" table:number-columns-repeated="3"/>
          <table:table-cell table:style-name="ce282"/>
          <table:table-cell table:style-name="ce276"/>
          <table:table-cell table:style-name="ce275" table:number-columns-repeated="7"/>
          <table:table-cell table:style-name="ce170"/>
          <table:table-cell table:style-name="ce275" office:value-type="string" calcext:value-type="string">
            <text:p>pushra</text:p>
          </table:table-cell>
          <table:table-cell table:style-name="ce275"/>
          <table:table-cell table:number-columns-repeated="16365"/>
        </table:table-row>
        <table:table-row table:style-name="ro3">
          <table:table-cell table:style-name="ce273" office:value-type="float" office:value="27" calcext:value-type="float">
            <text:p>27</text:p>
          </table:table-cell>
          <table:table-cell table:style-name="ce275" table:number-columns-repeated="3"/>
          <table:table-cell table:style-name="ce282"/>
          <table:table-cell table:style-name="ce276"/>
          <table:table-cell table:style-name="ce275" table:number-columns-repeated="7"/>
          <table:table-cell table:style-name="ce170"/>
          <table:table-cell table:style-name="ce276" office:value-type="string" calcext:value-type="string">
            <text:p>popra</text:p>
          </table:table-cell>
          <table:table-cell table:style-name="ce275"/>
          <table:table-cell table:number-columns-repeated="16365"/>
        </table:table-row>
        <table:table-row table:style-name="ro3">
          <table:table-cell table:style-name="ce273" office:value-type="float" office:value="28" calcext:value-type="float">
            <text:p>28</text:p>
          </table:table-cell>
          <table:table-cell table:style-name="ce275" table:number-columns-repeated="3"/>
          <table:table-cell table:style-name="ce282"/>
          <table:table-cell table:style-name="ce276"/>
          <table:table-cell table:style-name="ce275" table:number-columns-repeated="7"/>
          <table:table-cell table:style-name="ce170"/>
          <table:table-cell table:style-name="ce168" office:value-type="string" calcext:value-type="string">
            <text:p>pushgp</text:p>
          </table:table-cell>
          <table:table-cell table:style-name="ce275"/>
          <table:table-cell table:number-columns-repeated="16365"/>
        </table:table-row>
        <table:table-row table:style-name="ro3">
          <table:table-cell table:style-name="ce273" office:value-type="float" office:value="29" calcext:value-type="float">
            <text:p>29</text:p>
          </table:table-cell>
          <table:table-cell table:style-name="ce275" table:number-columns-repeated="3"/>
          <table:table-cell table:style-name="ce282"/>
          <table:table-cell table:style-name="ce276"/>
          <table:table-cell table:style-name="ce275" table:number-columns-repeated="7"/>
          <table:table-cell table:style-name="ce170"/>
          <table:table-cell table:style-name="ce275" office:value-type="string" calcext:value-type="string">
            <text:p>popgp</text:p>
          </table:table-cell>
          <table:table-cell table:style-name="ce275"/>
          <table:table-cell table:number-columns-repeated="16365"/>
        </table:table-row>
        <table:table-row table:style-name="ro3">
          <table:table-cell table:style-name="ce273" office:value-type="float" office:value="30" calcext:value-type="float">
            <text:p>30</text:p>
          </table:table-cell>
          <table:table-cell table:style-name="ce275" table:number-columns-repeated="12"/>
          <table:table-cell table:style-name="ce170"/>
          <table:table-cell table:style-name="ce275" office:value-type="string" calcext:value-type="string">
            <text:p>pushcc</text:p>
          </table:table-cell>
          <table:table-cell table:style-name="ce275"/>
          <table:table-cell table:number-columns-repeated="16365"/>
        </table:table-row>
        <table:table-row table:style-name="ro3">
          <table:table-cell table:style-name="ce273" office:value-type="float" office:value="31" calcext:value-type="float">
            <text:p>31</text:p>
          </table:table-cell>
          <table:table-cell table:style-name="ce276" table:number-columns-repeated="5"/>
          <table:table-cell table:style-name="ce275"/>
          <table:table-cell table:style-name="ce276" table:number-columns-repeated="2"/>
          <table:table-cell table:style-name="ce275"/>
          <table:table-cell table:style-name="ce276" table:number-columns-repeated="2"/>
          <table:table-cell table:style-name="ce275"/>
          <table:table-cell table:style-name="ce288"/>
          <table:table-cell table:style-name="ce276" office:value-type="string" calcext:value-type="string">
            <text:p>popcc</text:p>
          </table:table-cell>
          <table:table-cell table:style-name="ce276"/>
          <table:table-cell table:style-name="ce76"/>
          <table:table-cell table:style-name="ce93" table:number-columns-repeated="3"/>
          <table:table-cell table:style-name="ce90" table:number-columns-repeated="16361"/>
        </table:table-row>
        <table:table-row table:style-name="ro3">
          <table:table-cell table:style-name="ce274" office:value-type="float" office:value="32" calcext:value-type="float">
            <text:p>32</text:p>
          </table:table-cell>
          <table:table-cell table:style-name="ce276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33" calcext:value-type="float">
            <text:p>33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34" calcext:value-type="float">
            <text:p>34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35" calcext:value-type="float">
            <text:p>35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36" calcext:value-type="float">
            <text:p>36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>
            <draw:frame draw:z-index="114" draw:name="Text Frame 8" draw:style-name="gr1" draw:text-style-name="P1" svg:width="2.8563in" svg:height="4.3098in" svg:x="0.05in" svg:y="0.1642in">
              <draw:text-box draw:corner-radius="0.0402in">
                <text:p><text:span text:style-name="T1">; subr(s1 =&gt; a0, s2 =&gt; a1) → i8</text:span></text:p>
                <text:p><text:span text:style-name="T2">strcmp:</text:span></text:p>
                <text:p><text:span text:style-name="T4"><text:tab/></text:span><text:span text:style-name="T4">li a, 0 </text:span><text:span text:style-name="T5">; i =&gt; a</text:span></text:p>
                <text:p><text:span text:style-name="T3"><text:tab/></text:span><text:span text:style-name="T4">li b, 0</text:span></text:p>
                <text:p><text:span text:style-name="T4"><text:tab/></text:span><text:span text:style-name="T4">li c, 0</text:span></text:p>
                <text:p><text:span text:style-name="T4"><text:tab/></text:span><text:span text:style-name="T4">b</text:span><text:span text:style-name="T3"> :cond</text:span></text:p>
                <text:p><text:span text:style-name="T3"><text:tab/></text:span><text:span text:style-name="T3">loop:</text:span></text:p>
                <text:p><text:span text:style-name="T3"><text:tab/></text:span><text:span text:style-name="T3"><text:tab/></text:span><text:span text:style-name="T4">mov ma, a0</text:span></text:p>
                <text:p><text:span text:style-name="T3"><text:tab/></text:span><text:span text:style-name="T3"><text:tab/></text:span><text:span text:style-name="T4">lbx b, ma[a]</text:span></text:p>
                <text:p><text:span text:style-name="T4"><text:tab/></text:span><text:span text:style-name="T4"><text:tab/></text:span><text:span text:style-name="T4">mov ma, a1</text:span></text:p>
                <text:p><text:span text:style-name="T4"><text:tab/></text:span><text:span text:style-name="T4"><text:tab/></text:span><text:span text:style-name="T4">lbx c, ma[a]</text:span></text:p>
                <text:p><text:span text:style-name="T4"><text:tab/></text:span><text:span text:style-name="T4"><text:tab/></text:span><text:span text:style-name="T4">inc a</text:span></text:p>
                <text:p><text:span text:style-name="T3"><text:tab/></text:span><text:span text:style-name="T3">cond:</text:span></text:p>
                <text:p><text:span text:style-name="T3"><text:tab/></text:span><text:span text:style-name="T3"><text:tab/></text:span><text:span text:style-name="T4">tne b, zero</text:span></text:p>
                <text:p><text:span text:style-name="T4"><text:tab/></text:span><text:span text:style-name="T4"><text:tab/></text:span><text:span text:style-name="T4">tne c, zero</text:span></text:p>
                <text:p><text:span text:style-name="T3"><text:tab/></text:span><text:span text:style-name="T3"><text:tab/></text:span><text:span text:style-name="T4">teq b, c</text:span></text:p>
                <text:p><text:span text:style-name="T4"><text:tab/></text:span><text:span text:style-name="T4"><text:tab/></text:span><text:span text:style-name="T4">tor</text:span></text:p>
                <text:p><text:span text:style-name="T4"><text:tab/></text:span><text:span text:style-name="T4"><text:tab/></text:span><text:span text:style-name="T4">tor</text:span></text:p>
                <text:p><text:span text:style-name="T4"><text:tab/></text:span><text:span text:style-name="T4"><text:tab/></text:span><text:span text:style-name="T4">bt</text:span><text:span text:style-name="T3"> :loop</text:span></text:p>
                <text:p><text:span text:style-name="T4"><text:tab/></text:span><text:span text:style-name="T4">sub b, c</text:span></text:p>
                <text:p><text:span text:style-name="T4"><text:tab/></text:span><text:span text:style-name="T4">mov a0, b</text:span></text:p>
                <text:p><text:span text:style-name="T3"><text:tab/></text:span><text:span text:style-name="T4">ret</text:span></text:p>
              </draw:text-box>
            </draw:frame>
          </table:table-cell>
          <table:table-cell table:number-columns-repeated="16364"/>
        </table:table-row>
        <table:table-row table:style-name="ro3">
          <table:table-cell table:style-name="ce273" office:value-type="float" office:value="37" calcext:value-type="float">
            <text:p>37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2"/>
          <table:table-cell>
            <draw:frame draw:z-index="116" draw:name="Text Frame 9" draw:style-name="gr1" draw:text-style-name="P1" svg:width="2.8563in" svg:height="3.7287in" svg:x="1.3055in" svg:y="0.0094in">
              <draw:text-box draw:corner-radius="0.0402in">
                <text:p><text:span text:style-name="T1">; subr(s1 =&gt; a0, s2 =&gt; a1) → i8</text:span></text:p>
                <text:p><text:span text:style-name="T2">strcmp:</text:span></text:p>
                <text:p><text:span text:style-name="T3"><text:tab/></text:span><text:span text:style-name="T4">li b, 0</text:span></text:p>
                <text:p><text:span text:style-name="T4"><text:tab/></text:span><text:span text:style-name="T4">li c, 0</text:span></text:p>
                <text:p><text:span text:style-name="T4"><text:tab/></text:span><text:span text:style-name="T4">li ma, 0</text:span></text:p>
                <text:p><text:span text:style-name="T4"><text:tab/></text:span><text:span text:style-name="T4">b</text:span><text:span text:style-name="T3"> :cond</text:span></text:p>
                <text:p><text:span text:style-name="T3"><text:tab/></text:span><text:span text:style-name="T3">loop:</text:span></text:p>
                <text:p><text:span text:style-name="T3"><text:tab/></text:span><text:span text:style-name="T3"><text:tab/></text:span><text:span text:style-name="T4">lbx++ b, ma[a0]</text:span></text:p>
                <text:p><text:span text:style-name="T4"><text:tab/></text:span><text:span text:style-name="T4"><text:tab/></text:span><text:span text:style-name="T4">lbx++ c, ma[a1]</text:span></text:p>
                <text:p><text:span text:style-name="T3"><text:tab/></text:span><text:span text:style-name="T3">cond:</text:span></text:p>
                <text:p><text:span text:style-name="T3"><text:tab/></text:span><text:span text:style-name="T3"><text:tab/></text:span><text:span text:style-name="T4">tne b, zero</text:span></text:p>
                <text:p><text:span text:style-name="T4"><text:tab/></text:span><text:span text:style-name="T4"><text:tab/></text:span><text:span text:style-name="T4">tne c, zero</text:span></text:p>
                <text:p><text:span text:style-name="T3"><text:tab/></text:span><text:span text:style-name="T3"><text:tab/></text:span><text:span text:style-name="T4">teq b, c</text:span></text:p>
                <text:p><text:span text:style-name="T4"><text:tab/></text:span><text:span text:style-name="T4"><text:tab/></text:span><text:span text:style-name="T4">tor</text:span></text:p>
                <text:p><text:span text:style-name="T4"><text:tab/></text:span><text:span text:style-name="T4"><text:tab/></text:span><text:span text:style-name="T4">tor</text:span></text:p>
                <text:p><text:span text:style-name="T4"><text:tab/></text:span><text:span text:style-name="T4"><text:tab/></text:span><text:span text:style-name="T4">bt</text:span><text:span text:style-name="T3"> :loop</text:span></text:p>
                <text:p><text:span text:style-name="T4"><text:tab/></text:span><text:span text:style-name="T4">sub b, c</text:span></text:p>
                <text:p><text:span text:style-name="T4"><text:tab/></text:span><text:span text:style-name="T4">mov a0, b</text:span></text:p>
                <text:p><text:span text:style-name="T3"><text:tab/></text:span><text:span text:style-name="T4">ret</text:span></text:p>
              </draw:text-box>
            </draw:frame>
          </table:table-cell>
          <table:table-cell table:number-columns-repeated="16362"/>
        </table:table-row>
        <table:table-row table:style-name="ro3">
          <table:table-cell table:style-name="ce273" office:value-type="float" office:value="38" calcext:value-type="float">
            <text:p>38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39" calcext:value-type="float">
            <text:p>39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40" calcext:value-type="float">
            <text:p>40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41" calcext:value-type="float">
            <text:p>41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42" calcext:value-type="float">
            <text:p>42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43" calcext:value-type="float">
            <text:p>43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44" calcext:value-type="float">
            <text:p>44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45" calcext:value-type="float">
            <text:p>45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46" calcext:value-type="float">
            <text:p>46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47" calcext:value-type="float">
            <text:p>47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48" calcext:value-type="float">
            <text:p>48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49" calcext:value-type="float">
            <text:p>49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50" calcext:value-type="float">
            <text:p>50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51" calcext:value-type="float">
            <text:p>51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52" calcext:value-type="float">
            <text:p>52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53" calcext:value-type="float">
            <text:p>53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54" calcext:value-type="float">
            <text:p>54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55" calcext:value-type="float">
            <text:p>55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56" calcext:value-type="float">
            <text:p>56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57" calcext:value-type="float">
            <text:p>57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58" calcext:value-type="float">
            <text:p>58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59" calcext:value-type="float">
            <text:p>59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60" calcext:value-type="float">
            <text:p>60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61" calcext:value-type="float">
            <text:p>61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62" calcext:value-type="float">
            <text:p>62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63" calcext:value-type="float">
            <text:p>63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64" calcext:value-type="float">
            <text:p>64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65" calcext:value-type="float">
            <text:p>65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66" calcext:value-type="float">
            <text:p>66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67" calcext:value-type="float">
            <text:p>67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68" calcext:value-type="float">
            <text:p>68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69" calcext:value-type="float">
            <text:p>69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70" calcext:value-type="float">
            <text:p>70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71" calcext:value-type="float">
            <text:p>71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72" calcext:value-type="float">
            <text:p>72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73" calcext:value-type="float">
            <text:p>73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74" calcext:value-type="float">
            <text:p>74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75" calcext:value-type="float">
            <text:p>75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76" calcext:value-type="float">
            <text:p>76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77" calcext:value-type="float">
            <text:p>77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78" calcext:value-type="float">
            <text:p>78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79" calcext:value-type="float">
            <text:p>79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80" calcext:value-type="float">
            <text:p>80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81" calcext:value-type="float">
            <text:p>81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82" calcext:value-type="float">
            <text:p>82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83" calcext:value-type="float">
            <text:p>83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84" calcext:value-type="float">
            <text:p>84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85" calcext:value-type="float">
            <text:p>85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86" calcext:value-type="float">
            <text:p>86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87" calcext:value-type="float">
            <text:p>87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88" calcext:value-type="float">
            <text:p>88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89" calcext:value-type="float">
            <text:p>89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90" calcext:value-type="float">
            <text:p>90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91" calcext:value-type="float">
            <text:p>91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92" calcext:value-type="float">
            <text:p>92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93" calcext:value-type="float">
            <text:p>93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94" calcext:value-type="float">
            <text:p>94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95" calcext:value-type="float">
            <text:p>95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96" calcext:value-type="float">
            <text:p>96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97" calcext:value-type="float">
            <text:p>97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98" calcext:value-type="float">
            <text:p>98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99" calcext:value-type="float">
            <text:p>99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00" calcext:value-type="float">
            <text:p>100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01" calcext:value-type="float">
            <text:p>101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02" calcext:value-type="float">
            <text:p>102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03" calcext:value-type="float">
            <text:p>103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04" calcext:value-type="float">
            <text:p>104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05" calcext:value-type="float">
            <text:p>105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06" calcext:value-type="float">
            <text:p>106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07" calcext:value-type="float">
            <text:p>107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08" calcext:value-type="float">
            <text:p>108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09" calcext:value-type="float">
            <text:p>109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10" calcext:value-type="float">
            <text:p>110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11" calcext:value-type="float">
            <text:p>111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12" calcext:value-type="float">
            <text:p>112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13" calcext:value-type="float">
            <text:p>113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14" calcext:value-type="float">
            <text:p>114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15" calcext:value-type="float">
            <text:p>115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16" calcext:value-type="float">
            <text:p>116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17" calcext:value-type="float">
            <text:p>117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18" calcext:value-type="float">
            <text:p>118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19" calcext:value-type="float">
            <text:p>119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20" calcext:value-type="float">
            <text:p>120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21" calcext:value-type="float">
            <text:p>121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22" calcext:value-type="float">
            <text:p>122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23" calcext:value-type="float">
            <text:p>123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24" calcext:value-type="float">
            <text:p>124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25" calcext:value-type="float">
            <text:p>125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26" calcext:value-type="float">
            <text:p>126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27" calcext:value-type="float">
            <text:p>127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28" calcext:value-type="float">
            <text:p>128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29" calcext:value-type="float">
            <text:p>129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30" calcext:value-type="float">
            <text:p>130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31" calcext:value-type="float">
            <text:p>131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32" calcext:value-type="float">
            <text:p>132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33" calcext:value-type="float">
            <text:p>133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34" calcext:value-type="float">
            <text:p>134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35" calcext:value-type="float">
            <text:p>135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36" calcext:value-type="float">
            <text:p>136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37" calcext:value-type="float">
            <text:p>137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38" calcext:value-type="float">
            <text:p>138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39" calcext:value-type="float">
            <text:p>139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40" calcext:value-type="float">
            <text:p>140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41" calcext:value-type="float">
            <text:p>141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42" calcext:value-type="float">
            <text:p>142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43" calcext:value-type="float">
            <text:p>143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44" calcext:value-type="float">
            <text:p>144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45" calcext:value-type="float">
            <text:p>145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46" calcext:value-type="float">
            <text:p>146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47" calcext:value-type="float">
            <text:p>147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48" calcext:value-type="float">
            <text:p>148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49" calcext:value-type="float">
            <text:p>149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50" calcext:value-type="float">
            <text:p>150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51" calcext:value-type="float">
            <text:p>151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52" calcext:value-type="float">
            <text:p>152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53" calcext:value-type="float">
            <text:p>153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54" calcext:value-type="float">
            <text:p>154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55" calcext:value-type="float">
            <text:p>155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56" calcext:value-type="float">
            <text:p>156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57" calcext:value-type="float">
            <text:p>157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58" calcext:value-type="float">
            <text:p>158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59" calcext:value-type="float">
            <text:p>159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60" calcext:value-type="float">
            <text:p>160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61" calcext:value-type="float">
            <text:p>161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62" calcext:value-type="float">
            <text:p>162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63" calcext:value-type="float">
            <text:p>163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64" calcext:value-type="float">
            <text:p>164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65" calcext:value-type="float">
            <text:p>165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66" calcext:value-type="float">
            <text:p>166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67" calcext:value-type="float">
            <text:p>167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68" calcext:value-type="float">
            <text:p>168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69" calcext:value-type="float">
            <text:p>169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70" calcext:value-type="float">
            <text:p>170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71" calcext:value-type="float">
            <text:p>171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72" calcext:value-type="float">
            <text:p>172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73" calcext:value-type="float">
            <text:p>173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74" calcext:value-type="float">
            <text:p>174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75" calcext:value-type="float">
            <text:p>175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76" calcext:value-type="float">
            <text:p>176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77" calcext:value-type="float">
            <text:p>177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78" calcext:value-type="float">
            <text:p>178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79" calcext:value-type="float">
            <text:p>179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80" calcext:value-type="float">
            <text:p>180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81" calcext:value-type="float">
            <text:p>181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82" calcext:value-type="float">
            <text:p>182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83" calcext:value-type="float">
            <text:p>183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84" calcext:value-type="float">
            <text:p>184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85" calcext:value-type="float">
            <text:p>185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86" calcext:value-type="float">
            <text:p>186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87" calcext:value-type="float">
            <text:p>187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88" calcext:value-type="float">
            <text:p>188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89" calcext:value-type="float">
            <text:p>189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90" calcext:value-type="float">
            <text:p>190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91" calcext:value-type="float">
            <text:p>191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92" calcext:value-type="float">
            <text:p>192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93" calcext:value-type="float">
            <text:p>193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94" calcext:value-type="float">
            <text:p>194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95" calcext:value-type="float">
            <text:p>195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96" calcext:value-type="float">
            <text:p>196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97" calcext:value-type="float">
            <text:p>197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98" calcext:value-type="float">
            <text:p>198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199" calcext:value-type="float">
            <text:p>199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00" calcext:value-type="float">
            <text:p>200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01" calcext:value-type="float">
            <text:p>201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02" calcext:value-type="float">
            <text:p>202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03" calcext:value-type="float">
            <text:p>203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04" calcext:value-type="float">
            <text:p>204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05" calcext:value-type="float">
            <text:p>205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06" calcext:value-type="float">
            <text:p>206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07" calcext:value-type="float">
            <text:p>207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08" calcext:value-type="float">
            <text:p>208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09" calcext:value-type="float">
            <text:p>209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10" calcext:value-type="float">
            <text:p>210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11" calcext:value-type="float">
            <text:p>211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12" calcext:value-type="float">
            <text:p>212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13" calcext:value-type="float">
            <text:p>213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14" calcext:value-type="float">
            <text:p>214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15" calcext:value-type="float">
            <text:p>215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16" calcext:value-type="float">
            <text:p>216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17" calcext:value-type="float">
            <text:p>217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18" calcext:value-type="float">
            <text:p>218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19" calcext:value-type="float">
            <text:p>219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20" calcext:value-type="float">
            <text:p>220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21" calcext:value-type="float">
            <text:p>221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22" calcext:value-type="float">
            <text:p>222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23" calcext:value-type="float">
            <text:p>223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24" calcext:value-type="float">
            <text:p>224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25" calcext:value-type="float">
            <text:p>225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26" calcext:value-type="float">
            <text:p>226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27" calcext:value-type="float">
            <text:p>227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28" calcext:value-type="float">
            <text:p>228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29" calcext:value-type="float">
            <text:p>229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30" calcext:value-type="float">
            <text:p>230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31" calcext:value-type="float">
            <text:p>231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32" calcext:value-type="float">
            <text:p>232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33" calcext:value-type="float">
            <text:p>233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34" calcext:value-type="float">
            <text:p>234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35" calcext:value-type="float">
            <text:p>235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36" calcext:value-type="float">
            <text:p>236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37" calcext:value-type="float">
            <text:p>237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38" calcext:value-type="float">
            <text:p>238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39" calcext:value-type="float">
            <text:p>239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40" calcext:value-type="float">
            <text:p>240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41" calcext:value-type="float">
            <text:p>241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42" calcext:value-type="float">
            <text:p>242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43" calcext:value-type="float">
            <text:p>243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44" calcext:value-type="float">
            <text:p>244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45" calcext:value-type="float">
            <text:p>245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46" calcext:value-type="float">
            <text:p>246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47" calcext:value-type="float">
            <text:p>247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48" calcext:value-type="float">
            <text:p>248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49" calcext:value-type="float">
            <text:p>249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50" calcext:value-type="float">
            <text:p>250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51" calcext:value-type="float">
            <text:p>251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52" calcext:value-type="float">
            <text:p>252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53" calcext:value-type="float">
            <text:p>253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54" calcext:value-type="float">
            <text:p>254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3">
          <table:table-cell table:style-name="ce273" office:value-type="float" office:value="255" calcext:value-type="float">
            <text:p>255</text:p>
          </table:table-cell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4">
          <table:table-cell table:style-name="ce273"/>
          <table:table-cell table:style-name="ce275" table:number-columns-repeated="12"/>
          <table:table-cell table:style-name="ce170"/>
          <table:table-cell table:style-name="ce275" table:number-columns-repeated="2"/>
          <table:table-cell table:number-columns-repeated="16365"/>
        </table:table-row>
        <table:table-row table:style-name="ro4" table:number-rows-repeated="42">
          <table:table-cell table:style-name="ce273"/>
          <table:table-cell table:number-columns-repeated="16380"/>
        </table:table-row>
        <table:table-row table:style-name="ro4" table:number-rows-repeated="1048274">
          <table:table-cell table:number-columns-repeated="16381"/>
        </table:table-row>
        <table:table-row table:style-name="ro4">
          <table:table-cell table:number-columns-repeated="16381"/>
        </table:table-row>
        <table:named-expressions>
          <table:named-range table:name="Categories" table:base-cell-address="$Instructions_2.$A$1" table:cell-range-address="$Instructions_2.$B$1:.$M$1"/>
        </table:named-expressions>
        <calcext:conditional-formats>
          <calcext:conditional-format calcext:target-range-address="Instructions_2.B33:Instructions_2.P259 Instructions_2.B7:Instructions_2.C32 Instructions_2.E11:Instructions_2.E26 Instructions_2.D7:Instructions_2.E10 Instructions_2.H8:Instructions_2.P14 Instructions_2.F27:Instructions_2.P32 Instructions_2.O4:Instructions_2.P5 Instructions_2.M3:Instructions_2.P3 Instructions_2.M4:Instructions_2.N4 Instructions_2.N6:Instructions_2.P7 Instructions_2.H6:Instructions_2.J7 Instructions_2.K3:Instructions_2.L7 Instructions_2.M5:Instructions_2.M7 Instructions_2.Q23:Instructions_2.Q24 Instructions_2.Q16:Instructions_2.Q19 Instructions_2.G3:Instructions_2.J4 Instructions_2.B5:Instructions_2.E6 Instructions_2.F3:Instructions_2.F18 Instructions_2.B3:Instructions_2.D6 Instructions_2.E3:Instructions_2.E4 Instructions_2.D11:Instructions_2.D32 Instructions_2.F19:Instructions_2.N26 Instructions_2.P15:Instructions_2.P26 Instructions_2.G15:Instructions_2.N18 Instructions_2.O15:Instructions_2.O24 Instructions_2.H5:Instructions_2.I7 Instructions_2.J5:Instructions_2.J5 Instructions_2.G5:Instructions_2.G14">
            <calcext:condition calcext:apply-style-name="Accent 3" calcext:value="formula-is(ROW([.B3]) - 3 &lt; COM.MICROSOFT.XLOOKUP([.B$1];Formats16RegsFormatId;Formats16RegsNumOps;0))" calcext:base-cell-address="Instructions_2.B3"/>
          </calcext:conditional-format>
          <calcext:conditional-format calcext:target-range-address="Instructions_2.A3:Instructions_2.A301">
            <calcext:condition calcext:apply-style-name="Accent 2" calcext:value="formula-is(MOD(FLOOR([.A3] / 8); 2) = 0)" calcext:base-cell-address="Instructions_2.A3"/>
          </calcext:conditional-format>
          <calcext:conditional-format calcext:target-range-address="Instructions_2.E11:Instructions_2.E32 Instructions_2.G5:Instructions_2.G6 Instructions_2.G3:Instructions_2.G3 Instructions_2.F11:Instructions_2.F18">
            <calcext:condition calcext:apply-style-name="Accent 3" calcext:value="formula-is(ROW([.E3]) - 3 &lt; COM.MICROSOFT.XLOOKUP([.E$1];Formats16RegsFormatId;Formats16RegsNumOps;0))" calcext:base-cell-address="Instructions_2.E3"/>
          </calcext:conditional-format>
          <calcext:conditional-format calcext:target-range-address="Instructions_2.N4:Instructions_2.N5">
            <calcext:condition calcext:apply-style-name="Accent 3" calcext:value="formula-is(ROW([.N4]) - 3 &lt; COM.MICROSOFT.XLOOKUP([.N$1];Formats16RegsFormatId;Formats16RegsNumOps;0))" calcext:base-cell-address="Instructions_2.N4"/>
          </calcext:conditional-format>
          <calcext:conditional-format calcext:target-range-address="Instructions_2.O15:Instructions_2.O26">
            <calcext:condition calcext:apply-style-name="Accent 3" calcext:value="formula-is(ROW([.O15]) - 3 &lt; COM.MICROSOFT.XLOOKUP([.O$1];Formats16RegsFormatId;Formats16RegsNumOps;0))" calcext:base-cell-address="Instructions_2.O15"/>
          </calcext:conditional-format>
        </calcext:conditional-formats>
      </table:table>
      <table:table table:name="Addressing_Modes" table:style-name="ta5">
        <office:forms form:automatic-focus="false" form:apply-design-mode="false"/>
        <table:table-column table:style-name="co36" table:number-columns-repeated="5" table:default-cell-style-name="ce71"/>
        <table:table-column table:style-name="co35" table:default-cell-style-name="ce71"/>
        <table:table-column table:style-name="co7" table:default-cell-style-name="Default"/>
        <table:table-column table:style-name="co37" table:default-cell-style-name="ce197"/>
        <table:table-column table:style-name="co13" table:number-columns-repeated="4" table:default-cell-style-name="Default"/>
        <table:table-column table:style-name="co38" table:default-cell-style-name="ce71"/>
        <table:table-column table:style-name="co39" table:default-cell-style-name="ce71"/>
        <table:table-column table:style-name="co13" table:number-columns-repeated="16368" table:default-cell-style-name="Default"/>
        <table:table-row table:style-name="ro15">
          <table:table-cell table:style-name="ce185" office:value-type="string" calcext:value-type="string">
            <text:p>Reg Indirect</text:p>
          </table:table-cell>
          <table:table-cell table:style-name="ce185" office:value-type="string" calcext:value-type="string">
            <text:p>Pre-decrement</text:p>
          </table:table-cell>
          <table:table-cell table:style-name="ce185" office:value-type="string" calcext:value-type="string">
            <text:p>Post-increment</text:p>
          </table:table-cell>
          <table:table-cell table:style-name="ce185" office:value-type="string" calcext:value-type="string">
            <text:p>Reg Indexed</text:p>
          </table:table-cell>
          <table:table-cell table:style-name="ce185" office:value-type="string" calcext:value-type="string">
            <text:p>Imm Indexed</text:p>
          </table:table-cell>
          <table:table-cell table:style-name="ce187"/>
          <table:table-cell table:style-name="ce185" office:value-type="string" calcext:value-type="string">
            <text:p>Expression</text:p>
          </table:table-cell>
          <table:table-cell table:style-name="ce191" office:value-type="string" calcext:value-type="string">
            <text:p>Makes sense?</text:p>
          </table:table-cell>
          <table:table-cell table:style-name="ce198" table:number-columns-repeated="4"/>
          <table:table-cell table:style-name="ce187" office:value-type="string" calcext:value-type="string">
            <text:p>SuperH Addressing Modes</text:p>
          </table:table-cell>
          <table:table-cell table:style-name="ce187"/>
          <table:table-cell table:style-name="ce198" table:number-columns-repeated="16368"/>
        </table:table-row>
        <table:table-row table:style-name="ro3">
          <table:table-cell table:number-columns-repeated="5" table:style-name="ce295" office:value-type="float" office:value="1" calcext:value-type="float">
            <text:p>1</text:p>
          </table:table-cell>
          <table:table-cell table:style-name="ce295"/>
          <table:table-cell table:style-name="ce297" table:formula="of:=IF([.B2]=1;&quot;-&quot;;&quot; &quot;) &amp; IF([.A2]=1; &quot;R&quot;; &quot;_&quot;) &amp; &quot;[&quot; &amp; IF([.D2]=1; &quot;R&quot;; &quot;_&quot;) &amp; &quot;,&quot; &amp; IF([.E2]=1;&quot;I&quot;;&quot;_&quot;) &amp; &quot;]&quot; &amp; IF([.C2]=1; &quot;+&quot;; &quot;&quot;)" office:value-type="string" office:string-value="-R[R,I]+" calcext:value-type="string">
            <text:p>-R[R,I]+</text:p>
          </table:table-cell>
          <table:table-cell table:style-name="ce299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Direct Register</text:p>
          </table:table-cell>
          <table:table-cell office:value-type="string" calcext:value-type="string">
            <text:p>Rn</text:p>
          </table:table-cell>
          <table:table-cell table:number-columns-repeated="16368"/>
        </table:table-row>
        <table:table-row table:style-name="ro3">
          <table:table-cell table:number-columns-repeated="4" table:style-name="ce295" office:value-type="float" office:value="1" calcext:value-type="float">
            <text:p>1</text:p>
          </table:table-cell>
          <table:table-cell table:style-name="ce295" office:value-type="float" office:value="0" calcext:value-type="float">
            <text:p>0</text:p>
          </table:table-cell>
          <table:table-cell table:style-name="ce295"/>
          <table:table-cell table:style-name="ce297" table:formula="of:=IF([.B3]=1;&quot;-&quot;;&quot; &quot;) &amp; IF([.A3]=1; &quot;R&quot;; &quot;_&quot;) &amp; &quot;[&quot; &amp; IF([.D3]=1; &quot;R&quot;; &quot;_&quot;) &amp; &quot;,&quot; &amp; IF([.E3]=1;&quot;I&quot;;&quot;_&quot;) &amp; &quot;]&quot; &amp; IF([.C3]=1; &quot;+&quot;; &quot;&quot;)" office:value-type="string" office:string-value="-R[R,_]+" calcext:value-type="string">
            <text:p>-R[R,_]+</text:p>
          </table:table-cell>
          <table:table-cell table:style-name="ce299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Indirect Register</text:p>
          </table:table-cell>
          <table:table-cell office:value-type="string" calcext:value-type="string">
            <text:p>@Rn</text:p>
          </table:table-cell>
          <table:table-cell table:number-columns-repeated="16368"/>
        </table:table-row>
        <table:table-row table:style-name="ro3">
          <table:table-cell table:number-columns-repeated="3" table:style-name="ce295" office:value-type="float" office:value="1" calcext:value-type="float">
            <text:p>1</text:p>
          </table:table-cell>
          <table:table-cell table:style-name="ce295" office:value-type="float" office:value="0" calcext:value-type="float">
            <text:p>0</text:p>
          </table:table-cell>
          <table:table-cell table:style-name="ce295" office:value-type="float" office:value="1" calcext:value-type="float">
            <text:p>1</text:p>
          </table:table-cell>
          <table:table-cell table:style-name="ce295"/>
          <table:table-cell table:style-name="ce297" table:formula="of:=IF([.B4]=1;&quot;-&quot;;&quot; &quot;) &amp; IF([.A4]=1; &quot;R&quot;; &quot;_&quot;) &amp; &quot;[&quot; &amp; IF([.D4]=1; &quot;R&quot;; &quot;_&quot;) &amp; &quot;,&quot; &amp; IF([.E4]=1;&quot;I&quot;;&quot;_&quot;) &amp; &quot;]&quot; &amp; IF([.C4]=1; &quot;+&quot;; &quot;&quot;)" office:value-type="string" office:string-value="-R[_,I]+" calcext:value-type="string">
            <text:p>-R[_,I]+</text:p>
          </table:table-cell>
          <table:table-cell table:style-name="ce299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Post-increment Indirect Register</text:p>
          </table:table-cell>
          <table:table-cell office:value-type="string" calcext:value-type="string">
            <text:p>@Rn+</text:p>
          </table:table-cell>
          <table:table-cell table:number-columns-repeated="16368"/>
        </table:table-row>
        <table:table-row table:style-name="ro3">
          <table:table-cell table:number-columns-repeated="3" table:style-name="ce295" office:value-type="float" office:value="1" calcext:value-type="float">
            <text:p>1</text:p>
          </table:table-cell>
          <table:table-cell table:number-columns-repeated="2" table:style-name="ce295" office:value-type="float" office:value="0" calcext:value-type="float">
            <text:p>0</text:p>
          </table:table-cell>
          <table:table-cell table:style-name="ce295"/>
          <table:table-cell table:style-name="ce297" table:formula="of:=IF([.B5]=1;&quot;-&quot;;&quot; &quot;) &amp; IF([.A5]=1; &quot;R&quot;; &quot;_&quot;) &amp; &quot;[&quot; &amp; IF([.D5]=1; &quot;R&quot;; &quot;_&quot;) &amp; &quot;,&quot; &amp; IF([.E5]=1;&quot;I&quot;;&quot;_&quot;) &amp; &quot;]&quot; &amp; IF([.C5]=1; &quot;+&quot;; &quot;&quot;)" office:value-type="string" office:string-value="-R[_,_]+" calcext:value-type="string">
            <text:p>-R[_,_]+</text:p>
          </table:table-cell>
          <table:table-cell table:style-name="ce299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Pre-decrement Indirect Register</text:p>
          </table:table-cell>
          <table:table-cell office:value-type="string" calcext:value-type="string">
            <text:p>@-Rn</text:p>
          </table:table-cell>
          <table:table-cell table:number-columns-repeated="16368"/>
        </table:table-row>
        <table:table-row table:style-name="ro3">
          <table:table-cell table:number-columns-repeated="2" table:style-name="ce295" office:value-type="float" office:value="1" calcext:value-type="float">
            <text:p>1</text:p>
          </table:table-cell>
          <table:table-cell table:style-name="ce295" office:value-type="float" office:value="0" calcext:value-type="float">
            <text:p>0</text:p>
          </table:table-cell>
          <table:table-cell table:number-columns-repeated="2" table:style-name="ce295" office:value-type="float" office:value="1" calcext:value-type="float">
            <text:p>1</text:p>
          </table:table-cell>
          <table:table-cell table:style-name="ce295"/>
          <table:table-cell table:style-name="ce297" table:formula="of:=IF([.B6]=1;&quot;-&quot;;&quot; &quot;) &amp; IF([.A6]=1; &quot;R&quot;; &quot;_&quot;) &amp; &quot;[&quot; &amp; IF([.D6]=1; &quot;R&quot;; &quot;_&quot;) &amp; &quot;,&quot; &amp; IF([.E6]=1;&quot;I&quot;;&quot;_&quot;) &amp; &quot;]&quot; &amp; IF([.C6]=1; &quot;+&quot;; &quot;&quot;)" office:value-type="string" office:string-value="-R[R,I]" calcext:value-type="string">
            <text:p>-R[R,I]</text:p>
          </table:table-cell>
          <table:table-cell table:style-name="ce299"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Indirect Register with Displacement</text:p>
          </table:table-cell>
          <table:table-cell office:value-type="string" calcext:value-type="string">
            <text:p>@(disp:4,Rn)</text:p>
          </table:table-cell>
          <table:table-cell table:number-columns-repeated="16368"/>
        </table:table-row>
        <table:table-row table:style-name="ro3">
          <table:table-cell table:number-columns-repeated="2" table:style-name="ce295" office:value-type="float" office:value="1" calcext:value-type="float">
            <text:p>1</text:p>
          </table:table-cell>
          <table:table-cell table:style-name="ce295" office:value-type="float" office:value="0" calcext:value-type="float">
            <text:p>0</text:p>
          </table:table-cell>
          <table:table-cell table:style-name="ce295" office:value-type="float" office:value="1" calcext:value-type="float">
            <text:p>1</text:p>
          </table:table-cell>
          <table:table-cell table:style-name="ce295" office:value-type="float" office:value="0" calcext:value-type="float">
            <text:p>0</text:p>
          </table:table-cell>
          <table:table-cell table:style-name="ce295"/>
          <table:table-cell table:style-name="ce297" table:formula="of:=IF([.B7]=1;&quot;-&quot;;&quot; &quot;) &amp; IF([.A7]=1; &quot;R&quot;; &quot;_&quot;) &amp; &quot;[&quot; &amp; IF([.D7]=1; &quot;R&quot;; &quot;_&quot;) &amp; &quot;,&quot; &amp; IF([.E7]=1;&quot;I&quot;;&quot;_&quot;) &amp; &quot;]&quot; &amp; IF([.C7]=1; &quot;+&quot;; &quot;&quot;)" office:value-type="string" office:string-value="-R[R,_]" calcext:value-type="string">
            <text:p>-R[R,_]</text:p>
          </table:table-cell>
          <table:table-cell table:style-name="ce299" office:value-type="string" calcext:value-type="string">
            <text:p>1</text:p>
          </table:table-cell>
          <table:table-cell/>
          <table:table-cell table:style-name="ce199" office:value-type="string" calcext:value-type="string">
            <text:p>a~b + a~c </text:p>
          </table:table-cell>
          <table:table-cell office:value-type="string" calcext:value-type="string">
            <text:p>a(~b + ~c)</text:p>
          </table:table-cell>
          <table:table-cell office:value-type="string" calcext:value-type="string">
            <text:p>a(~(bc))</text:p>
          </table:table-cell>
          <table:table-cell office:value-type="string" calcext:value-type="string">
            <text:p>Indirect Indexed Register</text:p>
          </table:table-cell>
          <table:table-cell office:value-type="string" calcext:value-type="string">
            <text:p>@(R0,Rn)</text:p>
          </table:table-cell>
          <table:table-cell table:number-columns-repeated="16368"/>
        </table:table-row>
        <table:table-row table:style-name="ro3">
          <table:table-cell table:number-columns-repeated="2" table:style-name="ce295" office:value-type="float" office:value="1" calcext:value-type="float">
            <text:p>1</text:p>
          </table:table-cell>
          <table:table-cell table:number-columns-repeated="2" table:style-name="ce295" office:value-type="float" office:value="0" calcext:value-type="float">
            <text:p>0</text:p>
          </table:table-cell>
          <table:table-cell table:style-name="ce295" office:value-type="float" office:value="1" calcext:value-type="float">
            <text:p>1</text:p>
          </table:table-cell>
          <table:table-cell table:style-name="ce295"/>
          <table:table-cell table:style-name="ce297" table:formula="of:=IF([.B8]=1;&quot;-&quot;;&quot; &quot;) &amp; IF([.A8]=1; &quot;R&quot;; &quot;_&quot;) &amp; &quot;[&quot; &amp; IF([.D8]=1; &quot;R&quot;; &quot;_&quot;) &amp; &quot;,&quot; &amp; IF([.E8]=1;&quot;I&quot;;&quot;_&quot;) &amp; &quot;]&quot; &amp; IF([.C8]=1; &quot;+&quot;; &quot;&quot;)" office:value-type="string" office:string-value="-R[_,I]" calcext:value-type="string">
            <text:p>-R[_,I]</text:p>
          </table:table-cell>
          <table:table-cell table:style-name="ce299"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PC Relative with Displacement</text:p>
          </table:table-cell>
          <table:table-cell office:value-type="string" calcext:value-type="string">
            <text:p>@(disp:8,PC)</text:p>
          </table:table-cell>
          <table:table-cell table:number-columns-repeated="16368"/>
        </table:table-row>
        <table:table-row table:style-name="ro3">
          <table:table-cell table:number-columns-repeated="2" table:style-name="ce295" office:value-type="float" office:value="1" calcext:value-type="float">
            <text:p>1</text:p>
          </table:table-cell>
          <table:table-cell table:number-columns-repeated="3" table:style-name="ce295" office:value-type="float" office:value="0" calcext:value-type="float">
            <text:p>0</text:p>
          </table:table-cell>
          <table:table-cell table:style-name="ce295"/>
          <table:table-cell table:style-name="ce297" table:formula="of:=IF([.B9]=1;&quot;-&quot;;&quot; &quot;) &amp; IF([.A9]=1; &quot;R&quot;; &quot;_&quot;) &amp; &quot;[&quot; &amp; IF([.D9]=1; &quot;R&quot;; &quot;_&quot;) &amp; &quot;,&quot; &amp; IF([.E9]=1;&quot;I&quot;;&quot;_&quot;) &amp; &quot;]&quot; &amp; IF([.C9]=1; &quot;+&quot;; &quot;&quot;)" office:value-type="string" office:string-value="-R[_,_]" calcext:value-type="string">
            <text:p>-R[_,_]</text:p>
          </table:table-cell>
          <table:table-cell table:style-name="ce299"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PC Relative</text:p>
          </table:table-cell>
          <table:table-cell office:value-type="string" calcext:value-type="string">
            <text:p>disp:12, disp:8, Rn</text:p>
          </table:table-cell>
          <table:table-cell office:value-type="string" calcext:value-type="string">
            <text:p>bf 0x12</text:p>
          </table:table-cell>
          <table:table-cell table:number-columns-repeated="16367"/>
        </table:table-row>
        <table:table-row table:style-name="ro3">
          <table:table-cell table:style-name="ce295" office:value-type="float" office:value="1" calcext:value-type="float">
            <text:p>1</text:p>
          </table:table-cell>
          <table:table-cell table:style-name="ce295" office:value-type="float" office:value="0" calcext:value-type="float">
            <text:p>0</text:p>
          </table:table-cell>
          <table:table-cell table:number-columns-repeated="3" table:style-name="ce295" office:value-type="float" office:value="1" calcext:value-type="float">
            <text:p>1</text:p>
          </table:table-cell>
          <table:table-cell table:style-name="ce295"/>
          <table:table-cell table:style-name="ce297" table:formula="of:=IF([.B10]=1;&quot;-&quot;;&quot; &quot;) &amp; IF([.A10]=1; &quot;R&quot;; &quot;_&quot;) &amp; &quot;[&quot; &amp; IF([.D10]=1; &quot;R&quot;; &quot;_&quot;) &amp; &quot;,&quot; &amp; IF([.E10]=1;&quot;I&quot;;&quot;_&quot;) &amp; &quot;]&quot; &amp; IF([.C10]=1; &quot;+&quot;; &quot;&quot;)" office:value-type="string" office:string-value=" R[R,I]+" calcext:value-type="string">
            <text:p><text:s/>R[R,I]+</text:p>
          </table:table-cell>
          <table:table-cell table:style-name="ce299"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Indirect GBR with Displacement</text:p>
          </table:table-cell>
          <table:table-cell office:value-type="string" calcext:value-type="string">
            <text:p>@(disp:8,GBR)</text:p>
          </table:table-cell>
          <table:table-cell table:number-columns-repeated="16368"/>
        </table:table-row>
        <table:table-row table:style-name="ro3">
          <table:table-cell table:style-name="ce295" office:value-type="float" office:value="1" calcext:value-type="float">
            <text:p>1</text:p>
          </table:table-cell>
          <table:table-cell table:style-name="ce295" office:value-type="float" office:value="0" calcext:value-type="float">
            <text:p>0</text:p>
          </table:table-cell>
          <table:table-cell table:number-columns-repeated="2" table:style-name="ce295" office:value-type="float" office:value="1" calcext:value-type="float">
            <text:p>1</text:p>
          </table:table-cell>
          <table:table-cell table:style-name="ce295" office:value-type="float" office:value="0" calcext:value-type="float">
            <text:p>0</text:p>
          </table:table-cell>
          <table:table-cell table:style-name="ce295"/>
          <table:table-cell table:style-name="ce297" table:formula="of:=IF([.B11]=1;&quot;-&quot;;&quot; &quot;) &amp; IF([.A11]=1; &quot;R&quot;; &quot;_&quot;) &amp; &quot;[&quot; &amp; IF([.D11]=1; &quot;R&quot;; &quot;_&quot;) &amp; &quot;,&quot; &amp; IF([.E11]=1;&quot;I&quot;;&quot;_&quot;) &amp; &quot;]&quot; &amp; IF([.C11]=1; &quot;+&quot;; &quot;&quot;)" office:value-type="string" office:string-value=" R[R,_]+" calcext:value-type="string">
            <text:p><text:s/>R[R,_]+</text:p>
          </table:table-cell>
          <table:table-cell table:style-name="ce299"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Indirect Indexed GBR</text:p>
          </table:table-cell>
          <table:table-cell office:value-type="string" calcext:value-type="string">
            <text:p>@(R0,GBR)</text:p>
          </table:table-cell>
          <table:table-cell table:number-columns-repeated="16368"/>
        </table:table-row>
        <table:table-row table:style-name="ro3">
          <table:table-cell table:style-name="ce295" office:value-type="float" office:value="1" calcext:value-type="float">
            <text:p>1</text:p>
          </table:table-cell>
          <table:table-cell table:style-name="ce295" office:value-type="float" office:value="0" calcext:value-type="float">
            <text:p>0</text:p>
          </table:table-cell>
          <table:table-cell table:style-name="ce295" office:value-type="float" office:value="1" calcext:value-type="float">
            <text:p>1</text:p>
          </table:table-cell>
          <table:table-cell table:style-name="ce295" office:value-type="float" office:value="0" calcext:value-type="float">
            <text:p>0</text:p>
          </table:table-cell>
          <table:table-cell table:style-name="ce295" office:value-type="float" office:value="1" calcext:value-type="float">
            <text:p>1</text:p>
          </table:table-cell>
          <table:table-cell table:style-name="ce295"/>
          <table:table-cell table:style-name="ce297" table:formula="of:=IF([.B12]=1;&quot;-&quot;;&quot; &quot;) &amp; IF([.A12]=1; &quot;R&quot;; &quot;_&quot;) &amp; &quot;[&quot; &amp; IF([.D12]=1; &quot;R&quot;; &quot;_&quot;) &amp; &quot;,&quot; &amp; IF([.E12]=1;&quot;I&quot;;&quot;_&quot;) &amp; &quot;]&quot; &amp; IF([.C12]=1; &quot;+&quot;; &quot;&quot;)" office:value-type="string" office:string-value=" R[_,I]+" calcext:value-type="string">
            <text:p><text:s/>R[_,I]+</text:p>
          </table:table-cell>
          <table:table-cell table:style-name="ce299" office:value-type="string" calcext:value-type="string">
            <text:p>1</text:p>
          </table:table-cell>
          <table:table-cell table:number-columns-repeated="16374"/>
        </table:table-row>
        <table:table-row table:style-name="ro3">
          <table:table-cell table:style-name="ce295" office:value-type="float" office:value="1" calcext:value-type="float">
            <text:p>1</text:p>
          </table:table-cell>
          <table:table-cell table:style-name="ce295" office:value-type="float" office:value="0" calcext:value-type="float">
            <text:p>0</text:p>
          </table:table-cell>
          <table:table-cell table:style-name="ce295" office:value-type="float" office:value="1" calcext:value-type="float">
            <text:p>1</text:p>
          </table:table-cell>
          <table:table-cell table:number-columns-repeated="2" table:style-name="ce295" office:value-type="float" office:value="0" calcext:value-type="float">
            <text:p>0</text:p>
          </table:table-cell>
          <table:table-cell table:style-name="ce295"/>
          <table:table-cell table:style-name="ce297" table:formula="of:=IF([.B13]=1;&quot;-&quot;;&quot; &quot;) &amp; IF([.A13]=1; &quot;R&quot;; &quot;_&quot;) &amp; &quot;[&quot; &amp; IF([.D13]=1; &quot;R&quot;; &quot;_&quot;) &amp; &quot;,&quot; &amp; IF([.E13]=1;&quot;I&quot;;&quot;_&quot;) &amp; &quot;]&quot; &amp; IF([.C13]=1; &quot;+&quot;; &quot;&quot;)" office:value-type="string" office:string-value=" R[_,_]+" calcext:value-type="string">
            <text:p><text:s/>R[_,_]+</text:p>
          </table:table-cell>
          <table:table-cell table:style-name="ce299" office:value-type="string" calcext:value-type="string">
            <text:p>1</text:p>
          </table:table-cell>
          <table:table-cell table:number-columns-repeated="16374"/>
        </table:table-row>
        <table:table-row table:style-name="ro3">
          <table:table-cell table:style-name="ce295" office:value-type="float" office:value="1" calcext:value-type="float">
            <text:p>1</text:p>
          </table:table-cell>
          <table:table-cell table:number-columns-repeated="2" table:style-name="ce295" office:value-type="float" office:value="0" calcext:value-type="float">
            <text:p>0</text:p>
          </table:table-cell>
          <table:table-cell table:number-columns-repeated="2" table:style-name="ce295" office:value-type="float" office:value="1" calcext:value-type="float">
            <text:p>1</text:p>
          </table:table-cell>
          <table:table-cell table:style-name="ce295"/>
          <table:table-cell table:style-name="ce297" table:formula="of:=IF([.B14]=1;&quot;-&quot;;&quot; &quot;) &amp; IF([.A14]=1; &quot;R&quot;; &quot;_&quot;) &amp; &quot;[&quot; &amp; IF([.D14]=1; &quot;R&quot;; &quot;_&quot;) &amp; &quot;,&quot; &amp; IF([.E14]=1;&quot;I&quot;;&quot;_&quot;) &amp; &quot;]&quot; &amp; IF([.C14]=1; &quot;+&quot;; &quot;&quot;)" office:value-type="string" office:string-value=" R[R,I]" calcext:value-type="string">
            <text:p><text:s/>R[R,I]</text:p>
          </table:table-cell>
          <table:table-cell table:style-name="ce299" office:value-type="string" calcext:value-type="string">
            <text:p>1</text:p>
          </table:table-cell>
          <table:table-cell table:number-columns-repeated="16374"/>
        </table:table-row>
        <table:table-row table:style-name="ro3">
          <table:table-cell table:style-name="ce295" office:value-type="float" office:value="1" calcext:value-type="float">
            <text:p>1</text:p>
          </table:table-cell>
          <table:table-cell table:number-columns-repeated="2" table:style-name="ce295" office:value-type="float" office:value="0" calcext:value-type="float">
            <text:p>0</text:p>
          </table:table-cell>
          <table:table-cell table:style-name="ce295" office:value-type="float" office:value="1" calcext:value-type="float">
            <text:p>1</text:p>
          </table:table-cell>
          <table:table-cell table:style-name="ce295" office:value-type="float" office:value="0" calcext:value-type="float">
            <text:p>0</text:p>
          </table:table-cell>
          <table:table-cell table:style-name="ce295"/>
          <table:table-cell table:style-name="ce297" table:formula="of:=IF([.B15]=1;&quot;-&quot;;&quot; &quot;) &amp; IF([.A15]=1; &quot;R&quot;; &quot;_&quot;) &amp; &quot;[&quot; &amp; IF([.D15]=1; &quot;R&quot;; &quot;_&quot;) &amp; &quot;,&quot; &amp; IF([.E15]=1;&quot;I&quot;;&quot;_&quot;) &amp; &quot;]&quot; &amp; IF([.C15]=1; &quot;+&quot;; &quot;&quot;)" office:value-type="string" office:string-value=" R[R,_]" calcext:value-type="string">
            <text:p><text:s/>R[R,_]</text:p>
          </table:table-cell>
          <table:table-cell table:style-name="ce299" office:value-type="string" calcext:value-type="string">
            <text:p>1</text:p>
          </table:table-cell>
          <table:table-cell table:number-columns-repeated="16374"/>
        </table:table-row>
        <table:table-row table:style-name="ro3">
          <table:table-cell table:style-name="ce295" office:value-type="float" office:value="1" calcext:value-type="float">
            <text:p>1</text:p>
          </table:table-cell>
          <table:table-cell table:number-columns-repeated="3" table:style-name="ce295" office:value-type="float" office:value="0" calcext:value-type="float">
            <text:p>0</text:p>
          </table:table-cell>
          <table:table-cell table:style-name="ce295" office:value-type="float" office:value="1" calcext:value-type="float">
            <text:p>1</text:p>
          </table:table-cell>
          <table:table-cell table:style-name="ce295"/>
          <table:table-cell table:style-name="ce297" table:formula="of:=IF([.B16]=1;&quot;-&quot;;&quot; &quot;) &amp; IF([.A16]=1; &quot;R&quot;; &quot;_&quot;) &amp; &quot;[&quot; &amp; IF([.D16]=1; &quot;R&quot;; &quot;_&quot;) &amp; &quot;,&quot; &amp; IF([.E16]=1;&quot;I&quot;;&quot;_&quot;) &amp; &quot;]&quot; &amp; IF([.C16]=1; &quot;+&quot;; &quot;&quot;)" office:value-type="string" office:string-value=" R[_,I]" calcext:value-type="string">
            <text:p><text:s/>R[_,I]</text:p>
          </table:table-cell>
          <table:table-cell table:style-name="ce299" office:value-type="string" calcext:value-type="string">
            <text:p>1</text:p>
          </table:table-cell>
          <table:table-cell table:number-columns-repeated="16374"/>
        </table:table-row>
        <table:table-row table:style-name="ro3">
          <table:table-cell table:style-name="ce295" office:value-type="float" office:value="1" calcext:value-type="float">
            <text:p>1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style-name="ce295"/>
          <table:table-cell table:style-name="ce297" table:formula="of:=IF([.B17]=1;&quot;-&quot;;&quot; &quot;) &amp; IF([.A17]=1; &quot;R&quot;; &quot;_&quot;) &amp; &quot;[&quot; &amp; IF([.D17]=1; &quot;R&quot;; &quot;_&quot;) &amp; &quot;,&quot; &amp; IF([.E17]=1;&quot;I&quot;;&quot;_&quot;) &amp; &quot;]&quot; &amp; IF([.C17]=1; &quot;+&quot;; &quot;&quot;)" office:value-type="string" office:string-value=" R[_,_]" calcext:value-type="string">
            <text:p><text:s/>R[_,_]</text:p>
          </table:table-cell>
          <table:table-cell table:style-name="ce299" office:value-type="string" calcext:value-type="string">
            <text:p>1</text:p>
          </table:table-cell>
          <table:table-cell table:number-columns-repeated="16374"/>
        </table:table-row>
        <table:table-row table:style-name="ro3">
          <table:table-cell table:style-name="ce295" office:value-type="float" office:value="0" calcext:value-type="float">
            <text:p>0</text:p>
          </table:table-cell>
          <table:table-cell table:number-columns-repeated="4" table:style-name="ce295" office:value-type="float" office:value="1" calcext:value-type="float">
            <text:p>1</text:p>
          </table:table-cell>
          <table:table-cell table:style-name="ce295"/>
          <table:table-cell table:style-name="ce297" table:formula="of:=IF([.B18]=1;&quot;-&quot;;&quot; &quot;) &amp; IF([.A18]=1; &quot;R&quot;; &quot;_&quot;) &amp; &quot;[&quot; &amp; IF([.D18]=1; &quot;R&quot;; &quot;_&quot;) &amp; &quot;,&quot; &amp; IF([.E18]=1;&quot;I&quot;;&quot;_&quot;) &amp; &quot;]&quot; &amp; IF([.C18]=1; &quot;+&quot;; &quot;&quot;)" office:value-type="string" office:string-value="-_[R,I]+" calcext:value-type="string">
            <text:p>-_[R,I]+</text:p>
          </table:table-cell>
          <table:table-cell table:style-name="ce299" office:value-type="string" calcext:value-type="string">
            <text:p>0</text:p>
          </table:table-cell>
          <table:table-cell table:number-columns-repeated="16374"/>
        </table:table-row>
        <table:table-row table:style-name="ro3">
          <table:table-cell table:style-name="ce295" office:value-type="float" office:value="0" calcext:value-type="float">
            <text:p>0</text:p>
          </table:table-cell>
          <table:table-cell table:number-columns-repeated="3" table:style-name="ce295" office:value-type="float" office:value="1" calcext:value-type="float">
            <text:p>1</text:p>
          </table:table-cell>
          <table:table-cell table:style-name="ce295" office:value-type="float" office:value="0" calcext:value-type="float">
            <text:p>0</text:p>
          </table:table-cell>
          <table:table-cell table:style-name="ce295"/>
          <table:table-cell table:style-name="ce297" table:formula="of:=IF([.B19]=1;&quot;-&quot;;&quot; &quot;) &amp; IF([.A19]=1; &quot;R&quot;; &quot;_&quot;) &amp; &quot;[&quot; &amp; IF([.D19]=1; &quot;R&quot;; &quot;_&quot;) &amp; &quot;,&quot; &amp; IF([.E19]=1;&quot;I&quot;;&quot;_&quot;) &amp; &quot;]&quot; &amp; IF([.C19]=1; &quot;+&quot;; &quot;&quot;)" office:value-type="string" office:string-value="-_[R,_]+" calcext:value-type="string">
            <text:p>-_[R,_]+</text:p>
          </table:table-cell>
          <table:table-cell table:style-name="ce299" office:value-type="string" calcext:value-type="string">
            <text:p>0</text:p>
          </table:table-cell>
          <table:table-cell table:number-columns-repeated="16374"/>
        </table:table-row>
        <table:table-row table:style-name="ro3">
          <table:table-cell table:style-name="ce295" office:value-type="float" office:value="0" calcext:value-type="float">
            <text:p>0</text:p>
          </table:table-cell>
          <table:table-cell table:number-columns-repeated="2" table:style-name="ce295" office:value-type="float" office:value="1" calcext:value-type="float">
            <text:p>1</text:p>
          </table:table-cell>
          <table:table-cell table:style-name="ce295" office:value-type="float" office:value="0" calcext:value-type="float">
            <text:p>0</text:p>
          </table:table-cell>
          <table:table-cell table:style-name="ce295" office:value-type="float" office:value="1" calcext:value-type="float">
            <text:p>1</text:p>
          </table:table-cell>
          <table:table-cell table:style-name="ce295"/>
          <table:table-cell table:style-name="ce297" table:formula="of:=IF([.B20]=1;&quot;-&quot;;&quot; &quot;) &amp; IF([.A20]=1; &quot;R&quot;; &quot;_&quot;) &amp; &quot;[&quot; &amp; IF([.D20]=1; &quot;R&quot;; &quot;_&quot;) &amp; &quot;,&quot; &amp; IF([.E20]=1;&quot;I&quot;;&quot;_&quot;) &amp; &quot;]&quot; &amp; IF([.C20]=1; &quot;+&quot;; &quot;&quot;)" office:value-type="string" office:string-value="-_[_,I]+" calcext:value-type="string">
            <text:p>-_[_,I]+</text:p>
          </table:table-cell>
          <table:table-cell table:style-name="ce299" office:value-type="string" calcext:value-type="string">
            <text:p>0</text:p>
          </table:table-cell>
          <table:table-cell table:number-columns-repeated="16374"/>
        </table:table-row>
        <table:table-row table:style-name="ro3">
          <table:table-cell table:style-name="ce295" office:value-type="float" office:value="0" calcext:value-type="float">
            <text:p>0</text:p>
          </table:table-cell>
          <table:table-cell table:number-columns-repeated="2" table:style-name="ce295" office:value-type="float" office:value="1" calcext:value-type="float">
            <text:p>1</text:p>
          </table:table-cell>
          <table:table-cell table:number-columns-repeated="2" table:style-name="ce295" office:value-type="float" office:value="0" calcext:value-type="float">
            <text:p>0</text:p>
          </table:table-cell>
          <table:table-cell table:style-name="ce295"/>
          <table:table-cell table:style-name="ce297" table:formula="of:=IF([.B21]=1;&quot;-&quot;;&quot; &quot;) &amp; IF([.A21]=1; &quot;R&quot;; &quot;_&quot;) &amp; &quot;[&quot; &amp; IF([.D21]=1; &quot;R&quot;; &quot;_&quot;) &amp; &quot;,&quot; &amp; IF([.E21]=1;&quot;I&quot;;&quot;_&quot;) &amp; &quot;]&quot; &amp; IF([.C21]=1; &quot;+&quot;; &quot;&quot;)" office:value-type="string" office:string-value="-_[_,_]+" calcext:value-type="string">
            <text:p>-_[_,_]+</text:p>
          </table:table-cell>
          <table:table-cell table:style-name="ce299" office:value-type="string" calcext:value-type="string">
            <text:p>0</text:p>
          </table:table-cell>
          <table:table-cell table:number-columns-repeated="16374"/>
        </table:table-row>
        <table:table-row table:style-name="ro3">
          <table:table-cell table:style-name="ce295" office:value-type="float" office:value="0" calcext:value-type="float">
            <text:p>0</text:p>
          </table:table-cell>
          <table:table-cell table:style-name="ce295" office:value-type="float" office:value="1" calcext:value-type="float">
            <text:p>1</text:p>
          </table:table-cell>
          <table:table-cell table:style-name="ce295" office:value-type="float" office:value="0" calcext:value-type="float">
            <text:p>0</text:p>
          </table:table-cell>
          <table:table-cell table:number-columns-repeated="2" table:style-name="ce295" office:value-type="float" office:value="1" calcext:value-type="float">
            <text:p>1</text:p>
          </table:table-cell>
          <table:table-cell table:style-name="ce295"/>
          <table:table-cell table:style-name="ce297" table:formula="of:=IF([.B22]=1;&quot;-&quot;;&quot; &quot;) &amp; IF([.A22]=1; &quot;R&quot;; &quot;_&quot;) &amp; &quot;[&quot; &amp; IF([.D22]=1; &quot;R&quot;; &quot;_&quot;) &amp; &quot;,&quot; &amp; IF([.E22]=1;&quot;I&quot;;&quot;_&quot;) &amp; &quot;]&quot; &amp; IF([.C22]=1; &quot;+&quot;; &quot;&quot;)" office:value-type="string" office:string-value="-_[R,I]" calcext:value-type="string">
            <text:p>-_[R,I]</text:p>
          </table:table-cell>
          <table:table-cell table:style-name="ce299" office:value-type="string" calcext:value-type="string">
            <text:p>0</text:p>
          </table:table-cell>
          <table:table-cell table:number-columns-repeated="16374"/>
        </table:table-row>
        <table:table-row table:style-name="ro3">
          <table:table-cell table:style-name="ce295" office:value-type="float" office:value="0" calcext:value-type="float">
            <text:p>0</text:p>
          </table:table-cell>
          <table:table-cell table:style-name="ce295" office:value-type="float" office:value="1" calcext:value-type="float">
            <text:p>1</text:p>
          </table:table-cell>
          <table:table-cell table:style-name="ce295" office:value-type="float" office:value="0" calcext:value-type="float">
            <text:p>0</text:p>
          </table:table-cell>
          <table:table-cell table:style-name="ce295" office:value-type="float" office:value="1" calcext:value-type="float">
            <text:p>1</text:p>
          </table:table-cell>
          <table:table-cell table:style-name="ce295" office:value-type="float" office:value="0" calcext:value-type="float">
            <text:p>0</text:p>
          </table:table-cell>
          <table:table-cell table:style-name="ce295"/>
          <table:table-cell table:style-name="ce297" table:formula="of:=IF([.B23]=1;&quot;-&quot;;&quot; &quot;) &amp; IF([.A23]=1; &quot;R&quot;; &quot;_&quot;) &amp; &quot;[&quot; &amp; IF([.D23]=1; &quot;R&quot;; &quot;_&quot;) &amp; &quot;,&quot; &amp; IF([.E23]=1;&quot;I&quot;;&quot;_&quot;) &amp; &quot;]&quot; &amp; IF([.C23]=1; &quot;+&quot;; &quot;&quot;)" office:value-type="string" office:string-value="-_[R,_]" calcext:value-type="string">
            <text:p>-_[R,_]</text:p>
          </table:table-cell>
          <table:table-cell table:style-name="ce299" office:value-type="string" calcext:value-type="string">
            <text:p>0</text:p>
          </table:table-cell>
          <table:table-cell table:number-columns-repeated="16374"/>
        </table:table-row>
        <table:table-row table:style-name="ro3">
          <table:table-cell table:style-name="ce295" office:value-type="float" office:value="0" calcext:value-type="float">
            <text:p>0</text:p>
          </table:table-cell>
          <table:table-cell table:style-name="ce295" office:value-type="float" office:value="1" calcext:value-type="float">
            <text:p>1</text:p>
          </table:table-cell>
          <table:table-cell table:number-columns-repeated="2" table:style-name="ce295" office:value-type="float" office:value="0" calcext:value-type="float">
            <text:p>0</text:p>
          </table:table-cell>
          <table:table-cell table:style-name="ce295" office:value-type="float" office:value="1" calcext:value-type="float">
            <text:p>1</text:p>
          </table:table-cell>
          <table:table-cell table:style-name="ce295"/>
          <table:table-cell table:style-name="ce297" table:formula="of:=IF([.B24]=1;&quot;-&quot;;&quot; &quot;) &amp; IF([.A24]=1; &quot;R&quot;; &quot;_&quot;) &amp; &quot;[&quot; &amp; IF([.D24]=1; &quot;R&quot;; &quot;_&quot;) &amp; &quot;,&quot; &amp; IF([.E24]=1;&quot;I&quot;;&quot;_&quot;) &amp; &quot;]&quot; &amp; IF([.C24]=1; &quot;+&quot;; &quot;&quot;)" office:value-type="string" office:string-value="-_[_,I]" calcext:value-type="string">
            <text:p>-_[_,I]</text:p>
          </table:table-cell>
          <table:table-cell table:style-name="ce299" office:value-type="string" calcext:value-type="string">
            <text:p>0</text:p>
          </table:table-cell>
          <table:table-cell table:number-columns-repeated="16374"/>
        </table:table-row>
        <table:table-row table:style-name="ro3">
          <table:table-cell table:style-name="ce295" office:value-type="float" office:value="0" calcext:value-type="float">
            <text:p>0</text:p>
          </table:table-cell>
          <table:table-cell table:style-name="ce295" office:value-type="float" office:value="1" calcext:value-type="float">
            <text:p>1</text:p>
          </table:table-cell>
          <table:table-cell table:number-columns-repeated="3" table:style-name="ce295" office:value-type="float" office:value="0" calcext:value-type="float">
            <text:p>0</text:p>
          </table:table-cell>
          <table:table-cell table:style-name="ce295"/>
          <table:table-cell table:style-name="ce297" table:formula="of:=IF([.B25]=1;&quot;-&quot;;&quot; &quot;) &amp; IF([.A25]=1; &quot;R&quot;; &quot;_&quot;) &amp; &quot;[&quot; &amp; IF([.D25]=1; &quot;R&quot;; &quot;_&quot;) &amp; &quot;,&quot; &amp; IF([.E25]=1;&quot;I&quot;;&quot;_&quot;) &amp; &quot;]&quot; &amp; IF([.C25]=1; &quot;+&quot;; &quot;&quot;)" office:value-type="string" office:string-value="-_[_,_]" calcext:value-type="string">
            <text:p>-_[_,_]</text:p>
          </table:table-cell>
          <table:table-cell table:style-name="ce299" office:value-type="string" calcext:value-type="string">
            <text:p>0</text:p>
          </table:table-cell>
          <table:table-cell table:number-columns-repeated="16374"/>
        </table:table-row>
        <table:table-row table:style-name="ro3">
          <table:table-cell table:number-columns-repeated="2" table:style-name="ce295" office:value-type="float" office:value="0" calcext:value-type="float">
            <text:p>0</text:p>
          </table:table-cell>
          <table:table-cell table:number-columns-repeated="3" table:style-name="ce295" office:value-type="float" office:value="1" calcext:value-type="float">
            <text:p>1</text:p>
          </table:table-cell>
          <table:table-cell table:style-name="ce295"/>
          <table:table-cell table:style-name="ce297" table:formula="of:=IF([.B26]=1;&quot;-&quot;;&quot; &quot;) &amp; IF([.A26]=1; &quot;R&quot;; &quot;_&quot;) &amp; &quot;[&quot; &amp; IF([.D26]=1; &quot;R&quot;; &quot;_&quot;) &amp; &quot;,&quot; &amp; IF([.E26]=1;&quot;I&quot;;&quot;_&quot;) &amp; &quot;]&quot; &amp; IF([.C26]=1; &quot;+&quot;; &quot;&quot;)" office:value-type="string" office:string-value=" _[R,I]+" calcext:value-type="string">
            <text:p><text:s/>_[R,I]+</text:p>
          </table:table-cell>
          <table:table-cell table:style-name="ce299" office:value-type="string" calcext:value-type="string">
            <text:p>0</text:p>
          </table:table-cell>
          <table:table-cell table:number-columns-repeated="16374"/>
        </table:table-row>
        <table:table-row table:style-name="ro3">
          <table:table-cell table:number-columns-repeated="2" table:style-name="ce295" office:value-type="float" office:value="0" calcext:value-type="float">
            <text:p>0</text:p>
          </table:table-cell>
          <table:table-cell table:number-columns-repeated="2" table:style-name="ce295" office:value-type="float" office:value="1" calcext:value-type="float">
            <text:p>1</text:p>
          </table:table-cell>
          <table:table-cell table:style-name="ce295" office:value-type="float" office:value="0" calcext:value-type="float">
            <text:p>0</text:p>
          </table:table-cell>
          <table:table-cell table:style-name="ce295"/>
          <table:table-cell table:style-name="ce297" table:formula="of:=IF([.B27]=1;&quot;-&quot;;&quot; &quot;) &amp; IF([.A27]=1; &quot;R&quot;; &quot;_&quot;) &amp; &quot;[&quot; &amp; IF([.D27]=1; &quot;R&quot;; &quot;_&quot;) &amp; &quot;,&quot; &amp; IF([.E27]=1;&quot;I&quot;;&quot;_&quot;) &amp; &quot;]&quot; &amp; IF([.C27]=1; &quot;+&quot;; &quot;&quot;)" office:value-type="string" office:string-value=" _[R,_]+" calcext:value-type="string">
            <text:p><text:s/>_[R,_]+</text:p>
          </table:table-cell>
          <table:table-cell table:style-name="ce299" office:value-type="string" calcext:value-type="string">
            <text:p>0</text:p>
          </table:table-cell>
          <table:table-cell table:number-columns-repeated="16374"/>
        </table:table-row>
        <table:table-row table:style-name="ro3">
          <table:table-cell table:number-columns-repeated="2" table:style-name="ce295" office:value-type="float" office:value="0" calcext:value-type="float">
            <text:p>0</text:p>
          </table:table-cell>
          <table:table-cell table:style-name="ce295" office:value-type="float" office:value="1" calcext:value-type="float">
            <text:p>1</text:p>
          </table:table-cell>
          <table:table-cell table:style-name="ce295" office:value-type="float" office:value="0" calcext:value-type="float">
            <text:p>0</text:p>
          </table:table-cell>
          <table:table-cell table:style-name="ce295" office:value-type="float" office:value="1" calcext:value-type="float">
            <text:p>1</text:p>
          </table:table-cell>
          <table:table-cell table:style-name="ce295"/>
          <table:table-cell table:style-name="ce297" table:formula="of:=IF([.B28]=1;&quot;-&quot;;&quot; &quot;) &amp; IF([.A28]=1; &quot;R&quot;; &quot;_&quot;) &amp; &quot;[&quot; &amp; IF([.D28]=1; &quot;R&quot;; &quot;_&quot;) &amp; &quot;,&quot; &amp; IF([.E28]=1;&quot;I&quot;;&quot;_&quot;) &amp; &quot;]&quot; &amp; IF([.C28]=1; &quot;+&quot;; &quot;&quot;)" office:value-type="string" office:string-value=" _[_,I]+" calcext:value-type="string">
            <text:p><text:s/>_[_,I]+</text:p>
          </table:table-cell>
          <table:table-cell table:style-name="ce299" office:value-type="string" calcext:value-type="string">
            <text:p>0</text:p>
          </table:table-cell>
          <table:table-cell table:number-columns-repeated="16374"/>
        </table:table-row>
        <table:table-row table:style-name="ro3">
          <table:table-cell table:number-columns-repeated="2" table:style-name="ce295" office:value-type="float" office:value="0" calcext:value-type="float">
            <text:p>0</text:p>
          </table:table-cell>
          <table:table-cell table:style-name="ce295" office:value-type="float" office:value="1" calcext:value-type="float">
            <text:p>1</text:p>
          </table:table-cell>
          <table:table-cell table:number-columns-repeated="2" table:style-name="ce295" office:value-type="float" office:value="0" calcext:value-type="float">
            <text:p>0</text:p>
          </table:table-cell>
          <table:table-cell table:style-name="ce295"/>
          <table:table-cell table:style-name="ce297" table:formula="of:=IF([.B29]=1;&quot;-&quot;;&quot; &quot;) &amp; IF([.A29]=1; &quot;R&quot;; &quot;_&quot;) &amp; &quot;[&quot; &amp; IF([.D29]=1; &quot;R&quot;; &quot;_&quot;) &amp; &quot;,&quot; &amp; IF([.E29]=1;&quot;I&quot;;&quot;_&quot;) &amp; &quot;]&quot; &amp; IF([.C29]=1; &quot;+&quot;; &quot;&quot;)" office:value-type="string" office:string-value=" _[_,_]+" calcext:value-type="string">
            <text:p><text:s/>_[_,_]+</text:p>
          </table:table-cell>
          <table:table-cell table:style-name="ce299" office:value-type="string" calcext:value-type="string">
            <text:p>0</text:p>
          </table:table-cell>
          <table:table-cell table:number-columns-repeated="16374"/>
        </table:table-row>
        <table:table-row table:style-name="ro3">
          <table:table-cell table:number-columns-repeated="3" table:style-name="ce295" office:value-type="float" office:value="0" calcext:value-type="float">
            <text:p>0</text:p>
          </table:table-cell>
          <table:table-cell table:number-columns-repeated="2" table:style-name="ce295" office:value-type="float" office:value="1" calcext:value-type="float">
            <text:p>1</text:p>
          </table:table-cell>
          <table:table-cell table:style-name="ce295"/>
          <table:table-cell table:style-name="ce297" table:formula="of:=IF([.B30]=1;&quot;-&quot;;&quot; &quot;) &amp; IF([.A30]=1; &quot;R&quot;; &quot;_&quot;) &amp; &quot;[&quot; &amp; IF([.D30]=1; &quot;R&quot;; &quot;_&quot;) &amp; &quot;,&quot; &amp; IF([.E30]=1;&quot;I&quot;;&quot;_&quot;) &amp; &quot;]&quot; &amp; IF([.C30]=1; &quot;+&quot;; &quot;&quot;)" office:value-type="string" office:string-value=" _[R,I]" calcext:value-type="string">
            <text:p><text:s/>_[R,I]</text:p>
          </table:table-cell>
          <table:table-cell table:style-name="ce299" office:value-type="string" calcext:value-type="string">
            <text:p>0</text:p>
          </table:table-cell>
          <table:table-cell table:number-columns-repeated="16374"/>
        </table:table-row>
        <table:table-row table:style-name="ro3">
          <table:table-cell table:number-columns-repeated="3" table:style-name="ce295" office:value-type="float" office:value="0" calcext:value-type="float">
            <text:p>0</text:p>
          </table:table-cell>
          <table:table-cell table:style-name="ce295" office:value-type="float" office:value="1" calcext:value-type="float">
            <text:p>1</text:p>
          </table:table-cell>
          <table:table-cell table:style-name="ce295" office:value-type="float" office:value="0" calcext:value-type="float">
            <text:p>0</text:p>
          </table:table-cell>
          <table:table-cell table:style-name="ce295"/>
          <table:table-cell table:style-name="ce297" table:formula="of:=IF([.B31]=1;&quot;-&quot;;&quot; &quot;) &amp; IF([.A31]=1; &quot;R&quot;; &quot;_&quot;) &amp; &quot;[&quot; &amp; IF([.D31]=1; &quot;R&quot;; &quot;_&quot;) &amp; &quot;,&quot; &amp; IF([.E31]=1;&quot;I&quot;;&quot;_&quot;) &amp; &quot;]&quot; &amp; IF([.C31]=1; &quot;+&quot;; &quot;&quot;)" office:value-type="string" office:string-value=" _[R,_]" calcext:value-type="string">
            <text:p><text:s/>_[R,_]</text:p>
          </table:table-cell>
          <table:table-cell table:style-name="ce299" office:value-type="string" calcext:value-type="string">
            <text:p>0</text:p>
          </table:table-cell>
          <table:table-cell table:number-columns-repeated="16374"/>
        </table:table-row>
        <table:table-row table:style-name="ro3">
          <table:table-cell table:number-columns-repeated="4" table:style-name="ce295" office:value-type="float" office:value="0" calcext:value-type="float">
            <text:p>0</text:p>
          </table:table-cell>
          <table:table-cell table:style-name="ce295" office:value-type="float" office:value="1" calcext:value-type="float">
            <text:p>1</text:p>
          </table:table-cell>
          <table:table-cell table:style-name="ce295"/>
          <table:table-cell table:style-name="ce297" table:formula="of:=IF([.B32]=1;&quot;-&quot;;&quot; &quot;) &amp; IF([.A32]=1; &quot;R&quot;; &quot;_&quot;) &amp; &quot;[&quot; &amp; IF([.D32]=1; &quot;R&quot;; &quot;_&quot;) &amp; &quot;,&quot; &amp; IF([.E32]=1;&quot;I&quot;;&quot;_&quot;) &amp; &quot;]&quot; &amp; IF([.C32]=1; &quot;+&quot;; &quot;&quot;)" office:value-type="string" office:string-value=" _[_,I]" calcext:value-type="string">
            <text:p><text:s/>_[_,I]</text:p>
          </table:table-cell>
          <table:table-cell table:style-name="ce299" office:value-type="string" calcext:value-type="string">
            <text:p>0</text:p>
          </table:table-cell>
          <table:table-cell table:number-columns-repeated="16374"/>
        </table:table-row>
        <table:table-row table:style-name="ro3">
          <table:table-cell table:number-columns-repeated="5" table:style-name="ce295" office:value-type="float" office:value="0" calcext:value-type="float">
            <text:p>0</text:p>
          </table:table-cell>
          <table:table-cell table:style-name="ce295"/>
          <table:table-cell table:style-name="ce297" table:formula="of:=IF([.B33]=1;&quot;-&quot;;&quot; &quot;) &amp; IF([.A33]=1; &quot;R&quot;; &quot;_&quot;) &amp; &quot;[&quot; &amp; IF([.D33]=1; &quot;R&quot;; &quot;_&quot;) &amp; &quot;,&quot; &amp; IF([.E33]=1;&quot;I&quot;;&quot;_&quot;) &amp; &quot;]&quot; &amp; IF([.C33]=1; &quot;+&quot;; &quot;&quot;)" office:value-type="string" office:string-value=" _[_,_]" calcext:value-type="string">
            <text:p><text:s/>_[_,_]</text:p>
          </table:table-cell>
          <table:table-cell table:style-name="ce299" office:value-type="string" calcext:value-type="string">
            <text:p>0</text:p>
          </table:table-cell>
          <table:table-cell table:number-columns-repeated="16374"/>
        </table:table-row>
        <table:table-row table:style-name="ro3" table:number-rows-repeated="1048542">
          <table:table-cell table:number-columns-repeated="16382"/>
        </table:table-row>
        <table:table-row table:style-name="ro3">
          <table:table-cell table:number-columns-repeated="16382"/>
        </table:table-row>
        <calcext:conditional-formats>
          <calcext:conditional-format calcext:target-range-address="Addressing_Modes.A2:Addressing_Modes.H33">
            <calcext:condition calcext:apply-style-name="Good" calcext:value="formula-is([.$H2]=&quot;1&quot;)" calcext:base-cell-address="Addressing_Modes.A2"/>
            <calcext:condition calcext:apply-style-name="Bad" calcext:value="formula-is([.$H2]=&quot;0&quot;)" calcext:base-cell-address="Addressing_Modes.A2"/>
          </calcext:conditional-format>
        </calcext:conditional-formats>
      </table:table>
      <table:table table:name="Instructions" table:style-name="ta3">
        <office:forms form:automatic-focus="false" form:apply-design-mode="false"/>
        <table:shapes>
          <draw:frame draw:z-index="82" draw:name="Text Frame 1" draw:style-name="gr11" draw:text-style-name="P5" svg:width="8.2531in" svg:height="3.7528in" svg:x="9.1102in" svg:y="3.0378in">
            <draw:text-box>
              <text:p text:style-name="P4"><text:span text:style-name="T7">OLD</text:span></text:p>
            </draw:text-box>
          </draw:frame>
        </table:shapes>
        <table:table-column table:style-name="co27" table:default-cell-style-name="ce71"/>
        <table:table-column table:style-name="co40" table:default-cell-style-name="ce71"/>
        <table:table-column table:style-name="co41" table:number-columns-repeated="5" table:default-cell-style-name="ce71"/>
        <table:table-column table:style-name="co6" table:default-cell-style-name="ce71"/>
        <table:table-column table:style-name="co41" table:number-columns-repeated="5" table:default-cell-style-name="ce71"/>
        <table:table-column table:style-name="co42" table:default-cell-style-name="Default"/>
        <table:table-column table:style-name="co43" table:default-cell-style-name="ce71"/>
        <table:table-column table:style-name="co44" table:default-cell-style-name="ce71"/>
        <table:table-column table:style-name="co45" table:default-cell-style-name="ce161"/>
        <table:table-column table:style-name="co46" table:default-cell-style-name="ce71"/>
        <table:table-column table:style-name="co47" table:default-cell-style-name="Default"/>
        <table:table-column table:style-name="co48" table:default-cell-style-name="Default"/>
        <table:table-column table:style-name="co49" table:default-cell-style-name="ce71"/>
        <table:table-column table:style-name="co8" table:default-cell-style-name="ce71"/>
        <table:table-column table:style-name="co8" table:number-columns-repeated="1002" table:default-cell-style-name="Default"/>
        <table:table-column table:style-name="co13" table:number-columns-repeated="15360" table:default-cell-style-name="Default"/>
        <table:table-row table:style-name="ro12">
          <table:table-cell table:style-name="ce15" office:value-type="string" calcext:value-type="string">
            <text:p>Index</text:p>
          </table:table-cell>
          <table:table-cell table:style-name="Heading_20_1" office:value-type="string" calcext:value-type="string">
            <text:p>RAI</text:p>
          </table:table-cell>
          <table:table-cell table:style-name="Heading_20_1" office:value-type="string" calcext:value-type="string">
            <text:p>S</text:p>
          </table:table-cell>
          <table:table-cell table:style-name="Heading_20_1" office:value-type="string" calcext:value-type="string">
            <text:p>RI1</text:p>
          </table:table-cell>
          <table:table-cell table:style-name="Heading_20_1" office:value-type="string" calcext:value-type="string">
            <text:p>B</text:p>
          </table:table-cell>
          <table:table-cell table:style-name="Heading_20_1" office:value-type="string" calcext:value-type="string">
            <text:p>RI2</text:p>
          </table:table-cell>
          <table:table-cell table:style-name="Heading_20_1" office:value-type="string" calcext:value-type="string">
            <text:p>RR1</text:p>
          </table:table-cell>
          <table:table-cell table:style-name="Heading_20_1" office:value-type="string" calcext:value-type="string">
            <text:p>RRA</text:p>
          </table:table-cell>
          <table:table-cell table:style-name="Heading_20_1" office:value-type="string" calcext:value-type="string">
            <text:p>RR2</text:p>
          </table:table-cell>
          <table:table-cell table:style-name="Heading_20_1" office:value-type="string" calcext:value-type="string">
            <text:p>R1</text:p>
          </table:table-cell>
          <table:table-cell table:style-name="Heading_20_1" office:value-type="string" calcext:value-type="string">
            <text:p>R2</text:p>
          </table:table-cell>
          <table:table-cell table:style-name="Heading_20_1" office:value-type="string" calcext:value-type="string">
            <text:p>I</text:p>
          </table:table-cell>
          <table:table-cell table:style-name="Heading_20_1" office:value-type="string" calcext:value-type="string">
            <text:p>O</text:p>
          </table:table-cell>
          <table:table-cell/>
          <table:table-cell table:style-name="Heading_20_1" office:value-type="string" calcext:value-type="string">
            <text:p>Format</text:p>
          </table:table-cell>
          <table:table-cell table:style-name="Heading_20_1" office:value-type="string" calcext:value-type="string">
            <text:p>Full Name</text:p>
          </table:table-cell>
          <table:table-cell table:style-name="ce152" office:value-type="string" calcext:value-type="string">
            <text:p>Prefix</text:p>
          </table:table-cell>
          <table:table-cell table:style-name="Heading_20_1" office:value-type="string" calcext:value-type="string">
            <text:p>Opcode Bits</text:p>
          </table:table-cell>
          <table:table-cell/>
          <table:table-cell table:style-name="Heading_20_1" office:value-type="string" calcext:value-type="string">
            <text:p>Synthetic Instr.</text:p>
          </table:table-cell>
          <table:table-cell table:style-name="ce15" office:value-type="string" calcext:value-type="string">
            <text:p>Expansion</text:p>
          </table:table-cell>
          <table:table-cell table:style-name="ce15" office:value-type="string" calcext:value-type="string">
            <text:p>Translate reverse on disassembly?</text:p>
          </table:table-cell>
          <table:table-cell table:style-name="Heading_20_1" table:number-columns-repeated="16362"/>
        </table:table-row>
        <table:table-row table:style-name="ro3">
          <table:table-cell table:style-name="ce302" office:value-type="float" office:value="0" calcext:value-type="float">
            <text:p>0</text:p>
          </table:table-cell>
          <table:table-cell table:style-name="ce304" office:value-type="string" calcext:value-type="string">
            <office:annotation draw:style-name="gr7" svg:width="1.1413in" svg:height="1.3232in" svg:x="1.2878in" svg:y="0.1827in" draw:caption-point-x="-0.2402in" draw:caption-point-y="0.3839in">
              <dc:creator>Unknown Author</dc:creator>
              <dc:date>2025-03-03T02:52:00</dc:date>
              <text:p>load word</text:p>
              <text:p/>
              <text:p>lw $x, [$sp – 4]</text:p>
              <text:p/>
              <text:p>RD ← (mem[A + 2 * IMM + 1) &lt;&lt; 8) | mem[A + 2 * IMM]</text:p>
            </office:annotation>
            <text:p>lw</text:p>
          </table:table-cell>
          <table:table-cell table:style-name="ce304" office:value-type="string" calcext:value-type="string">
            <office:annotation draw:style-name="gr3" svg:width="1.1413in" svg:height="1.1677in" svg:x="2.0209in" svg:y="0in" draw:caption-point-x="-0.2402in" draw:caption-point-y="0.5665in">
              <dc:creator>Unknown Author</dc:creator>
              <dc:date>2025-03-03T02:33:00</dc:date>
              <text:p>call subroutine</text:p>
              <text:p/>
              <text:p>call my_subr</text:p>
              <text:p/>
              <text:p>$PC ← IMM &lt;&lt; 3;</text:p>
              <text:p>$RA ← $PC + 2;</text:p>
            </office:annotation>
            <text:p>call</text:p>
          </table:table-cell>
          <table:table-cell table:style-name="ce304" office:value-type="string" calcext:value-type="string">
            <office:annotation draw:style-name="gr4" svg:width="1.1413in" svg:height="0.8567in" svg:x="2.7543in" svg:y="0.1827in" draw:caption-point-x="-0.2402in" draw:caption-point-y="0.3839in">
              <dc:creator>Unknown Author</dc:creator>
              <dc:date>2025-03-03T02:01:00</dc:date>
              <text:p>load zero-extended immediate</text:p>
              <text:p/>
              <text:p>RD ← zxt(IMM)</text:p>
            </office:annotation>
            <text:p>lzi</text:p>
          </table:table-cell>
          <table:table-cell table:style-name="ce304" office:value-type="string" calcext:value-type="string">
            <office:annotation draw:style-name="gr2" svg:width="1.1413in" svg:height="1.0122in" svg:x="3.4878in" svg:y="0.1827in" draw:caption-point-x="-0.2402in" draw:caption-point-y="0.3839in">
              <dc:creator>Unknown Author</dc:creator>
              <dc:date>2025-03-03T15:00:00</dc:date>
              <text:p>branch</text:p>
              <text:p/>
              <text:p>b -32</text:p>
              <text:p/>
              <text:p>$PC ← $PC + (IMM &lt;&lt; 1)</text:p>
            </office:annotation>
            <text:p>b</text:p>
          </table:table-cell>
          <table:table-cell table:style-name="ce304" office:value-type="string" calcext:value-type="string">
            <office:annotation draw:style-name="gr7" svg:width="1.1413in" svg:height="1.3232in" svg:x="4.2209in" svg:y="0in" draw:caption-point-x="-0.2402in" draw:caption-point-y="0.5665in">
              <dc:creator>Unknown Author</dc:creator>
              <dc:date>2025-03-04T01:45:00</dc:date>
              <text:p>add immediate</text:p>
              <text:p/>
              <text:p>RD ← RD + sxt(IMM);</text:p>
              <text:p>$CC.OV ← ALU.overflow;</text:p>
              <text:p>$CC.CY ← ALY.carry;</text:p>
            </office:annotation>
            <text:p>addi</text:p>
          </table:table-cell>
          <table:table-cell table:style-name="ce304" office:value-type="string" calcext:value-type="string">
            <office:annotation draw:style-name="gr3" svg:width="1.1413in" svg:height="1.1677in" svg:x="4.9543in" svg:y="0in" draw:caption-point-x="-0.2402in" draw:caption-point-y="0.5665in">
              <dc:creator>Unknown Author</dc:creator>
              <dc:date>2025-03-04T01:45:00</dc:date>
              <text:p>add</text:p>
              <text:p/>
              <text:p>RD ← RD + RS;</text:p>
              <text:p>$CC.OV ← ALU.overflow;</text:p>
              <text:p>$CC.CY ← ALY.carry;</text:p>
            </office:annotation>
            <text:p>add</text:p>
          </table:table-cell>
          <table:table-cell table:style-name="ce304" office:value-type="string" calcext:value-type="string">
            <office:annotation draw:style-name="gr8" svg:width="1.1413in" svg:height="1.9453in" svg:x="5.6051in" svg:y="0.1827in" draw:caption-point-x="-0.2402in" draw:caption-point-y="0.3839in">
              <dc:creator>Unknown Author</dc:creator>
              <dc:date>2025-03-03T02:42:00</dc:date>
              <text:p>load register word</text:p>
              <text:p/>
              <text:p>RS acts as an index into a word array starting at A.</text:p>
              <text:p/>
              <text:p>RD ← mem[A + 2 * RS] | (mem[A + 2 * RS + 1] &lt;&lt; 8)</text:p>
            </office:annotation>
            <text:p>lrw</text:p>
          </table:table-cell>
          <table:table-cell table:style-name="ce304" office:value-type="string" calcext:value-type="string">
            <text:p>-lw</text:p>
          </table:table-cell>
          <table:table-cell table:style-name="ce304" office:value-type="string" calcext:value-type="string">
            <office:annotation draw:style-name="gr5" svg:width="1.1413in" svg:height="0.7083in" svg:x="7.0717in" svg:y="0.1827in" draw:caption-point-x="-0.2402in" draw:caption-point-y="0.3839in">
              <dc:creator>Unknown Author</dc:creator>
              <dc:date>2025-03-03T02:54:00</dc:date>
              <text:p>call register</text:p>
              <text:p/>
              <text:p>$RA ← $PC + 2;</text:p>
              <text:p>$PC ← RS;</text:p>
            </office:annotation>
            <text:p>callr</text:p>
          </table:table-cell>
          <table:table-cell table:style-name="ce304" office:value-type="string" calcext:value-type="string">
            <office:annotation draw:style-name="gr5" svg:width="1.1413in" svg:height="0.7083in" svg:x="7.8051in" svg:y="0in" draw:caption-point-x="-0.2402in" draw:caption-point-y="0.5665in">
              <dc:creator>Unknown Author</dc:creator>
              <dc:date>2025-03-03T01:51:00</dc:date>
              <text:p>read return address</text:p>
              <text:p/>
              <text:p>Rd ← $RA</text:p>
            </office:annotation>
            <text:p>rra</text:p>
          </table:table-cell>
          <table:table-cell table:style-name="ce166"/>
          <table:table-cell table:style-name="ce304" office:value-type="string" calcext:value-type="string">
            <office:annotation draw:style-name="gr6" svg:width="1.1413in" svg:height="1.4787in" svg:x="9.2717in" svg:y="0in" draw:caption-point-x="-0.2402in" draw:caption-point-y="0.5665in">
              <dc:creator>Unknown Author</dc:creator>
              <dc:date>2025-03-03T02:20:00</dc:date>
              <text:p>non-executable instruction</text:p>
              <text:p/>
              <text:p>Has bit pattern 0x0000.</text:p>
              <text:p/>
              <text:p>Triggers a NONEXE exception.</text:p>
            </office:annotation>
            <text:p>NONEXE0</text:p>
          </table:table-cell>
          <table:table-cell/>
          <table:table-cell table:style-name="ce81" table:formula="of:=IF(NOT(ISBLANK([$Formats.A3])); [$Formats.A3]; &quot;&quot;)" office:value-type="string" office:string-value="RAI" calcext:value-type="string">
            <text:p>RAI</text:p>
          </table:table-cell>
          <table:table-cell table:style-name="ce81" table:formula="of:=IF(NOT(ISBLANK([$Formats.B3])); [$Formats.B3]; &quot;&quot;)" office:value-type="string" office:string-value="Register-address-immediate" calcext:value-type="string">
            <text:p>Register-address-immediate</text:p>
          </table:table-cell>
          <table:table-cell table:formula="of:=VLOOKUP([.$O2]; Main_Layout; 23; 0)" office:value-type="string" office:string-value="1" calcext:value-type="string">
            <text:p>1</text:p>
          </table:table-cell>
          <table:table-cell table:style-name="ce179" table:formula="of:=VLOOKUP([.$O2]; Main_Layout; 19; 0)" office:value-type="float" office:value="2" calcext:value-type="float">
            <text:p>2</text:p>
          </table:table-cell>
          <table:table-cell/>
          <table:table-cell table:style-name="ce81" office:value-type="string" calcext:value-type="string">
            <text:p>clear REG</text:p>
          </table:table-cell>
          <table:table-cell office:value-type="string" calcext:value-type="string">
            <text:p>xor REG, REG</text:p>
          </table:table-cell>
          <table:table-cell office:value-type="string" calcext:value-type="string">
            <text:p>yes</text:p>
          </table:table-cell>
          <table:table-cell table:number-columns-repeated="16362"/>
        </table:table-row>
        <table:table-row table:style-name="ro3">
          <table:table-cell table:style-name="ce302" office:value-type="float" office:value="1" calcext:value-type="float">
            <text:p>1</text:p>
          </table:table-cell>
          <table:table-cell table:style-name="ce304" office:value-type="string" calcext:value-type="string">
            <office:annotation draw:style-name="gr2" svg:width="1.1413in" svg:height="1.0122in" svg:x="1.2878in" svg:y="0.1496in" draw:caption-point-x="-0.2402in" draw:caption-point-y="0.5945in">
              <dc:creator>Unknown Author</dc:creator>
              <dc:date>2025-03-03T02:52:00</dc:date>
              <text:p>load byte</text:p>
              <text:p/>
              <text:p>lb $x, [$sp – 4]</text:p>
              <text:p/>
              <text:p>RD ← mem[A + IMM]</text:p>
            </office:annotation>
            <text:p>lb</text:p>
          </table:table-cell>
          <table:table-cell table:style-name="ce304"/>
          <table:table-cell table:style-name="ce304" office:value-type="string" calcext:value-type="string">
            <office:annotation draw:style-name="gr4" svg:width="1.1413in" svg:height="0.8567in" svg:x="2.7543in" svg:y="0.1827in" draw:caption-point-x="-0.2402in" draw:caption-point-y="0.5614in">
              <dc:creator>Unknown Author</dc:creator>
              <dc:date>2025-03-03T02:00:00</dc:date>
              <text:p>load sign-extended immediate</text:p>
              <text:p/>
              <text:p>RD ← sxt(IMM)</text:p>
            </office:annotation>
            <text:p>lsi</text:p>
          </table:table-cell>
          <table:table-cell table:style-name="ce310" office:value-type="string" calcext:value-type="string">
            <office:annotation draw:style-name="gr7" svg:width="1.1413in" svg:height="1.3232in" svg:x="3.4878in" svg:y="0.1827in" draw:caption-point-x="-0.2402in" draw:caption-point-y="0.5614in">
              <dc:creator>Unknown Author</dc:creator>
              <dc:date>2025-03-03T15:00:00</dc:date>
              <text:p>branch if false</text:p>
              <text:p/>
              <text:p>bf L_loop_top</text:p>
              <text:p/>
              <text:p>if $TS.pop() == 0:</text:p>
              <text:p><text:s text:c="4"/>$PC ← $PC + (IMM &lt;&lt; 1)</text:p>
            </office:annotation>
            <text:p>bf</text:p>
          </table:table-cell>
          <table:table-cell table:style-name="ce304" office:value-type="string" calcext:value-type="string">
            <office:annotation draw:style-name="gr6" svg:width="1.1413in" svg:height="1.4787in" svg:x="4.2209in" svg:y="0.1496in" draw:caption-point-x="-0.2402in" draw:caption-point-y="0.5945in">
              <dc:creator>Unknown Author</dc:creator>
              <dc:date>2025-03-04T01:45:00</dc:date>
              <text:p>subtract immediate</text:p>
              <text:p/>
              <text:p>RD ← RD – sxt(IMM);</text:p>
              <text:p>$CC.OV ← ALU.overflow;</text:p>
              <text:p>$CC.CY ← ALY.carry;</text:p>
            </office:annotation>
            <text:p>subi</text:p>
          </table:table-cell>
          <table:table-cell table:style-name="ce304" office:value-type="string" calcext:value-type="string">
            <office:annotation draw:style-name="gr3" svg:width="1.1413in" svg:height="1.1677in" svg:x="4.9543in" svg:y="0.1496in" draw:caption-point-x="-0.2402in" draw:caption-point-y="0.5945in">
              <dc:creator>Unknown Author</dc:creator>
              <dc:date>2025-03-04T01:45:00</dc:date>
              <text:p>subtract</text:p>
              <text:p/>
              <text:p>RD ← RD – RS;</text:p>
              <text:p>$CC.OV ← ALU.overflow;</text:p>
              <text:p>$CC.CY ← ALY.carry;</text:p>
            </office:annotation>
            <text:p>sub</text:p>
          </table:table-cell>
          <table:table-cell table:style-name="ce304" office:value-type="string" calcext:value-type="string">
            <office:annotation draw:style-name="gr5" svg:width="1.1413in" svg:height="0.7083in" svg:x="5.6051in" svg:y="0.1827in" draw:caption-point-x="-0.2402in" draw:caption-point-y="0.5614in">
              <dc:creator>Unknown Author</dc:creator>
              <dc:date>2025-03-02T19:27:00</dc:date>
              <text:p>load register byte</text:p>
            </office:annotation>
            <text:p>lrb</text:p>
          </table:table-cell>
          <table:table-cell table:style-name="ce304" office:value-type="string" calcext:value-type="string">
            <office:annotation draw:style-name="gr2" svg:width="1.1413in" svg:height="1.0122in" svg:x="6.3382in" svg:y="0.1496in" draw:caption-point-x="-0.2402in" draw:caption-point-y="0.5945in">
              <dc:creator>Unknown Author</dc:creator>
              <dc:date>2025-03-03T02:50:00</dc:date>
              <text:p>pre-decrement load byte</text:p>
              <text:p/>
              <text:p>RD ← mem[RS – 1];</text:p>
              <text:p>RS ← RS – 1;</text:p>
            </office:annotation>
            <text:p>-lb</text:p>
          </table:table-cell>
          <table:table-cell table:style-name="ce304" office:value-type="string" calcext:value-type="string">
            <office:annotation draw:style-name="gr5" svg:width="1.1413in" svg:height="0.7083in" svg:x="7.0717in" svg:y="0.1827in" draw:caption-point-x="-0.2402in" draw:caption-point-y="0.5614in">
              <dc:creator>Unknown Author</dc:creator>
              <dc:date>2025-03-03T02:54:00</dc:date>
              <text:p>jump register</text:p>
              <text:p/>
              <text:p>$PC ← RS</text:p>
            </office:annotation>
            <text:p>jr</text:p>
          </table:table-cell>
          <table:table-cell table:style-name="ce304" office:value-type="string" calcext:value-type="string">
            <office:annotation draw:style-name="gr5" svg:width="1.1413in" svg:height="0.7083in" svg:x="7.8051in" svg:y="0.1496in" draw:caption-point-x="-0.2402in" draw:caption-point-y="0.5945in">
              <dc:creator>Unknown Author</dc:creator>
              <dc:date>2025-03-03T01:51:00</dc:date>
              <text:p>write return address</text:p>
              <text:p/>
              <text:p>$RA ← R</text:p>
            </office:annotation>
            <text:p>wra</text:p>
          </table:table-cell>
          <table:table-cell table:style-name="ce305"/>
          <table:table-cell table:style-name="ce304" office:value-type="string" calcext:value-type="string">
            <office:annotation draw:style-name="gr4" svg:width="1.1413in" svg:height="0.8567in" svg:x="9.2717in" svg:y="0.1496in" draw:caption-point-x="-0.2402in" draw:caption-point-y="0.5945in">
              <dc:creator>Unknown Author</dc:creator>
              <dc:date>2025-03-03T02:19:00</dc:date>
              <text:p>breakpoint</text:p>
              <text:p/>
              <text:p>trigger breakpoint exception</text:p>
            </office:annotation>
            <text:p>BREAK</text:p>
          </table:table-cell>
          <table:table-cell/>
          <table:table-cell table:style-name="ce81" table:formula="of:=IF(NOT(ISBLANK([$Formats.A4])); [$Formats.A4]; &quot;&quot;)" office:value-type="string" office:string-value="S" calcext:value-type="string">
            <text:p>S</text:p>
          </table:table-cell>
          <table:table-cell table:style-name="ce81" table:formula="of:=IF(NOT(ISBLANK([$Formats.B4])); [$Formats.B4]; &quot;&quot;)" office:value-type="string" office:string-value="Subroutine Call" calcext:value-type="string">
            <text:p>Subroutine Call</text:p>
          </table:table-cell>
          <table:table-cell table:formula="of:=VLOOKUP([.$O3]; Main_Layout; 23; 0)" office:value-type="string" office:string-value="011" calcext:value-type="string">
            <text:p>011</text:p>
          </table:table-cell>
          <table:table-cell table:style-name="ce179" table:formula="of:=VLOOKUP([.$O3]; Main_Layout; 19; 0)" office:value-type="float" office:value="0" calcext:value-type="float">
            <text:p>0</text:p>
          </table:table-cell>
          <table:table-cell/>
          <table:table-cell table:style-name="ce81" office:value-type="string" calcext:value-type="string">
            <text:p>nop</text:p>
          </table:table-cell>
          <table:table-cell office:value-type="string" calcext:value-type="string">
            <text:p>addi $w, 0</text:p>
          </table:table-cell>
          <table:table-cell office:value-type="string" calcext:value-type="string">
            <text:p>yes</text:p>
          </table:table-cell>
          <table:table-cell table:number-columns-repeated="16362"/>
        </table:table-row>
        <table:table-row table:style-name="ro3">
          <table:table-cell table:style-name="ce302" office:value-type="float" office:value="2" calcext:value-type="float">
            <text:p>2</text:p>
          </table:table-cell>
          <table:table-cell table:style-name="ce304" office:value-type="string" calcext:value-type="string">
            <office:annotation draw:style-name="gr9" svg:width="1.1413in" svg:height="1.6343in" svg:x="1.2878in" svg:y="0.3276in" draw:caption-point-x="-0.2402in" draw:caption-point-y="0.5945in">
              <dc:creator>Unknown Author</dc:creator>
              <dc:date>2025-03-03T02:53:00</dc:date>
              <text:p>store word</text:p>
              <text:p/>
              <text:p>sw [$w + 64]</text:p>
              <text:p/>
              <text:p>mem[A + 2 * IMM] ← 0xFF &amp; R;</text:p>
              <text:p>mem[A + 2 * IMM + 1] ← (R &gt;&gt; 8);</text:p>
            </office:annotation>
            <text:p>sw</text:p>
          </table:table-cell>
          <table:table-cell table:style-name="ce304"/>
          <table:table-cell table:style-name="ce304" office:value-type="string" calcext:value-type="string">
            <office:annotation draw:style-name="gr2" svg:width="1.1413in" svg:height="1.0122in" svg:x="2.7543in" svg:y="0.3276in" draw:caption-point-x="-0.2402in" draw:caption-point-y="0.5945in">
              <dc:creator>Unknown Author</dc:creator>
              <dc:date>2025-03-03T02:02:00</dc:date>
              <text:p>load upper immediate</text:p>
              <text:p/>
              <text:p>RD ← (0xFF00 &amp; RD) | (IMM &lt;&lt; 8)</text:p>
            </office:annotation>
            <text:p>lui</text:p>
          </table:table-cell>
          <table:table-cell table:style-name="ce310" office:value-type="string" calcext:value-type="string">
            <office:annotation draw:style-name="gr7" svg:width="1.1413in" svg:height="1.3232in" svg:x="3.4878in" svg:y="0.3276in" draw:caption-point-x="-0.2402in" draw:caption-point-y="0.5945in">
              <dc:creator>Unknown Author</dc:creator>
              <dc:date>2025-03-03T15:00:00</dc:date>
              <text:p>branch if true</text:p>
              <text:p/>
              <text:p>bt 128</text:p>
              <text:p/>
              <text:p>if $TS.pop() == 1:</text:p>
              <text:p><text:span text:style-name="T8"><text:s text:c="4"/></text:span>$PC ← $PC + (IMM &lt;&lt; 1)</text:p>
            </office:annotation>
            <text:p>bt</text:p>
          </table:table-cell>
          <table:table-cell table:style-name="ce304" office:value-type="string" calcext:value-type="string">
            <office:annotation draw:style-name="gr5" svg:width="1.1413in" svg:height="0.7083in" svg:x="4.2209in" svg:y="0.3276in" draw:caption-point-x="-0.2402in" draw:caption-point-y="0.5945in">
              <dc:creator>Unknown Author</dc:creator>
              <dc:date>2025-03-03T02:31:00</dc:date>
              <text:p>AND immediate</text:p>
              <text:p/>
              <text:p>RD ← RD &amp; sxt(IMM)</text:p>
            </office:annotation>
            <text:p>andi</text:p>
          </table:table-cell>
          <table:table-cell table:style-name="ce305" office:value-type="string" calcext:value-type="string">
            <text:p>and</text:p>
          </table:table-cell>
          <table:table-cell table:style-name="ce311" office:value-type="string" calcext:value-type="string">
            <office:annotation draw:style-name="gr5" svg:width="1.1413in" svg:height="0.7083in" svg:x="5.6051in" svg:y="0.3276in" draw:caption-point-x="-0.2402in" draw:caption-point-y="0.5945in">
              <dc:creator>Unknown Author</dc:creator>
              <dc:date>2025-03-02T19:27:00</dc:date>
              <text:p>store register word</text:p>
            </office:annotation>
            <text:p>srw</text:p>
          </table:table-cell>
          <table:table-cell table:style-name="ce311" office:value-type="string" calcext:value-type="string">
            <text:p>sw+</text:p>
          </table:table-cell>
          <table:table-cell table:style-name="ce304"/>
          <table:table-cell table:style-name="ce304" office:value-type="string" calcext:value-type="string">
            <office:annotation draw:style-name="gr5" svg:width="1.1413in" svg:height="0.7083in" svg:x="7.8051in" svg:y="0.3276in" draw:caption-point-x="-0.2402in" draw:caption-point-y="0.5945in">
              <dc:creator>Unknown Author</dc:creator>
              <dc:date>2025-03-03T01:52:00</dc:date>
              <text:p>read high register</text:p>
              <text:p/>
              <text:p>Rd ← $HI</text:p>
            </office:annotation>
            <text:p>rhi</text:p>
          </table:table-cell>
          <table:table-cell table:style-name="ce305"/>
          <table:table-cell table:style-name="ce304" office:value-type="string" calcext:value-type="string">
            <text:p>HALT</text:p>
          </table:table-cell>
          <table:table-cell/>
          <table:table-cell table:style-name="ce81" table:formula="of:=IF(NOT(ISBLANK([$Formats.A5])); [$Formats.A5]; &quot;&quot;)" office:value-type="string" office:string-value="RI1" calcext:value-type="string">
            <text:p>RI1</text:p>
          </table:table-cell>
          <table:table-cell table:style-name="ce81" table:formula="of:=IF(NOT(ISBLANK([$Formats.B5])); [$Formats.B5]; &quot;&quot;)" office:value-type="string" office:string-value="Register-immediate 1" calcext:value-type="string">
            <text:p>Register-immediate 1</text:p>
          </table:table-cell>
          <table:table-cell table:formula="of:=VLOOKUP([.$O4]; Main_Layout; 23; 0)" office:value-type="string" office:string-value="010" calcext:value-type="string">
            <text:p>010</text:p>
          </table:table-cell>
          <table:table-cell table:style-name="ce179" table:formula="of:=VLOOKUP([.$O4]; Main_Layout; 19; 0)" office:value-type="float" office:value="2" calcext:value-type="float">
            <text:p>2</text:p>
          </table:table-cell>
          <table:table-cell/>
          <table:table-cell table:style-name="ce81" office:value-type="string" calcext:value-type="string">
            <text:p>incr REG</text:p>
          </table:table-cell>
          <table:table-cell office:value-type="string" calcext:value-type="string">
            <text:p>addi REG, 1</text:p>
          </table:table-cell>
          <table:table-cell office:value-type="string" calcext:value-type="string">
            <text:p>yes</text:p>
          </table:table-cell>
          <table:table-cell table:number-columns-repeated="16362"/>
        </table:table-row>
        <table:table-row table:style-name="ro3">
          <table:table-cell table:style-name="ce302" office:value-type="float" office:value="3" calcext:value-type="float">
            <text:p>3</text:p>
          </table:table-cell>
          <table:table-cell table:style-name="ce304" office:value-type="string" calcext:value-type="string">
            <text:p>sb</text:p>
          </table:table-cell>
          <table:table-cell table:style-name="ce304"/>
          <table:table-cell table:style-name="ce304" office:value-type="string" calcext:value-type="string">
            <office:annotation draw:style-name="gr2" svg:width="1.1413in" svg:height="1.0122in" svg:x="2.7543in" svg:y="0.5051in" draw:caption-point-x="-0.2402in" draw:caption-point-y="0.5945in">
              <dc:creator>Unknown Author</dc:creator>
              <dc:date>2025-03-03T02:03:00</dc:date>
              <text:p>add upper immediate to program counter</text:p>
              <text:p/>
              <text:p>RD ← $PC + (IMM &lt;&lt; 8)</text:p>
            </office:annotation>
            <text:p>auipc</text:p>
          </table:table-cell>
          <table:table-cell table:style-name="ce304"/>
          <table:table-cell table:style-name="ce304" office:value-type="string" calcext:value-type="string">
            <text:p>ori</text:p>
          </table:table-cell>
          <table:table-cell table:style-name="ce305" office:value-type="string" calcext:value-type="string">
            <text:p>or</text:p>
          </table:table-cell>
          <table:table-cell table:style-name="ce312" office:value-type="string" calcext:value-type="string">
            <office:annotation draw:style-name="gr5" svg:width="1.1413in" svg:height="0.7083in" svg:x="5.6051in" svg:y="0.5051in" draw:caption-point-x="-0.2402in" draw:caption-point-y="0.5945in">
              <dc:creator>Unknown Author</dc:creator>
              <dc:date>2025-03-02T19:27:00</dc:date>
              <text:p>store register byte</text:p>
            </office:annotation>
            <text:p>srb</text:p>
          </table:table-cell>
          <table:table-cell table:style-name="ce312" office:value-type="string" calcext:value-type="string">
            <office:annotation draw:style-name="gr4" svg:width="1.1413in" svg:height="0.8567in" svg:x="6.3382in" svg:y="0.5051in" draw:caption-point-x="-0.2402in" draw:caption-point-y="0.5945in">
              <dc:creator>Unknown Author</dc:creator>
              <dc:date>2025-03-03T02:51:00</dc:date>
              <text:p>post-increment store byte</text:p>
              <text:p/>
              <text:p>mem[RD] ← RS;</text:p>
              <text:p>RD ← RD + 1;</text:p>
            </office:annotation>
            <text:p>sb+</text:p>
          </table:table-cell>
          <table:table-cell table:style-name="ce304"/>
          <table:table-cell table:style-name="ce304" office:value-type="string" calcext:value-type="string">
            <text:p>whi</text:p>
          </table:table-cell>
          <table:table-cell table:style-name="ce305"/>
          <table:table-cell table:style-name="ce304" office:value-type="string" calcext:value-type="string">
            <office:annotation draw:style-name="gr8" svg:width="1.1413in" svg:height="1.9453in" svg:x="9.2717in" svg:y="0.5051in" draw:caption-point-x="-0.2402in" draw:caption-point-y="0.5945in">
              <dc:creator>Unknown Author</dc:creator>
              <dc:date>2025-03-03T02:21:00</dc:date>
              <text:p>unimplemented</text:p>
              <text:p/>
              <text:p>Used to mark unimplemented interrupt service routine (or subroutine) bodies.</text:p>
              <text:p/>
              <text:p>Triggers a UNIMPL exception.</text:p>
            </office:annotation>
            <text:p>UNIMPL</text:p>
          </table:table-cell>
          <table:table-cell/>
          <table:table-cell table:style-name="ce81" table:formula="of:=IF(NOT(ISBLANK([$Formats.A6])); [$Formats.A6]; &quot;&quot;)" office:value-type="string" office:string-value="B" calcext:value-type="string">
            <text:p>B</text:p>
          </table:table-cell>
          <table:table-cell table:style-name="ce81" table:formula="of:=IF(NOT(ISBLANK([$Formats.B6])); [$Formats.B6]; &quot;&quot;)" office:value-type="string" office:string-value="Branch" calcext:value-type="string">
            <text:p>Branch</text:p>
          </table:table-cell>
          <table:table-cell table:formula="of:=VLOOKUP([.$O5]; Main_Layout; 23; 0)" office:value-type="string" office:string-value="001" calcext:value-type="string">
            <text:p>001</text:p>
          </table:table-cell>
          <table:table-cell table:style-name="ce179" table:formula="of:=VLOOKUP([.$O5]; Main_Layout; 19; 0)" office:value-type="float" office:value="2" calcext:value-type="float">
            <text:p>2</text:p>
          </table:table-cell>
          <table:table-cell/>
          <table:table-cell table:style-name="ce81" office:value-type="string" calcext:value-type="string">
            <text:p>decr REG</text:p>
          </table:table-cell>
          <table:table-cell office:value-type="string" calcext:value-type="string">
            <text:p>subi REG, 1</text:p>
          </table:table-cell>
          <table:table-cell office:value-type="string" calcext:value-type="string">
            <text:p>yes</text:p>
          </table:table-cell>
          <table:table-cell table:number-columns-repeated="16362"/>
        </table:table-row>
        <table:table-row table:style-name="ro3">
          <table:table-cell table:style-name="ce302" office:value-type="float" office:value="4" calcext:value-type="float">
            <text:p>4</text:p>
          </table:table-cell>
          <table:table-cell table:style-name="ce304" table:number-columns-repeated="4"/>
          <table:table-cell table:style-name="ce304" office:value-type="string" calcext:value-type="string">
            <office:annotation draw:style-name="gr5" svg:width="1.1413in" svg:height="0.7083in" svg:x="4.2209in" svg:y="0.6831in" draw:caption-point-x="-0.2402in" draw:caption-point-y="0.5945in">
              <dc:creator>Unknown Author</dc:creator>
              <dc:date>2025-03-03T02:31:00</dc:date>
              <text:p>XOR immediate</text:p>
              <text:p/>
              <text:p>RD ← RD ^ sxt(IMM)</text:p>
            </office:annotation>
            <text:p>xori</text:p>
          </table:table-cell>
          <table:table-cell table:style-name="ce304" office:value-type="string" calcext:value-type="string">
            <text:p>xor</text:p>
          </table:table-cell>
          <table:table-cell table:style-name="ce304" office:value-type="string" calcext:value-type="string">
            <office:annotation draw:style-name="gr5" svg:width="1.1413in" svg:height="0.7083in" svg:x="5.6051in" svg:y="0.6831in" draw:caption-point-x="-0.2402in" draw:caption-point-y="0.5945in">
              <dc:creator>Unknown Author</dc:creator>
              <dc:date>2025-03-03T01:26:00</dc:date>
              <text:p>pre-decrement load register word</text:p>
            </office:annotation>
            <text:p>-lrw</text:p>
          </table:table-cell>
          <table:table-cell table:style-name="ce312"/>
          <table:table-cell table:style-name="ce304"/>
          <table:table-cell table:style-name="ce304" office:value-type="string" calcext:value-type="string">
            <office:annotation draw:style-name="gr5" svg:width="1.1413in" svg:height="0.7083in" svg:x="7.8051in" svg:y="0.6831in" draw:caption-point-x="-0.2402in" draw:caption-point-y="0.5945in">
              <dc:creator>Unknown Author</dc:creator>
              <dc:date>2025-03-03T01:52:00</dc:date>
              <text:p>read global pointer</text:p>
              <text:p/>
              <text:p>Rd ← $GP</text:p>
            </office:annotation>
            <text:p>rgp</text:p>
          </table:table-cell>
          <table:table-cell table:style-name="ce305"/>
          <table:table-cell table:style-name="ce304"/>
          <table:table-cell/>
          <table:table-cell table:style-name="ce81" table:formula="of:=IF(NOT(ISBLANK([$Formats.A7])); [$Formats.A7]; &quot;&quot;)" office:value-type="string" office:string-value="RI2" calcext:value-type="string">
            <text:p>RI2</text:p>
          </table:table-cell>
          <table:table-cell table:style-name="ce81" table:formula="of:=IF(NOT(ISBLANK([$Formats.B7])); [$Formats.B7]; &quot;&quot;)" office:value-type="string" office:string-value="Register-immediate 2" calcext:value-type="string">
            <text:p>Register-immediate 2</text:p>
          </table:table-cell>
          <table:table-cell table:formula="of:=VLOOKUP([.$O6]; Main_Layout; 23; 0)" office:value-type="string" office:string-value="0001" calcext:value-type="string">
            <text:p>0001</text:p>
          </table:table-cell>
          <table:table-cell table:style-name="ce179" table:formula="of:=VLOOKUP([.$O6]; Main_Layout; 19; 0)" office:value-type="float" office:value="5" calcext:value-type="float">
            <text:p>5</text:p>
          </table:table-cell>
          <table:table-cell/>
          <table:table-cell table:style-name="ce81" office:value-type="string" calcext:value-type="string">
            <text:p>inv REG</text:p>
          </table:table-cell>
          <table:table-cell office:value-type="string" calcext:value-type="string">
            <text:p>xori REG, -1</text:p>
          </table:table-cell>
          <table:table-cell office:value-type="string" calcext:value-type="string">
            <text:p>yes</text:p>
          </table:table-cell>
          <table:table-cell table:number-columns-repeated="16362"/>
        </table:table-row>
        <table:table-row table:style-name="ro3">
          <table:table-cell table:style-name="ce302" office:value-type="float" office:value="5" calcext:value-type="float">
            <text:p>5</text:p>
          </table:table-cell>
          <table:table-cell table:style-name="ce304" table:number-columns-repeated="6"/>
          <table:table-cell table:style-name="ce304" office:value-type="string" calcext:value-type="string">
            <office:annotation draw:style-name="gr3" svg:width="1.1413in" svg:height="1.1677in" svg:x="5.6051in" svg:y="0.861in" draw:caption-point-x="-0.2402in" draw:caption-point-y="0.5945in">
              <dc:creator>Unknown Author</dc:creator>
              <dc:date>2025-03-03T02:43:00</dc:date>
              <text:p>pre-decrement load register byte</text:p>
              <text:p/>
              <text:p>RD ← mem[A + RS - 1];</text:p>
              <text:p>RS ← RS – 1;</text:p>
            </office:annotation>
            <text:p>-lrb</text:p>
          </table:table-cell>
          <table:table-cell table:style-name="ce304" table:number-columns-repeated="2"/>
          <table:table-cell table:style-name="ce304" office:value-type="string" calcext:value-type="string">
            <text:p>wgp</text:p>
          </table:table-cell>
          <table:table-cell table:style-name="ce304" table:number-columns-repeated="2"/>
          <table:table-cell/>
          <table:table-cell table:style-name="ce81" table:formula="of:=IF(NOT(ISBLANK([$Formats.A8])); [$Formats.A8]; &quot;&quot;)" office:value-type="string" office:string-value="RR1" calcext:value-type="string">
            <text:p>RR1</text:p>
          </table:table-cell>
          <table:table-cell table:style-name="ce81" table:formula="of:=IF(NOT(ISBLANK([$Formats.B8])); [$Formats.B8]; &quot;&quot;)" office:value-type="string" office:string-value="Register-register 1" calcext:value-type="string">
            <text:p>Register-register 1</text:p>
          </table:table-cell>
          <table:table-cell table:formula="of:=VLOOKUP([.$O7]; Main_Layout; 23; 0)" office:value-type="string" office:string-value="00001" calcext:value-type="string">
            <text:p>00001</text:p>
          </table:table-cell>
          <table:table-cell table:style-name="ce179" table:formula="of:=VLOOKUP([.$O7]; Main_Layout; 19; 0)" office:value-type="float" office:value="5" calcext:value-type="float">
            <text:p>5</text:p>
          </table:table-cell>
          <table:table-cell/>
          <table:table-cell table:style-name="ce81" office:value-type="string" calcext:value-type="string">
            <text:p>not REG</text:p>
          </table:table-cell>
          <table:table-cell office:value-type="string" calcext:value-type="string">
            <text:p>xori REG, 1</text:p>
          </table:table-cell>
          <table:table-cell office:value-type="string" calcext:value-type="string">
            <text:p>yes</text:p>
          </table:table-cell>
          <table:table-cell table:number-columns-repeated="16362"/>
        </table:table-row>
        <table:table-row table:style-name="ro3">
          <table:table-cell table:style-name="ce302" office:value-type="float" office:value="6" calcext:value-type="float">
            <text:p>6</text:p>
          </table:table-cell>
          <table:table-cell table:style-name="ce304" table:number-columns-repeated="4"/>
          <table:table-cell table:style-name="ce305" table:number-columns-repeated="2"/>
          <table:table-cell table:style-name="ce311" office:value-type="string" calcext:value-type="string">
            <office:annotation draw:style-name="gr5" svg:width="1.1413in" svg:height="0.7083in" svg:x="5.6051in" svg:y="1.0386in" draw:caption-point-x="-0.2402in" draw:caption-point-y="0.5945in">
              <dc:creator>Unknown Author</dc:creator>
              <dc:date>2025-03-03T01:25:00</dc:date>
              <text:p>store register word post-increment</text:p>
            </office:annotation>
            <text:p>srw+</text:p>
          </table:table-cell>
          <table:table-cell table:style-name="ce304" table:number-columns-repeated="2"/>
          <table:table-cell table:style-name="ce166" office:value-type="string" calcext:value-type="string">
            <office:annotation draw:style-name="gr5" svg:width="1.1413in" svg:height="0.7083in" svg:x="7.8051in" svg:y="1.0386in" draw:caption-point-x="-0.2402in" draw:caption-point-y="0.5945in">
              <dc:creator>Unknown Author</dc:creator>
              <dc:date>2025-03-03T01:51:00</dc:date>
              <text:p>read condition codes</text:p>
              <text:p/>
              <text:p>Rd ← $CC</text:p>
            </office:annotation>
            <text:p>rcc</text:p>
          </table:table-cell>
          <table:table-cell table:style-name="ce304" table:number-columns-repeated="2"/>
          <table:table-cell/>
          <table:table-cell table:style-name="ce81" table:formula="of:=IF(NOT(ISBLANK([$Formats.A9])); [$Formats.A9]; &quot;&quot;)" office:value-type="string" office:string-value="RRA" calcext:value-type="string">
            <text:p>RRA</text:p>
          </table:table-cell>
          <table:table-cell table:style-name="ce81" table:formula="of:=IF(NOT(ISBLANK([$Formats.B9])); [$Formats.B9]; &quot;&quot;)" office:value-type="string" office:string-value="Register-register-address" calcext:value-type="string">
            <text:p>Register-register-address</text:p>
          </table:table-cell>
          <table:table-cell table:formula="of:=VLOOKUP([.$O8]; Main_Layout; 23; 0)" office:value-type="string" office:string-value="000001" calcext:value-type="string">
            <text:p>000001</text:p>
          </table:table-cell>
          <table:table-cell table:style-name="ce179" table:formula="of:=VLOOKUP([.$O8]; Main_Layout; 19; 0)" office:value-type="float" office:value="3" calcext:value-type="float">
            <text:p>3</text:p>
          </table:table-cell>
          <table:table-cell/>
          <table:table-cell table:style-name="ce81" office:value-type="string" calcext:value-type="string">
            <text:p>NONEXE1</text:p>
          </table:table-cell>
          <table:table-cell office:value-type="string" calcext:value-type="string">
            <office:annotation draw:style-name="gr10" draw:text-style-name="P3" svg:width="1.1413in" svg:height="1.3705in" svg:x="17.3961in" svg:y="1.0386in" draw:caption-point-x="-0.2402in" draw:caption-point-y="0.5945in">
              <dc:creator>Unknown Author</dc:creator>
              <dc:date>2025-03-03T02:16:00</dc:date>
              <text:p text:style-name="P2"><text:span text:style-name="T6">Same bit pattern as the following (malformed) instruction:</text:span></text:p>
              <text:p text:style-name="P2"><text:span text:style-name="T6">`call 0b0001_1111_1111_1111`</text:span></text:p>
            </office:annotation>
            <text:p>0xFFFF</text:p>
          </table:table-cell>
          <table:table-cell office:value-type="string" calcext:value-type="string">
            <text:p>yes</text:p>
          </table:table-cell>
          <table:table-cell table:number-columns-repeated="16362"/>
        </table:table-row>
        <table:table-row table:style-name="ro3">
          <table:table-cell table:style-name="ce302" office:value-type="float" office:value="7" calcext:value-type="float">
            <text:p>7</text:p>
          </table:table-cell>
          <table:table-cell table:style-name="ce305" table:number-columns-repeated="6"/>
          <table:table-cell table:style-name="ce312" office:value-type="string" calcext:value-type="string">
            <office:annotation draw:style-name="gr3" svg:width="1.1413in" svg:height="1.1677in" svg:x="5.6051in" svg:y="1.2165in" draw:caption-point-x="-0.2402in" draw:caption-point-y="0.5945in">
              <dc:creator>Unknown Author</dc:creator>
              <dc:date>2025-03-03T02:44:00</dc:date>
              <text:p>store register byte post-increment</text:p>
              <text:p/>
              <text:p>mem[A + RD] ← RS;</text:p>
              <text:p>RD ← RD + 1;</text:p>
            </office:annotation>
            <text:p>srb+</text:p>
          </table:table-cell>
          <table:table-cell table:style-name="ce304" table:number-columns-repeated="2"/>
          <table:table-cell table:style-name="ce304" office:value-type="string" calcext:value-type="string">
            <text:p>wcc</text:p>
          </table:table-cell>
          <table:table-cell table:style-name="ce304" office:value-type="string" calcext:value-type="string">
            <office:annotation draw:style-name="gr7" svg:width="1.1413in" svg:height="1.3232in" svg:x="8.5382in" svg:y="1.2445in" draw:caption-point-x="-0.2402in" draw:caption-point-y="0.5665in">
              <dc:creator>Unknown Author</dc:creator>
              <dc:date>2025-03-03T02:47:00</dc:date>
              <text:p>teststack push</text:p>
              <text:p/>
              <text:p>tpush 1</text:p>
              <text:p>tpush 0</text:p>
              <text:p/>
              <text:p>$TS.push(IMM &amp; 0x1 != 0)</text:p>
              <text:p/>
            </office:annotation>
            <text:p>tpushi</text:p>
          </table:table-cell>
          <table:table-cell table:style-name="ce305"/>
          <table:table-cell table:style-name="ce90"/>
          <table:table-cell table:style-name="ce81" table:formula="of:=IF(NOT(ISBLANK([$Formats.A10])); [$Formats.A10]; &quot;&quot;)" office:value-type="string" office:string-value="RR2" calcext:value-type="string">
            <text:p>RR2</text:p>
          </table:table-cell>
          <table:table-cell table:style-name="ce81" table:formula="of:=IF(NOT(ISBLANK([$Formats.B10])); [$Formats.B10]; &quot;&quot;)" office:value-type="string" office:string-value="Register-register 2" calcext:value-type="string">
            <text:p>Register-register 2</text:p>
          </table:table-cell>
          <table:table-cell table:formula="of:=VLOOKUP([.$O9]; Main_Layout; 23; 0)" office:value-type="string" office:string-value="0000001" calcext:value-type="string">
            <text:p>0000001</text:p>
          </table:table-cell>
          <table:table-cell table:style-name="ce179" table:formula="of:=VLOOKUP([.$O9]; Main_Layout; 19; 0)" office:value-type="float" office:value="3" calcext:value-type="float">
            <text:p>3</text:p>
          </table:table-cell>
          <table:table-cell table:style-name="ce90"/>
          <table:table-cell table:style-name="ce81" office:value-type="string" calcext:value-type="string">
            <text:p>tg R1, R2</text:p>
          </table:table-cell>
          <table:table-cell office:value-type="string" calcext:value-type="string">
            <text:p>tl R2, R1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90" table:number-columns-repeated="16354"/>
        </table:table-row>
        <table:table-row table:style-name="ro3">
          <table:table-cell table:style-name="ce163" office:value-type="float" office:value="8" calcext:value-type="float">
            <text:p>8</text:p>
          </table:table-cell>
          <table:table-cell table:style-name="ce166" table:number-columns-repeated="4"/>
          <table:table-cell table:style-name="ce166" office:value-type="string" calcext:value-type="string">
            <office:annotation draw:style-name="gr4" svg:width="1.1413in" svg:height="0.8567in" svg:x="4.2209in" svg:y="1.3941in" draw:caption-point-x="-0.2402in" draw:caption-point-y="0.5945in">
              <dc:creator>Unknown Author</dc:creator>
              <dc:date>2025-03-04T01:33:00</dc:date>
              <text:p>test less than immediate</text:p>
              <text:p/>
              <text:p>$TS.push(RS as i16 &lt; sxt(IMM))</text:p>
            </office:annotation>
            <text:p>tli</text:p>
          </table:table-cell>
          <table:table-cell table:style-name="ce166" office:value-type="string" calcext:value-type="string">
            <office:annotation draw:style-name="gr5" svg:width="1.1413in" svg:height="0.7083in" svg:x="4.9543in" svg:y="1.3941in" draw:caption-point-x="-0.2402in" draw:caption-point-y="0.5945in">
              <dc:creator>Unknown Author</dc:creator>
              <dc:date>2025-03-03T02:22:00</dc:date>
              <text:p>test less than</text:p>
              <text:p/>
              <text:p>$TS.push(Ra as i16 &lt; Rb as i16)</text:p>
            </office:annotation>
            <text:p>tl</text:p>
          </table:table-cell>
          <table:table-cell table:style-name="ce173"/>
          <table:table-cell table:style-name="ce166"/>
          <table:table-cell table:style-name="ce173" office:value-type="string" calcext:value-type="string">
            <office:annotation draw:style-name="gr4" svg:width="1.1413in" svg:height="0.8567in" svg:x="7.0717in" svg:y="1.3941in" draw:caption-point-x="-0.2402in" draw:caption-point-y="0.5945in">
              <dc:creator>Unknown Author</dc:creator>
              <dc:date>2025-03-03T02:39:00</dc:date>
              <text:p>push word onto stack</text:p>
              <text:p/>
              <text:p>$sp ← $sp – 2;</text:p>
              <text:p>sw [$sp – 2], RS;</text:p>
            </office:annotation>
            <text:p>pushw</text:p>
          </table:table-cell>
          <table:table-cell table:style-name="ce304" office:value-type="string" calcext:value-type="string">
            <office:annotation draw:style-name="gr5" svg:width="1.1413in" svg:height="0.7083in" svg:x="7.8051in" svg:y="1.6047in" draw:caption-point-x="-0.2402in" draw:caption-point-y="0.3839in">
              <dc:creator>Unknown Author</dc:creator>
              <dc:date>2025-03-03T01:50:00</dc:date>
              <text:p>read teststack</text:p>
              <text:p/>
              <text:p>RD ← $TS</text:p>
            </office:annotation>
            <text:p>rts</text:p>
          </table:table-cell>
          <table:table-cell table:style-name="ce166"/>
          <table:table-cell table:style-name="ce166" office:value-type="string" calcext:value-type="string">
            <office:annotation draw:style-name="gr2" svg:width="1.1413in" svg:height="1.0122in" svg:x="9.2717in" svg:y="1.3941in" draw:caption-point-x="-0.2402in" draw:caption-point-y="0.5945in">
              <dc:creator>Unknown Author</dc:creator>
              <dc:date>2025-03-03T02:45:00</dc:date>
              <text:p>kernel call</text:p>
              <text:p/>
              <text:p>$PC ← interrupt_vector[$x];</text:p>
              <text:p>$KR ← $PC + 2;</text:p>
            </office:annotation>
            <text:p>kcall</text:p>
          </table:table-cell>
          <table:table-cell/>
          <table:table-cell table:style-name="ce81" table:formula="of:=IF(NOT(ISBLANK([$Formats.A11])); [$Formats.A11]; &quot;&quot;)" office:value-type="string" office:string-value="R1" calcext:value-type="string">
            <text:p>R1</text:p>
          </table:table-cell>
          <table:table-cell table:style-name="ce81" table:formula="of:=IF(NOT(ISBLANK([$Formats.B11])); [$Formats.B11]; &quot;&quot;)" office:value-type="string" office:string-value="Register 1" calcext:value-type="string">
            <text:p>Register 1</text:p>
          </table:table-cell>
          <table:table-cell table:formula="of:=VLOOKUP([.$O10]; Main_Layout; 23; 0)" office:value-type="string" office:string-value="00000001" calcext:value-type="string">
            <text:p>00000001</text:p>
          </table:table-cell>
          <table:table-cell table:style-name="ce179" table:formula="of:=VLOOKUP([.$O10]; Main_Layout; 19; 0)" office:value-type="float" office:value="5" calcext:value-type="float">
            <text:p>5</text:p>
          </table:table-cell>
          <table:table-cell/>
          <table:table-cell table:style-name="ce81" office:value-type="string" calcext:value-type="string">
            <text:p>tle R1, R2</text:p>
          </table:table-cell>
          <table:table-cell office:value-type="string" calcext:value-type="string">
            <text:p>tge R2, R1</text:p>
          </table:table-cell>
          <table:table-cell office:value-type="string" calcext:value-type="string">
            <text:p>no</text:p>
          </table:table-cell>
          <table:table-cell table:number-columns-repeated="16362"/>
        </table:table-row>
        <table:table-row table:style-name="ro3">
          <table:table-cell table:style-name="ce302" office:value-type="float" office:value="9" calcext:value-type="float">
            <text:p>9</text:p>
          </table:table-cell>
          <table:table-cell table:style-name="ce304" table:number-columns-repeated="4"/>
          <table:table-cell table:style-name="ce305" office:value-type="string" calcext:value-type="string">
            <office:annotation draw:style-name="gr2" svg:width="1.1413in" svg:height="1.0122in" svg:x="4.2209in" svg:y="1.572in" draw:caption-point-x="-0.2402in" draw:caption-point-y="0.5945in">
              <dc:creator>Unknown Author</dc:creator>
              <dc:date>2025-03-04T01:34:00</dc:date>
              <text:p>test greater than or equal to <text:s/>immediate</text:p>
              <text:p/>
              <text:p>$TS.push(RS as i16 &gt;= sxt(IMM))</text:p>
            </office:annotation>
            <text:p>tgei</text:p>
          </table:table-cell>
          <table:table-cell table:style-name="ce305" office:value-type="string" calcext:value-type="string">
            <office:annotation draw:style-name="gr4" svg:width="1.1413in" svg:height="0.8567in" svg:x="4.9543in" svg:y="1.572in" draw:caption-point-x="-0.2402in" draw:caption-point-y="0.5945in">
              <dc:creator>Unknown Author</dc:creator>
              <dc:date>2025-03-03T02:23:00</dc:date>
              <text:p>test greater than or equal to</text:p>
              <text:p/>
              <text:p>$TS.push(Ra as i16 &gt;= Rb as i16)</text:p>
            </office:annotation>
            <text:p>tge</text:p>
          </table:table-cell>
          <table:table-cell table:style-name="ce311"/>
          <table:table-cell table:style-name="ce304"/>
          <table:table-cell table:style-name="ce311" office:value-type="string" calcext:value-type="string">
            <text:p>pushb</text:p>
          </table:table-cell>
          <table:table-cell table:style-name="ce305" office:value-type="string" calcext:value-type="string">
            <office:annotation draw:style-name="gr5" svg:width="1.1413in" svg:height="0.7083in" svg:x="7.8051in" svg:y="1.6051in" draw:caption-point-x="-0.2402in" draw:caption-point-y="0.5614in">
              <dc:creator>Unknown Author</dc:creator>
              <dc:date>2025-03-03T01:50:00</dc:date>
              <text:p>write teststack</text:p>
              <text:p/>
              <text:p>$TS ← R</text:p>
            </office:annotation>
            <text:p>wts</text:p>
          </table:table-cell>
          <table:table-cell table:style-name="ce304"/>
          <table:table-cell table:style-name="ce304" office:value-type="string" calcext:value-type="string">
            <office:annotation draw:style-name="gr5" svg:width="1.1413in" svg:height="0.7083in" svg:x="9.2717in" svg:y="1.572in" draw:caption-point-x="-0.2402in" draw:caption-point-y="0.5945in">
              <dc:creator>Unknown Author</dc:creator>
              <dc:date>2025-03-03T02:34:00</dc:date>
              <text:p>return from kernel</text:p>
              <text:p/>
              <text:p>$PC ← $KR</text:p>
            </office:annotation>
            <text:p>kret</text:p>
          </table:table-cell>
          <table:table-cell/>
          <table:table-cell table:style-name="ce81" table:formula="of:=IF(NOT(ISBLANK([$Formats.A12])); [$Formats.A12]; &quot;&quot;)" office:value-type="string" office:string-value="R2" calcext:value-type="string">
            <text:p>R2</text:p>
          </table:table-cell>
          <table:table-cell table:style-name="ce81" table:formula="of:=IF(NOT(ISBLANK([$Formats.B12])); [$Formats.B12]; &quot;&quot;)" office:value-type="string" office:string-value="Register 2" calcext:value-type="string">
            <text:p>Register 2</text:p>
          </table:table-cell>
          <table:table-cell table:formula="of:=VLOOKUP([.$O11]; Main_Layout; 23; 0)" office:value-type="string" office:string-value="000000001" calcext:value-type="string">
            <text:p>000000001</text:p>
          </table:table-cell>
          <table:table-cell table:style-name="ce179" table:formula="of:=VLOOKUP([.$O11]; Main_Layout; 19; 0)" office:value-type="float" office:value="4" calcext:value-type="float">
            <text:p>4</text:p>
          </table:table-cell>
          <table:table-cell/>
          <table:table-cell table:style-name="ce81" office:value-type="string" calcext:value-type="string">
            <text:p>tbe R1, R2</text:p>
          </table:table-cell>
          <table:table-cell office:value-type="string" calcext:value-type="string">
            <text:p>tae R2, R1</text:p>
          </table:table-cell>
          <table:table-cell office:value-type="string" calcext:value-type="string">
            <text:p>no</text:p>
          </table:table-cell>
          <table:table-cell table:number-columns-repeated="16362"/>
        </table:table-row>
        <table:table-row table:style-name="ro3">
          <table:table-cell table:style-name="ce302" office:value-type="float" office:value="10" calcext:value-type="float">
            <text:p>10</text:p>
          </table:table-cell>
          <table:table-cell table:style-name="ce307"/>
          <table:table-cell table:style-name="ce304" table:number-columns-repeated="3"/>
          <table:table-cell table:style-name="ce305" office:value-type="string" calcext:value-type="string">
            <office:annotation draw:style-name="gr4" svg:width="1.1413in" svg:height="0.8567in" svg:x="4.2209in" svg:y="1.7496in" draw:caption-point-x="-0.2402in" draw:caption-point-y="0.5945in">
              <dc:creator>Unknown Author</dc:creator>
              <dc:date>2025-03-04T01:34:00</dc:date>
              <text:p>test below immediate</text:p>
              <text:p/>
              <text:p>$TS.push(RS as u16 &lt; zxt(IMM))</text:p>
            </office:annotation>
            <text:p>tbi</text:p>
          </table:table-cell>
          <table:table-cell table:style-name="ce305" office:value-type="string" calcext:value-type="string">
            <office:annotation draw:style-name="gr4" svg:width="1.1413in" svg:height="0.8567in" svg:x="4.9543in" svg:y="1.7496in" draw:caption-point-x="-0.2402in" draw:caption-point-y="0.5945in">
              <dc:creator>Unknown Author</dc:creator>
              <dc:date>2025-03-03T02:23:00</dc:date>
              <text:p>test below</text:p>
              <text:p/>
              <text:p>$TS.push(Ra as u16 &lt; Rb as u16)</text:p>
            </office:annotation>
            <text:p>tb</text:p>
          </table:table-cell>
          <table:table-cell table:style-name="ce311"/>
          <table:table-cell table:style-name="ce304"/>
          <table:table-cell table:style-name="ce311" office:value-type="string" calcext:value-type="string">
            <text:p>popw</text:p>
          </table:table-cell>
          <table:table-cell table:style-name="ce304" table:number-columns-repeated="2"/>
          <table:table-cell table:style-name="ce304" office:value-type="string" calcext:value-type="string">
            <text:p>inrd</text:p>
          </table:table-cell>
          <table:table-cell/>
          <table:table-cell table:style-name="ce81" table:formula="of:=IF(NOT(ISBLANK([$Formats.A13])); [$Formats.A13]; &quot;&quot;)" office:value-type="string" office:string-value="I" calcext:value-type="string">
            <text:p>I</text:p>
          </table:table-cell>
          <table:table-cell table:style-name="ce81" office:value-type="string" calcext:value-type="string">
            <text:p>Immediate</text:p>
          </table:table-cell>
          <table:table-cell table:formula="of:=VLOOKUP([.$O12]; Main_Layout; 23; 0)" office:value-type="string" office:string-value="0000000001" calcext:value-type="string">
            <text:p>0000000001</text:p>
          </table:table-cell>
          <table:table-cell table:style-name="ce179" table:formula="of:=VLOOKUP([.$O12]; Main_Layout; 19; 0)" office:value-type="float" office:value="3" calcext:value-type="float">
            <text:p>3</text:p>
          </table:table-cell>
          <table:table-cell/>
          <table:table-cell office:value-type="string" calcext:value-type="string">
            <text:p>ta R1, R2</text:p>
          </table:table-cell>
          <table:table-cell office:value-type="string" calcext:value-type="string">
            <text:p>tb R2, R1</text:p>
          </table:table-cell>
          <table:table-cell office:value-type="string" calcext:value-type="string">
            <text:p>no</text:p>
          </table:table-cell>
          <table:table-cell table:number-columns-repeated="16362"/>
        </table:table-row>
        <table:table-row table:style-name="ro3">
          <table:table-cell table:style-name="ce302" office:value-type="float" office:value="11" calcext:value-type="float">
            <text:p>11</text:p>
          </table:table-cell>
          <table:table-cell table:style-name="ce308"/>
          <table:table-cell table:style-name="ce304" table:number-columns-repeated="3"/>
          <table:table-cell table:style-name="ce305" office:value-type="string" calcext:value-type="string">
            <office:annotation draw:style-name="gr2" svg:width="1.1413in" svg:height="1.0122in" svg:x="4.2209in" svg:y="1.9276in" draw:caption-point-x="-0.2402in" draw:caption-point-y="0.5945in">
              <dc:creator>Unknown Author</dc:creator>
              <dc:date>2025-03-04T01:35:00</dc:date>
              <text:p>test above or equal immediate</text:p>
              <text:p/>
              <text:p>$TS.push(RS as u16 &gt;= zxt(IMM))</text:p>
            </office:annotation>
            <text:p>taei</text:p>
          </table:table-cell>
          <table:table-cell table:style-name="ce305" office:value-type="string" calcext:value-type="string">
            <office:annotation draw:style-name="gr2" svg:width="1.1413in" svg:height="1.0122in" svg:x="4.9543in" svg:y="1.9276in" draw:caption-point-x="-0.2402in" draw:caption-point-y="0.5945in">
              <dc:creator>Unknown Author</dc:creator>
              <dc:date>2025-03-03T02:24:00</dc:date>
              <text:p>test above or equal</text:p>
              <text:p/>
              <text:p>$TS.push(Ra as u16 &gt;= Rb as u16)</text:p>
            </office:annotation>
            <text:p>tae</text:p>
          </table:table-cell>
          <table:table-cell table:style-name="ce311"/>
          <table:table-cell table:style-name="ce304"/>
          <table:table-cell table:style-name="ce311" office:value-type="string" calcext:value-type="string">
            <text:p>popb</text:p>
          </table:table-cell>
          <table:table-cell table:style-name="ce305"/>
          <table:table-cell table:style-name="ce304"/>
          <table:table-cell table:style-name="ce305" office:value-type="string" calcext:value-type="string">
            <text:p>inre</text:p>
          </table:table-cell>
          <table:table-cell/>
          <table:table-cell table:style-name="ce81" table:formula="of:=IF(NOT(ISBLANK([$Formats.A14])); [$Formats.A14]; &quot;&quot;)" office:value-type="string" office:string-value="O" calcext:value-type="string">
            <text:p>O</text:p>
          </table:table-cell>
          <table:table-cell table:style-name="ce81" office:value-type="string" calcext:value-type="string">
            <text:p>Opcode</text:p>
          </table:table-cell>
          <table:table-cell table:formula="of:=VLOOKUP([.$O13]; Main_Layout; 23; 0)" office:value-type="string" office:string-value="0000000000" calcext:value-type="string">
            <text:p>0000000000</text:p>
          </table:table-cell>
          <table:table-cell table:style-name="ce179" table:formula="of:=VLOOKUP([.$O13]; Main_Layout; 19; 0)" office:value-type="float" office:value="6" calcext:value-type="float">
            <text:p>6</text:p>
          </table:table-cell>
          <table:table-cell table:number-columns-repeated="16366"/>
        </table:table-row>
        <table:table-row table:style-name="ro3">
          <table:table-cell table:style-name="ce302" office:value-type="float" office:value="12" calcext:value-type="float">
            <text:p>12</text:p>
          </table:table-cell>
          <table:table-cell table:style-name="ce308"/>
          <table:table-cell table:style-name="ce304" table:number-columns-repeated="3"/>
          <table:table-cell table:style-name="ce305" office:value-type="string" calcext:value-type="string">
            <office:annotation draw:style-name="gr4" svg:width="1.1413in" svg:height="0.8567in" svg:x="4.2209in" svg:y="2.1051in" draw:caption-point-x="-0.2402in" draw:caption-point-y="0.5945in">
              <dc:creator>Unknown Author</dc:creator>
              <dc:date>2025-03-04T01:35:00</dc:date>
              <text:p>test not equal immediate</text:p>
              <text:p/>
              <text:p>$TS.push(RS != sxt(IMM))</text:p>
            </office:annotation>
            <text:p>tnei</text:p>
          </table:table-cell>
          <table:table-cell table:style-name="ce305" office:value-type="string" calcext:value-type="string">
            <office:annotation draw:style-name="gr5" svg:width="1.1413in" svg:height="0.7083in" svg:x="4.9543in" svg:y="2.1051in" draw:caption-point-x="-0.2402in" draw:caption-point-y="0.5945in">
              <dc:creator>Unknown Author</dc:creator>
              <dc:date>2025-03-03T02:24:00</dc:date>
              <text:p>test not equal</text:p>
              <text:p/>
              <text:p>$TS.push(Ra != Rb)</text:p>
            </office:annotation>
            <text:p>tne</text:p>
          </table:table-cell>
          <table:table-cell table:style-name="ce311"/>
          <table:table-cell table:style-name="ce304" table:number-columns-repeated="5"/>
          <table:table-cell/>
          <table:table-cell table:formula="of:=IF(NOT(ISBLANK([$Formats.A15])); [$Formats.A15]; &quot;&quot;)">
            <text:p/>
          </table:table-cell>
          <table:table-cell table:number-columns-repeated="16369"/>
        </table:table-row>
        <table:table-row table:style-name="ro3">
          <table:table-cell table:style-name="ce302" office:value-type="float" office:value="13" calcext:value-type="float">
            <text:p>13</text:p>
          </table:table-cell>
          <table:table-cell table:style-name="ce308"/>
          <table:table-cell table:style-name="ce304" table:number-columns-repeated="3"/>
          <table:table-cell table:style-name="ce304" office:value-type="string" calcext:value-type="string">
            <office:annotation draw:style-name="gr4" svg:width="1.1413in" svg:height="0.8567in" svg:x="4.2209in" svg:y="2.2831in" draw:caption-point-x="-0.2402in" draw:caption-point-y="0.5945in">
              <dc:creator>Unknown Author</dc:creator>
              <dc:date>2025-03-04T01:36:00</dc:date>
              <text:p>test equal immediate</text:p>
              <text:p/>
              <text:p>$TS.push(RS == sxt(IMM))</text:p>
            </office:annotation>
            <text:p>teqi</text:p>
          </table:table-cell>
          <table:table-cell table:style-name="ce304" office:value-type="string" calcext:value-type="string">
            <office:annotation draw:style-name="gr5" svg:width="1.1413in" svg:height="0.7083in" svg:x="4.9543in" svg:y="2.2831in" draw:caption-point-x="-0.2402in" draw:caption-point-y="0.5945in">
              <dc:creator>Unknown Author</dc:creator>
              <dc:date>2025-03-03T02:24:00</dc:date>
              <text:p>test equal</text:p>
              <text:p/>
              <text:p>$TS.push(Ra == Rb)</text:p>
            </office:annotation>
            <text:p>teq</text:p>
          </table:table-cell>
          <table:table-cell table:style-name="ce311"/>
          <table:table-cell table:style-name="ce304"/>
          <table:table-cell table:style-name="ce312"/>
          <table:table-cell table:style-name="ce304" table:number-columns-repeated="2"/>
          <table:table-cell table:style-name="ce304" office:value-type="string" calcext:value-type="string">
            <office:annotation draw:style-name="gr5" svg:width="1.1413in" svg:height="0.7083in" svg:x="9.2717in" svg:y="2.2831in" draw:caption-point-x="-0.2402in" draw:caption-point-y="0.5945in">
              <dc:creator>Unknown Author</dc:creator>
              <dc:date>2025-03-03T01:55:00</dc:date>
              <text:p>return from subroutine</text:p>
              <text:p/>
              <text:p>$PC ← $RA</text:p>
            </office:annotation>
            <text:p>ret</text:p>
          </table:table-cell>
          <table:table-cell table:number-columns-repeated="16371"/>
        </table:table-row>
        <table:table-row table:style-name="ro3">
          <table:table-cell table:style-name="ce302" office:value-type="float" office:value="14" calcext:value-type="float">
            <text:p>14</text:p>
          </table:table-cell>
          <table:table-cell table:style-name="ce308"/>
          <table:table-cell table:style-name="ce304" table:number-columns-repeated="3"/>
          <table:table-cell table:style-name="ce305"/>
          <table:table-cell table:style-name="ce305" office:value-type="string" calcext:value-type="string">
            <office:annotation draw:style-name="gr5" svg:width="1.1413in" svg:height="0.7083in" svg:x="4.9543in" svg:y="2.461in" draw:caption-point-x="-0.2402in" draw:caption-point-y="0.5945in">
              <dc:creator>Unknown Author</dc:creator>
              <dc:date>2025-03-03T01:11:00</dc:date>
              <text:p>test overflow</text:p>
              <text:p/>
              <text:p>$TS.push($CC.OV)</text:p>
            </office:annotation>
            <text:p>tov</text:p>
          </table:table-cell>
          <table:table-cell table:style-name="ce311"/>
          <table:table-cell table:style-name="ce304"/>
          <table:table-cell table:style-name="ce311"/>
          <table:table-cell table:style-name="ce304" office:value-type="string" calcext:value-type="string">
            <office:annotation draw:style-name="gr5" svg:width="1.1413in" svg:height="0.7083in" svg:x="7.8051in" svg:y="2.461in" draw:caption-point-x="-0.2402in" draw:caption-point-y="0.5945in">
              <dc:creator>Unknown Author</dc:creator>
              <dc:date>2025-03-04T01:28:00</dc:date>
              <text:p>teststack push</text:p>
              <text:p/>
              <text:p>$TS.push(RS &amp; 0x1 != 0)</text:p>
            </office:annotation>
            <text:p>tpush</text:p>
          </table:table-cell>
          <table:table-cell table:style-name="ce304"/>
          <table:table-cell table:style-name="ce304" office:value-type="string" calcext:value-type="string">
            <office:annotation draw:style-name="gr2" svg:width="1.1413in" svg:height="1.0122in" svg:x="9.2717in" svg:y="2.461in" draw:caption-point-x="-0.2402in" draw:caption-point-y="0.5945in">
              <dc:creator>Unknown Author</dc:creator>
              <dc:date>2025-03-03T01:58:00</dc:date>
              <text:p>push return address</text:p>
              <text:p/>
              <text:p>mem[$sp – 2] ← $RA;</text:p>
              <text:p>$sp ← $sp – 2;</text:p>
            </office:annotation>
            <text:p>pushra</text:p>
          </table:table-cell>
          <table:table-cell/>
          <table:table-cell table:style-name="Default"/>
          <table:table-cell table:number-columns-repeated="16369"/>
        </table:table-row>
        <table:table-row table:style-name="ro3">
          <table:table-cell table:style-name="ce302" office:value-type="float" office:value="15" calcext:value-type="float">
            <text:p>15</text:p>
          </table:table-cell>
          <table:table-cell table:style-name="ce308"/>
          <table:table-cell table:style-name="ce305" table:number-columns-repeated="3"/>
          <table:table-cell table:style-name="ce304"/>
          <table:table-cell table:style-name="ce304" office:value-type="string" calcext:value-type="string">
            <office:annotation draw:style-name="gr5" svg:width="1.1413in" svg:height="0.7083in" svg:x="4.9543in" svg:y="2.6386in" draw:caption-point-x="-0.2402in" draw:caption-point-y="0.5945in">
              <dc:creator>Unknown Author</dc:creator>
              <dc:date>2025-03-03T01:12:00</dc:date>
              <text:p>test carry</text:p>
              <text:p/>
              <text:p>$TS.push($CC.CY)</text:p>
            </office:annotation>
            <text:p>tcy</text:p>
          </table:table-cell>
          <table:table-cell table:style-name="ce312"/>
          <table:table-cell table:style-name="ce305"/>
          <table:table-cell table:style-name="ce311"/>
          <table:table-cell table:style-name="ce305" office:value-type="string" calcext:value-type="string">
            <office:annotation draw:style-name="gr2" svg:width="1.1413in" svg:height="1.0122in" svg:x="7.8051in" svg:y="2.6386in" draw:caption-point-x="-0.2402in" draw:caption-point-y="0.5945in">
              <dc:creator>Unknown Author</dc:creator>
              <dc:date>2025-03-03T01:47:00</dc:date>
              <text:p>teststack pop</text:p>
              <text:p/>
              <text:p>tpop $x</text:p>
              <text:p/>
              <text:p>RD ← $TS.pop() as u16</text:p>
            </office:annotation>
            <text:p>tpop</text:p>
          </table:table-cell>
          <table:table-cell table:style-name="ce305"/>
          <table:table-cell table:style-name="ce305" office:value-type="string" calcext:value-type="string">
            <office:annotation draw:style-name="gr2" svg:width="1.1413in" svg:height="1.0122in" svg:x="9.2717in" svg:y="2.6386in" draw:caption-point-x="-0.2402in" draw:caption-point-y="0.5945in">
              <dc:creator>Unknown Author</dc:creator>
              <dc:date>2025-03-03T01:58:00</dc:date>
              <text:p>pop return address</text:p>
              <text:p/>
              <text:p>$RA ← mem[$sp];</text:p>
              <text:p>$sp ← $sp + 2</text:p>
            </office:annotation>
            <text:p>popra</text:p>
          </table:table-cell>
          <table:table-cell table:style-name="ce90"/>
          <table:table-cell table:style-name="ce93" table:number-columns-repeated="2"/>
          <table:table-cell table:style-name="ce176"/>
          <table:table-cell table:style-name="ce93"/>
          <table:table-cell table:style-name="ce90" table:number-columns-repeated="2"/>
          <table:table-cell table:style-name="ce93" table:number-columns-repeated="2"/>
          <table:table-cell table:style-name="ce90" table:number-columns-repeated="16362"/>
        </table:table-row>
        <table:table-row table:style-name="ro14">
          <table:table-cell table:style-name="ce163" office:value-type="float" office:value="16" calcext:value-type="float">
            <text:p>16</text:p>
          </table:table-cell>
          <table:table-cell table:style-name="ce169"/>
          <table:table-cell table:style-name="ce166" table:number-columns-repeated="3"/>
          <table:table-cell table:style-name="ce305" office:value-type="string" calcext:value-type="string">
            <office:annotation draw:style-name="gr6" svg:width="1.1413in" svg:height="1.4787in" svg:x="4.2209in" svg:y="2.8165in" draw:caption-point-x="-0.2402in" draw:caption-point-y="0.5945in">
              <dc:creator>Unknown Author</dc:creator>
              <dc:date>2025-03-03T02:26:00</dc:date>
              <text:p>load global word</text:p>
              <text:p/>
              <text:p>lgw $z, [$GP + 32]</text:p>
              <text:p/>
              <text:p>Rd ← mem[$GP + 2 * IMM] | (mem[$GP + 2 * IMM + 1] &lt;&lt; 8)</text:p>
            </office:annotation>
            <text:p>lgw</text:p>
          </table:table-cell>
          <table:table-cell table:style-name="ce166" table:number-columns-repeated="3"/>
          <table:table-cell table:style-name="ce173" office:value-type="string" calcext:value-type="string">
            <office:annotation draw:style-name="gr4" svg:width="1.1413in" svg:height="0.8567in" svg:x="7.0717in" svg:y="2.8165in" draw:caption-point-x="-0.2402in" draw:caption-point-y="0.5945in">
              <dc:creator>Unknown Author</dc:creator>
              <dc:date>2025-03-03T01:48:00</dc:date>
              <text:p>negate</text:p>
              <text:p/>
              <text:p>neg $x</text:p>
              <text:p/>
              <text:p>RD ← -RD</text:p>
            </office:annotation>
            <text:p>neg</text:p>
          </table:table-cell>
          <table:table-cell table:style-name="ce166" table:number-columns-repeated="2"/>
          <table:table-cell table:style-name="ce166" office:value-type="string" calcext:value-type="string">
            <office:annotation draw:style-name="gr5" svg:width="1.1413in" svg:height="0.7083in" svg:x="9.2717in" svg:y="2.8165in" draw:caption-point-x="-0.2402in" draw:caption-point-y="0.5945in">
              <dc:creator>Unknown Author</dc:creator>
              <dc:date>2025-03-03T01:43:00</dc:date>
              <text:p>test not</text:p>
              <text:p/>
              <text:p>$TS.push(~($TS.pop()))</text:p>
            </office:annotation>
            <text:p>tnot</text:p>
          </table:table-cell>
          <table:table-cell table:number-columns-repeated="16371"/>
        </table:table-row>
        <table:table-row table:style-name="ro14">
          <table:table-cell table:style-name="ce302" office:value-type="float" office:value="17" calcext:value-type="float">
            <text:p>17</text:p>
          </table:table-cell>
          <table:table-cell table:style-name="ce308"/>
          <table:table-cell table:style-name="ce304" table:number-columns-repeated="3"/>
          <table:table-cell table:style-name="ce166" office:value-type="string" calcext:value-type="string">
            <office:annotation draw:style-name="gr5" svg:width="1.1413in" svg:height="0.7083in" svg:x="4.2209in" svg:y="3.0004in" draw:caption-point-x="-0.2402in" draw:caption-point-y="0.5945in">
              <dc:creator>Unknown Author</dc:creator>
              <dc:date>2025-03-02T22:59:00</dc:date>
              <text:p>load global byte</text:p>
            </office:annotation>
            <text:p>lgb</text:p>
          </table:table-cell>
          <table:table-cell table:style-name="ce304" table:number-columns-repeated="6"/>
          <table:table-cell table:style-name="ce304" office:value-type="string" calcext:value-type="string">
            <office:annotation draw:style-name="gr4" svg:width="1.1413in" svg:height="0.8567in" svg:x="9.2717in" svg:y="3.0004in" draw:caption-point-x="-0.2402in" draw:caption-point-y="0.5945in">
              <dc:creator>Unknown Author</dc:creator>
              <dc:date>2025-03-03T01:43:00</dc:date>
              <text:p>teststack and</text:p>
              <text:p/>
              <text:p>$TS.push($TS.pop() &amp; $TS.pop())</text:p>
            </office:annotation>
            <text:p>tand</text:p>
          </table:table-cell>
          <table:table-cell table:number-columns-repeated="16371"/>
        </table:table-row>
        <table:table-row table:style-name="ro14">
          <table:table-cell table:style-name="ce302" office:value-type="float" office:value="18" calcext:value-type="float">
            <text:p>18</text:p>
          </table:table-cell>
          <table:table-cell table:style-name="ce308"/>
          <table:table-cell table:style-name="ce304" table:number-columns-repeated="3"/>
          <table:table-cell table:style-name="ce304" office:value-type="string" calcext:value-type="string">
            <office:annotation draw:style-name="gr5" svg:width="1.1413in" svg:height="0.7083in" svg:x="4.2209in" svg:y="3.1846in" draw:caption-point-x="-0.2402in" draw:caption-point-y="0.5945in">
              <dc:creator>Unknown Author</dc:creator>
              <dc:date>2025-03-02T22:59:00</dc:date>
              <text:p>store global word</text:p>
            </office:annotation>
            <text:p>sgw</text:p>
          </table:table-cell>
          <table:table-cell table:style-name="ce304" table:number-columns-repeated="6"/>
          <table:table-cell table:style-name="ce304" office:value-type="string" calcext:value-type="string">
            <office:annotation draw:style-name="gr5" svg:width="1.1413in" svg:height="0.7083in" svg:x="9.2717in" svg:y="3.1846in" draw:caption-point-x="-0.2402in" draw:caption-point-y="0.5945in">
              <dc:creator>Unknown Author</dc:creator>
              <dc:date>2025-03-03T01:42:00</dc:date>
              <text:p>teststack or</text:p>
              <text:p/>
              <text:p>$TS.push($TS.pop() | $TS.pop())</text:p>
            </office:annotation>
            <text:p>tor</text:p>
          </table:table-cell>
          <table:table-cell table:number-columns-repeated="16371"/>
        </table:table-row>
        <table:table-row table:style-name="ro3">
          <table:table-cell table:style-name="ce302" office:value-type="float" office:value="19" calcext:value-type="float">
            <text:p>19</text:p>
          </table:table-cell>
          <table:table-cell table:style-name="ce308"/>
          <table:table-cell table:style-name="ce304" table:number-columns-repeated="3"/>
          <table:table-cell table:style-name="ce304" office:value-type="string" calcext:value-type="string">
            <office:annotation draw:style-name="gr5" svg:width="1.1413in" svg:height="0.7083in" svg:x="4.2209in" svg:y="3.3685in" draw:caption-point-x="-0.2402in" draw:caption-point-y="0.5945in">
              <dc:creator>Unknown Author</dc:creator>
              <dc:date>2025-03-02T22:59:00</dc:date>
              <text:p>store global byte</text:p>
            </office:annotation>
            <text:p>sgb</text:p>
          </table:table-cell>
          <table:table-cell table:style-name="ce304" table:number-columns-repeated="6"/>
          <table:table-cell table:style-name="ce304" office:value-type="string" calcext:value-type="string">
            <office:annotation draw:style-name="gr4" svg:width="1.1413in" svg:height="0.8567in" svg:x="9.2717in" svg:y="3.3685in" draw:caption-point-x="-0.2402in" draw:caption-point-y="0.5945in">
              <dc:creator>Unknown Author</dc:creator>
              <dc:date>2025-03-03T02:37:00</dc:date>
              <text:p>teststack duplicate</text:p>
              <text:p/>
              <text:p>$TS.push($TS.peek())</text:p>
            </office:annotation>
            <text:p>tdup</text:p>
          </table:table-cell>
          <table:table-cell table:number-columns-repeated="16371"/>
        </table:table-row>
        <table:table-row table:style-name="ro14">
          <table:table-cell table:style-name="ce302" office:value-type="float" office:value="20" calcext:value-type="float">
            <text:p>20</text:p>
          </table:table-cell>
          <table:table-cell table:style-name="ce304" table:number-columns-repeated="4"/>
          <table:table-cell table:style-name="ce304" office:value-type="string" calcext:value-type="string">
            <office:annotation draw:style-name="gr4" svg:width="1.1413in" svg:height="0.8567in" svg:x="4.2209in" svg:y="3.5461in" draw:caption-point-x="-0.2402in" draw:caption-point-y="0.5945in">
              <dc:creator>Unknown Author</dc:creator>
              <dc:date>2025-03-03T02:48:00</dc:date>
              <text:p>logical shift left immediate</text:p>
              <text:p/>
              <text:p>RD ← RD &lt;&lt; IMM</text:p>
            </office:annotation>
            <text:p>lsli</text:p>
          </table:table-cell>
          <table:table-cell table:style-name="ce304" table:number-columns-repeated="7"/>
          <table:table-cell table:number-columns-repeated="16371"/>
        </table:table-row>
        <table:table-row table:style-name="ro14">
          <table:table-cell table:style-name="ce302" office:value-type="float" office:value="21" calcext:value-type="float">
            <text:p>21</text:p>
          </table:table-cell>
          <table:table-cell table:style-name="ce304" table:number-columns-repeated="4"/>
          <table:table-cell table:style-name="ce304" office:value-type="string" calcext:value-type="string">
            <office:annotation draw:style-name="gr4" svg:width="1.1413in" svg:height="0.8567in" svg:x="4.2209in" svg:y="3.7303in" draw:caption-point-x="-0.2402in" draw:caption-point-y="0.5945in">
              <dc:creator>Unknown Author</dc:creator>
              <dc:date>2025-03-03T02:48:00</dc:date>
              <text:p>logical shift right immediate</text:p>
              <text:p/>
              <text:p>RD ← RS &gt;&gt; IMM</text:p>
            </office:annotation>
            <text:p>lsri</text:p>
          </table:table-cell>
          <table:table-cell table:style-name="ce304" table:number-columns-repeated="7"/>
          <table:table-cell/>
          <table:table-cell table:style-name="ce77"/>
          <table:table-cell table:number-columns-repeated="16369"/>
        </table:table-row>
        <table:table-row table:style-name="ro14">
          <table:table-cell table:style-name="ce302" office:value-type="float" office:value="22" calcext:value-type="float">
            <text:p>22</text:p>
          </table:table-cell>
          <table:table-cell table:style-name="ce304" table:number-columns-repeated="4"/>
          <table:table-cell table:style-name="ce304" office:value-type="string" calcext:value-type="string">
            <office:annotation draw:style-name="gr4" svg:width="1.1413in" svg:height="0.8567in" svg:x="4.2209in" svg:y="3.9142in" draw:caption-point-x="-0.2402in" draw:caption-point-y="0.5945in">
              <dc:creator>Unknown Author</dc:creator>
              <dc:date>2025-03-03T02:48:00</dc:date>
              <text:p>arithmetic shift right immediate</text:p>
              <text:p/>
              <text:p>RD ← RD &gt;&gt;&gt; IMM</text:p>
            </office:annotation>
            <text:p>asri</text:p>
          </table:table-cell>
          <table:table-cell table:style-name="ce304" table:number-columns-repeated="7"/>
          <table:table-cell/>
          <table:table-cell table:style-name="ce77"/>
          <table:table-cell table:number-columns-repeated="16369"/>
        </table:table-row>
        <table:table-row table:style-name="ro14">
          <table:table-cell table:style-name="ce302" office:value-type="float" office:value="23" calcext:value-type="float">
            <text:p>23</text:p>
          </table:table-cell>
          <table:table-cell table:style-name="ce305" table:number-columns-repeated="4"/>
          <table:table-cell table:style-name="ce305" office:value-type="string" calcext:value-type="string">
            <office:annotation draw:style-name="gr5" svg:width="1.1413in" svg:height="0.7083in" svg:x="4.2209in" svg:y="4.0984in" draw:caption-point-x="-0.2402in" draw:caption-point-y="0.5945in">
              <dc:creator>Unknown Author</dc:creator>
              <dc:date>2025-03-02T23:00:00</dc:date>
              <text:p>rotate immediate</text:p>
            </office:annotation>
            <text:p>roti</text:p>
          </table:table-cell>
          <table:table-cell table:style-name="ce305" office:value-type="string" calcext:value-type="string">
            <office:annotation draw:style-name="gr5" svg:width="1.1413in" svg:height="0.7083in" svg:x="4.9543in" svg:y="4.0984in" draw:caption-point-x="-0.2402in" draw:caption-point-y="0.5945in">
              <dc:creator>Unknown Author</dc:creator>
              <dc:date>2025-03-03T02:47:00</dc:date>
              <text:p>move</text:p>
              <text:p/>
              <text:p>RD ← RS</text:p>
            </office:annotation>
            <text:p>mov</text:p>
          </table:table-cell>
          <table:table-cell table:style-name="ce305" table:number-columns-repeated="6"/>
          <table:table-cell table:style-name="ce90"/>
          <table:table-cell table:style-name="ce77"/>
          <table:table-cell table:style-name="ce93"/>
          <table:table-cell table:style-name="ce176"/>
          <table:table-cell table:style-name="ce93"/>
          <table:table-cell table:style-name="ce90" table:number-columns-repeated="2"/>
          <table:table-cell table:style-name="ce93" table:number-columns-repeated="2"/>
          <table:table-cell table:style-name="ce90" table:number-columns-repeated="16362"/>
        </table:table-row>
        <table:table-row table:style-name="ro3">
          <table:table-cell table:style-name="ce163" office:value-type="float" office:value="24" calcext:value-type="float">
            <text:p>24</text:p>
          </table:table-cell>
          <table:table-cell table:style-name="ce166" table:number-columns-repeated="5"/>
          <table:table-cell table:style-name="ce166" office:value-type="string" calcext:value-type="string">
            <text:p>RESERVED</text:p>
          </table:table-cell>
          <table:table-cell table:style-name="ce166" table:number-columns-repeated="2"/>
          <table:table-cell table:style-name="ce166" office:value-type="string" calcext:value-type="string">
            <text:p>RESERVED</text:p>
          </table:table-cell>
          <table:table-cell table:style-name="ce166" table:number-columns-repeated="2"/>
          <table:table-cell table:style-name="ce166" office:value-type="string" calcext:value-type="string">
            <text:p>RESERVED</text:p>
          </table:table-cell>
          <table:table-cell/>
          <table:table-cell table:style-name="ce77"/>
          <table:table-cell table:number-columns-repeated="16369"/>
        </table:table-row>
        <table:table-row table:style-name="ro3">
          <table:table-cell table:style-name="ce302" office:value-type="float" office:value="25" calcext:value-type="float">
            <text:p>25</text:p>
          </table:table-cell>
          <table:table-cell table:style-name="ce304" table:number-columns-repeated="4"/>
          <table:table-cell table:style-name="ce305" office:value-type="string" calcext:value-type="string">
            <office:annotation draw:style-name="gr5" svg:width="1.1413in" svg:height="0.7083in" svg:x="4.2209in" svg:y="4.4602in" draw:caption-point-x="-0.2402in" draw:caption-point-y="0.5945in">
              <dc:creator>Unknown Author</dc:creator>
              <dc:date>2025-03-03T02:29:00</dc:date>
              <text:p>test bit</text:p>
              <text:p/>
              <text:p>$TS.push(R &amp; (1 &lt;&lt; IMM) != 0)</text:p>
            </office:annotation>
            <text:p>tbit</text:p>
          </table:table-cell>
          <table:table-cell table:style-name="ce304" office:value-type="string" calcext:value-type="string">
            <text:p>RESERVED</text:p>
          </table:table-cell>
          <table:table-cell table:style-name="ce304" table:number-columns-repeated="2"/>
          <table:table-cell table:style-name="ce304" office:value-type="string" calcext:value-type="string">
            <text:p>RESERVED</text:p>
          </table:table-cell>
          <table:table-cell table:style-name="ce304" table:number-columns-repeated="2"/>
          <table:table-cell table:style-name="ce304" office:value-type="string" calcext:value-type="string">
            <text:p>RESERVED</text:p>
          </table:table-cell>
          <table:table-cell/>
          <table:table-cell table:style-name="ce77"/>
          <table:table-cell table:number-columns-repeated="16369"/>
        </table:table-row>
        <table:table-row table:style-name="ro3">
          <table:table-cell table:style-name="ce302" office:value-type="float" office:value="26" calcext:value-type="float">
            <text:p>26</text:p>
          </table:table-cell>
          <table:table-cell table:style-name="ce304" table:number-columns-repeated="4"/>
          <table:table-cell table:style-name="ce305" office:value-type="string" calcext:value-type="string">
            <office:annotation draw:style-name="gr5" svg:width="1.1413in" svg:height="0.7083in" svg:x="4.2209in" svg:y="4.6378in" draw:caption-point-x="-0.2402in" draw:caption-point-y="0.5945in">
              <dc:creator>Unknown Author</dc:creator>
              <dc:date>2025-03-02T22:58:00</dc:date>
              <text:p>clear bit</text:p>
            </office:annotation>
            <text:p>cbit</text:p>
          </table:table-cell>
          <table:table-cell table:style-name="ce304" office:value-type="string" calcext:value-type="string">
            <text:p>RESERVED</text:p>
          </table:table-cell>
          <table:table-cell table:style-name="ce304" table:number-columns-repeated="2"/>
          <table:table-cell table:style-name="ce304" office:value-type="string" calcext:value-type="string">
            <text:p>RESERVED</text:p>
          </table:table-cell>
          <table:table-cell table:style-name="ce304" table:number-columns-repeated="2"/>
          <table:table-cell table:style-name="ce304" office:value-type="string" calcext:value-type="string">
            <text:p>RESERVED</text:p>
          </table:table-cell>
          <table:table-cell/>
          <table:table-cell table:style-name="ce77"/>
          <table:table-cell table:number-columns-repeated="16369"/>
        </table:table-row>
        <table:table-row table:style-name="ro3">
          <table:table-cell table:style-name="ce302" office:value-type="float" office:value="27" calcext:value-type="float">
            <text:p>27</text:p>
          </table:table-cell>
          <table:table-cell table:style-name="ce304" table:number-columns-repeated="4"/>
          <table:table-cell table:style-name="ce305" office:value-type="string" calcext:value-type="string">
            <office:annotation draw:style-name="gr5" svg:width="1.1413in" svg:height="0.7083in" svg:x="4.2209in" svg:y="4.8157in" draw:caption-point-x="-0.2402in" draw:caption-point-y="0.5945in">
              <dc:creator>Unknown Author</dc:creator>
              <dc:date>2025-03-02T22:58:00</dc:date>
              <text:p>set bit</text:p>
            </office:annotation>
            <text:p>sbit</text:p>
          </table:table-cell>
          <table:table-cell table:style-name="ce304" office:value-type="string" calcext:value-type="string">
            <text:p>RESERVED</text:p>
          </table:table-cell>
          <table:table-cell table:style-name="ce304" table:number-columns-repeated="2"/>
          <table:table-cell table:style-name="ce304" office:value-type="string" calcext:value-type="string">
            <text:p>RESERVED</text:p>
          </table:table-cell>
          <table:table-cell table:style-name="ce304" table:number-columns-repeated="2"/>
          <table:table-cell table:style-name="ce304" office:value-type="string" calcext:value-type="string">
            <text:p>RESERVED</text:p>
          </table:table-cell>
          <table:table-cell/>
          <table:table-cell table:style-name="ce77"/>
          <table:table-cell table:number-columns-repeated="16369"/>
        </table:table-row>
        <table:table-row table:style-name="ro3">
          <table:table-cell table:style-name="ce302" office:value-type="float" office:value="28" calcext:value-type="float">
            <text:p>28</text:p>
          </table:table-cell>
          <table:table-cell table:style-name="ce304" table:number-columns-repeated="4"/>
          <table:table-cell table:style-name="ce305" office:value-type="string" calcext:value-type="string">
            <office:annotation draw:style-name="gr5" svg:width="1.1413in" svg:height="0.7083in" svg:x="4.2209in" svg:y="4.9933in" draw:caption-point-x="-0.2402in" draw:caption-point-y="0.5945in">
              <dc:creator>Unknown Author</dc:creator>
              <dc:date>2025-03-02T22:58:00</dc:date>
              <text:p>toggle bit</text:p>
            </office:annotation>
            <text:p>gbit</text:p>
          </table:table-cell>
          <table:table-cell table:style-name="ce304" office:value-type="string" calcext:value-type="string">
            <text:p>RESERVED</text:p>
          </table:table-cell>
          <table:table-cell table:style-name="ce304" table:number-columns-repeated="2"/>
          <table:table-cell table:style-name="ce304" office:value-type="string" calcext:value-type="string">
            <text:p>RESERVED</text:p>
          </table:table-cell>
          <table:table-cell table:style-name="ce304" table:number-columns-repeated="2"/>
          <table:table-cell table:style-name="ce304" office:value-type="string" calcext:value-type="string">
            <text:p>RESERVED</text:p>
          </table:table-cell>
          <table:table-cell/>
          <table:table-cell table:style-name="ce77"/>
          <table:table-cell table:number-columns-repeated="16369"/>
        </table:table-row>
        <table:table-row table:style-name="ro3">
          <table:table-cell table:style-name="ce302" office:value-type="float" office:value="29" calcext:value-type="float">
            <text:p>29</text:p>
          </table:table-cell>
          <table:table-cell table:style-name="ce304" table:number-columns-repeated="4"/>
          <table:table-cell table:style-name="ce305" office:value-type="string" calcext:value-type="string">
            <office:annotation draw:style-name="gr4" svg:width="1.1413in" svg:height="0.8567in" svg:x="4.2209in" svg:y="5.1713in" draw:caption-point-x="-0.2402in" draw:caption-point-y="0.5945in">
              <dc:creator>Unknown Author</dc:creator>
              <dc:date>2025-03-03T02:29:00</dc:date>
              <text:p>test equal immediate</text:p>
              <text:p/>
              <text:p>$TS.push(R as i16 == sxt(IMM))</text:p>
            </office:annotation>
            <text:p>teqi</text:p>
          </table:table-cell>
          <table:table-cell table:style-name="ce304" office:value-type="string" calcext:value-type="string">
            <text:p>RESERVED</text:p>
          </table:table-cell>
          <table:table-cell table:style-name="ce304" table:number-columns-repeated="2"/>
          <table:table-cell table:style-name="ce304" office:value-type="string" calcext:value-type="string">
            <text:p>RESERVED</text:p>
          </table:table-cell>
          <table:table-cell table:style-name="ce304" table:number-columns-repeated="2"/>
          <table:table-cell table:style-name="ce304" office:value-type="string" calcext:value-type="string">
            <text:p>RESERVED</text:p>
          </table:table-cell>
          <table:table-cell table:number-columns-repeated="16371"/>
        </table:table-row>
        <table:table-row table:style-name="ro3">
          <table:table-cell table:style-name="ce302" office:value-type="float" office:value="30" calcext:value-type="float">
            <text:p>30</text:p>
          </table:table-cell>
          <table:table-cell table:style-name="ce304" table:number-columns-repeated="5"/>
          <table:table-cell table:style-name="ce304" office:value-type="string" calcext:value-type="string">
            <text:p>RESERVED</text:p>
          </table:table-cell>
          <table:table-cell table:style-name="ce304" table:number-columns-repeated="2"/>
          <table:table-cell table:style-name="ce304" office:value-type="string" calcext:value-type="string">
            <text:p>RESERVED</text:p>
          </table:table-cell>
          <table:table-cell table:style-name="ce304" table:number-columns-repeated="2"/>
          <table:table-cell table:style-name="ce304" office:value-type="string" calcext:value-type="string">
            <text:p>RESERVED</text:p>
          </table:table-cell>
          <table:table-cell table:number-columns-repeated="16371"/>
        </table:table-row>
        <table:table-row table:style-name="ro3">
          <table:table-cell table:style-name="ce302" office:value-type="float" office:value="31" calcext:value-type="float">
            <text:p>31</text:p>
          </table:table-cell>
          <table:table-cell table:style-name="ce305" table:number-columns-repeated="5"/>
          <table:table-cell table:style-name="ce304" office:value-type="string" calcext:value-type="string">
            <text:p>RESERVED</text:p>
          </table:table-cell>
          <table:table-cell table:style-name="ce305" table:number-columns-repeated="2"/>
          <table:table-cell table:style-name="ce304" office:value-type="string" calcext:value-type="string">
            <text:p>RESERVED</text:p>
          </table:table-cell>
          <table:table-cell table:style-name="ce305" table:number-columns-repeated="2"/>
          <table:table-cell table:style-name="ce304" office:value-type="string" calcext:value-type="string">
            <text:p>RESERVED</text:p>
          </table:table-cell>
          <table:table-cell table:style-name="ce90"/>
          <table:table-cell table:style-name="ce93" table:number-columns-repeated="2"/>
          <table:table-cell table:style-name="ce176"/>
          <table:table-cell table:style-name="ce93"/>
          <table:table-cell table:style-name="ce90" table:number-columns-repeated="2"/>
          <table:table-cell table:style-name="ce93" table:number-columns-repeated="2"/>
          <table:table-cell table:style-name="ce90" table:number-columns-repeated="16362"/>
        </table:table-row>
        <table:table-row table:style-name="ro14">
          <table:table-cell table:style-name="ce163" office:value-type="float" office:value="32" calcext:value-type="float">
            <text:p>32</text:p>
          </table:table-cell>
          <table:table-cell table:style-name="ce166" table:number-columns-repeated="12"/>
          <table:table-cell table:number-columns-repeated="16371"/>
        </table:table-row>
        <table:table-row table:style-name="ro14">
          <table:table-cell table:style-name="ce302" office:value-type="float" office:value="33" calcext:value-type="float">
            <text:p>33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34" calcext:value-type="float">
            <text:p>34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35" calcext:value-type="float">
            <text:p>35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36" calcext:value-type="float">
            <text:p>36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37" calcext:value-type="float">
            <text:p>37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38" calcext:value-type="float">
            <text:p>38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39" calcext:value-type="float">
            <text:p>39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40" calcext:value-type="float">
            <text:p>40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41" calcext:value-type="float">
            <text:p>41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42" calcext:value-type="float">
            <text:p>42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43" calcext:value-type="float">
            <text:p>43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44" calcext:value-type="float">
            <text:p>44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45" calcext:value-type="float">
            <text:p>45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46" calcext:value-type="float">
            <text:p>46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47" calcext:value-type="float">
            <text:p>47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48" calcext:value-type="float">
            <text:p>48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49" calcext:value-type="float">
            <text:p>49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50" calcext:value-type="float">
            <text:p>50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51" calcext:value-type="float">
            <text:p>51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52" calcext:value-type="float">
            <text:p>52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53" calcext:value-type="float">
            <text:p>53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54" calcext:value-type="float">
            <text:p>54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55" calcext:value-type="float">
            <text:p>55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56" calcext:value-type="float">
            <text:p>56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57" calcext:value-type="float">
            <text:p>57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58" calcext:value-type="float">
            <text:p>58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59" calcext:value-type="float">
            <text:p>59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60" calcext:value-type="float">
            <text:p>60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61" calcext:value-type="float">
            <text:p>61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62" calcext:value-type="float">
            <text:p>62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63" calcext:value-type="float">
            <text:p>63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64" calcext:value-type="float">
            <text:p>64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65" calcext:value-type="float">
            <text:p>65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66" calcext:value-type="float">
            <text:p>66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67" calcext:value-type="float">
            <text:p>67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68" calcext:value-type="float">
            <text:p>68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69" calcext:value-type="float">
            <text:p>69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70" calcext:value-type="float">
            <text:p>70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71" calcext:value-type="float">
            <text:p>71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72" calcext:value-type="float">
            <text:p>72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73" calcext:value-type="float">
            <text:p>73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74" calcext:value-type="float">
            <text:p>74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75" calcext:value-type="float">
            <text:p>75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76" calcext:value-type="float">
            <text:p>76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77" calcext:value-type="float">
            <text:p>77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78" calcext:value-type="float">
            <text:p>78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79" calcext:value-type="float">
            <text:p>79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80" calcext:value-type="float">
            <text:p>80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81" calcext:value-type="float">
            <text:p>81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82" calcext:value-type="float">
            <text:p>82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83" calcext:value-type="float">
            <text:p>83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84" calcext:value-type="float">
            <text:p>84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85" calcext:value-type="float">
            <text:p>85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86" calcext:value-type="float">
            <text:p>86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87" calcext:value-type="float">
            <text:p>87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88" calcext:value-type="float">
            <text:p>88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89" calcext:value-type="float">
            <text:p>89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90" calcext:value-type="float">
            <text:p>90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91" calcext:value-type="float">
            <text:p>91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92" calcext:value-type="float">
            <text:p>92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93" calcext:value-type="float">
            <text:p>93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94" calcext:value-type="float">
            <text:p>94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95" calcext:value-type="float">
            <text:p>95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96" calcext:value-type="float">
            <text:p>96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97" calcext:value-type="float">
            <text:p>97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98" calcext:value-type="float">
            <text:p>98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99" calcext:value-type="float">
            <text:p>99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00" calcext:value-type="float">
            <text:p>100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01" calcext:value-type="float">
            <text:p>101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02" calcext:value-type="float">
            <text:p>102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03" calcext:value-type="float">
            <text:p>103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04" calcext:value-type="float">
            <text:p>104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05" calcext:value-type="float">
            <text:p>105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06" calcext:value-type="float">
            <text:p>106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07" calcext:value-type="float">
            <text:p>107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08" calcext:value-type="float">
            <text:p>108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09" calcext:value-type="float">
            <text:p>109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10" calcext:value-type="float">
            <text:p>110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11" calcext:value-type="float">
            <text:p>111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12" calcext:value-type="float">
            <text:p>112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13" calcext:value-type="float">
            <text:p>113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14" calcext:value-type="float">
            <text:p>114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15" calcext:value-type="float">
            <text:p>115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16" calcext:value-type="float">
            <text:p>116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17" calcext:value-type="float">
            <text:p>117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18" calcext:value-type="float">
            <text:p>118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19" calcext:value-type="float">
            <text:p>119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20" calcext:value-type="float">
            <text:p>120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21" calcext:value-type="float">
            <text:p>121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22" calcext:value-type="float">
            <text:p>122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23" calcext:value-type="float">
            <text:p>123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24" calcext:value-type="float">
            <text:p>124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25" calcext:value-type="float">
            <text:p>125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26" calcext:value-type="float">
            <text:p>126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27" calcext:value-type="float">
            <text:p>127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28" calcext:value-type="float">
            <text:p>128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29" calcext:value-type="float">
            <text:p>129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30" calcext:value-type="float">
            <text:p>130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31" calcext:value-type="float">
            <text:p>131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32" calcext:value-type="float">
            <text:p>132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33" calcext:value-type="float">
            <text:p>133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34" calcext:value-type="float">
            <text:p>134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35" calcext:value-type="float">
            <text:p>135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36" calcext:value-type="float">
            <text:p>136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37" calcext:value-type="float">
            <text:p>137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38" calcext:value-type="float">
            <text:p>138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39" calcext:value-type="float">
            <text:p>139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40" calcext:value-type="float">
            <text:p>140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41" calcext:value-type="float">
            <text:p>141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42" calcext:value-type="float">
            <text:p>142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43" calcext:value-type="float">
            <text:p>143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44" calcext:value-type="float">
            <text:p>144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45" calcext:value-type="float">
            <text:p>145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46" calcext:value-type="float">
            <text:p>146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47" calcext:value-type="float">
            <text:p>147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48" calcext:value-type="float">
            <text:p>148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49" calcext:value-type="float">
            <text:p>149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50" calcext:value-type="float">
            <text:p>150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51" calcext:value-type="float">
            <text:p>151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52" calcext:value-type="float">
            <text:p>152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53" calcext:value-type="float">
            <text:p>153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54" calcext:value-type="float">
            <text:p>154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55" calcext:value-type="float">
            <text:p>155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56" calcext:value-type="float">
            <text:p>156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57" calcext:value-type="float">
            <text:p>157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58" calcext:value-type="float">
            <text:p>158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59" calcext:value-type="float">
            <text:p>159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60" calcext:value-type="float">
            <text:p>160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61" calcext:value-type="float">
            <text:p>161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62" calcext:value-type="float">
            <text:p>162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63" calcext:value-type="float">
            <text:p>163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64" calcext:value-type="float">
            <text:p>164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65" calcext:value-type="float">
            <text:p>165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66" calcext:value-type="float">
            <text:p>166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67" calcext:value-type="float">
            <text:p>167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68" calcext:value-type="float">
            <text:p>168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69" calcext:value-type="float">
            <text:p>169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70" calcext:value-type="float">
            <text:p>170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71" calcext:value-type="float">
            <text:p>171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72" calcext:value-type="float">
            <text:p>172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73" calcext:value-type="float">
            <text:p>173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74" calcext:value-type="float">
            <text:p>174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75" calcext:value-type="float">
            <text:p>175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76" calcext:value-type="float">
            <text:p>176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77" calcext:value-type="float">
            <text:p>177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78" calcext:value-type="float">
            <text:p>178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79" calcext:value-type="float">
            <text:p>179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80" calcext:value-type="float">
            <text:p>180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81" calcext:value-type="float">
            <text:p>181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82" calcext:value-type="float">
            <text:p>182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83" calcext:value-type="float">
            <text:p>183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84" calcext:value-type="float">
            <text:p>184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85" calcext:value-type="float">
            <text:p>185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86" calcext:value-type="float">
            <text:p>186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87" calcext:value-type="float">
            <text:p>187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88" calcext:value-type="float">
            <text:p>188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89" calcext:value-type="float">
            <text:p>189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90" calcext:value-type="float">
            <text:p>190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91" calcext:value-type="float">
            <text:p>191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92" calcext:value-type="float">
            <text:p>192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93" calcext:value-type="float">
            <text:p>193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94" calcext:value-type="float">
            <text:p>194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95" calcext:value-type="float">
            <text:p>195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96" calcext:value-type="float">
            <text:p>196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97" calcext:value-type="float">
            <text:p>197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98" calcext:value-type="float">
            <text:p>198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199" calcext:value-type="float">
            <text:p>199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00" calcext:value-type="float">
            <text:p>200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01" calcext:value-type="float">
            <text:p>201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02" calcext:value-type="float">
            <text:p>202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03" calcext:value-type="float">
            <text:p>203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04" calcext:value-type="float">
            <text:p>204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05" calcext:value-type="float">
            <text:p>205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06" calcext:value-type="float">
            <text:p>206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07" calcext:value-type="float">
            <text:p>207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08" calcext:value-type="float">
            <text:p>208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09" calcext:value-type="float">
            <text:p>209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10" calcext:value-type="float">
            <text:p>210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11" calcext:value-type="float">
            <text:p>211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12" calcext:value-type="float">
            <text:p>212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13" calcext:value-type="float">
            <text:p>213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14" calcext:value-type="float">
            <text:p>214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15" calcext:value-type="float">
            <text:p>215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16" calcext:value-type="float">
            <text:p>216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17" calcext:value-type="float">
            <text:p>217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18" calcext:value-type="float">
            <text:p>218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19" calcext:value-type="float">
            <text:p>219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20" calcext:value-type="float">
            <text:p>220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21" calcext:value-type="float">
            <text:p>221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22" calcext:value-type="float">
            <text:p>222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23" calcext:value-type="float">
            <text:p>223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24" calcext:value-type="float">
            <text:p>224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25" calcext:value-type="float">
            <text:p>225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26" calcext:value-type="float">
            <text:p>226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27" calcext:value-type="float">
            <text:p>227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28" calcext:value-type="float">
            <text:p>228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29" calcext:value-type="float">
            <text:p>229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30" calcext:value-type="float">
            <text:p>230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31" calcext:value-type="float">
            <text:p>231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32" calcext:value-type="float">
            <text:p>232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33" calcext:value-type="float">
            <text:p>233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34" calcext:value-type="float">
            <text:p>234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35" calcext:value-type="float">
            <text:p>235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36" calcext:value-type="float">
            <text:p>236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37" calcext:value-type="float">
            <text:p>237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38" calcext:value-type="float">
            <text:p>238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39" calcext:value-type="float">
            <text:p>239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40" calcext:value-type="float">
            <text:p>240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41" calcext:value-type="float">
            <text:p>241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42" calcext:value-type="float">
            <text:p>242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43" calcext:value-type="float">
            <text:p>243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44" calcext:value-type="float">
            <text:p>244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45" calcext:value-type="float">
            <text:p>245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46" calcext:value-type="float">
            <text:p>246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47" calcext:value-type="float">
            <text:p>247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48" calcext:value-type="float">
            <text:p>248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49" calcext:value-type="float">
            <text:p>249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50" calcext:value-type="float">
            <text:p>250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51" calcext:value-type="float">
            <text:p>251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52" calcext:value-type="float">
            <text:p>252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53" calcext:value-type="float">
            <text:p>253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54" calcext:value-type="float">
            <text:p>254</text:p>
          </table:table-cell>
          <table:table-cell table:style-name="ce304" table:number-columns-repeated="12"/>
          <table:table-cell table:number-columns-repeated="16371"/>
        </table:table-row>
        <table:table-row table:style-name="ro14">
          <table:table-cell table:style-name="ce302" office:value-type="float" office:value="255" calcext:value-type="float">
            <text:p>255</text:p>
          </table:table-cell>
          <table:table-cell table:number-columns-repeated="16383"/>
        </table:table-row>
        <table:table-row table:style-name="ro4" table:number-rows-repeated="43">
          <table:table-cell table:style-name="ce302"/>
          <table:table-cell table:number-columns-repeated="16383"/>
        </table:table-row>
        <table:table-row table:style-name="ro4" table:number-rows-repeated="1048275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Instructions.A2:Instructions.A300">
            <calcext:condition calcext:apply-style-name="Accent 2" calcext:value="formula-is(MOD(FLOOR([.A2] / 8); 2) = 0)" calcext:base-cell-address="Instructions.A2"/>
          </calcext:conditional-format>
          <calcext:conditional-format calcext:target-range-address="Instructions.B2:Instructions.M256">
            <calcext:condition calcext:apply-style-name="Accent 3" calcext:value="formula-is(ROW([.B2]) - 2 &lt; POWER(2; VLOOKUP([.B$1]; [.$O$2:.$R$13]; 4; 0)))" calcext:base-cell-address="Instructions.B2"/>
          </calcext:conditional-format>
        </calcext:conditional-formats>
      </table:table>
      <table:table table:name="RISC-V Compressed" table:style-name="ta5">
        <office:forms form:automatic-focus="false" form:apply-design-mode="false"/>
        <table:table-column table:style-name="co13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ce71"/>
        <table:table-column table:style-name="co53" table:default-cell-style-name="ce71"/>
        <table:table-column table:style-name="co54" table:default-cell-style-name="ce71"/>
        <table:table-column table:style-name="co55" table:default-cell-style-name="ce71"/>
        <table:table-column table:style-name="co13" table:default-cell-style-name="ce71"/>
        <table:table-column table:style-name="co13" table:number-columns-repeated="16376" table:default-cell-style-name="Default"/>
        <table:table-row table:style-name="ro16">
          <table:table-cell table:style-name="Heading_20_1" table:number-columns-repeated="3"/>
          <table:table-cell table:style-name="ce15" office:value-type="string" calcext:value-type="string" table:number-columns-spanned="2" table:number-rows-spanned="1">
            <text:p>Improves</text:p>
          </table:table-cell>
          <table:covered-table-cell table:style-name="ce15"/>
          <table:table-cell table:style-name="ce15" table:number-columns-repeated="2"/>
          <table:table-cell table:style-name="Heading_20_1" table:number-columns-repeated="16377"/>
        </table:table-row>
        <table:table-row table:style-name="ro17">
          <table:table-cell table:style-name="ce198" office:value-type="string" calcext:value-type="string">
            <text:p>RVC Instr</text:p>
          </table:table-cell>
          <table:table-cell table:style-name="ce198" office:value-type="string" calcext:value-type="string">
            <text:p>RISC-V Equivalent</text:p>
          </table:table-cell>
          <table:table-cell table:style-name="ce198" office:value-type="string" calcext:value-type="string">
            <text:p>Description</text:p>
          </table:table-cell>
          <table:table-cell table:style-name="ce187" office:value-type="string" calcext:value-type="string">
            <text:p>Static</text:p>
          </table:table-cell>
          <table:table-cell table:style-name="ce187" office:value-type="string" calcext:value-type="string">
            <text:p>Dynamic</text:p>
          </table:table-cell>
          <table:table-cell table:style-name="ce187" office:value-type="string" calcext:value-type="string">
            <text:p>Irrelevant for SPRIND?</text:p>
          </table:table-cell>
          <table:table-cell table:style-name="ce187" office:value-type="string" calcext:value-type="string">
            <text:p>Bad vibes for 2-address arch?</text:p>
          </table:table-cell>
          <table:table-cell table:style-name="ce198" table:number-columns-repeated="16377"/>
        </table:table-row>
        <table:table-row table:style-name="ro3">
          <table:table-cell table:style-name="ce51" office:value-type="string" calcext:value-type="string">
            <text:p>C.ADDI</text:p>
          </table:table-cell>
          <table:table-cell table:style-name="ce51" office:value-type="string" calcext:value-type="string">
            <text:p>ADDI rd,rd,imm6</text:p>
          </table:table-cell>
          <table:table-cell office:value-type="string" calcext:value-type="string">
            <text:p>Increment register.</text:p>
          </table:table-cell>
          <table:table-cell table:number-columns-repeated="2" table:style-name="ce232" office:value-type="string" calcext:value-type="string">
            <text:p>✔</text:p>
          </table:table-cell>
          <table:table-cell table:style-name="ce319"/>
          <table:table-cell/>
          <table:table-cell table:formula="of:=IF(AND(ISBLANK([.F3]); ISBLANK([.G3])); [.A3]; &quot;&quot;)" office:value-type="string" office:string-value="C.ADDI" calcext:value-type="string">
            <text:p>C.ADDI</text:p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ADDIW</text:p>
          </table:table-cell>
          <table:table-cell table:style-name="ce51" office:value-type="string" calcext:value-type="string">
            <text:p>ADDIW rd,rd,imm6</text:p>
          </table:table-cell>
          <table:table-cell office:value-type="string" calcext:value-type="string">
            <text:p>Increment register (as 32-bit word).</text:p>
          </table:table-cell>
          <table:table-cell table:number-columns-repeated="2" table:style-name="ce232" office:value-type="string" calcext:value-type="string">
            <text:p>✔</text:p>
          </table:table-cell>
          <table:table-cell table:style-name="ce232" table:number-columns-repeated="2"/>
          <table:table-cell table:formula="of:=IF(AND(ISBLANK([.F4]); ISBLANK([.G4])); [.A4]; &quot;&quot;)" office:value-type="string" office:string-value="C.ADDIW" calcext:value-type="string">
            <text:p>C.ADDIW</text:p>
          </table:table-cell>
          <table:table-cell table:number-columns-repeated="2"/>
          <table:table-cell table:style-name="ce51"/>
          <table:table-cell table:number-columns-repeated="16373"/>
        </table:table-row>
        <table:table-row table:style-name="ro3">
          <table:table-cell table:style-name="ce51" office:value-type="string" calcext:value-type="string">
            <text:p>C.LI</text:p>
          </table:table-cell>
          <table:table-cell table:style-name="ce51" office:value-type="string" calcext:value-type="string">
            <text:p>ADDI rd,x0,imm6</text:p>
          </table:table-cell>
          <table:table-cell office:value-type="string" calcext:value-type="string">
            <text:p>Load immediate.</text:p>
          </table:table-cell>
          <table:table-cell table:style-name="ce232" office:value-type="string" calcext:value-type="string">
            <text:p>✔</text:p>
          </table:table-cell>
          <table:table-cell table:style-name="ce232"/>
          <table:table-cell/>
          <table:table-cell table:style-name="ce232"/>
          <table:table-cell table:formula="of:=IF(AND(ISBLANK([.F5]); ISBLANK([.G5])); [.A5]; &quot;&quot;)" office:value-type="string" office:string-value="C.LI" calcext:value-type="string">
            <text:p>C.LI</text:p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LWSP</text:p>
          </table:table-cell>
          <table:table-cell table:style-name="ce51" office:value-type="string" calcext:value-type="string">
            <text:p>LW rd,imm6×4(sp)</text:p>
          </table:table-cell>
          <table:table-cell office:value-type="string" calcext:value-type="string">
            <text:p>Load word, stack-relative.</text:p>
          </table:table-cell>
          <table:table-cell table:style-name="ce232" office:value-type="string" calcext:value-type="string">
            <text:p>✔</text:p>
          </table:table-cell>
          <table:table-cell table:style-name="ce232"/>
          <table:table-cell/>
          <table:table-cell table:style-name="ce232"/>
          <table:table-cell table:formula="of:=IF(AND(ISBLANK([.F6]); ISBLANK([.G6])); [.A6]; &quot;&quot;)" office:value-type="string" office:string-value="C.LWSP" calcext:value-type="string">
            <text:p>C.LWSP</text:p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LDSP</text:p>
          </table:table-cell>
          <table:table-cell table:style-name="ce51" office:value-type="string" calcext:value-type="string">
            <text:p>LD rd,imm6×8(sp)</text:p>
          </table:table-cell>
          <table:table-cell office:value-type="string" calcext:value-type="string">
            <text:p>Load double-word, stack-relative.</text:p>
          </table:table-cell>
          <table:table-cell table:style-name="ce232" office:value-type="string" calcext:value-type="string">
            <text:p>✔</text:p>
          </table:table-cell>
          <table:table-cell table:style-name="ce232"/>
          <table:table-cell/>
          <table:table-cell table:style-name="ce232"/>
          <table:table-cell table:formula="of:=IF(AND(ISBLANK([.F7]); ISBLANK([.G7])); [.A7]; &quot;&quot;)" office:value-type="string" office:string-value="C.LDSP" calcext:value-type="string">
            <text:p>C.LDSP</text:p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SWSP</text:p>
          </table:table-cell>
          <table:table-cell table:style-name="ce51" office:value-type="string" calcext:value-type="string">
            <text:p>SW rs2,imm6×4(sp)</text:p>
          </table:table-cell>
          <table:table-cell office:value-type="string" calcext:value-type="string">
            <text:p>Store word, stack-relative.</text:p>
          </table:table-cell>
          <table:table-cell table:style-name="ce232" office:value-type="string" calcext:value-type="string">
            <text:p>✔</text:p>
          </table:table-cell>
          <table:table-cell table:style-name="ce232"/>
          <table:table-cell/>
          <table:table-cell table:style-name="ce232"/>
          <table:table-cell table:formula="of:=IF(AND(ISBLANK([.F8]); ISBLANK([.G8])); [.A8]; &quot;&quot;)" office:value-type="string" office:string-value="C.SWSP" calcext:value-type="string">
            <text:p>C.SWSP</text:p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SDSP</text:p>
          </table:table-cell>
          <table:table-cell table:style-name="ce51" office:value-type="string" calcext:value-type="string">
            <text:p>SD rs2,imm6×8(sp)</text:p>
          </table:table-cell>
          <table:table-cell office:value-type="string" calcext:value-type="string">
            <text:p>Store double-word, stack-relative.</text:p>
          </table:table-cell>
          <table:table-cell table:style-name="ce232" office:value-type="string" calcext:value-type="string">
            <text:p>✔</text:p>
          </table:table-cell>
          <table:table-cell table:style-name="ce232"/>
          <table:table-cell/>
          <table:table-cell table:style-name="ce232"/>
          <table:table-cell table:formula="of:=IF(AND(ISBLANK([.F9]); ISBLANK([.G9])); [.A9]; &quot;&quot;)" office:value-type="string" office:string-value="C.SDSP" calcext:value-type="string">
            <text:p>C.SDSP</text:p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LW0</text:p>
          </table:table-cell>
          <table:table-cell table:style-name="ce51" office:value-type="string" calcext:value-type="string">
            <text:p>LW rd,0(rs1)</text:p>
          </table:table-cell>
          <table:table-cell office:value-type="string" calcext:value-type="string">
            <text:p>Load word, register-indirect.</text:p>
          </table:table-cell>
          <table:table-cell table:style-name="ce232" office:value-type="string" calcext:value-type="string">
            <text:p>✔</text:p>
          </table:table-cell>
          <table:table-cell table:style-name="ce232"/>
          <table:table-cell/>
          <table:table-cell table:style-name="ce232"/>
          <table:table-cell table:formula="of:=IF(AND(ISBLANK([.F10]); ISBLANK([.G10])); [.A10]; &quot;&quot;)" office:value-type="string" office:string-value="C.LW0" calcext:value-type="string">
            <text:p>C.LW0</text:p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LD0</text:p>
          </table:table-cell>
          <table:table-cell table:style-name="ce51" office:value-type="string" calcext:value-type="string">
            <text:p>LD rd,0(rs1)</text:p>
          </table:table-cell>
          <table:table-cell office:value-type="string" calcext:value-type="string">
            <text:p>Load double-word, register-indirect.</text:p>
          </table:table-cell>
          <table:table-cell table:style-name="ce232" office:value-type="string" calcext:value-type="string">
            <text:p>✔</text:p>
          </table:table-cell>
          <table:table-cell table:style-name="ce232"/>
          <table:table-cell/>
          <table:table-cell table:style-name="ce232"/>
          <table:table-cell table:formula="of:=IF(AND(ISBLANK([.F11]); ISBLANK([.G11])); [.A11]; &quot;&quot;)" office:value-type="string" office:string-value="C.LD0" calcext:value-type="string">
            <text:p>C.LD0</text:p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ADD</text:p>
          </table:table-cell>
          <table:table-cell table:style-name="ce51" office:value-type="string" calcext:value-type="string">
            <text:p>ADD rd,rs1,rd</text:p>
          </table:table-cell>
          <table:table-cell office:value-type="string" calcext:value-type="string">
            <text:p>Add register, destructive.</text:p>
          </table:table-cell>
          <table:table-cell table:number-columns-repeated="2" table:style-name="ce232" office:value-type="string" calcext:value-type="string">
            <text:p>✔</text:p>
          </table:table-cell>
          <table:table-cell table:style-name="ce232"/>
          <table:table-cell/>
          <table:table-cell table:formula="of:=IF(AND(ISBLANK([.F12]); ISBLANK([.G12])); [.A12]; &quot;&quot;)" office:value-type="string" office:string-value="C.ADD" calcext:value-type="string">
            <text:p>C.ADD</text:p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SUB</text:p>
          </table:table-cell>
          <table:table-cell table:style-name="ce51" office:value-type="string" calcext:value-type="string">
            <text:p>SUB rd,rs1,rd</text:p>
          </table:table-cell>
          <table:table-cell office:value-type="string" calcext:value-type="string">
            <text:p>Subtract register, destructive.</text:p>
          </table:table-cell>
          <table:table-cell table:style-name="ce232"/>
          <table:table-cell table:style-name="ce232" office:value-type="string" calcext:value-type="string">
            <text:p>✔</text:p>
          </table:table-cell>
          <table:table-cell table:style-name="ce232"/>
          <table:table-cell/>
          <table:table-cell table:formula="of:=IF(AND(ISBLANK([.F13]); ISBLANK([.G13])); [.A13]; &quot;&quot;)" office:value-type="string" office:string-value="C.SUB" calcext:value-type="string">
            <text:p>C.SUB</text:p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MOVE</text:p>
          </table:table-cell>
          <table:table-cell table:style-name="ce51" office:value-type="string" calcext:value-type="string">
            <text:p>ADDI rd,rs1,</text:p>
          </table:table-cell>
          <table:table-cell office:value-type="string" calcext:value-type="string">
            <text:p>Move register.</text:p>
          </table:table-cell>
          <table:table-cell table:number-columns-repeated="2" table:style-name="ce232" office:value-type="string" calcext:value-type="string">
            <text:p>✔</text:p>
          </table:table-cell>
          <table:table-cell table:number-columns-repeated="2"/>
          <table:table-cell table:formula="of:=IF(AND(ISBLANK([.F14]); ISBLANK([.G14])); [.A14]; &quot;&quot;)" office:value-type="string" office:string-value="C.MOVE" calcext:value-type="string">
            <text:p>C.MOVE</text:p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ADD3</text:p>
          </table:table-cell>
          <table:table-cell table:style-name="ce51" office:value-type="string" calcext:value-type="string">
            <text:p>ADD rda,rs1a,rs2a</text:p>
          </table:table-cell>
          <table:table-cell office:value-type="string" calcext:value-type="string">
            <text:p>Add register.</text:p>
          </table:table-cell>
          <table:table-cell table:style-name="ce232"/>
          <table:table-cell table:style-name="ce232" office:value-type="string" calcext:value-type="string">
            <text:p>✔</text:p>
          </table:table-cell>
          <table:table-cell/>
          <table:table-cell table:style-name="ce232" office:value-type="string" calcext:value-type="string">
            <text:p>X</text:p>
          </table:table-cell>
          <table:table-cell table:formula="of:=IF(AND(ISBLANK([.F15]); ISBLANK([.G15])); [.A15]; &quot;&quot;)">
            <text:p/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SUB3</text:p>
          </table:table-cell>
          <table:table-cell table:style-name="ce51" office:value-type="string" calcext:value-type="string">
            <text:p>SUB rda,rs1a,rs2a</text:p>
          </table:table-cell>
          <table:table-cell office:value-type="string" calcext:value-type="string">
            <text:p>Subtract register.</text:p>
          </table:table-cell>
          <table:table-cell table:style-name="ce232"/>
          <table:table-cell table:style-name="ce232" office:value-type="string" calcext:value-type="string">
            <text:p>✔</text:p>
          </table:table-cell>
          <table:table-cell/>
          <table:table-cell table:style-name="ce232" office:value-type="string" calcext:value-type="string">
            <text:p>X</text:p>
          </table:table-cell>
          <table:table-cell table:formula="of:=IF(AND(ISBLANK([.F16]); ISBLANK([.G16])); [.A16]; &quot;&quot;)">
            <text:p/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OR3</text:p>
          </table:table-cell>
          <table:table-cell table:style-name="ce51" office:value-type="string" calcext:value-type="string">
            <text:p>OR rda,rs1a,rs2a</text:p>
          </table:table-cell>
          <table:table-cell office:value-type="string" calcext:value-type="string">
            <text:p>Bitwise-OR register.</text:p>
          </table:table-cell>
          <table:table-cell table:style-name="ce232"/>
          <table:table-cell table:style-name="ce232" office:value-type="string" calcext:value-type="string">
            <text:p>✔</text:p>
          </table:table-cell>
          <table:table-cell/>
          <table:table-cell table:style-name="ce232" office:value-type="string" calcext:value-type="string">
            <text:p>X</text:p>
          </table:table-cell>
          <table:table-cell table:formula="of:=IF(AND(ISBLANK([.F17]); ISBLANK([.G17])); [.A17]; &quot;&quot;)">
            <text:p/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AND3</text:p>
          </table:table-cell>
          <table:table-cell table:style-name="ce51" office:value-type="string" calcext:value-type="string">
            <text:p>AND rda,rs1a,rs2a</text:p>
          </table:table-cell>
          <table:table-cell office:value-type="string" calcext:value-type="string">
            <text:p>Bitwise-AND register.</text:p>
          </table:table-cell>
          <table:table-cell table:style-name="ce232"/>
          <table:table-cell table:style-name="ce232" office:value-type="string" calcext:value-type="string">
            <text:p>✔</text:p>
          </table:table-cell>
          <table:table-cell/>
          <table:table-cell table:style-name="ce232" office:value-type="string" calcext:value-type="string">
            <text:p>X</text:p>
          </table:table-cell>
          <table:table-cell table:formula="of:=IF(AND(ISBLANK([.F18]); ISBLANK([.G18])); [.A18]; &quot;&quot;)">
            <text:p/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SLLI</text:p>
          </table:table-cell>
          <table:table-cell table:style-name="ce51" office:value-type="string" calcext:value-type="string">
            <text:p>SLLI rda,rda,shamt</text:p>
          </table:table-cell>
          <table:table-cell office:value-type="string" calcext:value-type="string">
            <text:p>Shift left logical.</text:p>
          </table:table-cell>
          <table:table-cell table:number-columns-repeated="2" table:style-name="ce232" office:value-type="string" calcext:value-type="string">
            <text:p>✔</text:p>
          </table:table-cell>
          <table:table-cell table:style-name="ce232"/>
          <table:table-cell/>
          <table:table-cell table:formula="of:=IF(AND(ISBLANK([.F19]); ISBLANK([.G19])); [.A19]; &quot;&quot;)" office:value-type="string" office:string-value="C.SLLI" calcext:value-type="string">
            <text:p>C.SLLI</text:p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SRLI</text:p>
          </table:table-cell>
          <table:table-cell table:style-name="ce51" office:value-type="string" calcext:value-type="string">
            <text:p>SRLI rda,rda,shamt</text:p>
          </table:table-cell>
          <table:table-cell office:value-type="string" calcext:value-type="string">
            <text:p>Shift right logical.</text:p>
          </table:table-cell>
          <table:table-cell table:number-columns-repeated="2" table:style-name="ce232" office:value-type="string" calcext:value-type="string">
            <text:p>✔</text:p>
          </table:table-cell>
          <table:table-cell table:style-name="ce232"/>
          <table:table-cell/>
          <table:table-cell table:formula="of:=IF(AND(ISBLANK([.F20]); ISBLANK([.G20])); [.A20]; &quot;&quot;)" office:value-type="string" office:string-value="C.SRLI" calcext:value-type="string">
            <text:p>C.SRLI</text:p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SRAI</text:p>
          </table:table-cell>
          <table:table-cell table:style-name="ce51" office:value-type="string" calcext:value-type="string">
            <text:p>SRAI rda,rda,shamt</text:p>
          </table:table-cell>
          <table:table-cell office:value-type="string" calcext:value-type="string">
            <text:p>Shift right arithmetic.</text:p>
          </table:table-cell>
          <table:table-cell table:number-columns-repeated="2" table:style-name="ce232" office:value-type="string" calcext:value-type="string">
            <text:p>✔</text:p>
          </table:table-cell>
          <table:table-cell table:style-name="ce232"/>
          <table:table-cell/>
          <table:table-cell table:formula="of:=IF(AND(ISBLANK([.F21]); ISBLANK([.G21])); [.A21]; &quot;&quot;)" office:value-type="string" office:string-value="C.SRAI" calcext:value-type="string">
            <text:p>C.SRAI</text:p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SLLIW</text:p>
          </table:table-cell>
          <table:table-cell table:style-name="ce51" office:value-type="string" calcext:value-type="string">
            <text:p>SLLIW rda,rda,shamt</text:p>
          </table:table-cell>
          <table:table-cell office:value-type="string" calcext:value-type="string">
            <text:p>Shift left logical (as 32-bit word).</text:p>
          </table:table-cell>
          <table:table-cell table:number-columns-repeated="2" table:style-name="ce232" office:value-type="string" calcext:value-type="string">
            <text:p>✔</text:p>
          </table:table-cell>
          <table:table-cell table:style-name="ce232" table:number-columns-repeated="2"/>
          <table:table-cell table:formula="of:=IF(AND(ISBLANK([.F22]); ISBLANK([.G22])); [.A22]; &quot;&quot;)" office:value-type="string" office:string-value="C.SLLIW" calcext:value-type="string">
            <text:p>C.SLLIW</text:p>
          </table:table-cell>
          <table:table-cell table:style-name="ce51"/>
          <table:table-cell table:number-columns-repeated="16375"/>
        </table:table-row>
        <table:table-row table:style-name="ro3">
          <table:table-cell table:style-name="ce51" office:value-type="string" calcext:value-type="string">
            <text:p>C.LW</text:p>
          </table:table-cell>
          <table:table-cell table:style-name="ce51" office:value-type="string" calcext:value-type="string">
            <text:p>LW rda,imm5×4(rs1a)</text:p>
          </table:table-cell>
          <table:table-cell office:value-type="string" calcext:value-type="string">
            <text:p>Load word.</text:p>
          </table:table-cell>
          <table:table-cell table:number-columns-repeated="2" table:style-name="ce232" office:value-type="string" calcext:value-type="string">
            <text:p>✔</text:p>
          </table:table-cell>
          <table:table-cell/>
          <table:table-cell table:style-name="ce232"/>
          <table:table-cell table:formula="of:=IF(AND(ISBLANK([.F23]); ISBLANK([.G23])); [.A23]; &quot;&quot;)" office:value-type="string" office:string-value="C.LW" calcext:value-type="string">
            <text:p>C.LW</text:p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LD</text:p>
          </table:table-cell>
          <table:table-cell table:style-name="ce51" office:value-type="string" calcext:value-type="string">
            <text:p>LD rda,imm5×8(rs1a)</text:p>
          </table:table-cell>
          <table:table-cell office:value-type="string" calcext:value-type="string">
            <text:p>Load double-word.</text:p>
          </table:table-cell>
          <table:table-cell table:number-columns-repeated="2" table:style-name="ce232" office:value-type="string" calcext:value-type="string">
            <text:p>✔</text:p>
          </table:table-cell>
          <table:table-cell/>
          <table:table-cell table:style-name="ce232"/>
          <table:table-cell table:formula="of:=IF(AND(ISBLANK([.F24]); ISBLANK([.G24])); [.A24]; &quot;&quot;)" office:value-type="string" office:string-value="C.LD" calcext:value-type="string">
            <text:p>C.LD</text:p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SW</text:p>
          </table:table-cell>
          <table:table-cell table:style-name="ce51" office:value-type="string" calcext:value-type="string">
            <text:p>SW rs2b,imm5×4(rs1a)</text:p>
          </table:table-cell>
          <table:table-cell office:value-type="string" calcext:value-type="string">
            <text:p>Store word.</text:p>
          </table:table-cell>
          <table:table-cell table:number-columns-repeated="2" table:style-name="ce232" office:value-type="string" calcext:value-type="string">
            <text:p>✔</text:p>
          </table:table-cell>
          <table:table-cell/>
          <table:table-cell table:style-name="ce232"/>
          <table:table-cell table:formula="of:=IF(AND(ISBLANK([.F25]); ISBLANK([.G25])); [.A25]; &quot;&quot;)" office:value-type="string" office:string-value="C.SW" calcext:value-type="string">
            <text:p>C.SW</text:p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SD</text:p>
          </table:table-cell>
          <table:table-cell table:style-name="ce51" office:value-type="string" calcext:value-type="string">
            <text:p>SD rs2b,imm5×8(rs1a)</text:p>
          </table:table-cell>
          <table:table-cell office:value-type="string" calcext:value-type="string">
            <text:p>Store double-word.</text:p>
          </table:table-cell>
          <table:table-cell table:number-columns-repeated="2" table:style-name="ce232" office:value-type="string" calcext:value-type="string">
            <text:p>✔</text:p>
          </table:table-cell>
          <table:table-cell/>
          <table:table-cell table:style-name="ce232"/>
          <table:table-cell table:formula="of:=IF(AND(ISBLANK([.F26]); ISBLANK([.G26])); [.A26]; &quot;&quot;)" office:value-type="string" office:string-value="C.SD" calcext:value-type="string">
            <text:p>C.SD</text:p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FLW</text:p>
          </table:table-cell>
          <table:table-cell table:style-name="ce51" office:value-type="string" calcext:value-type="string">
            <text:p>FLW rda,imm5×4(rs1a)</text:p>
          </table:table-cell>
          <table:table-cell office:value-type="string" calcext:value-type="string">
            <text:p>Load floating-point word.</text:p>
          </table:table-cell>
          <table:table-cell table:style-name="ce232"/>
          <table:table-cell table:style-name="ce232" office:value-type="string" calcext:value-type="string">
            <text:p>✔</text:p>
          </table:table-cell>
          <table:table-cell office:value-type="string" calcext:value-type="string">
            <text:p>X</text:p>
          </table:table-cell>
          <table:table-cell table:style-name="ce232"/>
          <table:table-cell table:formula="of:=IF(AND(ISBLANK([.F27]); ISBLANK([.G27])); [.A27]; &quot;&quot;)">
            <text:p/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FLD</text:p>
          </table:table-cell>
          <table:table-cell table:style-name="ce51" office:value-type="string" calcext:value-type="string">
            <text:p>FLD rda,imm5×8(rs1a)</text:p>
          </table:table-cell>
          <table:table-cell office:value-type="string" calcext:value-type="string">
            <text:p>Load floating-point double-word.</text:p>
          </table:table-cell>
          <table:table-cell table:style-name="ce232"/>
          <table:table-cell table:style-name="ce232" office:value-type="string" calcext:value-type="string">
            <text:p>✔</text:p>
          </table:table-cell>
          <table:table-cell office:value-type="string" calcext:value-type="string">
            <text:p>X</text:p>
          </table:table-cell>
          <table:table-cell table:style-name="ce232"/>
          <table:table-cell table:formula="of:=IF(AND(ISBLANK([.F28]); ISBLANK([.G28])); [.A28]; &quot;&quot;)">
            <text:p/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FSW</text:p>
          </table:table-cell>
          <table:table-cell table:style-name="ce51" office:value-type="string" calcext:value-type="string">
            <text:p>FSW rs2b,imm5×4(rs1a)</text:p>
          </table:table-cell>
          <table:table-cell office:value-type="string" calcext:value-type="string">
            <text:p>Store floating-point word.</text:p>
          </table:table-cell>
          <table:table-cell table:style-name="ce232"/>
          <table:table-cell table:style-name="ce232" office:value-type="string" calcext:value-type="string">
            <text:p>✔</text:p>
          </table:table-cell>
          <table:table-cell office:value-type="string" calcext:value-type="string">
            <text:p>X</text:p>
          </table:table-cell>
          <table:table-cell table:style-name="ce232"/>
          <table:table-cell table:formula="of:=IF(AND(ISBLANK([.F29]); ISBLANK([.G29])); [.A29]; &quot;&quot;)">
            <text:p/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FSD</text:p>
          </table:table-cell>
          <table:table-cell table:style-name="ce51" office:value-type="string" calcext:value-type="string">
            <text:p>FSD rs2b,imm5×8(rs1a)</text:p>
          </table:table-cell>
          <table:table-cell office:value-type="string" calcext:value-type="string">
            <text:p>Store floating-point double-word.</text:p>
          </table:table-cell>
          <table:table-cell table:style-name="ce232"/>
          <table:table-cell table:style-name="ce232" office:value-type="string" calcext:value-type="string">
            <text:p>✔</text:p>
          </table:table-cell>
          <table:table-cell office:value-type="string" calcext:value-type="string">
            <text:p>X</text:p>
          </table:table-cell>
          <table:table-cell table:style-name="ce232"/>
          <table:table-cell table:formula="of:=IF(AND(ISBLANK([.F30]); ISBLANK([.G30])); [.A30]; &quot;&quot;)">
            <text:p/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BEQ</text:p>
          </table:table-cell>
          <table:table-cell table:style-name="ce51" office:value-type="string" calcext:value-type="string">
            <text:p>BEQ rs1a,rs2b,imm5</text:p>
          </table:table-cell>
          <table:table-cell office:value-type="string" calcext:value-type="string">
            <text:p>Branch if equal.</text:p>
          </table:table-cell>
          <table:table-cell table:number-columns-repeated="2" table:style-name="ce232" office:value-type="string" calcext:value-type="string">
            <text:p>✔</text:p>
          </table:table-cell>
          <table:table-cell table:style-name="ce232"/>
          <table:table-cell/>
          <table:table-cell table:formula="of:=IF(AND(ISBLANK([.F31]); ISBLANK([.G31])); [.A31]; &quot;&quot;)" office:value-type="string" office:string-value="C.BEQ" calcext:value-type="string">
            <text:p>C.BEQ</text:p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BNE</text:p>
          </table:table-cell>
          <table:table-cell table:style-name="ce51" office:value-type="string" calcext:value-type="string">
            <text:p>BNE rs1a,rs2b,imm5</text:p>
          </table:table-cell>
          <table:table-cell office:value-type="string" calcext:value-type="string">
            <text:p>Branch if not equal.</text:p>
          </table:table-cell>
          <table:table-cell table:number-columns-repeated="2" table:style-name="ce232" office:value-type="string" calcext:value-type="string">
            <text:p>✔</text:p>
          </table:table-cell>
          <table:table-cell table:style-name="ce232" table:number-columns-repeated="2"/>
          <table:table-cell table:formula="of:=IF(AND(ISBLANK([.F32]); ISBLANK([.G32])); [.A32]; &quot;&quot;)" office:value-type="string" office:string-value="C.BNE" calcext:value-type="string">
            <text:p>C.BNE</text:p>
          </table:table-cell>
          <table:table-cell/>
          <table:table-cell table:style-name="ce51" table:number-columns-repeated="2"/>
          <table:table-cell table:number-columns-repeated="16373"/>
        </table:table-row>
        <table:table-row table:style-name="ro3">
          <table:table-cell table:style-name="ce51" office:value-type="string" calcext:value-type="string">
            <text:p>C.JR</text:p>
          </table:table-cell>
          <table:table-cell table:style-name="ce51" office:value-type="string" calcext:value-type="string">
            <text:p>JALR x0,rs1a</text:p>
          </table:table-cell>
          <table:table-cell office:value-type="string" calcext:value-type="string">
            <text:p>Indirect jump/subroutine return.</text:p>
          </table:table-cell>
          <table:table-cell table:style-name="ce232" office:value-type="string" calcext:value-type="string">
            <text:p>✔</text:p>
          </table:table-cell>
          <table:table-cell table:style-name="ce232"/>
          <table:table-cell/>
          <table:table-cell table:style-name="ce232"/>
          <table:table-cell table:formula="of:=IF(AND(ISBLANK([.F33]); ISBLANK([.G33])); [.A33]; &quot;&quot;)" office:value-type="string" office:string-value="C.JR" calcext:value-type="string">
            <text:p>C.JR</text:p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JALR</text:p>
          </table:table-cell>
          <table:table-cell table:style-name="ce51" office:value-type="string" calcext:value-type="string">
            <text:p>JALR ra,rs1a</text:p>
          </table:table-cell>
          <table:table-cell office:value-type="string" calcext:value-type="string">
            <text:p>Indirect subroutine call.</text:p>
          </table:table-cell>
          <table:table-cell table:style-name="ce232" office:value-type="string" calcext:value-type="string">
            <text:p>✔</text:p>
          </table:table-cell>
          <table:table-cell table:style-name="ce232"/>
          <table:table-cell/>
          <table:table-cell table:style-name="ce232"/>
          <table:table-cell table:formula="of:=IF(AND(ISBLANK([.F34]); ISBLANK([.G34])); [.A34]; &quot;&quot;)" office:value-type="string" office:string-value="C.JALR" calcext:value-type="string">
            <text:p>C.JALR</text:p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J</text:p>
          </table:table-cell>
          <table:table-cell table:style-name="ce51" office:value-type="string" calcext:value-type="string">
            <text:p>J imm10</text:p>
          </table:table-cell>
          <table:table-cell office:value-type="string" calcext:value-type="string">
            <text:p>Unconditional jump.</text:p>
          </table:table-cell>
          <table:table-cell table:style-name="ce232" office:value-type="string" calcext:value-type="string">
            <text:p>✔</text:p>
          </table:table-cell>
          <table:table-cell table:style-name="ce232" table:number-columns-repeated="3"/>
          <table:table-cell table:formula="of:=IF(AND(ISBLANK([.F35]); ISBLANK([.G35])); [.A35]; &quot;&quot;)" office:value-type="string" office:string-value="C.J" calcext:value-type="string">
            <text:p>C.J</text:p>
          </table:table-cell>
          <table:table-cell table:style-name="ce51" table:number-columns-repeated="3"/>
          <table:table-cell table:number-columns-repeated="16373"/>
        </table:table-row>
        <table:table-row table:style-name="ro3" table:number-rows-repeated="1048540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>
        <table:named-expression table:name="All_Opcodes" table:base-cell-address="$Formats.$V$2" table:expression="#REF!"/>
        <table:named-expression table:name="CALL_Instrs" table:base-cell-address="$Formats.$A$1" table:expression="#REF!"/>
        <table:named-range table:name="Categories" table:base-cell-address="$Formats.$A$1" table:cell-range-address="$Instructions.$B$1:.$M$1"/>
        <table:named-range table:name="Formats16Regs" table:base-cell-address="$Formats.$A$48" table:cell-range-address="$Formats.$A$49:.$W$62"/>
        <table:named-range table:name="Formats16RegsDescription" table:base-cell-address="$Formats.$B$48" table:cell-range-address="$Formats.$B$49:.$B$62"/>
        <table:named-range table:name="Formats16RegsFormatId" table:base-cell-address="$Formats.$A$48" table:cell-range-address="$Formats.$A$49:.$A$62"/>
        <table:named-range table:name="Formats16RegsNumOps" table:base-cell-address="$Formats.$T$48" table:cell-range-address="$Formats.$T$49:.$T$62"/>
        <table:named-range table:name="Formats16RegsPrefix" table:base-cell-address="$Formats.$W$48" table:cell-range-address="$Formats.$W$49:.$W$62"/>
        <table:named-range table:name="Formats8RegsV3" table:base-cell-address="$Formats.$A$69" table:cell-range-address="$Formats.$A$69:.$R$82"/>
        <table:named-range table:name="Formats8RegsV3_Descriptions" table:base-cell-address="$Formats.$B$69" table:cell-range-address="$Formats.$B$69:.$B$82"/>
        <table:named-range table:name="Formats8RegsV3_Names" table:base-cell-address="$Formats.$A$69" table:cell-range-address="$Formats.$A$69:.$A$82"/>
        <table:named-range table:name="Formats8RegsV3_NumOps" table:base-cell-address="$Formats.$T$69" table:cell-range-address="$Formats.$T$69:.$T$82"/>
        <table:named-expression table:name="I_Instrs" table:base-cell-address="$Formats.$A$1" table:expression="#REF!"/>
        <table:named-range table:name="Main_Layout" table:base-cell-address="$Formats.$Q$17" table:cell-range-address="$Formats.$A$2:.$W$14"/>
        <table:named-range table:name="Num_Instrs_By_Category" table:base-cell-address="$Formats.$A$1" table:cell-range-address="$Formats.$T$2:.$T$14"/>
        <table:named-range table:name="Opcode_Bits_By_Category" table:base-cell-address="$Formats.$A$1" table:cell-range-address="$Formats.$S$2:.$S$14"/>
        <table:named-expression table:name="O_Instrs" table:base-cell-address="$Formats.$A$1" table:expression="#REF!"/>
        <table:named-expression table:name="RI_Instrs" table:base-cell-address="$Formats.$A$1" table:expression="#REF!"/>
        <table:named-expression table:name="RR1_Instrs" table:base-cell-address="$Formats.$A$1" table:expression="#REF!"/>
        <table:named-expression table:name="RR2_Instrs" table:base-cell-address="$Formats.$A$1" table:expression="#REF!"/>
        <table:named-expression table:name="RRI_Instrs" table:base-cell-address="$Formats.$A$1" table:expression="#REF!"/>
        <table:named-expression table:name="RRR_Instrs" table:base-cell-address="$Formats.$A$1" table:expression="#REF!"/>
        <table:named-expression table:name="R_Instrs" table:base-cell-address="$Formats.$A$1" table:expression="#REF!"/>
        <table:named-expression table:name="R_i_Instrs" table:base-cell-address="$Formats.$A$1" table:expression="#REF!"/>
      </table:named-expressions>
      <table:database-ranges>
        <table:database-range table:name="__Anonymous_Sheet_DB__3" table:target-range-address="'SPARC Branch Instrs'.A1:'SPARC Branch Instrs'.G17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Cascadia Code" svg:font-family="'Cascadia Code'" style:font-family-generic="modern" style:font-pitch="fixed"/>
    <style:font-face style:name="DejaVu Sans" svg:font-family="'DejaVu Sans'" style:font-family-generic="system" style:font-pitch="variable"/>
    <style:font-face style:name="Iosevka Slab" svg:font-family="'Iosevka Slab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Roboto Mono" svg:font-family="'Roboto Mono'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text-style style:name="N100">
      <number:text-content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text>0x</number:text>
      <number:number number:decimal-places="0" number:min-decimal-places="0" number:min-integer-digits="0"/>
    </number:number-style>
    <number:number-style style:name="N134">
      <number:text>$</number:text>
      <number:number number:decimal-places="0" number:min-decimal-places="0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scadia Code" fo:font-family="'Cascadia Code'" style:font-family-generic="modern" style:font-pitch="fixed" fo:font-size="10pt" fo:font-style="normal" fo:text-shadow="none" style:text-underline-style="none" fo:font-weight="normal" style:font-name-asian="Linux Libertine G" style:font-family-asian="'Linux Libertine G'" style:font-family-generic-asian="system" style:font-pitch-asian="variable" style:font-size-asian="10pt" style:font-style-asian="normal" style:font-weight-asian="normal" style:font-name-complex="Roboto Mono" style:font-family-complex="'Roboto Mono'" style:font-size-complex="10pt" style:font-style-complex="normal" style:font-weight-complex="norm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background-color="#1c1c1c" style:text-align-source="fix" style:repeat-content="false" fo:wrap-option="wrap" fo:border="0.74pt solid #ffffff" style:vertical-align="middle"/>
      <style:paragraph-properties fo:text-align="center" fo:margin-left="0in"/>
      <style:text-properties fo:color="#ffffff" style:font-name="Segoe UI" fo:font-family="'Segoe UI'" style:font-family-generic="swiss" style:font-pitch="variable" fo:font-size="10pt" fo:font-style="normal" fo:font-weight="bold" style:font-size-asian="10pt" style:font-weight-asian="bold" style:font-size-complex="10pt" style:font-weight-complex="bold"/>
    </style:style>
    <style:style style:name="Heading_20_2" style:display-name="Heading 2" style:family="table-cell" style:parent-style-name="Heading">
      <style:table-cell-properties fo:background-color="#666666" style:text-align-source="fix" style:repeat-content="false" fo:wrap-option="wrap"/>
      <style:paragraph-properties fo:text-align="center" fo:margin-left="0in"/>
      <style:text-properties fo:color="#ffffff" style:font-name="Segoe UI" fo:font-family="'Segoe UI'" style:font-family-generic="swiss" style:font-pitch="variable" fo:font-size="10pt" fo:font-style="normal" fo:font-weight="bold" style:font-size-asian="10pt" style:font-weight-asian="bold" style:font-size-complex="10pt" style:font-weight-complex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able-cell-properties style:text-align-source="fix" style:repeat-content="false" style:vertical-align="middle"/>
      <style:paragraph-properties fo:text-align="center" fo:margin-left="0in"/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 style:text-align-source="fix" style:repeat-content="false" style:vertical-align="middle"/>
      <style:paragraph-properties fo:text-align="center" fo:margin-left="0in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 style:text-align-source="fix" style:repeat-content="false"/>
      <style:paragraph-properties fo:text-align="center" fo:margin-left="0in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 style:text-align-source="fix" style:repeat-content="false" fo:border="0.74pt solid #808080"/>
      <style:paragraph-properties fo:text-align="center" fo:margin-left="0in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6b26b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_28_OP_29_" style:display-name="(OP)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Slab" fo:font-family="'Iosevka Slab'" style:font-family-generic="modern" style:font-pitch="fixed" fo:font-size="11pt" fo:font-style="normal" fo:text-shadow="none" style:text-underline-style="none" fo:font-weight="normal" style:font-size-asian="11pt" style:font-style-asian="normal" style:font-weight-asian="normal" style:font-name-complex="Roboto Mono" style:font-family-complex="'Roboto Mono'" style:font-size-complex="11pt" style:font-style-complex="normal" style:font-weight-complex="normal"/>
    </style:style>
    <style:style style:name="_28_I_29_" style:display-name="(I)" style:family="table-cell" style:parent-style-name="Default" style:data-style-name="N100">
      <style:table-cell-properties fo:background-color="#d9d2e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Slab" fo:font-family="'Iosevka Slab'" style:font-family-generic="modern" style:font-pitch="fixed" fo:font-size="11pt" fo:font-style="normal" fo:text-shadow="none" style:text-underline-style="none" fo:font-weight="normal" style:font-size-asian="11pt" style:font-style-asian="normal" style:font-weight-asian="normal" style:font-name-complex="Roboto Mono" style:font-family-complex="'Roboto Mono'" style:font-size-complex="11pt" style:font-style-complex="normal" style:font-weight-complex="normal"/>
    </style:style>
    <style:style style:name="_28_PREFIX_29_" style:display-name="(PREFIX)" style:family="table-cell" style:parent-style-name="Default" style:data-style-name="N100">
      <style:table-cell-properties fo:background-color="#c9daf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Slab" fo:font-family="'Iosevka Slab'" style:font-family-generic="modern" style:font-pitch="fixed" fo:font-size="11pt" fo:font-style="normal" fo:text-shadow="none" style:text-underline-style="none" fo:font-weight="normal" style:font-size-asian="11pt" style:font-style-asian="normal" style:font-weight-asian="normal" style:font-name-complex="Roboto Mono" style:font-family-complex="'Roboto Mono'" style:font-size-complex="11pt" style:font-style-complex="normal" style:font-weight-complex="normal"/>
    </style:style>
    <style:style style:name="_28_A_29_" style:display-name="(A)" style:family="table-cell" style:parent-style-name="Default" style:data-style-name="N100">
      <style:table-cell-properties fo:background-color="#ffdb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Slab" fo:font-family="'Iosevka Slab'" style:font-family-generic="modern" style:font-pitch="fixed" fo:font-size="11pt" fo:font-style="normal" fo:text-shadow="none" style:text-underline-style="none" fo:font-weight="normal" style:font-size-asian="11pt" style:font-style-asian="normal" style:font-weight-asian="normal" style:font-name-complex="Roboto Mono" style:font-family-complex="'Roboto Mono'" style:font-size-complex="11pt" style:font-style-complex="normal" style:font-weight-complex="normal"/>
    </style:style>
    <style:style style:name="_28_R_29_" style:display-name="(R)" style:family="table-cell" style:parent-style-name="Default" style:data-style-name="N100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Slab" fo:font-family="'Iosevka Slab'" style:font-family-generic="modern" style:font-pitch="fixed" fo:font-size="11pt" fo:font-style="normal" fo:text-shadow="none" style:text-underline-style="none" fo:font-weight="normal" style:font-size-asian="11pt" style:font-style-asian="normal" style:font-weight-asian="normal" style:font-name-complex="Roboto Mono" style:font-family-complex="'Roboto Mono'" style:font-size-complex="11pt" style:font-style-complex="normal" style:font-weight-complex="normal"/>
    </style:style>
    <style:style style:name="_28__2a__29_" style:display-name="(*)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666666" style:font-name="Cascadia Code" fo:font-family="'Cascadia Code'" style:font-family-generic="modern" style:font-pitch="fixed" fo:font-size="10pt" style:font-size-asian="10pt" style:font-size-complex="10pt"/>
    </style:style>
    <draw:hatch draw:name="Red_20_45_20_Degrees" draw:display-name="Red 45 Degrees" draw:style="single" draw:color="#ff0000" draw:distance="0.1201in" draw:rotation="45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9">00/00/0000</text:date>, <text:time style:data-style-name="N2" text:time-value="12:24:10.438581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Opcodes" style:display-name="PageStyle_Opcod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U_20_Opcodes" style:display-name="PageStyle_ALU Opcod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str._20_Semantics" style:display-name="PageStyle_Instr. Semantic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gisters" style:display-name="PageStyle_Regist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0.3$Windows_X86_64 LibreOffice_project/e1cf4a87eb02d755bce1a01209907ea5ddc8f069</meta:generator>
    <dc:date>2025-03-09T15:51:58.748132200</dc:date>
    <meta:editing-duration>P4DT6H6M52S</meta:editing-duration>
    <meta:editing-cycles>87</meta:editing-cycles>
    <meta:document-statistic meta:table-count="9" meta:cell-count="3853" meta:object-count="9"/>
  </office:meta>
</office:document-meta>
</file>